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5" style:family="graphic" style:parent-style-name="standard">
      <style:graphic-properties draw:stroke="none" svg:stroke-color="#000000" draw:fill="none" draw:fill-color="#ffffff" fo:min-height="0.48cm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7.15cm" svg:height="1cm" draw:transform="rotate (-1.5707963267949) translate (2.3cm 1.15cm)">
            <text:p/>
          </draw:rect>
          <draw:g>
            <draw:rect draw:style-name="gr2" draw:text-style-name="P2" draw:layer="layout" svg:width="0.454cm" svg:height="0.5cm" svg:x="1.573cm" svg:y="1.35cm">
              <text:p/>
            </draw:rect>
            <draw:rect draw:style-name="gr3" draw:text-style-name="P2" draw:layer="layout" svg:width="0.227cm" svg:height="0.25cm" svg:x="1.8cm" svg:y="1.35cm">
              <text:p/>
            </draw:rect>
            <draw:rect draw:style-name="gr4" draw:text-style-name="P2" draw:layer="layout" svg:width="0.227cm" svg:height="0.25cm" svg:x="1.573cm" svg:y="1.6cm">
              <text:p/>
            </draw:rect>
          </draw:g>
          <draw:g>
            <draw:rect draw:style-name="gr5" draw:text-style-name="P2" draw:layer="layout" svg:width="0.454cm" svg:height="0.5cm" svg:x="1.573cm" svg:y="2.04cm">
              <text:p/>
            </draw:rect>
            <draw:rect draw:style-name="gr6" draw:text-style-name="P2" draw:layer="layout" svg:width="0.227cm" svg:height="0.25cm" svg:x="1.8cm" svg:y="2.04cm">
              <text:p/>
            </draw:rect>
            <draw:rect draw:style-name="gr7" draw:text-style-name="P2" draw:layer="layout" svg:width="0.227cm" svg:height="0.25cm" svg:x="1.573cm" svg:y="2.29cm">
              <text:p/>
            </draw:rect>
          </draw:g>
          <draw:g>
            <draw:rect draw:style-name="gr8" draw:text-style-name="P2" draw:layer="layout" svg:width="0.454cm" svg:height="0.5cm" svg:x="1.573cm" svg:y="2.73cm">
              <text:p/>
            </draw:rect>
            <draw:rect draw:style-name="gr9" draw:text-style-name="P2" draw:layer="layout" svg:width="0.227cm" svg:height="0.25cm" svg:x="1.8cm" svg:y="2.73cm">
              <text:p/>
            </draw:rect>
            <draw:rect draw:style-name="gr10" draw:text-style-name="P2" draw:layer="layout" svg:width="0.227cm" svg:height="0.25cm" svg:x="1.573cm" svg:y="2.98cm">
              <text:p/>
            </draw:rect>
          </draw:g>
          <draw:g>
            <draw:rect draw:style-name="gr11" draw:text-style-name="P2" draw:layer="layout" svg:width="0.454cm" svg:height="0.5cm" svg:x="1.573cm" svg:y="3.42cm">
              <text:p/>
            </draw:rect>
            <draw:rect draw:style-name="gr12" draw:text-style-name="P2" draw:layer="layout" svg:width="0.227cm" svg:height="0.25cm" svg:x="1.8cm" svg:y="3.42cm">
              <text:p/>
            </draw:rect>
            <draw:rect draw:style-name="gr13" draw:text-style-name="P2" draw:layer="layout" svg:width="0.227cm" svg:height="0.25cm" svg:x="1.573cm" svg:y="3.67cm">
              <text:p/>
            </draw:rect>
          </draw:g>
          <draw:g>
            <draw:rect draw:style-name="gr14" draw:text-style-name="P2" draw:layer="layout" svg:width="0.454cm" svg:height="0.5cm" svg:x="1.573cm" svg:y="4.11cm">
              <text:p/>
            </draw:rect>
            <draw:rect draw:style-name="gr15" draw:text-style-name="P2" draw:layer="layout" svg:width="0.227cm" svg:height="0.25cm" svg:x="1.8cm" svg:y="4.11cm">
              <text:p/>
            </draw:rect>
            <draw:rect draw:style-name="gr16" draw:text-style-name="P2" draw:layer="layout" svg:width="0.227cm" svg:height="0.25cm" svg:x="1.573cm" svg:y="4.36cm">
              <text:p/>
            </draw:rect>
          </draw:g>
          <draw:g>
            <draw:rect draw:style-name="gr17" draw:text-style-name="P2" draw:layer="layout" svg:width="0.454cm" svg:height="0.5cm" svg:x="1.573cm" svg:y="4.8cm">
              <text:p/>
            </draw:rect>
            <draw:rect draw:style-name="gr18" draw:text-style-name="P2" draw:layer="layout" svg:width="0.227cm" svg:height="0.25cm" svg:x="1.8cm" svg:y="4.8cm">
              <text:p/>
            </draw:rect>
            <draw:rect draw:style-name="gr19" draw:text-style-name="P2" draw:layer="layout" svg:width="0.227cm" svg:height="0.25cm" svg:x="1.573cm" svg:y="5.05cm">
              <text:p/>
            </draw:rect>
          </draw:g>
          <draw:g>
            <draw:rect draw:style-name="gr20" draw:text-style-name="P2" draw:layer="layout" svg:width="0.454cm" svg:height="0.5cm" svg:x="1.573cm" svg:y="5.49cm">
              <text:p/>
            </draw:rect>
            <draw:rect draw:style-name="gr21" draw:text-style-name="P2" draw:layer="layout" svg:width="0.227cm" svg:height="0.25cm" svg:x="1.8cm" svg:y="5.49cm">
              <text:p/>
            </draw:rect>
            <draw:rect draw:style-name="gr22" draw:text-style-name="P2" draw:layer="layout" svg:width="0.227cm" svg:height="0.25cm" svg:x="1.573cm" svg:y="5.74cm">
              <text:p/>
            </draw:rect>
          </draw:g>
          <draw:g>
            <draw:rect draw:style-name="gr23" draw:text-style-name="P2" draw:layer="layout" svg:width="0.454cm" svg:height="0.5cm" svg:x="1.573cm" svg:y="6.18cm">
              <text:p/>
            </draw:rect>
            <draw:rect draw:style-name="gr24" draw:text-style-name="P2" draw:layer="layout" svg:width="0.227cm" svg:height="0.25cm" svg:x="1.8cm" svg:y="6.18cm">
              <text:p/>
            </draw:rect>
            <draw:rect draw:style-name="gr25" draw:text-style-name="P2" draw:layer="layout" svg:width="0.227cm" svg:height="0.25cm" svg:x="1.573cm" svg:y="6.43cm">
              <text:p/>
            </draw:rect>
          </draw:g>
          <draw:g>
            <draw:rect draw:style-name="gr26" draw:text-style-name="P2" draw:layer="layout" svg:width="0.454cm" svg:height="0.5cm" svg:x="1.573cm" svg:y="6.87cm">
              <text:p/>
            </draw:rect>
            <draw:rect draw:style-name="gr27" draw:text-style-name="P2" draw:layer="layout" svg:width="0.227cm" svg:height="0.25cm" svg:x="1.8cm" svg:y="6.87cm">
              <text:p/>
            </draw:rect>
            <draw:rect draw:style-name="gr28" draw:text-style-name="P2" draw:layer="layout" svg:width="0.227cm" svg:height="0.25cm" svg:x="1.573cm" svg:y="7.12cm">
              <text:p/>
            </draw:rect>
          </draw:g>
          <draw:g>
            <draw:rect draw:style-name="gr29" draw:text-style-name="P2" draw:layer="layout" svg:width="0.454cm" svg:height="0.5cm" svg:x="1.573cm" svg:y="7.56cm">
              <text:p/>
            </draw:rect>
            <draw:rect draw:style-name="gr30" draw:text-style-name="P2" draw:layer="layout" svg:width="0.227cm" svg:height="0.25cm" svg:x="1.8cm" svg:y="7.56cm">
              <text:p/>
            </draw:rect>
            <draw:rect draw:style-name="gr31" draw:text-style-name="P2" draw:layer="layout" svg:width="0.227cm" svg:height="0.25cm" svg:x="1.573cm" svg:y="7.81cm">
              <text:p/>
            </draw:rect>
          </draw:g>
          <draw:g>
            <draw:rect draw:style-name="gr32" draw:text-style-name="P2" draw:layer="layout" svg:width="0.454cm" svg:height="0.5cm" svg:x="1.573cm" svg:y="8.25cm">
              <text:p/>
            </draw:rect>
            <draw:rect draw:style-name="gr33" draw:text-style-name="P2" draw:layer="layout" svg:width="0.227cm" svg:height="0.25cm" svg:x="1.8cm" svg:y="8.25cm">
              <text:p/>
            </draw:rect>
            <draw:rect draw:style-name="gr34" draw:text-style-name="P2" draw:layer="layout" svg:width="0.227cm" svg:height="0.25cm" svg:x="1.573cm" svg:y="8.5cm">
              <text:p/>
            </draw:rect>
          </draw:g>
          <draw:g>
            <draw:rect draw:style-name="gr35" draw:text-style-name="P2" draw:layer="layout" svg:width="0.454cm" svg:height="0.5cm" svg:x="1.573cm" svg:y="8.94cm">
              <text:p/>
            </draw:rect>
            <draw:rect draw:style-name="gr36" draw:text-style-name="P2" draw:layer="layout" svg:width="0.227cm" svg:height="0.25cm" svg:x="1.8cm" svg:y="8.94cm">
              <text:p/>
            </draw:rect>
            <draw:rect draw:style-name="gr37" draw:text-style-name="P2" draw:layer="layout" svg:width="0.227cm" svg:height="0.25cm" svg:x="1.573cm" svg:y="9.19cm">
              <text:p/>
            </draw:rect>
          </draw:g>
          <draw:g>
            <draw:rect draw:style-name="gr38" draw:text-style-name="P2" draw:layer="layout" svg:width="0.454cm" svg:height="0.5cm" svg:x="1.573cm" svg:y="9.63cm">
              <text:p/>
            </draw:rect>
            <draw:rect draw:style-name="gr39" draw:text-style-name="P2" draw:layer="layout" svg:width="0.227cm" svg:height="0.25cm" svg:x="1.8cm" svg:y="9.63cm">
              <text:p/>
            </draw:rect>
            <draw:rect draw:style-name="gr40" draw:text-style-name="P2" draw:layer="layout" svg:width="0.227cm" svg:height="0.25cm" svg:x="1.573cm" svg:y="9.88cm">
              <text:p/>
            </draw:rect>
          </draw:g>
          <draw:g>
            <draw:rect draw:style-name="gr41" draw:text-style-name="P2" draw:layer="layout" svg:width="0.454cm" svg:height="0.5cm" svg:x="1.573cm" svg:y="10.32cm">
              <text:p/>
            </draw:rect>
            <draw:rect draw:style-name="gr42" draw:text-style-name="P2" draw:layer="layout" svg:width="0.227cm" svg:height="0.25cm" svg:x="1.8cm" svg:y="10.32cm">
              <text:p/>
            </draw:rect>
            <draw:rect draw:style-name="gr43" draw:text-style-name="P2" draw:layer="layout" svg:width="0.227cm" svg:height="0.25cm" svg:x="1.573cm" svg:y="10.57cm">
              <text:p/>
            </draw:rect>
          </draw:g>
          <draw:g>
            <draw:rect draw:style-name="gr44" draw:text-style-name="P2" draw:layer="layout" svg:width="0.454cm" svg:height="0.5cm" svg:x="1.573cm" svg:y="11.01cm">
              <text:p/>
            </draw:rect>
            <draw:rect draw:style-name="gr45" draw:text-style-name="P2" draw:layer="layout" svg:width="0.227cm" svg:height="0.25cm" svg:x="1.8cm" svg:y="11.01cm">
              <text:p/>
            </draw:rect>
            <draw:rect draw:style-name="gr46" draw:text-style-name="P2" draw:layer="layout" svg:width="0.227cm" svg:height="0.25cm" svg:x="1.573cm" svg:y="11.26cm">
              <text:p/>
            </draw:rect>
          </draw:g>
          <draw:g>
            <draw:rect draw:style-name="gr47" draw:text-style-name="P2" draw:layer="layout" svg:width="0.454cm" svg:height="0.5cm" svg:x="1.573cm" svg:y="11.7cm">
              <text:p/>
            </draw:rect>
            <draw:rect draw:style-name="gr48" draw:text-style-name="P2" draw:layer="layout" svg:width="0.227cm" svg:height="0.25cm" svg:x="1.8cm" svg:y="11.7cm">
              <text:p/>
            </draw:rect>
            <draw:rect draw:style-name="gr49" draw:text-style-name="P2" draw:layer="layout" svg:width="0.227cm" svg:height="0.25cm" svg:x="1.573cm" svg:y="11.95cm">
              <text:p/>
            </draw:rect>
          </draw:g>
          <draw:g>
            <draw:rect draw:style-name="gr50" draw:text-style-name="P2" draw:layer="layout" svg:width="0.454cm" svg:height="0.5cm" svg:x="1.573cm" svg:y="12.39cm">
              <text:p/>
            </draw:rect>
            <draw:rect draw:style-name="gr51" draw:text-style-name="P2" draw:layer="layout" svg:width="0.227cm" svg:height="0.25cm" svg:x="1.8cm" svg:y="12.39cm">
              <text:p/>
            </draw:rect>
            <draw:rect draw:style-name="gr52" draw:text-style-name="P2" draw:layer="layout" svg:width="0.227cm" svg:height="0.25cm" svg:x="1.573cm" svg:y="12.64cm">
              <text:p/>
            </draw:rect>
          </draw:g>
          <draw:g>
            <draw:rect draw:style-name="gr53" draw:text-style-name="P2" draw:layer="layout" svg:width="0.454cm" svg:height="0.5cm" svg:x="1.573cm" svg:y="13.08cm">
              <text:p/>
            </draw:rect>
            <draw:rect draw:style-name="gr54" draw:text-style-name="P2" draw:layer="layout" svg:width="0.227cm" svg:height="0.25cm" svg:x="1.8cm" svg:y="13.08cm">
              <text:p/>
            </draw:rect>
            <draw:rect draw:style-name="gr55" draw:text-style-name="P2" draw:layer="layout" svg:width="0.227cm" svg:height="0.25cm" svg:x="1.573cm" svg:y="13.33cm">
              <text:p/>
            </draw:rect>
          </draw:g>
          <draw:g>
            <draw:rect draw:style-name="gr56" draw:text-style-name="P2" draw:layer="layout" svg:width="0.454cm" svg:height="0.5cm" svg:x="1.573cm" svg:y="13.77cm">
              <text:p/>
            </draw:rect>
            <draw:rect draw:style-name="gr57" draw:text-style-name="P2" draw:layer="layout" svg:width="0.227cm" svg:height="0.25cm" svg:x="1.8cm" svg:y="13.77cm">
              <text:p/>
            </draw:rect>
            <draw:rect draw:style-name="gr58" draw:text-style-name="P2" draw:layer="layout" svg:width="0.227cm" svg:height="0.25cm" svg:x="1.573cm" svg:y="14.02cm">
              <text:p/>
            </draw:rect>
          </draw:g>
          <draw:g>
            <draw:rect draw:style-name="gr59" draw:text-style-name="P2" draw:layer="layout" svg:width="0.454cm" svg:height="0.5cm" svg:x="1.573cm" svg:y="14.46cm">
              <text:p/>
            </draw:rect>
            <draw:rect draw:style-name="gr60" draw:text-style-name="P2" draw:layer="layout" svg:width="0.227cm" svg:height="0.25cm" svg:x="1.8cm" svg:y="14.46cm">
              <text:p/>
            </draw:rect>
            <draw:rect draw:style-name="gr61" draw:text-style-name="P2" draw:layer="layout" svg:width="0.227cm" svg:height="0.25cm" svg:x="1.573cm" svg:y="14.71cm">
              <text:p/>
            </draw:rect>
          </draw:g>
          <draw:g>
            <draw:rect draw:style-name="gr62" draw:text-style-name="P2" draw:layer="layout" svg:width="0.454cm" svg:height="0.5cm" svg:x="1.573cm" svg:y="15.15cm">
              <text:p/>
            </draw:rect>
            <draw:rect draw:style-name="gr63" draw:text-style-name="P2" draw:layer="layout" svg:width="0.227cm" svg:height="0.25cm" svg:x="1.8cm" svg:y="15.15cm">
              <text:p/>
            </draw:rect>
            <draw:rect draw:style-name="gr64" draw:text-style-name="P2" draw:layer="layout" svg:width="0.227cm" svg:height="0.25cm" svg:x="1.573cm" svg:y="15.4cm">
              <text:p/>
            </draw:rect>
          </draw:g>
          <draw:g>
            <draw:rect draw:style-name="gr65" draw:text-style-name="P2" draw:layer="layout" svg:width="0.454cm" svg:height="0.5cm" svg:x="1.573cm" svg:y="15.84cm">
              <text:p/>
            </draw:rect>
            <draw:rect draw:style-name="gr66" draw:text-style-name="P2" draw:layer="layout" svg:width="0.227cm" svg:height="0.25cm" svg:x="1.8cm" svg:y="15.84cm">
              <text:p/>
            </draw:rect>
            <draw:rect draw:style-name="gr67" draw:text-style-name="P2" draw:layer="layout" svg:width="0.227cm" svg:height="0.25cm" svg:x="1.573cm" svg:y="16.09cm">
              <text:p/>
            </draw:rect>
          </draw:g>
          <draw:g>
            <draw:rect draw:style-name="gr68" draw:text-style-name="P2" draw:layer="layout" svg:width="0.454cm" svg:height="0.5cm" svg:x="1.573cm" svg:y="16.53cm">
              <text:p/>
            </draw:rect>
            <draw:rect draw:style-name="gr69" draw:text-style-name="P2" draw:layer="layout" svg:width="0.227cm" svg:height="0.25cm" svg:x="1.8cm" svg:y="16.53cm">
              <text:p/>
            </draw:rect>
            <draw:rect draw:style-name="gr70" draw:text-style-name="P2" draw:layer="layout" svg:width="0.227cm" svg:height="0.25cm" svg:x="1.573cm" svg:y="16.78cm">
              <text:p/>
            </draw:rect>
          </draw:g>
          <draw:g>
            <draw:rect draw:style-name="gr71" draw:text-style-name="P2" draw:layer="layout" svg:width="0.454cm" svg:height="0.5cm" svg:x="1.573cm" svg:y="17.22cm">
              <text:p/>
            </draw:rect>
            <draw:rect draw:style-name="gr72" draw:text-style-name="P2" draw:layer="layout" svg:width="0.227cm" svg:height="0.25cm" svg:x="1.8cm" svg:y="17.22cm">
              <text:p/>
            </draw:rect>
            <draw:rect draw:style-name="gr73" draw:text-style-name="P2" draw:layer="layout" svg:width="0.227cm" svg:height="0.25cm" svg:x="1.573cm" svg:y="17.47cm">
              <text:p/>
            </draw:rect>
          </draw:g>
          <draw:g>
            <draw:rect draw:style-name="gr74" draw:text-style-name="P2" draw:layer="layout" svg:width="0.454cm" svg:height="0.5cm" svg:x="1.573cm" svg:y="17.91cm">
              <text:p/>
            </draw:rect>
            <draw:rect draw:style-name="gr75" draw:text-style-name="P2" draw:layer="layout" svg:width="0.227cm" svg:height="0.25cm" svg:x="1.8cm" svg:y="17.91cm">
              <text:p/>
            </draw:rect>
            <draw:rect draw:style-name="gr76" draw:text-style-name="P2" draw:layer="layout" svg:width="0.227cm" svg:height="0.25cm" svg:x="1.573cm" svg:y="18.16cm">
              <text:p/>
            </draw:rect>
          </draw:g>
          <draw:g>
            <draw:rect draw:style-name="gr77" draw:text-style-name="P2" draw:layer="layout" svg:width="0.454cm" svg:height="0.5cm" svg:x="1.573cm" svg:y="18.6cm">
              <text:p/>
            </draw:rect>
            <draw:rect draw:style-name="gr78" draw:text-style-name="P2" draw:layer="layout" svg:width="0.227cm" svg:height="0.25cm" svg:x="1.8cm" svg:y="18.6cm">
              <text:p/>
            </draw:rect>
            <draw:rect draw:style-name="gr79" draw:text-style-name="P2" draw:layer="layout" svg:width="0.227cm" svg:height="0.25cm" svg:x="1.573cm" svg:y="18.85cm">
              <text:p/>
            </draw:rect>
          </draw:g>
          <draw:g>
            <draw:rect draw:style-name="gr80" draw:text-style-name="P2" draw:layer="layout" svg:width="0.454cm" svg:height="0.5cm" svg:x="1.573cm" svg:y="19.29cm">
              <text:p/>
            </draw:rect>
            <draw:rect draw:style-name="gr81" draw:text-style-name="P2" draw:layer="layout" svg:width="0.227cm" svg:height="0.25cm" svg:x="1.8cm" svg:y="19.29cm">
              <text:p/>
            </draw:rect>
            <draw:rect draw:style-name="gr82" draw:text-style-name="P2" draw:layer="layout" svg:width="0.227cm" svg:height="0.25cm" svg:x="1.573cm" svg:y="19.54cm">
              <text:p/>
            </draw:rect>
          </draw:g>
          <draw:g>
            <draw:rect draw:style-name="gr83" draw:text-style-name="P2" draw:layer="layout" svg:width="0.454cm" svg:height="0.5cm" svg:x="1.573cm" svg:y="19.98cm">
              <text:p/>
            </draw:rect>
            <draw:rect draw:style-name="gr84" draw:text-style-name="P2" draw:layer="layout" svg:width="0.227cm" svg:height="0.25cm" svg:x="1.8cm" svg:y="19.98cm">
              <text:p/>
            </draw:rect>
            <draw:rect draw:style-name="gr85" draw:text-style-name="P2" draw:layer="layout" svg:width="0.227cm" svg:height="0.25cm" svg:x="1.573cm" svg:y="20.23cm">
              <text:p/>
            </draw:rect>
          </draw:g>
          <draw:g>
            <draw:rect draw:style-name="gr86" draw:text-style-name="P2" draw:layer="layout" svg:width="0.454cm" svg:height="0.5cm" svg:x="1.573cm" svg:y="20.67cm">
              <text:p/>
            </draw:rect>
            <draw:rect draw:style-name="gr87" draw:text-style-name="P2" draw:layer="layout" svg:width="0.227cm" svg:height="0.25cm" svg:x="1.8cm" svg:y="20.67cm">
              <text:p/>
            </draw:rect>
            <draw:rect draw:style-name="gr88" draw:text-style-name="P2" draw:layer="layout" svg:width="0.227cm" svg:height="0.25cm" svg:x="1.573cm" svg:y="20.92cm">
              <text:p/>
            </draw:rect>
          </draw:g>
          <draw:g>
            <draw:rect draw:style-name="gr89" draw:text-style-name="P2" draw:layer="layout" svg:width="0.454cm" svg:height="0.5cm" svg:x="1.573cm" svg:y="21.36cm">
              <text:p/>
            </draw:rect>
            <draw:rect draw:style-name="gr90" draw:text-style-name="P2" draw:layer="layout" svg:width="0.227cm" svg:height="0.25cm" svg:x="1.8cm" svg:y="21.36cm">
              <text:p/>
            </draw:rect>
            <draw:rect draw:style-name="gr91" draw:text-style-name="P2" draw:layer="layout" svg:width="0.227cm" svg:height="0.25cm" svg:x="1.573cm" svg:y="21.61cm">
              <text:p/>
            </draw:rect>
          </draw:g>
          <draw:g>
            <draw:rect draw:style-name="gr92" draw:text-style-name="P2" draw:layer="layout" svg:width="0.454cm" svg:height="0.5cm" svg:x="1.573cm" svg:y="22.05cm">
              <text:p/>
            </draw:rect>
            <draw:rect draw:style-name="gr93" draw:text-style-name="P2" draw:layer="layout" svg:width="0.227cm" svg:height="0.25cm" svg:x="1.8cm" svg:y="22.05cm">
              <text:p/>
            </draw:rect>
            <draw:rect draw:style-name="gr94" draw:text-style-name="P2" draw:layer="layout" svg:width="0.227cm" svg:height="0.25cm" svg:x="1.573cm" svg:y="22.3cm">
              <text:p/>
            </draw:rect>
          </draw:g>
          <draw:g>
            <draw:rect draw:style-name="gr95" draw:text-style-name="P2" draw:layer="layout" svg:width="0.454cm" svg:height="0.5cm" svg:x="1.573cm" svg:y="22.74cm">
              <text:p/>
            </draw:rect>
            <draw:rect draw:style-name="gr96" draw:text-style-name="P2" draw:layer="layout" svg:width="0.227cm" svg:height="0.25cm" svg:x="1.8cm" svg:y="22.74cm">
              <text:p/>
            </draw:rect>
            <draw:rect draw:style-name="gr97" draw:text-style-name="P2" draw:layer="layout" svg:width="0.227cm" svg:height="0.25cm" svg:x="1.573cm" svg:y="22.99cm">
              <text:p/>
            </draw:rect>
          </draw:g>
          <draw:g>
            <draw:rect draw:style-name="gr98" draw:text-style-name="P2" draw:layer="layout" svg:width="0.454cm" svg:height="0.5cm" svg:x="1.573cm" svg:y="23.43cm">
              <text:p/>
            </draw:rect>
            <draw:rect draw:style-name="gr99" draw:text-style-name="P2" draw:layer="layout" svg:width="0.227cm" svg:height="0.25cm" svg:x="1.8cm" svg:y="23.43cm">
              <text:p/>
            </draw:rect>
            <draw:rect draw:style-name="gr100" draw:text-style-name="P2" draw:layer="layout" svg:width="0.227cm" svg:height="0.25cm" svg:x="1.573cm" svg:y="23.68cm">
              <text:p/>
            </draw:rect>
          </draw:g>
          <draw:g>
            <draw:rect draw:style-name="gr101" draw:text-style-name="P2" draw:layer="layout" svg:width="0.454cm" svg:height="0.5cm" svg:x="1.573cm" svg:y="24.12cm">
              <text:p/>
            </draw:rect>
            <draw:rect draw:style-name="gr102" draw:text-style-name="P2" draw:layer="layout" svg:width="0.227cm" svg:height="0.25cm" svg:x="1.8cm" svg:y="24.12cm">
              <text:p/>
            </draw:rect>
            <draw:rect draw:style-name="gr103" draw:text-style-name="P2" draw:layer="layout" svg:width="0.227cm" svg:height="0.25cm" svg:x="1.573cm" svg:y="24.37cm">
              <text:p/>
            </draw:rect>
          </draw:g>
          <draw:g>
            <draw:rect draw:style-name="gr104" draw:text-style-name="P2" draw:layer="layout" svg:width="0.454cm" svg:height="0.5cm" svg:x="1.573cm" svg:y="24.81cm">
              <text:p/>
            </draw:rect>
            <draw:rect draw:style-name="gr105" draw:text-style-name="P2" draw:layer="layout" svg:width="0.227cm" svg:height="0.25cm" svg:x="1.8cm" svg:y="24.81cm">
              <text:p/>
            </draw:rect>
            <draw:rect draw:style-name="gr106" draw:text-style-name="P2" draw:layer="layout" svg:width="0.227cm" svg:height="0.25cm" svg:x="1.573cm" svg:y="25.06cm">
              <text:p/>
            </draw:rect>
          </draw:g>
          <draw:g>
            <draw:rect draw:style-name="gr107" draw:text-style-name="P2" draw:layer="layout" svg:width="0.454cm" svg:height="0.5cm" svg:x="1.573cm" svg:y="25.5cm">
              <text:p/>
            </draw:rect>
            <draw:rect draw:style-name="gr108" draw:text-style-name="P2" draw:layer="layout" svg:width="0.227cm" svg:height="0.25cm" svg:x="1.8cm" svg:y="25.5cm">
              <text:p/>
            </draw:rect>
            <draw:rect draw:style-name="gr109" draw:text-style-name="P2" draw:layer="layout" svg:width="0.227cm" svg:height="0.25cm" svg:x="1.573cm" svg:y="25.75cm">
              <text:p/>
            </draw:rect>
          </draw:g>
          <draw:g>
            <draw:rect draw:style-name="gr110" draw:text-style-name="P2" draw:layer="layout" svg:width="0.454cm" svg:height="0.5cm" svg:x="1.573cm" svg:y="26.19cm">
              <text:p/>
            </draw:rect>
            <draw:rect draw:style-name="gr111" draw:text-style-name="P2" draw:layer="layout" svg:width="0.227cm" svg:height="0.25cm" svg:x="1.8cm" svg:y="26.19cm">
              <text:p/>
            </draw:rect>
            <draw:rect draw:style-name="gr112" draw:text-style-name="P2" draw:layer="layout" svg:width="0.227cm" svg:height="0.25cm" svg:x="1.573cm" svg:y="26.44cm">
              <text:p/>
            </draw:rect>
          </draw:g>
          <draw:g>
            <draw:rect draw:style-name="gr113" draw:text-style-name="P2" draw:layer="layout" svg:width="0.454cm" svg:height="0.5cm" svg:x="1.573cm" svg:y="26.88cm">
              <text:p/>
            </draw:rect>
            <draw:rect draw:style-name="gr114" draw:text-style-name="P2" draw:layer="layout" svg:width="0.227cm" svg:height="0.25cm" svg:x="1.8cm" svg:y="26.88cm">
              <text:p/>
            </draw:rect>
            <draw:rect draw:style-name="gr115" draw:text-style-name="P2" draw:layer="layout" svg:width="0.227cm" svg:height="0.25cm" svg:x="1.573cm" svg:y="27.13cm">
              <text:p/>
            </draw:rect>
          </draw:g>
          <draw:g>
            <draw:rect draw:style-name="gr116" draw:text-style-name="P2" draw:layer="layout" svg:width="0.454cm" svg:height="0.5cm" svg:x="1.573cm" svg:y="27.57cm">
              <text:p/>
            </draw:rect>
            <draw:rect draw:style-name="gr117" draw:text-style-name="P2" draw:layer="layout" svg:width="0.227cm" svg:height="0.25cm" svg:x="1.8cm" svg:y="27.57cm">
              <text:p/>
            </draw:rect>
            <draw:rect draw:style-name="gr118" draw:text-style-name="P2" draw:layer="layout" svg:width="0.227cm" svg:height="0.25cm" svg:x="1.573cm" svg:y="27.82cm">
              <text:p/>
            </draw:rect>
          </draw:g>
        </draw:g>
        <draw:g>
          <draw:rect draw:style-name="gr119" draw:text-style-name="P1" draw:layer="layout" svg:width="27.15cm" svg:height="1cm" draw:transform="rotate (-1.5707963267949) translate (3.306cm 1.15cm)">
            <text:p/>
          </draw:rect>
          <draw:g>
            <draw:rect draw:style-name="gr120" draw:text-style-name="P2" draw:layer="layout" svg:width="0.454cm" svg:height="0.5cm" svg:x="2.579cm" svg:y="1.35cm">
              <text:p/>
            </draw:rect>
            <draw:rect draw:style-name="gr121" draw:text-style-name="P2" draw:layer="layout" svg:width="0.227cm" svg:height="0.25cm" svg:x="2.806cm" svg:y="1.35cm">
              <text:p/>
            </draw:rect>
            <draw:rect draw:style-name="gr122" draw:text-style-name="P2" draw:layer="layout" svg:width="0.227cm" svg:height="0.25cm" svg:x="2.579cm" svg:y="1.6cm">
              <text:p/>
            </draw:rect>
          </draw:g>
          <draw:g>
            <draw:rect draw:style-name="gr123" draw:text-style-name="P2" draw:layer="layout" svg:width="0.454cm" svg:height="0.5cm" svg:x="2.579cm" svg:y="2.04cm">
              <text:p/>
            </draw:rect>
            <draw:rect draw:style-name="gr124" draw:text-style-name="P2" draw:layer="layout" svg:width="0.227cm" svg:height="0.25cm" svg:x="2.806cm" svg:y="2.04cm">
              <text:p/>
            </draw:rect>
            <draw:rect draw:style-name="gr125" draw:text-style-name="P2" draw:layer="layout" svg:width="0.227cm" svg:height="0.25cm" svg:x="2.579cm" svg:y="2.29cm">
              <text:p/>
            </draw:rect>
          </draw:g>
          <draw:g>
            <draw:rect draw:style-name="gr126" draw:text-style-name="P2" draw:layer="layout" svg:width="0.454cm" svg:height="0.5cm" svg:x="2.579cm" svg:y="2.73cm">
              <text:p/>
            </draw:rect>
            <draw:rect draw:style-name="gr127" draw:text-style-name="P2" draw:layer="layout" svg:width="0.227cm" svg:height="0.25cm" svg:x="2.806cm" svg:y="2.73cm">
              <text:p/>
            </draw:rect>
            <draw:rect draw:style-name="gr128" draw:text-style-name="P2" draw:layer="layout" svg:width="0.227cm" svg:height="0.25cm" svg:x="2.579cm" svg:y="2.98cm">
              <text:p/>
            </draw:rect>
          </draw:g>
          <draw:g>
            <draw:rect draw:style-name="gr129" draw:text-style-name="P2" draw:layer="layout" svg:width="0.454cm" svg:height="0.5cm" svg:x="2.579cm" svg:y="3.42cm">
              <text:p/>
            </draw:rect>
            <draw:rect draw:style-name="gr130" draw:text-style-name="P2" draw:layer="layout" svg:width="0.227cm" svg:height="0.25cm" svg:x="2.806cm" svg:y="3.42cm">
              <text:p/>
            </draw:rect>
            <draw:rect draw:style-name="gr131" draw:text-style-name="P2" draw:layer="layout" svg:width="0.227cm" svg:height="0.25cm" svg:x="2.579cm" svg:y="3.67cm">
              <text:p/>
            </draw:rect>
          </draw:g>
          <draw:g>
            <draw:rect draw:style-name="gr132" draw:text-style-name="P2" draw:layer="layout" svg:width="0.454cm" svg:height="0.5cm" svg:x="2.579cm" svg:y="4.11cm">
              <text:p/>
            </draw:rect>
            <draw:rect draw:style-name="gr133" draw:text-style-name="P2" draw:layer="layout" svg:width="0.227cm" svg:height="0.25cm" svg:x="2.806cm" svg:y="4.11cm">
              <text:p/>
            </draw:rect>
            <draw:rect draw:style-name="gr134" draw:text-style-name="P2" draw:layer="layout" svg:width="0.227cm" svg:height="0.25cm" svg:x="2.579cm" svg:y="4.36cm">
              <text:p/>
            </draw:rect>
          </draw:g>
          <draw:g>
            <draw:rect draw:style-name="gr135" draw:text-style-name="P2" draw:layer="layout" svg:width="0.454cm" svg:height="0.5cm" svg:x="2.579cm" svg:y="4.8cm">
              <text:p/>
            </draw:rect>
            <draw:rect draw:style-name="gr136" draw:text-style-name="P2" draw:layer="layout" svg:width="0.227cm" svg:height="0.25cm" svg:x="2.806cm" svg:y="4.8cm">
              <text:p/>
            </draw:rect>
            <draw:rect draw:style-name="gr137" draw:text-style-name="P2" draw:layer="layout" svg:width="0.227cm" svg:height="0.25cm" svg:x="2.579cm" svg:y="5.05cm">
              <text:p/>
            </draw:rect>
          </draw:g>
          <draw:g>
            <draw:rect draw:style-name="gr138" draw:text-style-name="P2" draw:layer="layout" svg:width="0.454cm" svg:height="0.5cm" svg:x="2.579cm" svg:y="5.49cm">
              <text:p/>
            </draw:rect>
            <draw:rect draw:style-name="gr139" draw:text-style-name="P2" draw:layer="layout" svg:width="0.227cm" svg:height="0.25cm" svg:x="2.806cm" svg:y="5.49cm">
              <text:p/>
            </draw:rect>
            <draw:rect draw:style-name="gr140" draw:text-style-name="P2" draw:layer="layout" svg:width="0.227cm" svg:height="0.25cm" svg:x="2.579cm" svg:y="5.74cm">
              <text:p/>
            </draw:rect>
          </draw:g>
          <draw:g>
            <draw:rect draw:style-name="gr141" draw:text-style-name="P2" draw:layer="layout" svg:width="0.454cm" svg:height="0.5cm" svg:x="2.579cm" svg:y="6.18cm">
              <text:p/>
            </draw:rect>
            <draw:rect draw:style-name="gr142" draw:text-style-name="P2" draw:layer="layout" svg:width="0.227cm" svg:height="0.25cm" svg:x="2.806cm" svg:y="6.18cm">
              <text:p/>
            </draw:rect>
            <draw:rect draw:style-name="gr143" draw:text-style-name="P2" draw:layer="layout" svg:width="0.227cm" svg:height="0.25cm" svg:x="2.579cm" svg:y="6.43cm">
              <text:p/>
            </draw:rect>
          </draw:g>
          <draw:g>
            <draw:rect draw:style-name="gr144" draw:text-style-name="P2" draw:layer="layout" svg:width="0.454cm" svg:height="0.5cm" svg:x="2.579cm" svg:y="6.87cm">
              <text:p/>
            </draw:rect>
            <draw:rect draw:style-name="gr145" draw:text-style-name="P2" draw:layer="layout" svg:width="0.227cm" svg:height="0.25cm" svg:x="2.806cm" svg:y="6.87cm">
              <text:p/>
            </draw:rect>
            <draw:rect draw:style-name="gr146" draw:text-style-name="P2" draw:layer="layout" svg:width="0.227cm" svg:height="0.25cm" svg:x="2.579cm" svg:y="7.12cm">
              <text:p/>
            </draw:rect>
          </draw:g>
          <draw:g>
            <draw:rect draw:style-name="gr147" draw:text-style-name="P2" draw:layer="layout" svg:width="0.454cm" svg:height="0.5cm" svg:x="2.579cm" svg:y="7.56cm">
              <text:p/>
            </draw:rect>
            <draw:rect draw:style-name="gr148" draw:text-style-name="P2" draw:layer="layout" svg:width="0.227cm" svg:height="0.25cm" svg:x="2.806cm" svg:y="7.56cm">
              <text:p/>
            </draw:rect>
            <draw:rect draw:style-name="gr149" draw:text-style-name="P2" draw:layer="layout" svg:width="0.227cm" svg:height="0.25cm" svg:x="2.579cm" svg:y="7.81cm">
              <text:p/>
            </draw:rect>
          </draw:g>
          <draw:g>
            <draw:rect draw:style-name="gr150" draw:text-style-name="P2" draw:layer="layout" svg:width="0.454cm" svg:height="0.5cm" svg:x="2.579cm" svg:y="8.25cm">
              <text:p/>
            </draw:rect>
            <draw:rect draw:style-name="gr151" draw:text-style-name="P2" draw:layer="layout" svg:width="0.227cm" svg:height="0.25cm" svg:x="2.806cm" svg:y="8.25cm">
              <text:p/>
            </draw:rect>
            <draw:rect draw:style-name="gr152" draw:text-style-name="P2" draw:layer="layout" svg:width="0.227cm" svg:height="0.25cm" svg:x="2.579cm" svg:y="8.5cm">
              <text:p/>
            </draw:rect>
          </draw:g>
          <draw:g>
            <draw:rect draw:style-name="gr153" draw:text-style-name="P2" draw:layer="layout" svg:width="0.454cm" svg:height="0.5cm" svg:x="2.579cm" svg:y="8.94cm">
              <text:p/>
            </draw:rect>
            <draw:rect draw:style-name="gr154" draw:text-style-name="P2" draw:layer="layout" svg:width="0.227cm" svg:height="0.25cm" svg:x="2.806cm" svg:y="8.94cm">
              <text:p/>
            </draw:rect>
            <draw:rect draw:style-name="gr155" draw:text-style-name="P2" draw:layer="layout" svg:width="0.227cm" svg:height="0.25cm" svg:x="2.579cm" svg:y="9.19cm">
              <text:p/>
            </draw:rect>
          </draw:g>
          <draw:g>
            <draw:rect draw:style-name="gr156" draw:text-style-name="P2" draw:layer="layout" svg:width="0.454cm" svg:height="0.5cm" svg:x="2.579cm" svg:y="9.63cm">
              <text:p/>
            </draw:rect>
            <draw:rect draw:style-name="gr157" draw:text-style-name="P2" draw:layer="layout" svg:width="0.227cm" svg:height="0.25cm" svg:x="2.806cm" svg:y="9.63cm">
              <text:p/>
            </draw:rect>
            <draw:rect draw:style-name="gr158" draw:text-style-name="P2" draw:layer="layout" svg:width="0.227cm" svg:height="0.25cm" svg:x="2.579cm" svg:y="9.88cm">
              <text:p/>
            </draw:rect>
          </draw:g>
          <draw:g>
            <draw:rect draw:style-name="gr159" draw:text-style-name="P2" draw:layer="layout" svg:width="0.454cm" svg:height="0.5cm" svg:x="2.579cm" svg:y="10.32cm">
              <text:p/>
            </draw:rect>
            <draw:rect draw:style-name="gr160" draw:text-style-name="P2" draw:layer="layout" svg:width="0.227cm" svg:height="0.25cm" svg:x="2.806cm" svg:y="10.32cm">
              <text:p/>
            </draw:rect>
            <draw:rect draw:style-name="gr161" draw:text-style-name="P2" draw:layer="layout" svg:width="0.227cm" svg:height="0.25cm" svg:x="2.579cm" svg:y="10.57cm">
              <text:p/>
            </draw:rect>
          </draw:g>
          <draw:g>
            <draw:rect draw:style-name="gr162" draw:text-style-name="P2" draw:layer="layout" svg:width="0.454cm" svg:height="0.5cm" svg:x="2.579cm" svg:y="11.01cm">
              <text:p/>
            </draw:rect>
            <draw:rect draw:style-name="gr163" draw:text-style-name="P2" draw:layer="layout" svg:width="0.227cm" svg:height="0.25cm" svg:x="2.806cm" svg:y="11.01cm">
              <text:p/>
            </draw:rect>
            <draw:rect draw:style-name="gr164" draw:text-style-name="P2" draw:layer="layout" svg:width="0.227cm" svg:height="0.25cm" svg:x="2.579cm" svg:y="11.26cm">
              <text:p/>
            </draw:rect>
          </draw:g>
          <draw:g>
            <draw:rect draw:style-name="gr165" draw:text-style-name="P2" draw:layer="layout" svg:width="0.454cm" svg:height="0.5cm" svg:x="2.579cm" svg:y="11.7cm">
              <text:p/>
            </draw:rect>
            <draw:rect draw:style-name="gr166" draw:text-style-name="P2" draw:layer="layout" svg:width="0.227cm" svg:height="0.25cm" svg:x="2.806cm" svg:y="11.7cm">
              <text:p/>
            </draw:rect>
            <draw:rect draw:style-name="gr167" draw:text-style-name="P2" draw:layer="layout" svg:width="0.227cm" svg:height="0.25cm" svg:x="2.579cm" svg:y="11.95cm">
              <text:p/>
            </draw:rect>
          </draw:g>
          <draw:g>
            <draw:rect draw:style-name="gr168" draw:text-style-name="P2" draw:layer="layout" svg:width="0.454cm" svg:height="0.5cm" svg:x="2.579cm" svg:y="12.39cm">
              <text:p/>
            </draw:rect>
            <draw:rect draw:style-name="gr169" draw:text-style-name="P2" draw:layer="layout" svg:width="0.227cm" svg:height="0.25cm" svg:x="2.806cm" svg:y="12.39cm">
              <text:p/>
            </draw:rect>
            <draw:rect draw:style-name="gr170" draw:text-style-name="P2" draw:layer="layout" svg:width="0.227cm" svg:height="0.25cm" svg:x="2.579cm" svg:y="12.64cm">
              <text:p/>
            </draw:rect>
          </draw:g>
          <draw:g>
            <draw:rect draw:style-name="gr171" draw:text-style-name="P2" draw:layer="layout" svg:width="0.454cm" svg:height="0.5cm" svg:x="2.579cm" svg:y="13.08cm">
              <text:p/>
            </draw:rect>
            <draw:rect draw:style-name="gr172" draw:text-style-name="P2" draw:layer="layout" svg:width="0.227cm" svg:height="0.25cm" svg:x="2.806cm" svg:y="13.08cm">
              <text:p/>
            </draw:rect>
            <draw:rect draw:style-name="gr173" draw:text-style-name="P2" draw:layer="layout" svg:width="0.227cm" svg:height="0.25cm" svg:x="2.579cm" svg:y="13.33cm">
              <text:p/>
            </draw:rect>
          </draw:g>
          <draw:g>
            <draw:rect draw:style-name="gr174" draw:text-style-name="P2" draw:layer="layout" svg:width="0.454cm" svg:height="0.5cm" svg:x="2.579cm" svg:y="13.77cm">
              <text:p/>
            </draw:rect>
            <draw:rect draw:style-name="gr175" draw:text-style-name="P2" draw:layer="layout" svg:width="0.227cm" svg:height="0.25cm" svg:x="2.806cm" svg:y="13.77cm">
              <text:p/>
            </draw:rect>
            <draw:rect draw:style-name="gr176" draw:text-style-name="P2" draw:layer="layout" svg:width="0.227cm" svg:height="0.25cm" svg:x="2.579cm" svg:y="14.02cm">
              <text:p/>
            </draw:rect>
          </draw:g>
          <draw:g>
            <draw:rect draw:style-name="gr177" draw:text-style-name="P2" draw:layer="layout" svg:width="0.454cm" svg:height="0.5cm" svg:x="2.579cm" svg:y="14.46cm">
              <text:p/>
            </draw:rect>
            <draw:rect draw:style-name="gr178" draw:text-style-name="P2" draw:layer="layout" svg:width="0.227cm" svg:height="0.25cm" svg:x="2.806cm" svg:y="14.46cm">
              <text:p/>
            </draw:rect>
            <draw:rect draw:style-name="gr179" draw:text-style-name="P2" draw:layer="layout" svg:width="0.227cm" svg:height="0.25cm" svg:x="2.579cm" svg:y="14.71cm">
              <text:p/>
            </draw:rect>
          </draw:g>
          <draw:g>
            <draw:rect draw:style-name="gr180" draw:text-style-name="P2" draw:layer="layout" svg:width="0.454cm" svg:height="0.5cm" svg:x="2.579cm" svg:y="15.15cm">
              <text:p/>
            </draw:rect>
            <draw:rect draw:style-name="gr181" draw:text-style-name="P2" draw:layer="layout" svg:width="0.227cm" svg:height="0.25cm" svg:x="2.806cm" svg:y="15.15cm">
              <text:p/>
            </draw:rect>
            <draw:rect draw:style-name="gr182" draw:text-style-name="P2" draw:layer="layout" svg:width="0.227cm" svg:height="0.25cm" svg:x="2.579cm" svg:y="15.4cm">
              <text:p/>
            </draw:rect>
          </draw:g>
          <draw:g>
            <draw:rect draw:style-name="gr183" draw:text-style-name="P2" draw:layer="layout" svg:width="0.454cm" svg:height="0.5cm" svg:x="2.579cm" svg:y="15.84cm">
              <text:p/>
            </draw:rect>
            <draw:rect draw:style-name="gr184" draw:text-style-name="P2" draw:layer="layout" svg:width="0.227cm" svg:height="0.25cm" svg:x="2.806cm" svg:y="15.84cm">
              <text:p/>
            </draw:rect>
            <draw:rect draw:style-name="gr185" draw:text-style-name="P2" draw:layer="layout" svg:width="0.227cm" svg:height="0.25cm" svg:x="2.579cm" svg:y="16.09cm">
              <text:p/>
            </draw:rect>
          </draw:g>
          <draw:g>
            <draw:rect draw:style-name="gr186" draw:text-style-name="P2" draw:layer="layout" svg:width="0.454cm" svg:height="0.5cm" svg:x="2.579cm" svg:y="16.53cm">
              <text:p/>
            </draw:rect>
            <draw:rect draw:style-name="gr187" draw:text-style-name="P2" draw:layer="layout" svg:width="0.227cm" svg:height="0.25cm" svg:x="2.806cm" svg:y="16.53cm">
              <text:p/>
            </draw:rect>
            <draw:rect draw:style-name="gr188" draw:text-style-name="P2" draw:layer="layout" svg:width="0.227cm" svg:height="0.25cm" svg:x="2.579cm" svg:y="16.78cm">
              <text:p/>
            </draw:rect>
          </draw:g>
          <draw:g>
            <draw:rect draw:style-name="gr189" draw:text-style-name="P2" draw:layer="layout" svg:width="0.454cm" svg:height="0.5cm" svg:x="2.579cm" svg:y="17.22cm">
              <text:p/>
            </draw:rect>
            <draw:rect draw:style-name="gr190" draw:text-style-name="P2" draw:layer="layout" svg:width="0.227cm" svg:height="0.25cm" svg:x="2.806cm" svg:y="17.22cm">
              <text:p/>
            </draw:rect>
            <draw:rect draw:style-name="gr191" draw:text-style-name="P2" draw:layer="layout" svg:width="0.227cm" svg:height="0.25cm" svg:x="2.579cm" svg:y="17.47cm">
              <text:p/>
            </draw:rect>
          </draw:g>
          <draw:g>
            <draw:rect draw:style-name="gr192" draw:text-style-name="P2" draw:layer="layout" svg:width="0.454cm" svg:height="0.5cm" svg:x="2.579cm" svg:y="17.91cm">
              <text:p/>
            </draw:rect>
            <draw:rect draw:style-name="gr193" draw:text-style-name="P2" draw:layer="layout" svg:width="0.227cm" svg:height="0.25cm" svg:x="2.806cm" svg:y="17.91cm">
              <text:p/>
            </draw:rect>
            <draw:rect draw:style-name="gr194" draw:text-style-name="P2" draw:layer="layout" svg:width="0.227cm" svg:height="0.25cm" svg:x="2.579cm" svg:y="18.16cm">
              <text:p/>
            </draw:rect>
          </draw:g>
          <draw:g>
            <draw:rect draw:style-name="gr195" draw:text-style-name="P2" draw:layer="layout" svg:width="0.454cm" svg:height="0.5cm" svg:x="2.579cm" svg:y="18.6cm">
              <text:p/>
            </draw:rect>
            <draw:rect draw:style-name="gr196" draw:text-style-name="P2" draw:layer="layout" svg:width="0.227cm" svg:height="0.25cm" svg:x="2.806cm" svg:y="18.6cm">
              <text:p/>
            </draw:rect>
            <draw:rect draw:style-name="gr197" draw:text-style-name="P2" draw:layer="layout" svg:width="0.227cm" svg:height="0.25cm" svg:x="2.579cm" svg:y="18.85cm">
              <text:p/>
            </draw:rect>
          </draw:g>
          <draw:g>
            <draw:rect draw:style-name="gr198" draw:text-style-name="P2" draw:layer="layout" svg:width="0.454cm" svg:height="0.5cm" svg:x="2.579cm" svg:y="19.29cm">
              <text:p/>
            </draw:rect>
            <draw:rect draw:style-name="gr199" draw:text-style-name="P2" draw:layer="layout" svg:width="0.227cm" svg:height="0.25cm" svg:x="2.806cm" svg:y="19.29cm">
              <text:p/>
            </draw:rect>
            <draw:rect draw:style-name="gr200" draw:text-style-name="P2" draw:layer="layout" svg:width="0.227cm" svg:height="0.25cm" svg:x="2.579cm" svg:y="19.54cm">
              <text:p/>
            </draw:rect>
          </draw:g>
          <draw:g>
            <draw:rect draw:style-name="gr201" draw:text-style-name="P2" draw:layer="layout" svg:width="0.454cm" svg:height="0.5cm" svg:x="2.579cm" svg:y="19.98cm">
              <text:p/>
            </draw:rect>
            <draw:rect draw:style-name="gr202" draw:text-style-name="P2" draw:layer="layout" svg:width="0.227cm" svg:height="0.25cm" svg:x="2.806cm" svg:y="19.98cm">
              <text:p/>
            </draw:rect>
            <draw:rect draw:style-name="gr203" draw:text-style-name="P2" draw:layer="layout" svg:width="0.227cm" svg:height="0.25cm" svg:x="2.579cm" svg:y="20.23cm">
              <text:p/>
            </draw:rect>
          </draw:g>
          <draw:g>
            <draw:rect draw:style-name="gr204" draw:text-style-name="P2" draw:layer="layout" svg:width="0.454cm" svg:height="0.5cm" svg:x="2.579cm" svg:y="20.67cm">
              <text:p/>
            </draw:rect>
            <draw:rect draw:style-name="gr205" draw:text-style-name="P2" draw:layer="layout" svg:width="0.227cm" svg:height="0.25cm" svg:x="2.806cm" svg:y="20.67cm">
              <text:p/>
            </draw:rect>
            <draw:rect draw:style-name="gr206" draw:text-style-name="P2" draw:layer="layout" svg:width="0.227cm" svg:height="0.25cm" svg:x="2.579cm" svg:y="20.92cm">
              <text:p/>
            </draw:rect>
          </draw:g>
          <draw:g>
            <draw:rect draw:style-name="gr207" draw:text-style-name="P2" draw:layer="layout" svg:width="0.454cm" svg:height="0.5cm" svg:x="2.579cm" svg:y="21.36cm">
              <text:p/>
            </draw:rect>
            <draw:rect draw:style-name="gr208" draw:text-style-name="P2" draw:layer="layout" svg:width="0.227cm" svg:height="0.25cm" svg:x="2.806cm" svg:y="21.36cm">
              <text:p/>
            </draw:rect>
            <draw:rect draw:style-name="gr209" draw:text-style-name="P2" draw:layer="layout" svg:width="0.227cm" svg:height="0.25cm" svg:x="2.579cm" svg:y="21.61cm">
              <text:p/>
            </draw:rect>
          </draw:g>
          <draw:g>
            <draw:rect draw:style-name="gr210" draw:text-style-name="P2" draw:layer="layout" svg:width="0.454cm" svg:height="0.5cm" svg:x="2.579cm" svg:y="22.05cm">
              <text:p/>
            </draw:rect>
            <draw:rect draw:style-name="gr211" draw:text-style-name="P2" draw:layer="layout" svg:width="0.227cm" svg:height="0.25cm" svg:x="2.806cm" svg:y="22.05cm">
              <text:p/>
            </draw:rect>
            <draw:rect draw:style-name="gr212" draw:text-style-name="P2" draw:layer="layout" svg:width="0.227cm" svg:height="0.25cm" svg:x="2.579cm" svg:y="22.3cm">
              <text:p/>
            </draw:rect>
          </draw:g>
          <draw:g>
            <draw:rect draw:style-name="gr213" draw:text-style-name="P2" draw:layer="layout" svg:width="0.454cm" svg:height="0.5cm" svg:x="2.579cm" svg:y="22.74cm">
              <text:p/>
            </draw:rect>
            <draw:rect draw:style-name="gr214" draw:text-style-name="P2" draw:layer="layout" svg:width="0.227cm" svg:height="0.25cm" svg:x="2.806cm" svg:y="22.74cm">
              <text:p/>
            </draw:rect>
            <draw:rect draw:style-name="gr215" draw:text-style-name="P2" draw:layer="layout" svg:width="0.227cm" svg:height="0.25cm" svg:x="2.579cm" svg:y="22.99cm">
              <text:p/>
            </draw:rect>
          </draw:g>
          <draw:g>
            <draw:rect draw:style-name="gr216" draw:text-style-name="P2" draw:layer="layout" svg:width="0.454cm" svg:height="0.5cm" svg:x="2.579cm" svg:y="23.43cm">
              <text:p/>
            </draw:rect>
            <draw:rect draw:style-name="gr217" draw:text-style-name="P2" draw:layer="layout" svg:width="0.227cm" svg:height="0.25cm" svg:x="2.806cm" svg:y="23.43cm">
              <text:p/>
            </draw:rect>
            <draw:rect draw:style-name="gr218" draw:text-style-name="P2" draw:layer="layout" svg:width="0.227cm" svg:height="0.25cm" svg:x="2.579cm" svg:y="23.68cm">
              <text:p/>
            </draw:rect>
          </draw:g>
          <draw:g>
            <draw:rect draw:style-name="gr219" draw:text-style-name="P2" draw:layer="layout" svg:width="0.454cm" svg:height="0.5cm" svg:x="2.579cm" svg:y="24.12cm">
              <text:p/>
            </draw:rect>
            <draw:rect draw:style-name="gr220" draw:text-style-name="P2" draw:layer="layout" svg:width="0.227cm" svg:height="0.25cm" svg:x="2.806cm" svg:y="24.12cm">
              <text:p/>
            </draw:rect>
            <draw:rect draw:style-name="gr221" draw:text-style-name="P2" draw:layer="layout" svg:width="0.227cm" svg:height="0.25cm" svg:x="2.579cm" svg:y="24.37cm">
              <text:p/>
            </draw:rect>
          </draw:g>
          <draw:g>
            <draw:rect draw:style-name="gr222" draw:text-style-name="P2" draw:layer="layout" svg:width="0.454cm" svg:height="0.5cm" svg:x="2.579cm" svg:y="24.81cm">
              <text:p/>
            </draw:rect>
            <draw:rect draw:style-name="gr223" draw:text-style-name="P2" draw:layer="layout" svg:width="0.227cm" svg:height="0.25cm" svg:x="2.806cm" svg:y="24.81cm">
              <text:p/>
            </draw:rect>
            <draw:rect draw:style-name="gr224" draw:text-style-name="P2" draw:layer="layout" svg:width="0.227cm" svg:height="0.25cm" svg:x="2.579cm" svg:y="25.06cm">
              <text:p/>
            </draw:rect>
          </draw:g>
          <draw:g>
            <draw:rect draw:style-name="gr225" draw:text-style-name="P2" draw:layer="layout" svg:width="0.454cm" svg:height="0.5cm" svg:x="2.579cm" svg:y="25.5cm">
              <text:p/>
            </draw:rect>
            <draw:rect draw:style-name="gr226" draw:text-style-name="P2" draw:layer="layout" svg:width="0.227cm" svg:height="0.25cm" svg:x="2.806cm" svg:y="25.5cm">
              <text:p/>
            </draw:rect>
            <draw:rect draw:style-name="gr227" draw:text-style-name="P2" draw:layer="layout" svg:width="0.227cm" svg:height="0.25cm" svg:x="2.579cm" svg:y="25.75cm">
              <text:p/>
            </draw:rect>
          </draw:g>
          <draw:g>
            <draw:rect draw:style-name="gr228" draw:text-style-name="P2" draw:layer="layout" svg:width="0.454cm" svg:height="0.5cm" svg:x="2.579cm" svg:y="26.19cm">
              <text:p/>
            </draw:rect>
            <draw:rect draw:style-name="gr229" draw:text-style-name="P2" draw:layer="layout" svg:width="0.227cm" svg:height="0.25cm" svg:x="2.806cm" svg:y="26.19cm">
              <text:p/>
            </draw:rect>
            <draw:rect draw:style-name="gr230" draw:text-style-name="P2" draw:layer="layout" svg:width="0.227cm" svg:height="0.25cm" svg:x="2.579cm" svg:y="26.44cm">
              <text:p/>
            </draw:rect>
          </draw:g>
          <draw:g>
            <draw:rect draw:style-name="gr231" draw:text-style-name="P2" draw:layer="layout" svg:width="0.454cm" svg:height="0.5cm" svg:x="2.579cm" svg:y="26.88cm">
              <text:p/>
            </draw:rect>
            <draw:rect draw:style-name="gr232" draw:text-style-name="P2" draw:layer="layout" svg:width="0.227cm" svg:height="0.25cm" svg:x="2.806cm" svg:y="26.88cm">
              <text:p/>
            </draw:rect>
            <draw:rect draw:style-name="gr233" draw:text-style-name="P2" draw:layer="layout" svg:width="0.227cm" svg:height="0.25cm" svg:x="2.579cm" svg:y="27.13cm">
              <text:p/>
            </draw:rect>
          </draw:g>
          <draw:g>
            <draw:rect draw:style-name="gr234" draw:text-style-name="P2" draw:layer="layout" svg:width="0.454cm" svg:height="0.5cm" svg:x="2.579cm" svg:y="27.57cm">
              <text:p/>
            </draw:rect>
            <draw:rect draw:style-name="gr235" draw:text-style-name="P2" draw:layer="layout" svg:width="0.227cm" svg:height="0.25cm" svg:x="2.806cm" svg:y="27.57cm">
              <text:p/>
            </draw:rect>
            <draw:rect draw:style-name="gr236" draw:text-style-name="P2" draw:layer="layout" svg:width="0.227cm" svg:height="0.25cm" svg:x="2.579cm" svg:y="27.82cm">
              <text:p/>
            </draw:rect>
          </draw:g>
        </draw:g>
        <draw:g>
          <draw:rect draw:style-name="gr237" draw:text-style-name="P1" draw:layer="layout" svg:width="27.15cm" svg:height="1cm" draw:transform="rotate (-1.5707963267949) translate (4.318cm 1.15cm)">
            <text:p/>
          </draw:rect>
          <draw:g>
            <draw:rect draw:style-name="gr238" draw:text-style-name="P2" draw:layer="layout" svg:width="0.454cm" svg:height="0.5cm" svg:x="3.591cm" svg:y="1.35cm">
              <text:p/>
            </draw:rect>
            <draw:rect draw:style-name="gr239" draw:text-style-name="P2" draw:layer="layout" svg:width="0.227cm" svg:height="0.25cm" svg:x="3.818cm" svg:y="1.35cm">
              <text:p/>
            </draw:rect>
            <draw:rect draw:style-name="gr240" draw:text-style-name="P2" draw:layer="layout" svg:width="0.227cm" svg:height="0.25cm" svg:x="3.591cm" svg:y="1.6cm">
              <text:p/>
            </draw:rect>
          </draw:g>
          <draw:g>
            <draw:rect draw:style-name="gr241" draw:text-style-name="P2" draw:layer="layout" svg:width="0.454cm" svg:height="0.5cm" svg:x="3.591cm" svg:y="2.04cm">
              <text:p/>
            </draw:rect>
            <draw:rect draw:style-name="gr242" draw:text-style-name="P2" draw:layer="layout" svg:width="0.227cm" svg:height="0.25cm" svg:x="3.818cm" svg:y="2.04cm">
              <text:p/>
            </draw:rect>
            <draw:rect draw:style-name="gr243" draw:text-style-name="P2" draw:layer="layout" svg:width="0.227cm" svg:height="0.25cm" svg:x="3.591cm" svg:y="2.29cm">
              <text:p/>
            </draw:rect>
          </draw:g>
          <draw:g>
            <draw:rect draw:style-name="gr244" draw:text-style-name="P2" draw:layer="layout" svg:width="0.454cm" svg:height="0.5cm" svg:x="3.591cm" svg:y="2.73cm">
              <text:p/>
            </draw:rect>
            <draw:rect draw:style-name="gr245" draw:text-style-name="P2" draw:layer="layout" svg:width="0.227cm" svg:height="0.25cm" svg:x="3.818cm" svg:y="2.73cm">
              <text:p/>
            </draw:rect>
            <draw:rect draw:style-name="gr246" draw:text-style-name="P2" draw:layer="layout" svg:width="0.227cm" svg:height="0.25cm" svg:x="3.591cm" svg:y="2.98cm">
              <text:p/>
            </draw:rect>
          </draw:g>
          <draw:g>
            <draw:rect draw:style-name="gr247" draw:text-style-name="P2" draw:layer="layout" svg:width="0.454cm" svg:height="0.5cm" svg:x="3.591cm" svg:y="3.42cm">
              <text:p/>
            </draw:rect>
            <draw:rect draw:style-name="gr248" draw:text-style-name="P2" draw:layer="layout" svg:width="0.227cm" svg:height="0.25cm" svg:x="3.818cm" svg:y="3.42cm">
              <text:p/>
            </draw:rect>
            <draw:rect draw:style-name="gr249" draw:text-style-name="P2" draw:layer="layout" svg:width="0.227cm" svg:height="0.25cm" svg:x="3.591cm" svg:y="3.67cm">
              <text:p/>
            </draw:rect>
          </draw:g>
          <draw:g>
            <draw:rect draw:style-name="gr250" draw:text-style-name="P2" draw:layer="layout" svg:width="0.454cm" svg:height="0.5cm" svg:x="3.591cm" svg:y="4.11cm">
              <text:p/>
            </draw:rect>
            <draw:rect draw:style-name="gr251" draw:text-style-name="P2" draw:layer="layout" svg:width="0.227cm" svg:height="0.25cm" svg:x="3.818cm" svg:y="4.11cm">
              <text:p/>
            </draw:rect>
            <draw:rect draw:style-name="gr252" draw:text-style-name="P2" draw:layer="layout" svg:width="0.227cm" svg:height="0.25cm" svg:x="3.591cm" svg:y="4.36cm">
              <text:p/>
            </draw:rect>
          </draw:g>
          <draw:g>
            <draw:rect draw:style-name="gr253" draw:text-style-name="P2" draw:layer="layout" svg:width="0.454cm" svg:height="0.5cm" svg:x="3.591cm" svg:y="4.8cm">
              <text:p/>
            </draw:rect>
            <draw:rect draw:style-name="gr254" draw:text-style-name="P2" draw:layer="layout" svg:width="0.227cm" svg:height="0.25cm" svg:x="3.818cm" svg:y="4.8cm">
              <text:p/>
            </draw:rect>
            <draw:rect draw:style-name="gr255" draw:text-style-name="P2" draw:layer="layout" svg:width="0.227cm" svg:height="0.25cm" svg:x="3.591cm" svg:y="5.05cm">
              <text:p/>
            </draw:rect>
          </draw:g>
          <draw:g>
            <draw:rect draw:style-name="gr256" draw:text-style-name="P2" draw:layer="layout" svg:width="0.454cm" svg:height="0.5cm" svg:x="3.591cm" svg:y="5.49cm">
              <text:p/>
            </draw:rect>
            <draw:rect draw:style-name="gr257" draw:text-style-name="P2" draw:layer="layout" svg:width="0.227cm" svg:height="0.25cm" svg:x="3.818cm" svg:y="5.49cm">
              <text:p/>
            </draw:rect>
            <draw:rect draw:style-name="gr258" draw:text-style-name="P2" draw:layer="layout" svg:width="0.227cm" svg:height="0.25cm" svg:x="3.591cm" svg:y="5.74cm">
              <text:p/>
            </draw:rect>
          </draw:g>
          <draw:g>
            <draw:rect draw:style-name="gr259" draw:text-style-name="P2" draw:layer="layout" svg:width="0.454cm" svg:height="0.5cm" svg:x="3.591cm" svg:y="6.18cm">
              <text:p/>
            </draw:rect>
            <draw:rect draw:style-name="gr260" draw:text-style-name="P2" draw:layer="layout" svg:width="0.227cm" svg:height="0.25cm" svg:x="3.818cm" svg:y="6.18cm">
              <text:p/>
            </draw:rect>
            <draw:rect draw:style-name="gr261" draw:text-style-name="P2" draw:layer="layout" svg:width="0.227cm" svg:height="0.25cm" svg:x="3.591cm" svg:y="6.43cm">
              <text:p/>
            </draw:rect>
          </draw:g>
          <draw:g>
            <draw:rect draw:style-name="gr262" draw:text-style-name="P2" draw:layer="layout" svg:width="0.454cm" svg:height="0.5cm" svg:x="3.591cm" svg:y="6.87cm">
              <text:p/>
            </draw:rect>
            <draw:rect draw:style-name="gr263" draw:text-style-name="P2" draw:layer="layout" svg:width="0.227cm" svg:height="0.25cm" svg:x="3.818cm" svg:y="6.87cm">
              <text:p/>
            </draw:rect>
            <draw:rect draw:style-name="gr264" draw:text-style-name="P2" draw:layer="layout" svg:width="0.227cm" svg:height="0.25cm" svg:x="3.591cm" svg:y="7.12cm">
              <text:p/>
            </draw:rect>
          </draw:g>
          <draw:g>
            <draw:rect draw:style-name="gr265" draw:text-style-name="P2" draw:layer="layout" svg:width="0.454cm" svg:height="0.5cm" svg:x="3.591cm" svg:y="7.56cm">
              <text:p/>
            </draw:rect>
            <draw:rect draw:style-name="gr266" draw:text-style-name="P2" draw:layer="layout" svg:width="0.227cm" svg:height="0.25cm" svg:x="3.818cm" svg:y="7.56cm">
              <text:p/>
            </draw:rect>
            <draw:rect draw:style-name="gr267" draw:text-style-name="P2" draw:layer="layout" svg:width="0.227cm" svg:height="0.25cm" svg:x="3.591cm" svg:y="7.81cm">
              <text:p/>
            </draw:rect>
          </draw:g>
          <draw:g>
            <draw:rect draw:style-name="gr268" draw:text-style-name="P2" draw:layer="layout" svg:width="0.454cm" svg:height="0.5cm" svg:x="3.591cm" svg:y="8.25cm">
              <text:p/>
            </draw:rect>
            <draw:rect draw:style-name="gr269" draw:text-style-name="P2" draw:layer="layout" svg:width="0.227cm" svg:height="0.25cm" svg:x="3.818cm" svg:y="8.25cm">
              <text:p/>
            </draw:rect>
            <draw:rect draw:style-name="gr270" draw:text-style-name="P2" draw:layer="layout" svg:width="0.227cm" svg:height="0.25cm" svg:x="3.591cm" svg:y="8.5cm">
              <text:p/>
            </draw:rect>
          </draw:g>
          <draw:g>
            <draw:rect draw:style-name="gr271" draw:text-style-name="P2" draw:layer="layout" svg:width="0.454cm" svg:height="0.5cm" svg:x="3.591cm" svg:y="8.94cm">
              <text:p/>
            </draw:rect>
            <draw:rect draw:style-name="gr272" draw:text-style-name="P2" draw:layer="layout" svg:width="0.227cm" svg:height="0.25cm" svg:x="3.818cm" svg:y="8.94cm">
              <text:p/>
            </draw:rect>
            <draw:rect draw:style-name="gr273" draw:text-style-name="P2" draw:layer="layout" svg:width="0.227cm" svg:height="0.25cm" svg:x="3.591cm" svg:y="9.19cm">
              <text:p/>
            </draw:rect>
          </draw:g>
          <draw:g>
            <draw:rect draw:style-name="gr274" draw:text-style-name="P2" draw:layer="layout" svg:width="0.454cm" svg:height="0.5cm" svg:x="3.591cm" svg:y="9.63cm">
              <text:p/>
            </draw:rect>
            <draw:rect draw:style-name="gr275" draw:text-style-name="P2" draw:layer="layout" svg:width="0.227cm" svg:height="0.25cm" svg:x="3.818cm" svg:y="9.63cm">
              <text:p/>
            </draw:rect>
            <draw:rect draw:style-name="gr276" draw:text-style-name="P2" draw:layer="layout" svg:width="0.227cm" svg:height="0.25cm" svg:x="3.591cm" svg:y="9.88cm">
              <text:p/>
            </draw:rect>
          </draw:g>
          <draw:g>
            <draw:rect draw:style-name="gr277" draw:text-style-name="P2" draw:layer="layout" svg:width="0.454cm" svg:height="0.5cm" svg:x="3.591cm" svg:y="10.32cm">
              <text:p/>
            </draw:rect>
            <draw:rect draw:style-name="gr278" draw:text-style-name="P2" draw:layer="layout" svg:width="0.227cm" svg:height="0.25cm" svg:x="3.818cm" svg:y="10.32cm">
              <text:p/>
            </draw:rect>
            <draw:rect draw:style-name="gr279" draw:text-style-name="P2" draw:layer="layout" svg:width="0.227cm" svg:height="0.25cm" svg:x="3.591cm" svg:y="10.57cm">
              <text:p/>
            </draw:rect>
          </draw:g>
          <draw:g>
            <draw:rect draw:style-name="gr280" draw:text-style-name="P2" draw:layer="layout" svg:width="0.454cm" svg:height="0.5cm" svg:x="3.591cm" svg:y="11.01cm">
              <text:p/>
            </draw:rect>
            <draw:rect draw:style-name="gr281" draw:text-style-name="P2" draw:layer="layout" svg:width="0.227cm" svg:height="0.25cm" svg:x="3.818cm" svg:y="11.01cm">
              <text:p/>
            </draw:rect>
            <draw:rect draw:style-name="gr282" draw:text-style-name="P2" draw:layer="layout" svg:width="0.227cm" svg:height="0.25cm" svg:x="3.591cm" svg:y="11.26cm">
              <text:p/>
            </draw:rect>
          </draw:g>
          <draw:g>
            <draw:rect draw:style-name="gr283" draw:text-style-name="P2" draw:layer="layout" svg:width="0.454cm" svg:height="0.5cm" svg:x="3.591cm" svg:y="11.7cm">
              <text:p/>
            </draw:rect>
            <draw:rect draw:style-name="gr284" draw:text-style-name="P2" draw:layer="layout" svg:width="0.227cm" svg:height="0.25cm" svg:x="3.818cm" svg:y="11.7cm">
              <text:p/>
            </draw:rect>
            <draw:rect draw:style-name="gr285" draw:text-style-name="P2" draw:layer="layout" svg:width="0.227cm" svg:height="0.25cm" svg:x="3.591cm" svg:y="11.95cm">
              <text:p/>
            </draw:rect>
          </draw:g>
          <draw:g>
            <draw:rect draw:style-name="gr286" draw:text-style-name="P2" draw:layer="layout" svg:width="0.454cm" svg:height="0.5cm" svg:x="3.591cm" svg:y="12.39cm">
              <text:p/>
            </draw:rect>
            <draw:rect draw:style-name="gr287" draw:text-style-name="P2" draw:layer="layout" svg:width="0.227cm" svg:height="0.25cm" svg:x="3.818cm" svg:y="12.39cm">
              <text:p/>
            </draw:rect>
            <draw:rect draw:style-name="gr288" draw:text-style-name="P2" draw:layer="layout" svg:width="0.227cm" svg:height="0.25cm" svg:x="3.591cm" svg:y="12.64cm">
              <text:p/>
            </draw:rect>
          </draw:g>
          <draw:g>
            <draw:rect draw:style-name="gr289" draw:text-style-name="P2" draw:layer="layout" svg:width="0.454cm" svg:height="0.5cm" svg:x="3.591cm" svg:y="13.08cm">
              <text:p/>
            </draw:rect>
            <draw:rect draw:style-name="gr290" draw:text-style-name="P2" draw:layer="layout" svg:width="0.227cm" svg:height="0.25cm" svg:x="3.818cm" svg:y="13.08cm">
              <text:p/>
            </draw:rect>
            <draw:rect draw:style-name="gr291" draw:text-style-name="P2" draw:layer="layout" svg:width="0.227cm" svg:height="0.25cm" svg:x="3.591cm" svg:y="13.33cm">
              <text:p/>
            </draw:rect>
          </draw:g>
          <draw:g>
            <draw:rect draw:style-name="gr292" draw:text-style-name="P2" draw:layer="layout" svg:width="0.454cm" svg:height="0.5cm" svg:x="3.591cm" svg:y="13.77cm">
              <text:p/>
            </draw:rect>
            <draw:rect draw:style-name="gr293" draw:text-style-name="P2" draw:layer="layout" svg:width="0.227cm" svg:height="0.25cm" svg:x="3.818cm" svg:y="13.77cm">
              <text:p/>
            </draw:rect>
            <draw:rect draw:style-name="gr294" draw:text-style-name="P2" draw:layer="layout" svg:width="0.227cm" svg:height="0.25cm" svg:x="3.591cm" svg:y="14.02cm">
              <text:p/>
            </draw:rect>
          </draw:g>
          <draw:g>
            <draw:rect draw:style-name="gr295" draw:text-style-name="P2" draw:layer="layout" svg:width="0.454cm" svg:height="0.5cm" svg:x="3.591cm" svg:y="14.46cm">
              <text:p/>
            </draw:rect>
            <draw:rect draw:style-name="gr296" draw:text-style-name="P2" draw:layer="layout" svg:width="0.227cm" svg:height="0.25cm" svg:x="3.818cm" svg:y="14.46cm">
              <text:p/>
            </draw:rect>
            <draw:rect draw:style-name="gr297" draw:text-style-name="P2" draw:layer="layout" svg:width="0.227cm" svg:height="0.25cm" svg:x="3.591cm" svg:y="14.71cm">
              <text:p/>
            </draw:rect>
          </draw:g>
          <draw:g>
            <draw:rect draw:style-name="gr298" draw:text-style-name="P2" draw:layer="layout" svg:width="0.454cm" svg:height="0.5cm" svg:x="3.591cm" svg:y="15.15cm">
              <text:p/>
            </draw:rect>
            <draw:rect draw:style-name="gr299" draw:text-style-name="P2" draw:layer="layout" svg:width="0.227cm" svg:height="0.25cm" svg:x="3.818cm" svg:y="15.15cm">
              <text:p/>
            </draw:rect>
            <draw:rect draw:style-name="gr300" draw:text-style-name="P2" draw:layer="layout" svg:width="0.227cm" svg:height="0.25cm" svg:x="3.591cm" svg:y="15.4cm">
              <text:p/>
            </draw:rect>
          </draw:g>
          <draw:g>
            <draw:rect draw:style-name="gr301" draw:text-style-name="P2" draw:layer="layout" svg:width="0.454cm" svg:height="0.5cm" svg:x="3.591cm" svg:y="15.84cm">
              <text:p/>
            </draw:rect>
            <draw:rect draw:style-name="gr302" draw:text-style-name="P2" draw:layer="layout" svg:width="0.227cm" svg:height="0.25cm" svg:x="3.818cm" svg:y="15.84cm">
              <text:p/>
            </draw:rect>
            <draw:rect draw:style-name="gr303" draw:text-style-name="P2" draw:layer="layout" svg:width="0.227cm" svg:height="0.25cm" svg:x="3.591cm" svg:y="16.09cm">
              <text:p/>
            </draw:rect>
          </draw:g>
          <draw:g>
            <draw:rect draw:style-name="gr304" draw:text-style-name="P2" draw:layer="layout" svg:width="0.454cm" svg:height="0.5cm" svg:x="3.591cm" svg:y="16.53cm">
              <text:p/>
            </draw:rect>
            <draw:rect draw:style-name="gr305" draw:text-style-name="P2" draw:layer="layout" svg:width="0.227cm" svg:height="0.25cm" svg:x="3.818cm" svg:y="16.53cm">
              <text:p/>
            </draw:rect>
            <draw:rect draw:style-name="gr306" draw:text-style-name="P2" draw:layer="layout" svg:width="0.227cm" svg:height="0.25cm" svg:x="3.591cm" svg:y="16.78cm">
              <text:p/>
            </draw:rect>
          </draw:g>
          <draw:g>
            <draw:rect draw:style-name="gr307" draw:text-style-name="P2" draw:layer="layout" svg:width="0.454cm" svg:height="0.5cm" svg:x="3.591cm" svg:y="17.22cm">
              <text:p/>
            </draw:rect>
            <draw:rect draw:style-name="gr308" draw:text-style-name="P2" draw:layer="layout" svg:width="0.227cm" svg:height="0.25cm" svg:x="3.818cm" svg:y="17.22cm">
              <text:p/>
            </draw:rect>
            <draw:rect draw:style-name="gr309" draw:text-style-name="P2" draw:layer="layout" svg:width="0.227cm" svg:height="0.25cm" svg:x="3.591cm" svg:y="17.47cm">
              <text:p/>
            </draw:rect>
          </draw:g>
          <draw:g>
            <draw:rect draw:style-name="gr310" draw:text-style-name="P2" draw:layer="layout" svg:width="0.454cm" svg:height="0.5cm" svg:x="3.591cm" svg:y="17.91cm">
              <text:p/>
            </draw:rect>
            <draw:rect draw:style-name="gr311" draw:text-style-name="P2" draw:layer="layout" svg:width="0.227cm" svg:height="0.25cm" svg:x="3.818cm" svg:y="17.91cm">
              <text:p/>
            </draw:rect>
            <draw:rect draw:style-name="gr312" draw:text-style-name="P2" draw:layer="layout" svg:width="0.227cm" svg:height="0.25cm" svg:x="3.591cm" svg:y="18.16cm">
              <text:p/>
            </draw:rect>
          </draw:g>
          <draw:g>
            <draw:rect draw:style-name="gr313" draw:text-style-name="P2" draw:layer="layout" svg:width="0.454cm" svg:height="0.5cm" svg:x="3.591cm" svg:y="18.6cm">
              <text:p/>
            </draw:rect>
            <draw:rect draw:style-name="gr314" draw:text-style-name="P2" draw:layer="layout" svg:width="0.227cm" svg:height="0.25cm" svg:x="3.818cm" svg:y="18.6cm">
              <text:p/>
            </draw:rect>
            <draw:rect draw:style-name="gr315" draw:text-style-name="P2" draw:layer="layout" svg:width="0.227cm" svg:height="0.25cm" svg:x="3.591cm" svg:y="18.85cm">
              <text:p/>
            </draw:rect>
          </draw:g>
          <draw:g>
            <draw:rect draw:style-name="gr316" draw:text-style-name="P2" draw:layer="layout" svg:width="0.454cm" svg:height="0.5cm" svg:x="3.591cm" svg:y="19.29cm">
              <text:p/>
            </draw:rect>
            <draw:rect draw:style-name="gr317" draw:text-style-name="P2" draw:layer="layout" svg:width="0.227cm" svg:height="0.25cm" svg:x="3.818cm" svg:y="19.29cm">
              <text:p/>
            </draw:rect>
            <draw:rect draw:style-name="gr318" draw:text-style-name="P2" draw:layer="layout" svg:width="0.227cm" svg:height="0.25cm" svg:x="3.591cm" svg:y="19.54cm">
              <text:p/>
            </draw:rect>
          </draw:g>
          <draw:g>
            <draw:rect draw:style-name="gr319" draw:text-style-name="P2" draw:layer="layout" svg:width="0.454cm" svg:height="0.5cm" svg:x="3.591cm" svg:y="19.98cm">
              <text:p/>
            </draw:rect>
            <draw:rect draw:style-name="gr320" draw:text-style-name="P2" draw:layer="layout" svg:width="0.227cm" svg:height="0.25cm" svg:x="3.818cm" svg:y="19.98cm">
              <text:p/>
            </draw:rect>
            <draw:rect draw:style-name="gr321" draw:text-style-name="P2" draw:layer="layout" svg:width="0.227cm" svg:height="0.25cm" svg:x="3.591cm" svg:y="20.23cm">
              <text:p/>
            </draw:rect>
          </draw:g>
          <draw:g>
            <draw:rect draw:style-name="gr322" draw:text-style-name="P2" draw:layer="layout" svg:width="0.454cm" svg:height="0.5cm" svg:x="3.591cm" svg:y="20.67cm">
              <text:p/>
            </draw:rect>
            <draw:rect draw:style-name="gr323" draw:text-style-name="P2" draw:layer="layout" svg:width="0.227cm" svg:height="0.25cm" svg:x="3.818cm" svg:y="20.67cm">
              <text:p/>
            </draw:rect>
            <draw:rect draw:style-name="gr324" draw:text-style-name="P2" draw:layer="layout" svg:width="0.227cm" svg:height="0.25cm" svg:x="3.591cm" svg:y="20.92cm">
              <text:p/>
            </draw:rect>
          </draw:g>
          <draw:g>
            <draw:rect draw:style-name="gr325" draw:text-style-name="P2" draw:layer="layout" svg:width="0.454cm" svg:height="0.5cm" svg:x="3.591cm" svg:y="21.36cm">
              <text:p/>
            </draw:rect>
            <draw:rect draw:style-name="gr326" draw:text-style-name="P2" draw:layer="layout" svg:width="0.227cm" svg:height="0.25cm" svg:x="3.818cm" svg:y="21.36cm">
              <text:p/>
            </draw:rect>
            <draw:rect draw:style-name="gr327" draw:text-style-name="P2" draw:layer="layout" svg:width="0.227cm" svg:height="0.25cm" svg:x="3.591cm" svg:y="21.61cm">
              <text:p/>
            </draw:rect>
          </draw:g>
          <draw:g>
            <draw:rect draw:style-name="gr328" draw:text-style-name="P2" draw:layer="layout" svg:width="0.454cm" svg:height="0.5cm" svg:x="3.591cm" svg:y="22.05cm">
              <text:p/>
            </draw:rect>
            <draw:rect draw:style-name="gr329" draw:text-style-name="P2" draw:layer="layout" svg:width="0.227cm" svg:height="0.25cm" svg:x="3.818cm" svg:y="22.05cm">
              <text:p/>
            </draw:rect>
            <draw:rect draw:style-name="gr330" draw:text-style-name="P2" draw:layer="layout" svg:width="0.227cm" svg:height="0.25cm" svg:x="3.591cm" svg:y="22.3cm">
              <text:p/>
            </draw:rect>
          </draw:g>
          <draw:g>
            <draw:rect draw:style-name="gr331" draw:text-style-name="P2" draw:layer="layout" svg:width="0.454cm" svg:height="0.5cm" svg:x="3.591cm" svg:y="22.74cm">
              <text:p/>
            </draw:rect>
            <draw:rect draw:style-name="gr332" draw:text-style-name="P2" draw:layer="layout" svg:width="0.227cm" svg:height="0.25cm" svg:x="3.818cm" svg:y="22.74cm">
              <text:p/>
            </draw:rect>
            <draw:rect draw:style-name="gr333" draw:text-style-name="P2" draw:layer="layout" svg:width="0.227cm" svg:height="0.25cm" svg:x="3.591cm" svg:y="22.99cm">
              <text:p/>
            </draw:rect>
          </draw:g>
          <draw:g>
            <draw:rect draw:style-name="gr334" draw:text-style-name="P2" draw:layer="layout" svg:width="0.454cm" svg:height="0.5cm" svg:x="3.591cm" svg:y="23.43cm">
              <text:p/>
            </draw:rect>
            <draw:rect draw:style-name="gr335" draw:text-style-name="P2" draw:layer="layout" svg:width="0.227cm" svg:height="0.25cm" svg:x="3.818cm" svg:y="23.43cm">
              <text:p/>
            </draw:rect>
            <draw:rect draw:style-name="gr336" draw:text-style-name="P2" draw:layer="layout" svg:width="0.227cm" svg:height="0.25cm" svg:x="3.591cm" svg:y="23.68cm">
              <text:p/>
            </draw:rect>
          </draw:g>
          <draw:g>
            <draw:rect draw:style-name="gr337" draw:text-style-name="P2" draw:layer="layout" svg:width="0.454cm" svg:height="0.5cm" svg:x="3.591cm" svg:y="24.12cm">
              <text:p/>
            </draw:rect>
            <draw:rect draw:style-name="gr338" draw:text-style-name="P2" draw:layer="layout" svg:width="0.227cm" svg:height="0.25cm" svg:x="3.818cm" svg:y="24.12cm">
              <text:p/>
            </draw:rect>
            <draw:rect draw:style-name="gr339" draw:text-style-name="P2" draw:layer="layout" svg:width="0.227cm" svg:height="0.25cm" svg:x="3.591cm" svg:y="24.37cm">
              <text:p/>
            </draw:rect>
          </draw:g>
          <draw:g>
            <draw:rect draw:style-name="gr340" draw:text-style-name="P2" draw:layer="layout" svg:width="0.454cm" svg:height="0.5cm" svg:x="3.591cm" svg:y="24.81cm">
              <text:p/>
            </draw:rect>
            <draw:rect draw:style-name="gr341" draw:text-style-name="P2" draw:layer="layout" svg:width="0.227cm" svg:height="0.25cm" svg:x="3.818cm" svg:y="24.81cm">
              <text:p/>
            </draw:rect>
            <draw:rect draw:style-name="gr342" draw:text-style-name="P2" draw:layer="layout" svg:width="0.227cm" svg:height="0.25cm" svg:x="3.591cm" svg:y="25.06cm">
              <text:p/>
            </draw:rect>
          </draw:g>
          <draw:g>
            <draw:rect draw:style-name="gr343" draw:text-style-name="P2" draw:layer="layout" svg:width="0.454cm" svg:height="0.5cm" svg:x="3.591cm" svg:y="25.5cm">
              <text:p/>
            </draw:rect>
            <draw:rect draw:style-name="gr344" draw:text-style-name="P2" draw:layer="layout" svg:width="0.227cm" svg:height="0.25cm" svg:x="3.818cm" svg:y="25.5cm">
              <text:p/>
            </draw:rect>
            <draw:rect draw:style-name="gr345" draw:text-style-name="P2" draw:layer="layout" svg:width="0.227cm" svg:height="0.25cm" svg:x="3.591cm" svg:y="25.75cm">
              <text:p/>
            </draw:rect>
          </draw:g>
          <draw:g>
            <draw:rect draw:style-name="gr346" draw:text-style-name="P2" draw:layer="layout" svg:width="0.454cm" svg:height="0.5cm" svg:x="3.591cm" svg:y="26.19cm">
              <text:p/>
            </draw:rect>
            <draw:rect draw:style-name="gr347" draw:text-style-name="P2" draw:layer="layout" svg:width="0.227cm" svg:height="0.25cm" svg:x="3.818cm" svg:y="26.19cm">
              <text:p/>
            </draw:rect>
            <draw:rect draw:style-name="gr348" draw:text-style-name="P2" draw:layer="layout" svg:width="0.227cm" svg:height="0.25cm" svg:x="3.591cm" svg:y="26.44cm">
              <text:p/>
            </draw:rect>
          </draw:g>
          <draw:g>
            <draw:rect draw:style-name="gr349" draw:text-style-name="P2" draw:layer="layout" svg:width="0.454cm" svg:height="0.5cm" svg:x="3.591cm" svg:y="26.88cm">
              <text:p/>
            </draw:rect>
            <draw:rect draw:style-name="gr350" draw:text-style-name="P2" draw:layer="layout" svg:width="0.227cm" svg:height="0.25cm" svg:x="3.818cm" svg:y="26.88cm">
              <text:p/>
            </draw:rect>
            <draw:rect draw:style-name="gr351" draw:text-style-name="P2" draw:layer="layout" svg:width="0.227cm" svg:height="0.25cm" svg:x="3.591cm" svg:y="27.13cm">
              <text:p/>
            </draw:rect>
          </draw:g>
          <draw:g>
            <draw:rect draw:style-name="gr352" draw:text-style-name="P2" draw:layer="layout" svg:width="0.454cm" svg:height="0.5cm" svg:x="3.591cm" svg:y="27.57cm">
              <text:p/>
            </draw:rect>
            <draw:rect draw:style-name="gr353" draw:text-style-name="P2" draw:layer="layout" svg:width="0.227cm" svg:height="0.25cm" svg:x="3.818cm" svg:y="27.57cm">
              <text:p/>
            </draw:rect>
            <draw:rect draw:style-name="gr354" draw:text-style-name="P2" draw:layer="layout" svg:width="0.227cm" svg:height="0.25cm" svg:x="3.591cm" svg:y="27.82cm">
              <text:p/>
            </draw:rect>
          </draw:g>
        </draw:g>
        <draw:g>
          <draw:rect draw:style-name="gr355" draw:text-style-name="P1" draw:layer="layout" svg:width="27.15cm" svg:height="1cm" draw:transform="rotate (-1.5707963267949) translate (5.33cm 1.15cm)">
            <text:p/>
          </draw:rect>
          <draw:g>
            <draw:rect draw:style-name="gr356" draw:text-style-name="P2" draw:layer="layout" svg:width="0.454cm" svg:height="0.5cm" svg:x="4.603cm" svg:y="1.35cm">
              <text:p/>
            </draw:rect>
            <draw:rect draw:style-name="gr357" draw:text-style-name="P2" draw:layer="layout" svg:width="0.227cm" svg:height="0.25cm" svg:x="4.83cm" svg:y="1.35cm">
              <text:p/>
            </draw:rect>
            <draw:rect draw:style-name="gr358" draw:text-style-name="P2" draw:layer="layout" svg:width="0.227cm" svg:height="0.25cm" svg:x="4.603cm" svg:y="1.6cm">
              <text:p/>
            </draw:rect>
          </draw:g>
          <draw:g>
            <draw:rect draw:style-name="gr359" draw:text-style-name="P2" draw:layer="layout" svg:width="0.454cm" svg:height="0.5cm" svg:x="4.603cm" svg:y="2.04cm">
              <text:p/>
            </draw:rect>
            <draw:rect draw:style-name="gr360" draw:text-style-name="P2" draw:layer="layout" svg:width="0.227cm" svg:height="0.25cm" svg:x="4.83cm" svg:y="2.04cm">
              <text:p/>
            </draw:rect>
            <draw:rect draw:style-name="gr361" draw:text-style-name="P2" draw:layer="layout" svg:width="0.227cm" svg:height="0.25cm" svg:x="4.603cm" svg:y="2.29cm">
              <text:p/>
            </draw:rect>
          </draw:g>
          <draw:g>
            <draw:rect draw:style-name="gr362" draw:text-style-name="P2" draw:layer="layout" svg:width="0.454cm" svg:height="0.5cm" svg:x="4.603cm" svg:y="2.73cm">
              <text:p/>
            </draw:rect>
            <draw:rect draw:style-name="gr363" draw:text-style-name="P2" draw:layer="layout" svg:width="0.227cm" svg:height="0.25cm" svg:x="4.83cm" svg:y="2.73cm">
              <text:p/>
            </draw:rect>
            <draw:rect draw:style-name="gr364" draw:text-style-name="P2" draw:layer="layout" svg:width="0.227cm" svg:height="0.25cm" svg:x="4.603cm" svg:y="2.98cm">
              <text:p/>
            </draw:rect>
          </draw:g>
          <draw:g>
            <draw:rect draw:style-name="gr365" draw:text-style-name="P2" draw:layer="layout" svg:width="0.454cm" svg:height="0.5cm" svg:x="4.603cm" svg:y="3.42cm">
              <text:p/>
            </draw:rect>
            <draw:rect draw:style-name="gr366" draw:text-style-name="P2" draw:layer="layout" svg:width="0.227cm" svg:height="0.25cm" svg:x="4.83cm" svg:y="3.42cm">
              <text:p/>
            </draw:rect>
            <draw:rect draw:style-name="gr367" draw:text-style-name="P2" draw:layer="layout" svg:width="0.227cm" svg:height="0.25cm" svg:x="4.603cm" svg:y="3.67cm">
              <text:p/>
            </draw:rect>
          </draw:g>
          <draw:g>
            <draw:rect draw:style-name="gr368" draw:text-style-name="P2" draw:layer="layout" svg:width="0.454cm" svg:height="0.5cm" svg:x="4.603cm" svg:y="4.11cm">
              <text:p/>
            </draw:rect>
            <draw:rect draw:style-name="gr369" draw:text-style-name="P2" draw:layer="layout" svg:width="0.227cm" svg:height="0.25cm" svg:x="4.83cm" svg:y="4.11cm">
              <text:p/>
            </draw:rect>
            <draw:rect draw:style-name="gr370" draw:text-style-name="P2" draw:layer="layout" svg:width="0.227cm" svg:height="0.25cm" svg:x="4.603cm" svg:y="4.36cm">
              <text:p/>
            </draw:rect>
          </draw:g>
          <draw:g>
            <draw:rect draw:style-name="gr371" draw:text-style-name="P2" draw:layer="layout" svg:width="0.454cm" svg:height="0.5cm" svg:x="4.603cm" svg:y="4.8cm">
              <text:p/>
            </draw:rect>
            <draw:rect draw:style-name="gr372" draw:text-style-name="P2" draw:layer="layout" svg:width="0.227cm" svg:height="0.25cm" svg:x="4.83cm" svg:y="4.8cm">
              <text:p/>
            </draw:rect>
            <draw:rect draw:style-name="gr373" draw:text-style-name="P2" draw:layer="layout" svg:width="0.227cm" svg:height="0.25cm" svg:x="4.603cm" svg:y="5.05cm">
              <text:p/>
            </draw:rect>
          </draw:g>
          <draw:g>
            <draw:rect draw:style-name="gr374" draw:text-style-name="P2" draw:layer="layout" svg:width="0.454cm" svg:height="0.5cm" svg:x="4.603cm" svg:y="5.49cm">
              <text:p/>
            </draw:rect>
            <draw:rect draw:style-name="gr375" draw:text-style-name="P2" draw:layer="layout" svg:width="0.227cm" svg:height="0.25cm" svg:x="4.83cm" svg:y="5.49cm">
              <text:p/>
            </draw:rect>
            <draw:rect draw:style-name="gr376" draw:text-style-name="P2" draw:layer="layout" svg:width="0.227cm" svg:height="0.25cm" svg:x="4.603cm" svg:y="5.74cm">
              <text:p/>
            </draw:rect>
          </draw:g>
          <draw:g>
            <draw:rect draw:style-name="gr377" draw:text-style-name="P2" draw:layer="layout" svg:width="0.454cm" svg:height="0.5cm" svg:x="4.603cm" svg:y="6.18cm">
              <text:p/>
            </draw:rect>
            <draw:rect draw:style-name="gr378" draw:text-style-name="P2" draw:layer="layout" svg:width="0.227cm" svg:height="0.25cm" svg:x="4.83cm" svg:y="6.18cm">
              <text:p/>
            </draw:rect>
            <draw:rect draw:style-name="gr379" draw:text-style-name="P2" draw:layer="layout" svg:width="0.227cm" svg:height="0.25cm" svg:x="4.603cm" svg:y="6.43cm">
              <text:p/>
            </draw:rect>
          </draw:g>
          <draw:g>
            <draw:rect draw:style-name="gr380" draw:text-style-name="P2" draw:layer="layout" svg:width="0.454cm" svg:height="0.5cm" svg:x="4.603cm" svg:y="6.87cm">
              <text:p/>
            </draw:rect>
            <draw:rect draw:style-name="gr381" draw:text-style-name="P2" draw:layer="layout" svg:width="0.227cm" svg:height="0.25cm" svg:x="4.83cm" svg:y="6.87cm">
              <text:p/>
            </draw:rect>
            <draw:rect draw:style-name="gr382" draw:text-style-name="P2" draw:layer="layout" svg:width="0.227cm" svg:height="0.25cm" svg:x="4.603cm" svg:y="7.12cm">
              <text:p/>
            </draw:rect>
          </draw:g>
          <draw:g>
            <draw:rect draw:style-name="gr383" draw:text-style-name="P2" draw:layer="layout" svg:width="0.454cm" svg:height="0.5cm" svg:x="4.603cm" svg:y="7.56cm">
              <text:p/>
            </draw:rect>
            <draw:rect draw:style-name="gr384" draw:text-style-name="P2" draw:layer="layout" svg:width="0.227cm" svg:height="0.25cm" svg:x="4.83cm" svg:y="7.56cm">
              <text:p/>
            </draw:rect>
            <draw:rect draw:style-name="gr385" draw:text-style-name="P2" draw:layer="layout" svg:width="0.227cm" svg:height="0.25cm" svg:x="4.603cm" svg:y="7.81cm">
              <text:p/>
            </draw:rect>
          </draw:g>
          <draw:g>
            <draw:rect draw:style-name="gr386" draw:text-style-name="P2" draw:layer="layout" svg:width="0.454cm" svg:height="0.5cm" svg:x="4.603cm" svg:y="8.25cm">
              <text:p/>
            </draw:rect>
            <draw:rect draw:style-name="gr387" draw:text-style-name="P2" draw:layer="layout" svg:width="0.227cm" svg:height="0.25cm" svg:x="4.83cm" svg:y="8.25cm">
              <text:p/>
            </draw:rect>
            <draw:rect draw:style-name="gr388" draw:text-style-name="P2" draw:layer="layout" svg:width="0.227cm" svg:height="0.25cm" svg:x="4.603cm" svg:y="8.5cm">
              <text:p/>
            </draw:rect>
          </draw:g>
          <draw:g>
            <draw:rect draw:style-name="gr389" draw:text-style-name="P2" draw:layer="layout" svg:width="0.454cm" svg:height="0.5cm" svg:x="4.603cm" svg:y="8.94cm">
              <text:p/>
            </draw:rect>
            <draw:rect draw:style-name="gr390" draw:text-style-name="P2" draw:layer="layout" svg:width="0.227cm" svg:height="0.25cm" svg:x="4.83cm" svg:y="8.94cm">
              <text:p/>
            </draw:rect>
            <draw:rect draw:style-name="gr391" draw:text-style-name="P2" draw:layer="layout" svg:width="0.227cm" svg:height="0.25cm" svg:x="4.603cm" svg:y="9.19cm">
              <text:p/>
            </draw:rect>
          </draw:g>
          <draw:g>
            <draw:rect draw:style-name="gr392" draw:text-style-name="P2" draw:layer="layout" svg:width="0.454cm" svg:height="0.5cm" svg:x="4.603cm" svg:y="9.63cm">
              <text:p/>
            </draw:rect>
            <draw:rect draw:style-name="gr393" draw:text-style-name="P2" draw:layer="layout" svg:width="0.227cm" svg:height="0.25cm" svg:x="4.83cm" svg:y="9.63cm">
              <text:p/>
            </draw:rect>
            <draw:rect draw:style-name="gr394" draw:text-style-name="P2" draw:layer="layout" svg:width="0.227cm" svg:height="0.25cm" svg:x="4.603cm" svg:y="9.88cm">
              <text:p/>
            </draw:rect>
          </draw:g>
          <draw:g>
            <draw:rect draw:style-name="gr395" draw:text-style-name="P2" draw:layer="layout" svg:width="0.454cm" svg:height="0.5cm" svg:x="4.603cm" svg:y="10.32cm">
              <text:p/>
            </draw:rect>
            <draw:rect draw:style-name="gr396" draw:text-style-name="P2" draw:layer="layout" svg:width="0.227cm" svg:height="0.25cm" svg:x="4.83cm" svg:y="10.32cm">
              <text:p/>
            </draw:rect>
            <draw:rect draw:style-name="gr397" draw:text-style-name="P2" draw:layer="layout" svg:width="0.227cm" svg:height="0.25cm" svg:x="4.603cm" svg:y="10.57cm">
              <text:p/>
            </draw:rect>
          </draw:g>
          <draw:g>
            <draw:rect draw:style-name="gr398" draw:text-style-name="P2" draw:layer="layout" svg:width="0.454cm" svg:height="0.5cm" svg:x="4.603cm" svg:y="11.01cm">
              <text:p/>
            </draw:rect>
            <draw:rect draw:style-name="gr399" draw:text-style-name="P2" draw:layer="layout" svg:width="0.227cm" svg:height="0.25cm" svg:x="4.83cm" svg:y="11.01cm">
              <text:p/>
            </draw:rect>
            <draw:rect draw:style-name="gr400" draw:text-style-name="P2" draw:layer="layout" svg:width="0.227cm" svg:height="0.25cm" svg:x="4.603cm" svg:y="11.26cm">
              <text:p/>
            </draw:rect>
          </draw:g>
          <draw:g>
            <draw:rect draw:style-name="gr401" draw:text-style-name="P2" draw:layer="layout" svg:width="0.454cm" svg:height="0.5cm" svg:x="4.603cm" svg:y="11.7cm">
              <text:p/>
            </draw:rect>
            <draw:rect draw:style-name="gr402" draw:text-style-name="P2" draw:layer="layout" svg:width="0.227cm" svg:height="0.25cm" svg:x="4.83cm" svg:y="11.7cm">
              <text:p/>
            </draw:rect>
            <draw:rect draw:style-name="gr403" draw:text-style-name="P2" draw:layer="layout" svg:width="0.227cm" svg:height="0.25cm" svg:x="4.603cm" svg:y="11.95cm">
              <text:p/>
            </draw:rect>
          </draw:g>
          <draw:g>
            <draw:rect draw:style-name="gr404" draw:text-style-name="P2" draw:layer="layout" svg:width="0.454cm" svg:height="0.5cm" svg:x="4.603cm" svg:y="12.39cm">
              <text:p/>
            </draw:rect>
            <draw:rect draw:style-name="gr405" draw:text-style-name="P2" draw:layer="layout" svg:width="0.227cm" svg:height="0.25cm" svg:x="4.83cm" svg:y="12.39cm">
              <text:p/>
            </draw:rect>
            <draw:rect draw:style-name="gr406" draw:text-style-name="P2" draw:layer="layout" svg:width="0.227cm" svg:height="0.25cm" svg:x="4.603cm" svg:y="12.64cm">
              <text:p/>
            </draw:rect>
          </draw:g>
          <draw:g>
            <draw:rect draw:style-name="gr407" draw:text-style-name="P2" draw:layer="layout" svg:width="0.454cm" svg:height="0.5cm" svg:x="4.603cm" svg:y="13.08cm">
              <text:p/>
            </draw:rect>
            <draw:rect draw:style-name="gr408" draw:text-style-name="P2" draw:layer="layout" svg:width="0.227cm" svg:height="0.25cm" svg:x="4.83cm" svg:y="13.08cm">
              <text:p/>
            </draw:rect>
            <draw:rect draw:style-name="gr409" draw:text-style-name="P2" draw:layer="layout" svg:width="0.227cm" svg:height="0.25cm" svg:x="4.603cm" svg:y="13.33cm">
              <text:p/>
            </draw:rect>
          </draw:g>
          <draw:g>
            <draw:rect draw:style-name="gr410" draw:text-style-name="P2" draw:layer="layout" svg:width="0.454cm" svg:height="0.5cm" svg:x="4.603cm" svg:y="13.77cm">
              <text:p/>
            </draw:rect>
            <draw:rect draw:style-name="gr411" draw:text-style-name="P2" draw:layer="layout" svg:width="0.227cm" svg:height="0.25cm" svg:x="4.83cm" svg:y="13.77cm">
              <text:p/>
            </draw:rect>
            <draw:rect draw:style-name="gr412" draw:text-style-name="P2" draw:layer="layout" svg:width="0.227cm" svg:height="0.25cm" svg:x="4.603cm" svg:y="14.02cm">
              <text:p/>
            </draw:rect>
          </draw:g>
          <draw:g>
            <draw:rect draw:style-name="gr413" draw:text-style-name="P2" draw:layer="layout" svg:width="0.454cm" svg:height="0.5cm" svg:x="4.603cm" svg:y="14.46cm">
              <text:p/>
            </draw:rect>
            <draw:rect draw:style-name="gr414" draw:text-style-name="P2" draw:layer="layout" svg:width="0.227cm" svg:height="0.25cm" svg:x="4.83cm" svg:y="14.46cm">
              <text:p/>
            </draw:rect>
            <draw:rect draw:style-name="gr415" draw:text-style-name="P2" draw:layer="layout" svg:width="0.227cm" svg:height="0.25cm" svg:x="4.603cm" svg:y="14.71cm">
              <text:p/>
            </draw:rect>
          </draw:g>
          <draw:g>
            <draw:rect draw:style-name="gr416" draw:text-style-name="P2" draw:layer="layout" svg:width="0.454cm" svg:height="0.5cm" svg:x="4.603cm" svg:y="15.15cm">
              <text:p/>
            </draw:rect>
            <draw:rect draw:style-name="gr417" draw:text-style-name="P2" draw:layer="layout" svg:width="0.227cm" svg:height="0.25cm" svg:x="4.83cm" svg:y="15.15cm">
              <text:p/>
            </draw:rect>
            <draw:rect draw:style-name="gr418" draw:text-style-name="P2" draw:layer="layout" svg:width="0.227cm" svg:height="0.25cm" svg:x="4.603cm" svg:y="15.4cm">
              <text:p/>
            </draw:rect>
          </draw:g>
          <draw:g>
            <draw:rect draw:style-name="gr419" draw:text-style-name="P2" draw:layer="layout" svg:width="0.454cm" svg:height="0.5cm" svg:x="4.603cm" svg:y="15.84cm">
              <text:p/>
            </draw:rect>
            <draw:rect draw:style-name="gr420" draw:text-style-name="P2" draw:layer="layout" svg:width="0.227cm" svg:height="0.25cm" svg:x="4.83cm" svg:y="15.84cm">
              <text:p/>
            </draw:rect>
            <draw:rect draw:style-name="gr421" draw:text-style-name="P2" draw:layer="layout" svg:width="0.227cm" svg:height="0.25cm" svg:x="4.603cm" svg:y="16.09cm">
              <text:p/>
            </draw:rect>
          </draw:g>
          <draw:g>
            <draw:rect draw:style-name="gr422" draw:text-style-name="P2" draw:layer="layout" svg:width="0.454cm" svg:height="0.5cm" svg:x="4.603cm" svg:y="16.53cm">
              <text:p/>
            </draw:rect>
            <draw:rect draw:style-name="gr423" draw:text-style-name="P2" draw:layer="layout" svg:width="0.227cm" svg:height="0.25cm" svg:x="4.83cm" svg:y="16.53cm">
              <text:p/>
            </draw:rect>
            <draw:rect draw:style-name="gr424" draw:text-style-name="P2" draw:layer="layout" svg:width="0.227cm" svg:height="0.25cm" svg:x="4.603cm" svg:y="16.78cm">
              <text:p/>
            </draw:rect>
          </draw:g>
          <draw:g>
            <draw:rect draw:style-name="gr425" draw:text-style-name="P2" draw:layer="layout" svg:width="0.454cm" svg:height="0.5cm" svg:x="4.603cm" svg:y="17.22cm">
              <text:p/>
            </draw:rect>
            <draw:rect draw:style-name="gr426" draw:text-style-name="P2" draw:layer="layout" svg:width="0.227cm" svg:height="0.25cm" svg:x="4.83cm" svg:y="17.22cm">
              <text:p/>
            </draw:rect>
            <draw:rect draw:style-name="gr427" draw:text-style-name="P2" draw:layer="layout" svg:width="0.227cm" svg:height="0.25cm" svg:x="4.603cm" svg:y="17.47cm">
              <text:p/>
            </draw:rect>
          </draw:g>
          <draw:g>
            <draw:rect draw:style-name="gr428" draw:text-style-name="P2" draw:layer="layout" svg:width="0.454cm" svg:height="0.5cm" svg:x="4.603cm" svg:y="17.91cm">
              <text:p/>
            </draw:rect>
            <draw:rect draw:style-name="gr429" draw:text-style-name="P2" draw:layer="layout" svg:width="0.227cm" svg:height="0.25cm" svg:x="4.83cm" svg:y="17.91cm">
              <text:p/>
            </draw:rect>
            <draw:rect draw:style-name="gr430" draw:text-style-name="P2" draw:layer="layout" svg:width="0.227cm" svg:height="0.25cm" svg:x="4.603cm" svg:y="18.16cm">
              <text:p/>
            </draw:rect>
          </draw:g>
          <draw:g>
            <draw:rect draw:style-name="gr431" draw:text-style-name="P2" draw:layer="layout" svg:width="0.454cm" svg:height="0.5cm" svg:x="4.603cm" svg:y="18.6cm">
              <text:p/>
            </draw:rect>
            <draw:rect draw:style-name="gr432" draw:text-style-name="P2" draw:layer="layout" svg:width="0.227cm" svg:height="0.25cm" svg:x="4.83cm" svg:y="18.6cm">
              <text:p/>
            </draw:rect>
            <draw:rect draw:style-name="gr433" draw:text-style-name="P2" draw:layer="layout" svg:width="0.227cm" svg:height="0.25cm" svg:x="4.603cm" svg:y="18.85cm">
              <text:p/>
            </draw:rect>
          </draw:g>
          <draw:g>
            <draw:rect draw:style-name="gr434" draw:text-style-name="P2" draw:layer="layout" svg:width="0.454cm" svg:height="0.5cm" svg:x="4.603cm" svg:y="19.29cm">
              <text:p/>
            </draw:rect>
            <draw:rect draw:style-name="gr435" draw:text-style-name="P2" draw:layer="layout" svg:width="0.227cm" svg:height="0.25cm" svg:x="4.83cm" svg:y="19.29cm">
              <text:p/>
            </draw:rect>
            <draw:rect draw:style-name="gr436" draw:text-style-name="P2" draw:layer="layout" svg:width="0.227cm" svg:height="0.25cm" svg:x="4.603cm" svg:y="19.54cm">
              <text:p/>
            </draw:rect>
          </draw:g>
          <draw:g>
            <draw:rect draw:style-name="gr437" draw:text-style-name="P2" draw:layer="layout" svg:width="0.454cm" svg:height="0.5cm" svg:x="4.603cm" svg:y="19.98cm">
              <text:p/>
            </draw:rect>
            <draw:rect draw:style-name="gr438" draw:text-style-name="P2" draw:layer="layout" svg:width="0.227cm" svg:height="0.25cm" svg:x="4.83cm" svg:y="19.98cm">
              <text:p/>
            </draw:rect>
            <draw:rect draw:style-name="gr439" draw:text-style-name="P2" draw:layer="layout" svg:width="0.227cm" svg:height="0.25cm" svg:x="4.603cm" svg:y="20.23cm">
              <text:p/>
            </draw:rect>
          </draw:g>
          <draw:g>
            <draw:rect draw:style-name="gr440" draw:text-style-name="P2" draw:layer="layout" svg:width="0.454cm" svg:height="0.5cm" svg:x="4.603cm" svg:y="20.67cm">
              <text:p/>
            </draw:rect>
            <draw:rect draw:style-name="gr441" draw:text-style-name="P2" draw:layer="layout" svg:width="0.227cm" svg:height="0.25cm" svg:x="4.83cm" svg:y="20.67cm">
              <text:p/>
            </draw:rect>
            <draw:rect draw:style-name="gr442" draw:text-style-name="P2" draw:layer="layout" svg:width="0.227cm" svg:height="0.25cm" svg:x="4.603cm" svg:y="20.92cm">
              <text:p/>
            </draw:rect>
          </draw:g>
          <draw:g>
            <draw:rect draw:style-name="gr443" draw:text-style-name="P2" draw:layer="layout" svg:width="0.454cm" svg:height="0.5cm" svg:x="4.603cm" svg:y="21.36cm">
              <text:p/>
            </draw:rect>
            <draw:rect draw:style-name="gr444" draw:text-style-name="P2" draw:layer="layout" svg:width="0.227cm" svg:height="0.25cm" svg:x="4.83cm" svg:y="21.36cm">
              <text:p/>
            </draw:rect>
            <draw:rect draw:style-name="gr445" draw:text-style-name="P2" draw:layer="layout" svg:width="0.227cm" svg:height="0.25cm" svg:x="4.603cm" svg:y="21.61cm">
              <text:p/>
            </draw:rect>
          </draw:g>
          <draw:g>
            <draw:rect draw:style-name="gr446" draw:text-style-name="P2" draw:layer="layout" svg:width="0.454cm" svg:height="0.5cm" svg:x="4.603cm" svg:y="22.05cm">
              <text:p/>
            </draw:rect>
            <draw:rect draw:style-name="gr447" draw:text-style-name="P2" draw:layer="layout" svg:width="0.227cm" svg:height="0.25cm" svg:x="4.83cm" svg:y="22.05cm">
              <text:p/>
            </draw:rect>
            <draw:rect draw:style-name="gr448" draw:text-style-name="P2" draw:layer="layout" svg:width="0.227cm" svg:height="0.25cm" svg:x="4.603cm" svg:y="22.3cm">
              <text:p/>
            </draw:rect>
          </draw:g>
          <draw:g>
            <draw:rect draw:style-name="gr449" draw:text-style-name="P2" draw:layer="layout" svg:width="0.454cm" svg:height="0.5cm" svg:x="4.603cm" svg:y="22.74cm">
              <text:p/>
            </draw:rect>
            <draw:rect draw:style-name="gr450" draw:text-style-name="P2" draw:layer="layout" svg:width="0.227cm" svg:height="0.25cm" svg:x="4.83cm" svg:y="22.74cm">
              <text:p/>
            </draw:rect>
            <draw:rect draw:style-name="gr451" draw:text-style-name="P2" draw:layer="layout" svg:width="0.227cm" svg:height="0.25cm" svg:x="4.603cm" svg:y="22.99cm">
              <text:p/>
            </draw:rect>
          </draw:g>
          <draw:g>
            <draw:rect draw:style-name="gr452" draw:text-style-name="P2" draw:layer="layout" svg:width="0.454cm" svg:height="0.5cm" svg:x="4.603cm" svg:y="23.43cm">
              <text:p/>
            </draw:rect>
            <draw:rect draw:style-name="gr453" draw:text-style-name="P2" draw:layer="layout" svg:width="0.227cm" svg:height="0.25cm" svg:x="4.83cm" svg:y="23.43cm">
              <text:p/>
            </draw:rect>
            <draw:rect draw:style-name="gr454" draw:text-style-name="P2" draw:layer="layout" svg:width="0.227cm" svg:height="0.25cm" svg:x="4.603cm" svg:y="23.68cm">
              <text:p/>
            </draw:rect>
          </draw:g>
          <draw:g>
            <draw:rect draw:style-name="gr455" draw:text-style-name="P2" draw:layer="layout" svg:width="0.454cm" svg:height="0.5cm" svg:x="4.603cm" svg:y="24.12cm">
              <text:p/>
            </draw:rect>
            <draw:rect draw:style-name="gr456" draw:text-style-name="P2" draw:layer="layout" svg:width="0.227cm" svg:height="0.25cm" svg:x="4.83cm" svg:y="24.12cm">
              <text:p/>
            </draw:rect>
            <draw:rect draw:style-name="gr457" draw:text-style-name="P2" draw:layer="layout" svg:width="0.227cm" svg:height="0.25cm" svg:x="4.603cm" svg:y="24.37cm">
              <text:p/>
            </draw:rect>
          </draw:g>
          <draw:g>
            <draw:rect draw:style-name="gr458" draw:text-style-name="P2" draw:layer="layout" svg:width="0.454cm" svg:height="0.5cm" svg:x="4.603cm" svg:y="24.81cm">
              <text:p/>
            </draw:rect>
            <draw:rect draw:style-name="gr459" draw:text-style-name="P2" draw:layer="layout" svg:width="0.227cm" svg:height="0.25cm" svg:x="4.83cm" svg:y="24.81cm">
              <text:p/>
            </draw:rect>
            <draw:rect draw:style-name="gr460" draw:text-style-name="P2" draw:layer="layout" svg:width="0.227cm" svg:height="0.25cm" svg:x="4.603cm" svg:y="25.06cm">
              <text:p/>
            </draw:rect>
          </draw:g>
          <draw:g>
            <draw:rect draw:style-name="gr461" draw:text-style-name="P2" draw:layer="layout" svg:width="0.454cm" svg:height="0.5cm" svg:x="4.603cm" svg:y="25.5cm">
              <text:p/>
            </draw:rect>
            <draw:rect draw:style-name="gr462" draw:text-style-name="P2" draw:layer="layout" svg:width="0.227cm" svg:height="0.25cm" svg:x="4.83cm" svg:y="25.5cm">
              <text:p/>
            </draw:rect>
            <draw:rect draw:style-name="gr463" draw:text-style-name="P2" draw:layer="layout" svg:width="0.227cm" svg:height="0.25cm" svg:x="4.603cm" svg:y="25.75cm">
              <text:p/>
            </draw:rect>
          </draw:g>
          <draw:g>
            <draw:rect draw:style-name="gr464" draw:text-style-name="P2" draw:layer="layout" svg:width="0.454cm" svg:height="0.5cm" svg:x="4.603cm" svg:y="26.19cm">
              <text:p/>
            </draw:rect>
            <draw:rect draw:style-name="gr465" draw:text-style-name="P2" draw:layer="layout" svg:width="0.227cm" svg:height="0.25cm" svg:x="4.83cm" svg:y="26.19cm">
              <text:p/>
            </draw:rect>
            <draw:rect draw:style-name="gr466" draw:text-style-name="P2" draw:layer="layout" svg:width="0.227cm" svg:height="0.25cm" svg:x="4.603cm" svg:y="26.44cm">
              <text:p/>
            </draw:rect>
          </draw:g>
          <draw:g>
            <draw:rect draw:style-name="gr467" draw:text-style-name="P2" draw:layer="layout" svg:width="0.454cm" svg:height="0.5cm" svg:x="4.603cm" svg:y="26.88cm">
              <text:p/>
            </draw:rect>
            <draw:rect draw:style-name="gr468" draw:text-style-name="P2" draw:layer="layout" svg:width="0.227cm" svg:height="0.25cm" svg:x="4.83cm" svg:y="26.88cm">
              <text:p/>
            </draw:rect>
            <draw:rect draw:style-name="gr469" draw:text-style-name="P2" draw:layer="layout" svg:width="0.227cm" svg:height="0.25cm" svg:x="4.603cm" svg:y="27.13cm">
              <text:p/>
            </draw:rect>
          </draw:g>
          <draw:g>
            <draw:rect draw:style-name="gr470" draw:text-style-name="P2" draw:layer="layout" svg:width="0.454cm" svg:height="0.5cm" svg:x="4.603cm" svg:y="27.57cm">
              <text:p/>
            </draw:rect>
            <draw:rect draw:style-name="gr471" draw:text-style-name="P2" draw:layer="layout" svg:width="0.227cm" svg:height="0.25cm" svg:x="4.83cm" svg:y="27.57cm">
              <text:p/>
            </draw:rect>
            <draw:rect draw:style-name="gr472" draw:text-style-name="P2" draw:layer="layout" svg:width="0.227cm" svg:height="0.25cm" svg:x="4.603cm" svg:y="27.82cm">
              <text:p/>
            </draw:rect>
          </draw:g>
        </draw:g>
        <draw:g>
          <draw:rect draw:style-name="gr473" draw:text-style-name="P1" draw:layer="layout" svg:width="27.15cm" svg:height="1cm" draw:transform="rotate (-1.5707963267949) translate (6.342cm 1.15cm)">
            <text:p/>
          </draw:rect>
          <draw:g>
            <draw:rect draw:style-name="gr474" draw:text-style-name="P2" draw:layer="layout" svg:width="0.454cm" svg:height="0.5cm" svg:x="5.615cm" svg:y="1.35cm">
              <text:p/>
            </draw:rect>
            <draw:rect draw:style-name="gr475" draw:text-style-name="P2" draw:layer="layout" svg:width="0.227cm" svg:height="0.25cm" svg:x="5.842cm" svg:y="1.35cm">
              <text:p/>
            </draw:rect>
            <draw:rect draw:style-name="gr476" draw:text-style-name="P2" draw:layer="layout" svg:width="0.227cm" svg:height="0.25cm" svg:x="5.615cm" svg:y="1.6cm">
              <text:p/>
            </draw:rect>
          </draw:g>
          <draw:g>
            <draw:rect draw:style-name="gr477" draw:text-style-name="P2" draw:layer="layout" svg:width="0.454cm" svg:height="0.5cm" svg:x="5.615cm" svg:y="2.04cm">
              <text:p/>
            </draw:rect>
            <draw:rect draw:style-name="gr478" draw:text-style-name="P2" draw:layer="layout" svg:width="0.227cm" svg:height="0.25cm" svg:x="5.842cm" svg:y="2.04cm">
              <text:p/>
            </draw:rect>
            <draw:rect draw:style-name="gr479" draw:text-style-name="P2" draw:layer="layout" svg:width="0.227cm" svg:height="0.25cm" svg:x="5.615cm" svg:y="2.29cm">
              <text:p/>
            </draw:rect>
          </draw:g>
          <draw:g>
            <draw:rect draw:style-name="gr480" draw:text-style-name="P2" draw:layer="layout" svg:width="0.454cm" svg:height="0.5cm" svg:x="5.615cm" svg:y="2.73cm">
              <text:p/>
            </draw:rect>
            <draw:rect draw:style-name="gr481" draw:text-style-name="P2" draw:layer="layout" svg:width="0.227cm" svg:height="0.25cm" svg:x="5.842cm" svg:y="2.73cm">
              <text:p/>
            </draw:rect>
            <draw:rect draw:style-name="gr482" draw:text-style-name="P2" draw:layer="layout" svg:width="0.227cm" svg:height="0.25cm" svg:x="5.615cm" svg:y="2.98cm">
              <text:p/>
            </draw:rect>
          </draw:g>
          <draw:g>
            <draw:rect draw:style-name="gr483" draw:text-style-name="P2" draw:layer="layout" svg:width="0.454cm" svg:height="0.5cm" svg:x="5.615cm" svg:y="3.42cm">
              <text:p/>
            </draw:rect>
            <draw:rect draw:style-name="gr484" draw:text-style-name="P2" draw:layer="layout" svg:width="0.227cm" svg:height="0.25cm" svg:x="5.842cm" svg:y="3.42cm">
              <text:p/>
            </draw:rect>
            <draw:rect draw:style-name="gr485" draw:text-style-name="P2" draw:layer="layout" svg:width="0.227cm" svg:height="0.25cm" svg:x="5.615cm" svg:y="3.67cm">
              <text:p/>
            </draw:rect>
          </draw:g>
          <draw:g>
            <draw:rect draw:style-name="gr486" draw:text-style-name="P2" draw:layer="layout" svg:width="0.454cm" svg:height="0.5cm" svg:x="5.615cm" svg:y="4.11cm">
              <text:p/>
            </draw:rect>
            <draw:rect draw:style-name="gr487" draw:text-style-name="P2" draw:layer="layout" svg:width="0.227cm" svg:height="0.25cm" svg:x="5.842cm" svg:y="4.11cm">
              <text:p/>
            </draw:rect>
            <draw:rect draw:style-name="gr488" draw:text-style-name="P2" draw:layer="layout" svg:width="0.227cm" svg:height="0.25cm" svg:x="5.615cm" svg:y="4.36cm">
              <text:p/>
            </draw:rect>
          </draw:g>
          <draw:g>
            <draw:rect draw:style-name="gr489" draw:text-style-name="P2" draw:layer="layout" svg:width="0.454cm" svg:height="0.5cm" svg:x="5.615cm" svg:y="4.8cm">
              <text:p/>
            </draw:rect>
            <draw:rect draw:style-name="gr490" draw:text-style-name="P2" draw:layer="layout" svg:width="0.227cm" svg:height="0.25cm" svg:x="5.842cm" svg:y="4.8cm">
              <text:p/>
            </draw:rect>
            <draw:rect draw:style-name="gr491" draw:text-style-name="P2" draw:layer="layout" svg:width="0.227cm" svg:height="0.25cm" svg:x="5.615cm" svg:y="5.05cm">
              <text:p/>
            </draw:rect>
          </draw:g>
          <draw:g>
            <draw:rect draw:style-name="gr492" draw:text-style-name="P2" draw:layer="layout" svg:width="0.454cm" svg:height="0.5cm" svg:x="5.615cm" svg:y="5.49cm">
              <text:p/>
            </draw:rect>
            <draw:rect draw:style-name="gr493" draw:text-style-name="P2" draw:layer="layout" svg:width="0.227cm" svg:height="0.25cm" svg:x="5.842cm" svg:y="5.49cm">
              <text:p/>
            </draw:rect>
            <draw:rect draw:style-name="gr494" draw:text-style-name="P2" draw:layer="layout" svg:width="0.227cm" svg:height="0.25cm" svg:x="5.615cm" svg:y="5.74cm">
              <text:p/>
            </draw:rect>
          </draw:g>
          <draw:g>
            <draw:rect draw:style-name="gr495" draw:text-style-name="P2" draw:layer="layout" svg:width="0.454cm" svg:height="0.5cm" svg:x="5.615cm" svg:y="6.18cm">
              <text:p/>
            </draw:rect>
            <draw:rect draw:style-name="gr496" draw:text-style-name="P2" draw:layer="layout" svg:width="0.227cm" svg:height="0.25cm" svg:x="5.842cm" svg:y="6.18cm">
              <text:p/>
            </draw:rect>
            <draw:rect draw:style-name="gr497" draw:text-style-name="P2" draw:layer="layout" svg:width="0.227cm" svg:height="0.25cm" svg:x="5.615cm" svg:y="6.43cm">
              <text:p/>
            </draw:rect>
          </draw:g>
          <draw:g>
            <draw:rect draw:style-name="gr498" draw:text-style-name="P2" draw:layer="layout" svg:width="0.454cm" svg:height="0.5cm" svg:x="5.615cm" svg:y="6.87cm">
              <text:p/>
            </draw:rect>
            <draw:rect draw:style-name="gr499" draw:text-style-name="P2" draw:layer="layout" svg:width="0.227cm" svg:height="0.25cm" svg:x="5.842cm" svg:y="6.87cm">
              <text:p/>
            </draw:rect>
            <draw:rect draw:style-name="gr500" draw:text-style-name="P2" draw:layer="layout" svg:width="0.227cm" svg:height="0.25cm" svg:x="5.615cm" svg:y="7.12cm">
              <text:p/>
            </draw:rect>
          </draw:g>
          <draw:g>
            <draw:rect draw:style-name="gr501" draw:text-style-name="P2" draw:layer="layout" svg:width="0.454cm" svg:height="0.5cm" svg:x="5.615cm" svg:y="7.56cm">
              <text:p/>
            </draw:rect>
            <draw:rect draw:style-name="gr502" draw:text-style-name="P2" draw:layer="layout" svg:width="0.227cm" svg:height="0.25cm" svg:x="5.842cm" svg:y="7.56cm">
              <text:p/>
            </draw:rect>
            <draw:rect draw:style-name="gr503" draw:text-style-name="P2" draw:layer="layout" svg:width="0.227cm" svg:height="0.25cm" svg:x="5.615cm" svg:y="7.81cm">
              <text:p/>
            </draw:rect>
          </draw:g>
          <draw:g>
            <draw:rect draw:style-name="gr504" draw:text-style-name="P2" draw:layer="layout" svg:width="0.454cm" svg:height="0.5cm" svg:x="5.615cm" svg:y="8.25cm">
              <text:p/>
            </draw:rect>
            <draw:rect draw:style-name="gr505" draw:text-style-name="P2" draw:layer="layout" svg:width="0.227cm" svg:height="0.25cm" svg:x="5.842cm" svg:y="8.25cm">
              <text:p/>
            </draw:rect>
            <draw:rect draw:style-name="gr506" draw:text-style-name="P2" draw:layer="layout" svg:width="0.227cm" svg:height="0.25cm" svg:x="5.615cm" svg:y="8.5cm">
              <text:p/>
            </draw:rect>
          </draw:g>
          <draw:g>
            <draw:rect draw:style-name="gr507" draw:text-style-name="P2" draw:layer="layout" svg:width="0.454cm" svg:height="0.5cm" svg:x="5.615cm" svg:y="8.94cm">
              <text:p/>
            </draw:rect>
            <draw:rect draw:style-name="gr508" draw:text-style-name="P2" draw:layer="layout" svg:width="0.227cm" svg:height="0.25cm" svg:x="5.842cm" svg:y="8.94cm">
              <text:p/>
            </draw:rect>
            <draw:rect draw:style-name="gr509" draw:text-style-name="P2" draw:layer="layout" svg:width="0.227cm" svg:height="0.25cm" svg:x="5.615cm" svg:y="9.19cm">
              <text:p/>
            </draw:rect>
          </draw:g>
          <draw:g>
            <draw:rect draw:style-name="gr510" draw:text-style-name="P2" draw:layer="layout" svg:width="0.454cm" svg:height="0.5cm" svg:x="5.615cm" svg:y="9.63cm">
              <text:p/>
            </draw:rect>
            <draw:rect draw:style-name="gr511" draw:text-style-name="P2" draw:layer="layout" svg:width="0.227cm" svg:height="0.25cm" svg:x="5.842cm" svg:y="9.63cm">
              <text:p/>
            </draw:rect>
            <draw:rect draw:style-name="gr512" draw:text-style-name="P2" draw:layer="layout" svg:width="0.227cm" svg:height="0.25cm" svg:x="5.615cm" svg:y="9.88cm">
              <text:p/>
            </draw:rect>
          </draw:g>
          <draw:g>
            <draw:rect draw:style-name="gr513" draw:text-style-name="P2" draw:layer="layout" svg:width="0.454cm" svg:height="0.5cm" svg:x="5.615cm" svg:y="10.32cm">
              <text:p/>
            </draw:rect>
            <draw:rect draw:style-name="gr514" draw:text-style-name="P2" draw:layer="layout" svg:width="0.227cm" svg:height="0.25cm" svg:x="5.842cm" svg:y="10.32cm">
              <text:p/>
            </draw:rect>
            <draw:rect draw:style-name="gr515" draw:text-style-name="P2" draw:layer="layout" svg:width="0.227cm" svg:height="0.25cm" svg:x="5.615cm" svg:y="10.57cm">
              <text:p/>
            </draw:rect>
          </draw:g>
          <draw:g>
            <draw:rect draw:style-name="gr516" draw:text-style-name="P2" draw:layer="layout" svg:width="0.454cm" svg:height="0.5cm" svg:x="5.615cm" svg:y="11.01cm">
              <text:p/>
            </draw:rect>
            <draw:rect draw:style-name="gr517" draw:text-style-name="P2" draw:layer="layout" svg:width="0.227cm" svg:height="0.25cm" svg:x="5.842cm" svg:y="11.01cm">
              <text:p/>
            </draw:rect>
            <draw:rect draw:style-name="gr518" draw:text-style-name="P2" draw:layer="layout" svg:width="0.227cm" svg:height="0.25cm" svg:x="5.615cm" svg:y="11.26cm">
              <text:p/>
            </draw:rect>
          </draw:g>
          <draw:g>
            <draw:rect draw:style-name="gr519" draw:text-style-name="P2" draw:layer="layout" svg:width="0.454cm" svg:height="0.5cm" svg:x="5.615cm" svg:y="11.7cm">
              <text:p/>
            </draw:rect>
            <draw:rect draw:style-name="gr520" draw:text-style-name="P2" draw:layer="layout" svg:width="0.227cm" svg:height="0.25cm" svg:x="5.842cm" svg:y="11.7cm">
              <text:p/>
            </draw:rect>
            <draw:rect draw:style-name="gr521" draw:text-style-name="P2" draw:layer="layout" svg:width="0.227cm" svg:height="0.25cm" svg:x="5.615cm" svg:y="11.95cm">
              <text:p/>
            </draw:rect>
          </draw:g>
          <draw:g>
            <draw:rect draw:style-name="gr522" draw:text-style-name="P2" draw:layer="layout" svg:width="0.454cm" svg:height="0.5cm" svg:x="5.615cm" svg:y="12.39cm">
              <text:p/>
            </draw:rect>
            <draw:rect draw:style-name="gr523" draw:text-style-name="P2" draw:layer="layout" svg:width="0.227cm" svg:height="0.25cm" svg:x="5.842cm" svg:y="12.39cm">
              <text:p/>
            </draw:rect>
            <draw:rect draw:style-name="gr524" draw:text-style-name="P2" draw:layer="layout" svg:width="0.227cm" svg:height="0.25cm" svg:x="5.615cm" svg:y="12.64cm">
              <text:p/>
            </draw:rect>
          </draw:g>
          <draw:g>
            <draw:rect draw:style-name="gr525" draw:text-style-name="P2" draw:layer="layout" svg:width="0.454cm" svg:height="0.5cm" svg:x="5.615cm" svg:y="13.08cm">
              <text:p/>
            </draw:rect>
            <draw:rect draw:style-name="gr526" draw:text-style-name="P2" draw:layer="layout" svg:width="0.227cm" svg:height="0.25cm" svg:x="5.842cm" svg:y="13.08cm">
              <text:p/>
            </draw:rect>
            <draw:rect draw:style-name="gr527" draw:text-style-name="P2" draw:layer="layout" svg:width="0.227cm" svg:height="0.25cm" svg:x="5.615cm" svg:y="13.33cm">
              <text:p/>
            </draw:rect>
          </draw:g>
          <draw:g>
            <draw:rect draw:style-name="gr528" draw:text-style-name="P2" draw:layer="layout" svg:width="0.454cm" svg:height="0.5cm" svg:x="5.615cm" svg:y="13.77cm">
              <text:p/>
            </draw:rect>
            <draw:rect draw:style-name="gr529" draw:text-style-name="P2" draw:layer="layout" svg:width="0.227cm" svg:height="0.25cm" svg:x="5.842cm" svg:y="13.77cm">
              <text:p/>
            </draw:rect>
            <draw:rect draw:style-name="gr530" draw:text-style-name="P2" draw:layer="layout" svg:width="0.227cm" svg:height="0.25cm" svg:x="5.615cm" svg:y="14.02cm">
              <text:p/>
            </draw:rect>
          </draw:g>
          <draw:g>
            <draw:rect draw:style-name="gr531" draw:text-style-name="P2" draw:layer="layout" svg:width="0.454cm" svg:height="0.5cm" svg:x="5.615cm" svg:y="14.46cm">
              <text:p/>
            </draw:rect>
            <draw:rect draw:style-name="gr532" draw:text-style-name="P2" draw:layer="layout" svg:width="0.227cm" svg:height="0.25cm" svg:x="5.842cm" svg:y="14.46cm">
              <text:p/>
            </draw:rect>
            <draw:rect draw:style-name="gr533" draw:text-style-name="P2" draw:layer="layout" svg:width="0.227cm" svg:height="0.25cm" svg:x="5.615cm" svg:y="14.71cm">
              <text:p/>
            </draw:rect>
          </draw:g>
          <draw:g>
            <draw:rect draw:style-name="gr534" draw:text-style-name="P2" draw:layer="layout" svg:width="0.454cm" svg:height="0.5cm" svg:x="5.615cm" svg:y="15.15cm">
              <text:p/>
            </draw:rect>
            <draw:rect draw:style-name="gr535" draw:text-style-name="P2" draw:layer="layout" svg:width="0.227cm" svg:height="0.25cm" svg:x="5.842cm" svg:y="15.15cm">
              <text:p/>
            </draw:rect>
            <draw:rect draw:style-name="gr536" draw:text-style-name="P2" draw:layer="layout" svg:width="0.227cm" svg:height="0.25cm" svg:x="5.615cm" svg:y="15.4cm">
              <text:p/>
            </draw:rect>
          </draw:g>
          <draw:g>
            <draw:rect draw:style-name="gr537" draw:text-style-name="P2" draw:layer="layout" svg:width="0.454cm" svg:height="0.5cm" svg:x="5.615cm" svg:y="15.84cm">
              <text:p/>
            </draw:rect>
            <draw:rect draw:style-name="gr538" draw:text-style-name="P2" draw:layer="layout" svg:width="0.227cm" svg:height="0.25cm" svg:x="5.842cm" svg:y="15.84cm">
              <text:p/>
            </draw:rect>
            <draw:rect draw:style-name="gr539" draw:text-style-name="P2" draw:layer="layout" svg:width="0.227cm" svg:height="0.25cm" svg:x="5.615cm" svg:y="16.09cm">
              <text:p/>
            </draw:rect>
          </draw:g>
          <draw:g>
            <draw:rect draw:style-name="gr540" draw:text-style-name="P2" draw:layer="layout" svg:width="0.454cm" svg:height="0.5cm" svg:x="5.615cm" svg:y="16.53cm">
              <text:p/>
            </draw:rect>
            <draw:rect draw:style-name="gr541" draw:text-style-name="P2" draw:layer="layout" svg:width="0.227cm" svg:height="0.25cm" svg:x="5.842cm" svg:y="16.53cm">
              <text:p/>
            </draw:rect>
            <draw:rect draw:style-name="gr542" draw:text-style-name="P2" draw:layer="layout" svg:width="0.227cm" svg:height="0.25cm" svg:x="5.615cm" svg:y="16.78cm">
              <text:p/>
            </draw:rect>
          </draw:g>
          <draw:g>
            <draw:rect draw:style-name="gr543" draw:text-style-name="P2" draw:layer="layout" svg:width="0.454cm" svg:height="0.5cm" svg:x="5.615cm" svg:y="17.22cm">
              <text:p/>
            </draw:rect>
            <draw:rect draw:style-name="gr544" draw:text-style-name="P2" draw:layer="layout" svg:width="0.227cm" svg:height="0.25cm" svg:x="5.842cm" svg:y="17.22cm">
              <text:p/>
            </draw:rect>
            <draw:rect draw:style-name="gr545" draw:text-style-name="P2" draw:layer="layout" svg:width="0.227cm" svg:height="0.25cm" svg:x="5.615cm" svg:y="17.47cm">
              <text:p/>
            </draw:rect>
          </draw:g>
          <draw:g>
            <draw:rect draw:style-name="gr546" draw:text-style-name="P2" draw:layer="layout" svg:width="0.454cm" svg:height="0.5cm" svg:x="5.615cm" svg:y="17.91cm">
              <text:p/>
            </draw:rect>
            <draw:rect draw:style-name="gr547" draw:text-style-name="P2" draw:layer="layout" svg:width="0.227cm" svg:height="0.25cm" svg:x="5.842cm" svg:y="17.91cm">
              <text:p/>
            </draw:rect>
            <draw:rect draw:style-name="gr548" draw:text-style-name="P2" draw:layer="layout" svg:width="0.227cm" svg:height="0.25cm" svg:x="5.615cm" svg:y="18.16cm">
              <text:p/>
            </draw:rect>
          </draw:g>
          <draw:g>
            <draw:rect draw:style-name="gr549" draw:text-style-name="P2" draw:layer="layout" svg:width="0.454cm" svg:height="0.5cm" svg:x="5.615cm" svg:y="18.6cm">
              <text:p/>
            </draw:rect>
            <draw:rect draw:style-name="gr550" draw:text-style-name="P2" draw:layer="layout" svg:width="0.227cm" svg:height="0.25cm" svg:x="5.842cm" svg:y="18.6cm">
              <text:p/>
            </draw:rect>
            <draw:rect draw:style-name="gr551" draw:text-style-name="P2" draw:layer="layout" svg:width="0.227cm" svg:height="0.25cm" svg:x="5.615cm" svg:y="18.85cm">
              <text:p/>
            </draw:rect>
          </draw:g>
          <draw:g>
            <draw:rect draw:style-name="gr552" draw:text-style-name="P2" draw:layer="layout" svg:width="0.454cm" svg:height="0.5cm" svg:x="5.615cm" svg:y="19.29cm">
              <text:p/>
            </draw:rect>
            <draw:rect draw:style-name="gr553" draw:text-style-name="P2" draw:layer="layout" svg:width="0.227cm" svg:height="0.25cm" svg:x="5.842cm" svg:y="19.29cm">
              <text:p/>
            </draw:rect>
            <draw:rect draw:style-name="gr554" draw:text-style-name="P2" draw:layer="layout" svg:width="0.227cm" svg:height="0.25cm" svg:x="5.615cm" svg:y="19.54cm">
              <text:p/>
            </draw:rect>
          </draw:g>
          <draw:g>
            <draw:rect draw:style-name="gr555" draw:text-style-name="P2" draw:layer="layout" svg:width="0.454cm" svg:height="0.5cm" svg:x="5.615cm" svg:y="19.98cm">
              <text:p/>
            </draw:rect>
            <draw:rect draw:style-name="gr556" draw:text-style-name="P2" draw:layer="layout" svg:width="0.227cm" svg:height="0.25cm" svg:x="5.842cm" svg:y="19.98cm">
              <text:p/>
            </draw:rect>
            <draw:rect draw:style-name="gr557" draw:text-style-name="P2" draw:layer="layout" svg:width="0.227cm" svg:height="0.25cm" svg:x="5.615cm" svg:y="20.23cm">
              <text:p/>
            </draw:rect>
          </draw:g>
          <draw:g>
            <draw:rect draw:style-name="gr558" draw:text-style-name="P2" draw:layer="layout" svg:width="0.454cm" svg:height="0.5cm" svg:x="5.615cm" svg:y="20.67cm">
              <text:p/>
            </draw:rect>
            <draw:rect draw:style-name="gr559" draw:text-style-name="P2" draw:layer="layout" svg:width="0.227cm" svg:height="0.25cm" svg:x="5.842cm" svg:y="20.67cm">
              <text:p/>
            </draw:rect>
            <draw:rect draw:style-name="gr560" draw:text-style-name="P2" draw:layer="layout" svg:width="0.227cm" svg:height="0.25cm" svg:x="5.615cm" svg:y="20.92cm">
              <text:p/>
            </draw:rect>
          </draw:g>
          <draw:g>
            <draw:rect draw:style-name="gr561" draw:text-style-name="P2" draw:layer="layout" svg:width="0.454cm" svg:height="0.5cm" svg:x="5.615cm" svg:y="21.36cm">
              <text:p/>
            </draw:rect>
            <draw:rect draw:style-name="gr562" draw:text-style-name="P2" draw:layer="layout" svg:width="0.227cm" svg:height="0.25cm" svg:x="5.842cm" svg:y="21.36cm">
              <text:p/>
            </draw:rect>
            <draw:rect draw:style-name="gr563" draw:text-style-name="P2" draw:layer="layout" svg:width="0.227cm" svg:height="0.25cm" svg:x="5.615cm" svg:y="21.61cm">
              <text:p/>
            </draw:rect>
          </draw:g>
          <draw:g>
            <draw:rect draw:style-name="gr564" draw:text-style-name="P2" draw:layer="layout" svg:width="0.454cm" svg:height="0.5cm" svg:x="5.615cm" svg:y="22.05cm">
              <text:p/>
            </draw:rect>
            <draw:rect draw:style-name="gr565" draw:text-style-name="P2" draw:layer="layout" svg:width="0.227cm" svg:height="0.25cm" svg:x="5.842cm" svg:y="22.05cm">
              <text:p/>
            </draw:rect>
            <draw:rect draw:style-name="gr566" draw:text-style-name="P2" draw:layer="layout" svg:width="0.227cm" svg:height="0.25cm" svg:x="5.615cm" svg:y="22.3cm">
              <text:p/>
            </draw:rect>
          </draw:g>
          <draw:g>
            <draw:rect draw:style-name="gr567" draw:text-style-name="P2" draw:layer="layout" svg:width="0.454cm" svg:height="0.5cm" svg:x="5.615cm" svg:y="22.74cm">
              <text:p/>
            </draw:rect>
            <draw:rect draw:style-name="gr568" draw:text-style-name="P2" draw:layer="layout" svg:width="0.227cm" svg:height="0.25cm" svg:x="5.842cm" svg:y="22.74cm">
              <text:p/>
            </draw:rect>
            <draw:rect draw:style-name="gr569" draw:text-style-name="P2" draw:layer="layout" svg:width="0.227cm" svg:height="0.25cm" svg:x="5.615cm" svg:y="22.99cm">
              <text:p/>
            </draw:rect>
          </draw:g>
          <draw:g>
            <draw:rect draw:style-name="gr570" draw:text-style-name="P2" draw:layer="layout" svg:width="0.454cm" svg:height="0.5cm" svg:x="5.615cm" svg:y="23.43cm">
              <text:p/>
            </draw:rect>
            <draw:rect draw:style-name="gr571" draw:text-style-name="P2" draw:layer="layout" svg:width="0.227cm" svg:height="0.25cm" svg:x="5.842cm" svg:y="23.43cm">
              <text:p/>
            </draw:rect>
            <draw:rect draw:style-name="gr572" draw:text-style-name="P2" draw:layer="layout" svg:width="0.227cm" svg:height="0.25cm" svg:x="5.615cm" svg:y="23.68cm">
              <text:p/>
            </draw:rect>
          </draw:g>
          <draw:g>
            <draw:rect draw:style-name="gr573" draw:text-style-name="P2" draw:layer="layout" svg:width="0.454cm" svg:height="0.5cm" svg:x="5.615cm" svg:y="24.12cm">
              <text:p/>
            </draw:rect>
            <draw:rect draw:style-name="gr574" draw:text-style-name="P2" draw:layer="layout" svg:width="0.227cm" svg:height="0.25cm" svg:x="5.842cm" svg:y="24.12cm">
              <text:p/>
            </draw:rect>
            <draw:rect draw:style-name="gr575" draw:text-style-name="P2" draw:layer="layout" svg:width="0.227cm" svg:height="0.25cm" svg:x="5.615cm" svg:y="24.37cm">
              <text:p/>
            </draw:rect>
          </draw:g>
          <draw:g>
            <draw:rect draw:style-name="gr576" draw:text-style-name="P2" draw:layer="layout" svg:width="0.454cm" svg:height="0.5cm" svg:x="5.615cm" svg:y="24.81cm">
              <text:p/>
            </draw:rect>
            <draw:rect draw:style-name="gr577" draw:text-style-name="P2" draw:layer="layout" svg:width="0.227cm" svg:height="0.25cm" svg:x="5.842cm" svg:y="24.81cm">
              <text:p/>
            </draw:rect>
            <draw:rect draw:style-name="gr578" draw:text-style-name="P2" draw:layer="layout" svg:width="0.227cm" svg:height="0.25cm" svg:x="5.615cm" svg:y="25.06cm">
              <text:p/>
            </draw:rect>
          </draw:g>
          <draw:g>
            <draw:rect draw:style-name="gr579" draw:text-style-name="P2" draw:layer="layout" svg:width="0.454cm" svg:height="0.5cm" svg:x="5.615cm" svg:y="25.5cm">
              <text:p/>
            </draw:rect>
            <draw:rect draw:style-name="gr580" draw:text-style-name="P2" draw:layer="layout" svg:width="0.227cm" svg:height="0.25cm" svg:x="5.842cm" svg:y="25.5cm">
              <text:p/>
            </draw:rect>
            <draw:rect draw:style-name="gr581" draw:text-style-name="P2" draw:layer="layout" svg:width="0.227cm" svg:height="0.25cm" svg:x="5.615cm" svg:y="25.75cm">
              <text:p/>
            </draw:rect>
          </draw:g>
          <draw:g>
            <draw:rect draw:style-name="gr582" draw:text-style-name="P2" draw:layer="layout" svg:width="0.454cm" svg:height="0.5cm" svg:x="5.615cm" svg:y="26.19cm">
              <text:p/>
            </draw:rect>
            <draw:rect draw:style-name="gr583" draw:text-style-name="P2" draw:layer="layout" svg:width="0.227cm" svg:height="0.25cm" svg:x="5.842cm" svg:y="26.19cm">
              <text:p/>
            </draw:rect>
            <draw:rect draw:style-name="gr584" draw:text-style-name="P2" draw:layer="layout" svg:width="0.227cm" svg:height="0.25cm" svg:x="5.615cm" svg:y="26.44cm">
              <text:p/>
            </draw:rect>
          </draw:g>
          <draw:g>
            <draw:rect draw:style-name="gr585" draw:text-style-name="P2" draw:layer="layout" svg:width="0.454cm" svg:height="0.5cm" svg:x="5.615cm" svg:y="26.88cm">
              <text:p/>
            </draw:rect>
            <draw:rect draw:style-name="gr586" draw:text-style-name="P2" draw:layer="layout" svg:width="0.227cm" svg:height="0.25cm" svg:x="5.842cm" svg:y="26.88cm">
              <text:p/>
            </draw:rect>
            <draw:rect draw:style-name="gr587" draw:text-style-name="P2" draw:layer="layout" svg:width="0.227cm" svg:height="0.25cm" svg:x="5.615cm" svg:y="27.13cm">
              <text:p/>
            </draw:rect>
          </draw:g>
          <draw:g>
            <draw:rect draw:style-name="gr588" draw:text-style-name="P2" draw:layer="layout" svg:width="0.454cm" svg:height="0.5cm" svg:x="5.615cm" svg:y="27.57cm">
              <text:p/>
            </draw:rect>
            <draw:rect draw:style-name="gr589" draw:text-style-name="P2" draw:layer="layout" svg:width="0.227cm" svg:height="0.25cm" svg:x="5.842cm" svg:y="27.57cm">
              <text:p/>
            </draw:rect>
            <draw:rect draw:style-name="gr590" draw:text-style-name="P2" draw:layer="layout" svg:width="0.227cm" svg:height="0.25cm" svg:x="5.615cm" svg:y="27.82cm">
              <text:p/>
            </draw:rect>
          </draw:g>
        </draw:g>
        <draw:g>
          <draw:rect draw:style-name="gr591" draw:text-style-name="P1" draw:layer="layout" svg:width="27.15cm" svg:height="1cm" draw:transform="rotate (-1.5707963267949) translate (7.354cm 1.15cm)">
            <text:p/>
          </draw:rect>
          <draw:g>
            <draw:rect draw:style-name="gr592" draw:text-style-name="P2" draw:layer="layout" svg:width="0.454cm" svg:height="0.5cm" svg:x="6.627cm" svg:y="1.35cm">
              <text:p/>
            </draw:rect>
            <draw:rect draw:style-name="gr593" draw:text-style-name="P2" draw:layer="layout" svg:width="0.227cm" svg:height="0.25cm" svg:x="6.854cm" svg:y="1.35cm">
              <text:p/>
            </draw:rect>
            <draw:rect draw:style-name="gr594" draw:text-style-name="P2" draw:layer="layout" svg:width="0.227cm" svg:height="0.25cm" svg:x="6.627cm" svg:y="1.6cm">
              <text:p/>
            </draw:rect>
          </draw:g>
          <draw:g>
            <draw:rect draw:style-name="gr595" draw:text-style-name="P2" draw:layer="layout" svg:width="0.454cm" svg:height="0.5cm" svg:x="6.627cm" svg:y="2.04cm">
              <text:p/>
            </draw:rect>
            <draw:rect draw:style-name="gr596" draw:text-style-name="P2" draw:layer="layout" svg:width="0.227cm" svg:height="0.25cm" svg:x="6.854cm" svg:y="2.04cm">
              <text:p/>
            </draw:rect>
            <draw:rect draw:style-name="gr597" draw:text-style-name="P2" draw:layer="layout" svg:width="0.227cm" svg:height="0.25cm" svg:x="6.627cm" svg:y="2.29cm">
              <text:p/>
            </draw:rect>
          </draw:g>
          <draw:g>
            <draw:rect draw:style-name="gr598" draw:text-style-name="P2" draw:layer="layout" svg:width="0.454cm" svg:height="0.5cm" svg:x="6.627cm" svg:y="2.73cm">
              <text:p/>
            </draw:rect>
            <draw:rect draw:style-name="gr599" draw:text-style-name="P2" draw:layer="layout" svg:width="0.227cm" svg:height="0.25cm" svg:x="6.854cm" svg:y="2.73cm">
              <text:p/>
            </draw:rect>
            <draw:rect draw:style-name="gr600" draw:text-style-name="P2" draw:layer="layout" svg:width="0.227cm" svg:height="0.25cm" svg:x="6.627cm" svg:y="2.98cm">
              <text:p/>
            </draw:rect>
          </draw:g>
          <draw:g>
            <draw:rect draw:style-name="gr601" draw:text-style-name="P2" draw:layer="layout" svg:width="0.454cm" svg:height="0.5cm" svg:x="6.627cm" svg:y="3.42cm">
              <text:p/>
            </draw:rect>
            <draw:rect draw:style-name="gr602" draw:text-style-name="P2" draw:layer="layout" svg:width="0.227cm" svg:height="0.25cm" svg:x="6.854cm" svg:y="3.42cm">
              <text:p/>
            </draw:rect>
            <draw:rect draw:style-name="gr603" draw:text-style-name="P2" draw:layer="layout" svg:width="0.227cm" svg:height="0.25cm" svg:x="6.627cm" svg:y="3.67cm">
              <text:p/>
            </draw:rect>
          </draw:g>
          <draw:g>
            <draw:rect draw:style-name="gr604" draw:text-style-name="P2" draw:layer="layout" svg:width="0.454cm" svg:height="0.5cm" svg:x="6.627cm" svg:y="4.11cm">
              <text:p/>
            </draw:rect>
            <draw:rect draw:style-name="gr605" draw:text-style-name="P2" draw:layer="layout" svg:width="0.227cm" svg:height="0.25cm" svg:x="6.854cm" svg:y="4.11cm">
              <text:p/>
            </draw:rect>
            <draw:rect draw:style-name="gr606" draw:text-style-name="P2" draw:layer="layout" svg:width="0.227cm" svg:height="0.25cm" svg:x="6.627cm" svg:y="4.36cm">
              <text:p/>
            </draw:rect>
          </draw:g>
          <draw:g>
            <draw:rect draw:style-name="gr607" draw:text-style-name="P2" draw:layer="layout" svg:width="0.454cm" svg:height="0.5cm" svg:x="6.627cm" svg:y="4.8cm">
              <text:p/>
            </draw:rect>
            <draw:rect draw:style-name="gr608" draw:text-style-name="P2" draw:layer="layout" svg:width="0.227cm" svg:height="0.25cm" svg:x="6.854cm" svg:y="4.8cm">
              <text:p/>
            </draw:rect>
            <draw:rect draw:style-name="gr609" draw:text-style-name="P2" draw:layer="layout" svg:width="0.227cm" svg:height="0.25cm" svg:x="6.627cm" svg:y="5.05cm">
              <text:p/>
            </draw:rect>
          </draw:g>
          <draw:g>
            <draw:rect draw:style-name="gr610" draw:text-style-name="P2" draw:layer="layout" svg:width="0.454cm" svg:height="0.5cm" svg:x="6.627cm" svg:y="5.49cm">
              <text:p/>
            </draw:rect>
            <draw:rect draw:style-name="gr611" draw:text-style-name="P2" draw:layer="layout" svg:width="0.227cm" svg:height="0.25cm" svg:x="6.854cm" svg:y="5.49cm">
              <text:p/>
            </draw:rect>
            <draw:rect draw:style-name="gr612" draw:text-style-name="P2" draw:layer="layout" svg:width="0.227cm" svg:height="0.25cm" svg:x="6.627cm" svg:y="5.74cm">
              <text:p/>
            </draw:rect>
          </draw:g>
          <draw:g>
            <draw:rect draw:style-name="gr613" draw:text-style-name="P2" draw:layer="layout" svg:width="0.454cm" svg:height="0.5cm" svg:x="6.627cm" svg:y="6.18cm">
              <text:p/>
            </draw:rect>
            <draw:rect draw:style-name="gr614" draw:text-style-name="P2" draw:layer="layout" svg:width="0.227cm" svg:height="0.25cm" svg:x="6.854cm" svg:y="6.18cm">
              <text:p/>
            </draw:rect>
            <draw:rect draw:style-name="gr615" draw:text-style-name="P2" draw:layer="layout" svg:width="0.227cm" svg:height="0.25cm" svg:x="6.627cm" svg:y="6.43cm">
              <text:p/>
            </draw:rect>
          </draw:g>
          <draw:g>
            <draw:rect draw:style-name="gr616" draw:text-style-name="P2" draw:layer="layout" svg:width="0.454cm" svg:height="0.5cm" svg:x="6.627cm" svg:y="6.87cm">
              <text:p/>
            </draw:rect>
            <draw:rect draw:style-name="gr617" draw:text-style-name="P2" draw:layer="layout" svg:width="0.227cm" svg:height="0.25cm" svg:x="6.854cm" svg:y="6.87cm">
              <text:p/>
            </draw:rect>
            <draw:rect draw:style-name="gr618" draw:text-style-name="P2" draw:layer="layout" svg:width="0.227cm" svg:height="0.25cm" svg:x="6.627cm" svg:y="7.12cm">
              <text:p/>
            </draw:rect>
          </draw:g>
          <draw:g>
            <draw:rect draw:style-name="gr619" draw:text-style-name="P2" draw:layer="layout" svg:width="0.454cm" svg:height="0.5cm" svg:x="6.627cm" svg:y="7.56cm">
              <text:p/>
            </draw:rect>
            <draw:rect draw:style-name="gr620" draw:text-style-name="P2" draw:layer="layout" svg:width="0.227cm" svg:height="0.25cm" svg:x="6.854cm" svg:y="7.56cm">
              <text:p/>
            </draw:rect>
            <draw:rect draw:style-name="gr621" draw:text-style-name="P2" draw:layer="layout" svg:width="0.227cm" svg:height="0.25cm" svg:x="6.627cm" svg:y="7.81cm">
              <text:p/>
            </draw:rect>
          </draw:g>
          <draw:g>
            <draw:rect draw:style-name="gr622" draw:text-style-name="P2" draw:layer="layout" svg:width="0.454cm" svg:height="0.5cm" svg:x="6.627cm" svg:y="8.25cm">
              <text:p/>
            </draw:rect>
            <draw:rect draw:style-name="gr623" draw:text-style-name="P2" draw:layer="layout" svg:width="0.227cm" svg:height="0.25cm" svg:x="6.854cm" svg:y="8.25cm">
              <text:p/>
            </draw:rect>
            <draw:rect draw:style-name="gr624" draw:text-style-name="P2" draw:layer="layout" svg:width="0.227cm" svg:height="0.25cm" svg:x="6.627cm" svg:y="8.5cm">
              <text:p/>
            </draw:rect>
          </draw:g>
          <draw:g>
            <draw:rect draw:style-name="gr625" draw:text-style-name="P2" draw:layer="layout" svg:width="0.454cm" svg:height="0.5cm" svg:x="6.627cm" svg:y="8.94cm">
              <text:p/>
            </draw:rect>
            <draw:rect draw:style-name="gr626" draw:text-style-name="P2" draw:layer="layout" svg:width="0.227cm" svg:height="0.25cm" svg:x="6.854cm" svg:y="8.94cm">
              <text:p/>
            </draw:rect>
            <draw:rect draw:style-name="gr627" draw:text-style-name="P2" draw:layer="layout" svg:width="0.227cm" svg:height="0.25cm" svg:x="6.627cm" svg:y="9.19cm">
              <text:p/>
            </draw:rect>
          </draw:g>
          <draw:g>
            <draw:rect draw:style-name="gr628" draw:text-style-name="P2" draw:layer="layout" svg:width="0.454cm" svg:height="0.5cm" svg:x="6.627cm" svg:y="9.63cm">
              <text:p/>
            </draw:rect>
            <draw:rect draw:style-name="gr629" draw:text-style-name="P2" draw:layer="layout" svg:width="0.227cm" svg:height="0.25cm" svg:x="6.854cm" svg:y="9.63cm">
              <text:p/>
            </draw:rect>
            <draw:rect draw:style-name="gr630" draw:text-style-name="P2" draw:layer="layout" svg:width="0.227cm" svg:height="0.25cm" svg:x="6.627cm" svg:y="9.88cm">
              <text:p/>
            </draw:rect>
          </draw:g>
          <draw:g>
            <draw:rect draw:style-name="gr631" draw:text-style-name="P2" draw:layer="layout" svg:width="0.454cm" svg:height="0.5cm" svg:x="6.627cm" svg:y="10.32cm">
              <text:p/>
            </draw:rect>
            <draw:rect draw:style-name="gr632" draw:text-style-name="P2" draw:layer="layout" svg:width="0.227cm" svg:height="0.25cm" svg:x="6.854cm" svg:y="10.32cm">
              <text:p/>
            </draw:rect>
            <draw:rect draw:style-name="gr633" draw:text-style-name="P2" draw:layer="layout" svg:width="0.227cm" svg:height="0.25cm" svg:x="6.627cm" svg:y="10.57cm">
              <text:p/>
            </draw:rect>
          </draw:g>
          <draw:g>
            <draw:rect draw:style-name="gr634" draw:text-style-name="P2" draw:layer="layout" svg:width="0.454cm" svg:height="0.5cm" svg:x="6.627cm" svg:y="11.01cm">
              <text:p/>
            </draw:rect>
            <draw:rect draw:style-name="gr635" draw:text-style-name="P2" draw:layer="layout" svg:width="0.227cm" svg:height="0.25cm" svg:x="6.854cm" svg:y="11.01cm">
              <text:p/>
            </draw:rect>
            <draw:rect draw:style-name="gr636" draw:text-style-name="P2" draw:layer="layout" svg:width="0.227cm" svg:height="0.25cm" svg:x="6.627cm" svg:y="11.26cm">
              <text:p/>
            </draw:rect>
          </draw:g>
          <draw:g>
            <draw:rect draw:style-name="gr637" draw:text-style-name="P2" draw:layer="layout" svg:width="0.454cm" svg:height="0.5cm" svg:x="6.627cm" svg:y="11.7cm">
              <text:p/>
            </draw:rect>
            <draw:rect draw:style-name="gr638" draw:text-style-name="P2" draw:layer="layout" svg:width="0.227cm" svg:height="0.25cm" svg:x="6.854cm" svg:y="11.7cm">
              <text:p/>
            </draw:rect>
            <draw:rect draw:style-name="gr639" draw:text-style-name="P2" draw:layer="layout" svg:width="0.227cm" svg:height="0.25cm" svg:x="6.627cm" svg:y="11.95cm">
              <text:p/>
            </draw:rect>
          </draw:g>
          <draw:g>
            <draw:rect draw:style-name="gr640" draw:text-style-name="P2" draw:layer="layout" svg:width="0.454cm" svg:height="0.5cm" svg:x="6.627cm" svg:y="12.39cm">
              <text:p/>
            </draw:rect>
            <draw:rect draw:style-name="gr641" draw:text-style-name="P2" draw:layer="layout" svg:width="0.227cm" svg:height="0.25cm" svg:x="6.854cm" svg:y="12.39cm">
              <text:p/>
            </draw:rect>
            <draw:rect draw:style-name="gr642" draw:text-style-name="P2" draw:layer="layout" svg:width="0.227cm" svg:height="0.25cm" svg:x="6.627cm" svg:y="12.64cm">
              <text:p/>
            </draw:rect>
          </draw:g>
          <draw:g>
            <draw:rect draw:style-name="gr643" draw:text-style-name="P2" draw:layer="layout" svg:width="0.454cm" svg:height="0.5cm" svg:x="6.627cm" svg:y="13.08cm">
              <text:p/>
            </draw:rect>
            <draw:rect draw:style-name="gr644" draw:text-style-name="P2" draw:layer="layout" svg:width="0.227cm" svg:height="0.25cm" svg:x="6.854cm" svg:y="13.08cm">
              <text:p/>
            </draw:rect>
            <draw:rect draw:style-name="gr645" draw:text-style-name="P2" draw:layer="layout" svg:width="0.227cm" svg:height="0.25cm" svg:x="6.627cm" svg:y="13.33cm">
              <text:p/>
            </draw:rect>
          </draw:g>
          <draw:g>
            <draw:rect draw:style-name="gr646" draw:text-style-name="P2" draw:layer="layout" svg:width="0.454cm" svg:height="0.5cm" svg:x="6.627cm" svg:y="13.77cm">
              <text:p/>
            </draw:rect>
            <draw:rect draw:style-name="gr647" draw:text-style-name="P2" draw:layer="layout" svg:width="0.227cm" svg:height="0.25cm" svg:x="6.854cm" svg:y="13.77cm">
              <text:p/>
            </draw:rect>
            <draw:rect draw:style-name="gr648" draw:text-style-name="P2" draw:layer="layout" svg:width="0.227cm" svg:height="0.25cm" svg:x="6.627cm" svg:y="14.02cm">
              <text:p/>
            </draw:rect>
          </draw:g>
          <draw:g>
            <draw:rect draw:style-name="gr649" draw:text-style-name="P2" draw:layer="layout" svg:width="0.454cm" svg:height="0.5cm" svg:x="6.627cm" svg:y="14.46cm">
              <text:p/>
            </draw:rect>
            <draw:rect draw:style-name="gr650" draw:text-style-name="P2" draw:layer="layout" svg:width="0.227cm" svg:height="0.25cm" svg:x="6.854cm" svg:y="14.46cm">
              <text:p/>
            </draw:rect>
            <draw:rect draw:style-name="gr651" draw:text-style-name="P2" draw:layer="layout" svg:width="0.227cm" svg:height="0.25cm" svg:x="6.627cm" svg:y="14.71cm">
              <text:p/>
            </draw:rect>
          </draw:g>
          <draw:g>
            <draw:rect draw:style-name="gr652" draw:text-style-name="P2" draw:layer="layout" svg:width="0.454cm" svg:height="0.5cm" svg:x="6.627cm" svg:y="15.15cm">
              <text:p/>
            </draw:rect>
            <draw:rect draw:style-name="gr653" draw:text-style-name="P2" draw:layer="layout" svg:width="0.227cm" svg:height="0.25cm" svg:x="6.854cm" svg:y="15.15cm">
              <text:p/>
            </draw:rect>
            <draw:rect draw:style-name="gr654" draw:text-style-name="P2" draw:layer="layout" svg:width="0.227cm" svg:height="0.25cm" svg:x="6.627cm" svg:y="15.4cm">
              <text:p/>
            </draw:rect>
          </draw:g>
          <draw:g>
            <draw:rect draw:style-name="gr655" draw:text-style-name="P2" draw:layer="layout" svg:width="0.454cm" svg:height="0.5cm" svg:x="6.627cm" svg:y="15.84cm">
              <text:p/>
            </draw:rect>
            <draw:rect draw:style-name="gr656" draw:text-style-name="P2" draw:layer="layout" svg:width="0.227cm" svg:height="0.25cm" svg:x="6.854cm" svg:y="15.84cm">
              <text:p/>
            </draw:rect>
            <draw:rect draw:style-name="gr657" draw:text-style-name="P2" draw:layer="layout" svg:width="0.227cm" svg:height="0.25cm" svg:x="6.627cm" svg:y="16.09cm">
              <text:p/>
            </draw:rect>
          </draw:g>
          <draw:g>
            <draw:rect draw:style-name="gr658" draw:text-style-name="P2" draw:layer="layout" svg:width="0.454cm" svg:height="0.5cm" svg:x="6.627cm" svg:y="16.53cm">
              <text:p/>
            </draw:rect>
            <draw:rect draw:style-name="gr659" draw:text-style-name="P2" draw:layer="layout" svg:width="0.227cm" svg:height="0.25cm" svg:x="6.854cm" svg:y="16.53cm">
              <text:p/>
            </draw:rect>
            <draw:rect draw:style-name="gr660" draw:text-style-name="P2" draw:layer="layout" svg:width="0.227cm" svg:height="0.25cm" svg:x="6.627cm" svg:y="16.78cm">
              <text:p/>
            </draw:rect>
          </draw:g>
          <draw:g>
            <draw:rect draw:style-name="gr661" draw:text-style-name="P2" draw:layer="layout" svg:width="0.454cm" svg:height="0.5cm" svg:x="6.627cm" svg:y="17.22cm">
              <text:p/>
            </draw:rect>
            <draw:rect draw:style-name="gr662" draw:text-style-name="P2" draw:layer="layout" svg:width="0.227cm" svg:height="0.25cm" svg:x="6.854cm" svg:y="17.22cm">
              <text:p/>
            </draw:rect>
            <draw:rect draw:style-name="gr663" draw:text-style-name="P2" draw:layer="layout" svg:width="0.227cm" svg:height="0.25cm" svg:x="6.627cm" svg:y="17.47cm">
              <text:p/>
            </draw:rect>
          </draw:g>
          <draw:g>
            <draw:rect draw:style-name="gr664" draw:text-style-name="P2" draw:layer="layout" svg:width="0.454cm" svg:height="0.5cm" svg:x="6.627cm" svg:y="17.91cm">
              <text:p/>
            </draw:rect>
            <draw:rect draw:style-name="gr665" draw:text-style-name="P2" draw:layer="layout" svg:width="0.227cm" svg:height="0.25cm" svg:x="6.854cm" svg:y="17.91cm">
              <text:p/>
            </draw:rect>
            <draw:rect draw:style-name="gr666" draw:text-style-name="P2" draw:layer="layout" svg:width="0.227cm" svg:height="0.25cm" svg:x="6.627cm" svg:y="18.16cm">
              <text:p/>
            </draw:rect>
          </draw:g>
          <draw:g>
            <draw:rect draw:style-name="gr667" draw:text-style-name="P2" draw:layer="layout" svg:width="0.454cm" svg:height="0.5cm" svg:x="6.627cm" svg:y="18.6cm">
              <text:p/>
            </draw:rect>
            <draw:rect draw:style-name="gr668" draw:text-style-name="P2" draw:layer="layout" svg:width="0.227cm" svg:height="0.25cm" svg:x="6.854cm" svg:y="18.6cm">
              <text:p/>
            </draw:rect>
            <draw:rect draw:style-name="gr669" draw:text-style-name="P2" draw:layer="layout" svg:width="0.227cm" svg:height="0.25cm" svg:x="6.627cm" svg:y="18.85cm">
              <text:p/>
            </draw:rect>
          </draw:g>
          <draw:g>
            <draw:rect draw:style-name="gr670" draw:text-style-name="P2" draw:layer="layout" svg:width="0.454cm" svg:height="0.5cm" svg:x="6.627cm" svg:y="19.29cm">
              <text:p/>
            </draw:rect>
            <draw:rect draw:style-name="gr671" draw:text-style-name="P2" draw:layer="layout" svg:width="0.227cm" svg:height="0.25cm" svg:x="6.854cm" svg:y="19.29cm">
              <text:p/>
            </draw:rect>
            <draw:rect draw:style-name="gr672" draw:text-style-name="P2" draw:layer="layout" svg:width="0.227cm" svg:height="0.25cm" svg:x="6.627cm" svg:y="19.54cm">
              <text:p/>
            </draw:rect>
          </draw:g>
          <draw:g>
            <draw:rect draw:style-name="gr673" draw:text-style-name="P2" draw:layer="layout" svg:width="0.454cm" svg:height="0.5cm" svg:x="6.627cm" svg:y="19.98cm">
              <text:p/>
            </draw:rect>
            <draw:rect draw:style-name="gr674" draw:text-style-name="P2" draw:layer="layout" svg:width="0.227cm" svg:height="0.25cm" svg:x="6.854cm" svg:y="19.98cm">
              <text:p/>
            </draw:rect>
            <draw:rect draw:style-name="gr675" draw:text-style-name="P2" draw:layer="layout" svg:width="0.227cm" svg:height="0.25cm" svg:x="6.627cm" svg:y="20.23cm">
              <text:p/>
            </draw:rect>
          </draw:g>
          <draw:g>
            <draw:rect draw:style-name="gr676" draw:text-style-name="P2" draw:layer="layout" svg:width="0.454cm" svg:height="0.5cm" svg:x="6.627cm" svg:y="20.67cm">
              <text:p/>
            </draw:rect>
            <draw:rect draw:style-name="gr677" draw:text-style-name="P2" draw:layer="layout" svg:width="0.227cm" svg:height="0.25cm" svg:x="6.854cm" svg:y="20.67cm">
              <text:p/>
            </draw:rect>
            <draw:rect draw:style-name="gr678" draw:text-style-name="P2" draw:layer="layout" svg:width="0.227cm" svg:height="0.25cm" svg:x="6.627cm" svg:y="20.92cm">
              <text:p/>
            </draw:rect>
          </draw:g>
          <draw:g>
            <draw:rect draw:style-name="gr679" draw:text-style-name="P2" draw:layer="layout" svg:width="0.454cm" svg:height="0.5cm" svg:x="6.627cm" svg:y="21.36cm">
              <text:p/>
            </draw:rect>
            <draw:rect draw:style-name="gr680" draw:text-style-name="P2" draw:layer="layout" svg:width="0.227cm" svg:height="0.25cm" svg:x="6.854cm" svg:y="21.36cm">
              <text:p/>
            </draw:rect>
            <draw:rect draw:style-name="gr681" draw:text-style-name="P2" draw:layer="layout" svg:width="0.227cm" svg:height="0.25cm" svg:x="6.627cm" svg:y="21.61cm">
              <text:p/>
            </draw:rect>
          </draw:g>
          <draw:g>
            <draw:rect draw:style-name="gr682" draw:text-style-name="P2" draw:layer="layout" svg:width="0.454cm" svg:height="0.5cm" svg:x="6.627cm" svg:y="22.05cm">
              <text:p/>
            </draw:rect>
            <draw:rect draw:style-name="gr683" draw:text-style-name="P2" draw:layer="layout" svg:width="0.227cm" svg:height="0.25cm" svg:x="6.854cm" svg:y="22.05cm">
              <text:p/>
            </draw:rect>
            <draw:rect draw:style-name="gr684" draw:text-style-name="P2" draw:layer="layout" svg:width="0.227cm" svg:height="0.25cm" svg:x="6.627cm" svg:y="22.3cm">
              <text:p/>
            </draw:rect>
          </draw:g>
          <draw:g>
            <draw:rect draw:style-name="gr685" draw:text-style-name="P2" draw:layer="layout" svg:width="0.454cm" svg:height="0.5cm" svg:x="6.627cm" svg:y="22.74cm">
              <text:p/>
            </draw:rect>
            <draw:rect draw:style-name="gr686" draw:text-style-name="P2" draw:layer="layout" svg:width="0.227cm" svg:height="0.25cm" svg:x="6.854cm" svg:y="22.74cm">
              <text:p/>
            </draw:rect>
            <draw:rect draw:style-name="gr687" draw:text-style-name="P2" draw:layer="layout" svg:width="0.227cm" svg:height="0.25cm" svg:x="6.627cm" svg:y="22.99cm">
              <text:p/>
            </draw:rect>
          </draw:g>
          <draw:g>
            <draw:rect draw:style-name="gr688" draw:text-style-name="P2" draw:layer="layout" svg:width="0.454cm" svg:height="0.5cm" svg:x="6.627cm" svg:y="23.43cm">
              <text:p/>
            </draw:rect>
            <draw:rect draw:style-name="gr689" draw:text-style-name="P2" draw:layer="layout" svg:width="0.227cm" svg:height="0.25cm" svg:x="6.854cm" svg:y="23.43cm">
              <text:p/>
            </draw:rect>
            <draw:rect draw:style-name="gr690" draw:text-style-name="P2" draw:layer="layout" svg:width="0.227cm" svg:height="0.25cm" svg:x="6.627cm" svg:y="23.68cm">
              <text:p/>
            </draw:rect>
          </draw:g>
          <draw:g>
            <draw:rect draw:style-name="gr691" draw:text-style-name="P2" draw:layer="layout" svg:width="0.454cm" svg:height="0.5cm" svg:x="6.627cm" svg:y="24.12cm">
              <text:p/>
            </draw:rect>
            <draw:rect draw:style-name="gr692" draw:text-style-name="P2" draw:layer="layout" svg:width="0.227cm" svg:height="0.25cm" svg:x="6.854cm" svg:y="24.12cm">
              <text:p/>
            </draw:rect>
            <draw:rect draw:style-name="gr693" draw:text-style-name="P2" draw:layer="layout" svg:width="0.227cm" svg:height="0.25cm" svg:x="6.627cm" svg:y="24.37cm">
              <text:p/>
            </draw:rect>
          </draw:g>
          <draw:g>
            <draw:rect draw:style-name="gr694" draw:text-style-name="P2" draw:layer="layout" svg:width="0.454cm" svg:height="0.5cm" svg:x="6.627cm" svg:y="24.81cm">
              <text:p/>
            </draw:rect>
            <draw:rect draw:style-name="gr695" draw:text-style-name="P2" draw:layer="layout" svg:width="0.227cm" svg:height="0.25cm" svg:x="6.854cm" svg:y="24.81cm">
              <text:p/>
            </draw:rect>
            <draw:rect draw:style-name="gr696" draw:text-style-name="P2" draw:layer="layout" svg:width="0.227cm" svg:height="0.25cm" svg:x="6.627cm" svg:y="25.06cm">
              <text:p/>
            </draw:rect>
          </draw:g>
          <draw:g>
            <draw:rect draw:style-name="gr697" draw:text-style-name="P2" draw:layer="layout" svg:width="0.454cm" svg:height="0.5cm" svg:x="6.627cm" svg:y="25.5cm">
              <text:p/>
            </draw:rect>
            <draw:rect draw:style-name="gr698" draw:text-style-name="P2" draw:layer="layout" svg:width="0.227cm" svg:height="0.25cm" svg:x="6.854cm" svg:y="25.5cm">
              <text:p/>
            </draw:rect>
            <draw:rect draw:style-name="gr699" draw:text-style-name="P2" draw:layer="layout" svg:width="0.227cm" svg:height="0.25cm" svg:x="6.627cm" svg:y="25.75cm">
              <text:p/>
            </draw:rect>
          </draw:g>
          <draw:g>
            <draw:rect draw:style-name="gr700" draw:text-style-name="P2" draw:layer="layout" svg:width="0.454cm" svg:height="0.5cm" svg:x="6.627cm" svg:y="26.19cm">
              <text:p/>
            </draw:rect>
            <draw:rect draw:style-name="gr701" draw:text-style-name="P2" draw:layer="layout" svg:width="0.227cm" svg:height="0.25cm" svg:x="6.854cm" svg:y="26.19cm">
              <text:p/>
            </draw:rect>
            <draw:rect draw:style-name="gr702" draw:text-style-name="P2" draw:layer="layout" svg:width="0.227cm" svg:height="0.25cm" svg:x="6.627cm" svg:y="26.44cm">
              <text:p/>
            </draw:rect>
          </draw:g>
          <draw:g>
            <draw:rect draw:style-name="gr703" draw:text-style-name="P2" draw:layer="layout" svg:width="0.454cm" svg:height="0.5cm" svg:x="6.627cm" svg:y="26.88cm">
              <text:p/>
            </draw:rect>
            <draw:rect draw:style-name="gr704" draw:text-style-name="P2" draw:layer="layout" svg:width="0.227cm" svg:height="0.25cm" svg:x="6.854cm" svg:y="26.88cm">
              <text:p/>
            </draw:rect>
            <draw:rect draw:style-name="gr705" draw:text-style-name="P2" draw:layer="layout" svg:width="0.227cm" svg:height="0.25cm" svg:x="6.627cm" svg:y="27.13cm">
              <text:p/>
            </draw:rect>
          </draw:g>
          <draw:g>
            <draw:rect draw:style-name="gr706" draw:text-style-name="P2" draw:layer="layout" svg:width="0.454cm" svg:height="0.5cm" svg:x="6.627cm" svg:y="27.57cm">
              <text:p/>
            </draw:rect>
            <draw:rect draw:style-name="gr707" draw:text-style-name="P2" draw:layer="layout" svg:width="0.227cm" svg:height="0.25cm" svg:x="6.854cm" svg:y="27.57cm">
              <text:p/>
            </draw:rect>
            <draw:rect draw:style-name="gr708" draw:text-style-name="P2" draw:layer="layout" svg:width="0.227cm" svg:height="0.25cm" svg:x="6.627cm" svg:y="27.82cm">
              <text:p/>
            </draw:rect>
          </draw:g>
        </draw:g>
        <draw:g>
          <draw:rect draw:style-name="gr709" draw:text-style-name="P1" draw:layer="layout" svg:width="27.15cm" svg:height="1cm" draw:transform="rotate (-1.5707963267949) translate (8.366cm 1.15cm)">
            <text:p/>
          </draw:rect>
          <draw:g>
            <draw:rect draw:style-name="gr710" draw:text-style-name="P2" draw:layer="layout" svg:width="0.454cm" svg:height="0.5cm" svg:x="7.639cm" svg:y="1.35cm">
              <text:p/>
            </draw:rect>
            <draw:rect draw:style-name="gr711" draw:text-style-name="P2" draw:layer="layout" svg:width="0.227cm" svg:height="0.25cm" svg:x="7.866cm" svg:y="1.35cm">
              <text:p/>
            </draw:rect>
            <draw:rect draw:style-name="gr712" draw:text-style-name="P2" draw:layer="layout" svg:width="0.227cm" svg:height="0.25cm" svg:x="7.639cm" svg:y="1.6cm">
              <text:p/>
            </draw:rect>
          </draw:g>
          <draw:g>
            <draw:rect draw:style-name="gr713" draw:text-style-name="P2" draw:layer="layout" svg:width="0.454cm" svg:height="0.5cm" svg:x="7.639cm" svg:y="2.04cm">
              <text:p/>
            </draw:rect>
            <draw:rect draw:style-name="gr714" draw:text-style-name="P2" draw:layer="layout" svg:width="0.227cm" svg:height="0.25cm" svg:x="7.866cm" svg:y="2.04cm">
              <text:p/>
            </draw:rect>
            <draw:rect draw:style-name="gr715" draw:text-style-name="P2" draw:layer="layout" svg:width="0.227cm" svg:height="0.25cm" svg:x="7.639cm" svg:y="2.29cm">
              <text:p/>
            </draw:rect>
          </draw:g>
          <draw:g>
            <draw:rect draw:style-name="gr716" draw:text-style-name="P2" draw:layer="layout" svg:width="0.454cm" svg:height="0.5cm" svg:x="7.639cm" svg:y="2.73cm">
              <text:p/>
            </draw:rect>
            <draw:rect draw:style-name="gr717" draw:text-style-name="P2" draw:layer="layout" svg:width="0.227cm" svg:height="0.25cm" svg:x="7.866cm" svg:y="2.73cm">
              <text:p/>
            </draw:rect>
            <draw:rect draw:style-name="gr718" draw:text-style-name="P2" draw:layer="layout" svg:width="0.227cm" svg:height="0.25cm" svg:x="7.639cm" svg:y="2.98cm">
              <text:p/>
            </draw:rect>
          </draw:g>
          <draw:g>
            <draw:rect draw:style-name="gr719" draw:text-style-name="P2" draw:layer="layout" svg:width="0.454cm" svg:height="0.5cm" svg:x="7.639cm" svg:y="3.42cm">
              <text:p/>
            </draw:rect>
            <draw:rect draw:style-name="gr720" draw:text-style-name="P2" draw:layer="layout" svg:width="0.227cm" svg:height="0.25cm" svg:x="7.866cm" svg:y="3.42cm">
              <text:p/>
            </draw:rect>
            <draw:rect draw:style-name="gr721" draw:text-style-name="P2" draw:layer="layout" svg:width="0.227cm" svg:height="0.25cm" svg:x="7.639cm" svg:y="3.67cm">
              <text:p/>
            </draw:rect>
          </draw:g>
          <draw:g>
            <draw:rect draw:style-name="gr722" draw:text-style-name="P2" draw:layer="layout" svg:width="0.454cm" svg:height="0.5cm" svg:x="7.639cm" svg:y="4.11cm">
              <text:p/>
            </draw:rect>
            <draw:rect draw:style-name="gr723" draw:text-style-name="P2" draw:layer="layout" svg:width="0.227cm" svg:height="0.25cm" svg:x="7.866cm" svg:y="4.11cm">
              <text:p/>
            </draw:rect>
            <draw:rect draw:style-name="gr724" draw:text-style-name="P2" draw:layer="layout" svg:width="0.227cm" svg:height="0.25cm" svg:x="7.639cm" svg:y="4.36cm">
              <text:p/>
            </draw:rect>
          </draw:g>
          <draw:g>
            <draw:rect draw:style-name="gr725" draw:text-style-name="P2" draw:layer="layout" svg:width="0.454cm" svg:height="0.5cm" svg:x="7.639cm" svg:y="4.8cm">
              <text:p/>
            </draw:rect>
            <draw:rect draw:style-name="gr726" draw:text-style-name="P2" draw:layer="layout" svg:width="0.227cm" svg:height="0.25cm" svg:x="7.866cm" svg:y="4.8cm">
              <text:p/>
            </draw:rect>
            <draw:rect draw:style-name="gr727" draw:text-style-name="P2" draw:layer="layout" svg:width="0.227cm" svg:height="0.25cm" svg:x="7.639cm" svg:y="5.05cm">
              <text:p/>
            </draw:rect>
          </draw:g>
          <draw:g>
            <draw:rect draw:style-name="gr728" draw:text-style-name="P2" draw:layer="layout" svg:width="0.454cm" svg:height="0.5cm" svg:x="7.639cm" svg:y="5.49cm">
              <text:p/>
            </draw:rect>
            <draw:rect draw:style-name="gr729" draw:text-style-name="P2" draw:layer="layout" svg:width="0.227cm" svg:height="0.25cm" svg:x="7.866cm" svg:y="5.49cm">
              <text:p/>
            </draw:rect>
            <draw:rect draw:style-name="gr730" draw:text-style-name="P2" draw:layer="layout" svg:width="0.227cm" svg:height="0.25cm" svg:x="7.639cm" svg:y="5.74cm">
              <text:p/>
            </draw:rect>
          </draw:g>
          <draw:g>
            <draw:rect draw:style-name="gr731" draw:text-style-name="P2" draw:layer="layout" svg:width="0.454cm" svg:height="0.5cm" svg:x="7.639cm" svg:y="6.18cm">
              <text:p/>
            </draw:rect>
            <draw:rect draw:style-name="gr732" draw:text-style-name="P2" draw:layer="layout" svg:width="0.227cm" svg:height="0.25cm" svg:x="7.866cm" svg:y="6.18cm">
              <text:p/>
            </draw:rect>
            <draw:rect draw:style-name="gr733" draw:text-style-name="P2" draw:layer="layout" svg:width="0.227cm" svg:height="0.25cm" svg:x="7.639cm" svg:y="6.43cm">
              <text:p/>
            </draw:rect>
          </draw:g>
          <draw:g>
            <draw:rect draw:style-name="gr734" draw:text-style-name="P2" draw:layer="layout" svg:width="0.454cm" svg:height="0.5cm" svg:x="7.639cm" svg:y="6.87cm">
              <text:p/>
            </draw:rect>
            <draw:rect draw:style-name="gr735" draw:text-style-name="P2" draw:layer="layout" svg:width="0.227cm" svg:height="0.25cm" svg:x="7.866cm" svg:y="6.87cm">
              <text:p/>
            </draw:rect>
            <draw:rect draw:style-name="gr736" draw:text-style-name="P2" draw:layer="layout" svg:width="0.227cm" svg:height="0.25cm" svg:x="7.639cm" svg:y="7.12cm">
              <text:p/>
            </draw:rect>
          </draw:g>
          <draw:g>
            <draw:rect draw:style-name="gr737" draw:text-style-name="P2" draw:layer="layout" svg:width="0.454cm" svg:height="0.5cm" svg:x="7.639cm" svg:y="7.56cm">
              <text:p/>
            </draw:rect>
            <draw:rect draw:style-name="gr738" draw:text-style-name="P2" draw:layer="layout" svg:width="0.227cm" svg:height="0.25cm" svg:x="7.866cm" svg:y="7.56cm">
              <text:p/>
            </draw:rect>
            <draw:rect draw:style-name="gr739" draw:text-style-name="P2" draw:layer="layout" svg:width="0.227cm" svg:height="0.25cm" svg:x="7.639cm" svg:y="7.81cm">
              <text:p/>
            </draw:rect>
          </draw:g>
          <draw:g>
            <draw:rect draw:style-name="gr740" draw:text-style-name="P2" draw:layer="layout" svg:width="0.454cm" svg:height="0.5cm" svg:x="7.639cm" svg:y="8.25cm">
              <text:p/>
            </draw:rect>
            <draw:rect draw:style-name="gr741" draw:text-style-name="P2" draw:layer="layout" svg:width="0.227cm" svg:height="0.25cm" svg:x="7.866cm" svg:y="8.25cm">
              <text:p/>
            </draw:rect>
            <draw:rect draw:style-name="gr742" draw:text-style-name="P2" draw:layer="layout" svg:width="0.227cm" svg:height="0.25cm" svg:x="7.639cm" svg:y="8.5cm">
              <text:p/>
            </draw:rect>
          </draw:g>
          <draw:g>
            <draw:rect draw:style-name="gr743" draw:text-style-name="P2" draw:layer="layout" svg:width="0.454cm" svg:height="0.5cm" svg:x="7.639cm" svg:y="8.94cm">
              <text:p/>
            </draw:rect>
            <draw:rect draw:style-name="gr744" draw:text-style-name="P2" draw:layer="layout" svg:width="0.227cm" svg:height="0.25cm" svg:x="7.866cm" svg:y="8.94cm">
              <text:p/>
            </draw:rect>
            <draw:rect draw:style-name="gr745" draw:text-style-name="P2" draw:layer="layout" svg:width="0.227cm" svg:height="0.25cm" svg:x="7.639cm" svg:y="9.19cm">
              <text:p/>
            </draw:rect>
          </draw:g>
          <draw:g>
            <draw:rect draw:style-name="gr746" draw:text-style-name="P2" draw:layer="layout" svg:width="0.454cm" svg:height="0.5cm" svg:x="7.639cm" svg:y="9.63cm">
              <text:p/>
            </draw:rect>
            <draw:rect draw:style-name="gr747" draw:text-style-name="P2" draw:layer="layout" svg:width="0.227cm" svg:height="0.25cm" svg:x="7.866cm" svg:y="9.63cm">
              <text:p/>
            </draw:rect>
            <draw:rect draw:style-name="gr748" draw:text-style-name="P2" draw:layer="layout" svg:width="0.227cm" svg:height="0.25cm" svg:x="7.639cm" svg:y="9.88cm">
              <text:p/>
            </draw:rect>
          </draw:g>
          <draw:g>
            <draw:rect draw:style-name="gr749" draw:text-style-name="P2" draw:layer="layout" svg:width="0.454cm" svg:height="0.5cm" svg:x="7.639cm" svg:y="10.32cm">
              <text:p/>
            </draw:rect>
            <draw:rect draw:style-name="gr750" draw:text-style-name="P2" draw:layer="layout" svg:width="0.227cm" svg:height="0.25cm" svg:x="7.866cm" svg:y="10.32cm">
              <text:p/>
            </draw:rect>
            <draw:rect draw:style-name="gr751" draw:text-style-name="P2" draw:layer="layout" svg:width="0.227cm" svg:height="0.25cm" svg:x="7.639cm" svg:y="10.57cm">
              <text:p/>
            </draw:rect>
          </draw:g>
          <draw:g>
            <draw:rect draw:style-name="gr752" draw:text-style-name="P2" draw:layer="layout" svg:width="0.454cm" svg:height="0.5cm" svg:x="7.639cm" svg:y="11.01cm">
              <text:p/>
            </draw:rect>
            <draw:rect draw:style-name="gr753" draw:text-style-name="P2" draw:layer="layout" svg:width="0.227cm" svg:height="0.25cm" svg:x="7.866cm" svg:y="11.01cm">
              <text:p/>
            </draw:rect>
            <draw:rect draw:style-name="gr754" draw:text-style-name="P2" draw:layer="layout" svg:width="0.227cm" svg:height="0.25cm" svg:x="7.639cm" svg:y="11.26cm">
              <text:p/>
            </draw:rect>
          </draw:g>
          <draw:g>
            <draw:rect draw:style-name="gr755" draw:text-style-name="P2" draw:layer="layout" svg:width="0.454cm" svg:height="0.5cm" svg:x="7.639cm" svg:y="11.7cm">
              <text:p/>
            </draw:rect>
            <draw:rect draw:style-name="gr756" draw:text-style-name="P2" draw:layer="layout" svg:width="0.227cm" svg:height="0.25cm" svg:x="7.866cm" svg:y="11.7cm">
              <text:p/>
            </draw:rect>
            <draw:rect draw:style-name="gr757" draw:text-style-name="P2" draw:layer="layout" svg:width="0.227cm" svg:height="0.25cm" svg:x="7.639cm" svg:y="11.95cm">
              <text:p/>
            </draw:rect>
          </draw:g>
          <draw:g>
            <draw:rect draw:style-name="gr758" draw:text-style-name="P2" draw:layer="layout" svg:width="0.454cm" svg:height="0.5cm" svg:x="7.639cm" svg:y="12.39cm">
              <text:p/>
            </draw:rect>
            <draw:rect draw:style-name="gr759" draw:text-style-name="P2" draw:layer="layout" svg:width="0.227cm" svg:height="0.25cm" svg:x="7.866cm" svg:y="12.39cm">
              <text:p/>
            </draw:rect>
            <draw:rect draw:style-name="gr760" draw:text-style-name="P2" draw:layer="layout" svg:width="0.227cm" svg:height="0.25cm" svg:x="7.639cm" svg:y="12.64cm">
              <text:p/>
            </draw:rect>
          </draw:g>
          <draw:g>
            <draw:rect draw:style-name="gr761" draw:text-style-name="P2" draw:layer="layout" svg:width="0.454cm" svg:height="0.5cm" svg:x="7.639cm" svg:y="13.08cm">
              <text:p/>
            </draw:rect>
            <draw:rect draw:style-name="gr762" draw:text-style-name="P2" draw:layer="layout" svg:width="0.227cm" svg:height="0.25cm" svg:x="7.866cm" svg:y="13.08cm">
              <text:p/>
            </draw:rect>
            <draw:rect draw:style-name="gr763" draw:text-style-name="P2" draw:layer="layout" svg:width="0.227cm" svg:height="0.25cm" svg:x="7.639cm" svg:y="13.33cm">
              <text:p/>
            </draw:rect>
          </draw:g>
          <draw:g>
            <draw:rect draw:style-name="gr764" draw:text-style-name="P2" draw:layer="layout" svg:width="0.454cm" svg:height="0.5cm" svg:x="7.639cm" svg:y="13.77cm">
              <text:p/>
            </draw:rect>
            <draw:rect draw:style-name="gr765" draw:text-style-name="P2" draw:layer="layout" svg:width="0.227cm" svg:height="0.25cm" svg:x="7.866cm" svg:y="13.77cm">
              <text:p/>
            </draw:rect>
            <draw:rect draw:style-name="gr766" draw:text-style-name="P2" draw:layer="layout" svg:width="0.227cm" svg:height="0.25cm" svg:x="7.639cm" svg:y="14.02cm">
              <text:p/>
            </draw:rect>
          </draw:g>
          <draw:g>
            <draw:rect draw:style-name="gr767" draw:text-style-name="P2" draw:layer="layout" svg:width="0.454cm" svg:height="0.5cm" svg:x="7.639cm" svg:y="14.46cm">
              <text:p/>
            </draw:rect>
            <draw:rect draw:style-name="gr768" draw:text-style-name="P2" draw:layer="layout" svg:width="0.227cm" svg:height="0.25cm" svg:x="7.866cm" svg:y="14.46cm">
              <text:p/>
            </draw:rect>
            <draw:rect draw:style-name="gr769" draw:text-style-name="P2" draw:layer="layout" svg:width="0.227cm" svg:height="0.25cm" svg:x="7.639cm" svg:y="14.71cm">
              <text:p/>
            </draw:rect>
          </draw:g>
          <draw:g>
            <draw:rect draw:style-name="gr770" draw:text-style-name="P2" draw:layer="layout" svg:width="0.454cm" svg:height="0.5cm" svg:x="7.639cm" svg:y="15.15cm">
              <text:p/>
            </draw:rect>
            <draw:rect draw:style-name="gr771" draw:text-style-name="P2" draw:layer="layout" svg:width="0.227cm" svg:height="0.25cm" svg:x="7.866cm" svg:y="15.15cm">
              <text:p/>
            </draw:rect>
            <draw:rect draw:style-name="gr772" draw:text-style-name="P2" draw:layer="layout" svg:width="0.227cm" svg:height="0.25cm" svg:x="7.639cm" svg:y="15.4cm">
              <text:p/>
            </draw:rect>
          </draw:g>
          <draw:g>
            <draw:rect draw:style-name="gr773" draw:text-style-name="P2" draw:layer="layout" svg:width="0.454cm" svg:height="0.5cm" svg:x="7.639cm" svg:y="15.84cm">
              <text:p/>
            </draw:rect>
            <draw:rect draw:style-name="gr774" draw:text-style-name="P2" draw:layer="layout" svg:width="0.227cm" svg:height="0.25cm" svg:x="7.866cm" svg:y="15.84cm">
              <text:p/>
            </draw:rect>
            <draw:rect draw:style-name="gr775" draw:text-style-name="P2" draw:layer="layout" svg:width="0.227cm" svg:height="0.25cm" svg:x="7.639cm" svg:y="16.09cm">
              <text:p/>
            </draw:rect>
          </draw:g>
          <draw:g>
            <draw:rect draw:style-name="gr776" draw:text-style-name="P2" draw:layer="layout" svg:width="0.454cm" svg:height="0.5cm" svg:x="7.639cm" svg:y="16.53cm">
              <text:p/>
            </draw:rect>
            <draw:rect draw:style-name="gr777" draw:text-style-name="P2" draw:layer="layout" svg:width="0.227cm" svg:height="0.25cm" svg:x="7.866cm" svg:y="16.53cm">
              <text:p/>
            </draw:rect>
            <draw:rect draw:style-name="gr778" draw:text-style-name="P2" draw:layer="layout" svg:width="0.227cm" svg:height="0.25cm" svg:x="7.639cm" svg:y="16.78cm">
              <text:p/>
            </draw:rect>
          </draw:g>
          <draw:g>
            <draw:rect draw:style-name="gr779" draw:text-style-name="P2" draw:layer="layout" svg:width="0.454cm" svg:height="0.5cm" svg:x="7.639cm" svg:y="17.22cm">
              <text:p/>
            </draw:rect>
            <draw:rect draw:style-name="gr780" draw:text-style-name="P2" draw:layer="layout" svg:width="0.227cm" svg:height="0.25cm" svg:x="7.866cm" svg:y="17.22cm">
              <text:p/>
            </draw:rect>
            <draw:rect draw:style-name="gr781" draw:text-style-name="P2" draw:layer="layout" svg:width="0.227cm" svg:height="0.25cm" svg:x="7.639cm" svg:y="17.47cm">
              <text:p/>
            </draw:rect>
          </draw:g>
          <draw:g>
            <draw:rect draw:style-name="gr782" draw:text-style-name="P2" draw:layer="layout" svg:width="0.454cm" svg:height="0.5cm" svg:x="7.639cm" svg:y="17.91cm">
              <text:p/>
            </draw:rect>
            <draw:rect draw:style-name="gr783" draw:text-style-name="P2" draw:layer="layout" svg:width="0.227cm" svg:height="0.25cm" svg:x="7.866cm" svg:y="17.91cm">
              <text:p/>
            </draw:rect>
            <draw:rect draw:style-name="gr784" draw:text-style-name="P2" draw:layer="layout" svg:width="0.227cm" svg:height="0.25cm" svg:x="7.639cm" svg:y="18.16cm">
              <text:p/>
            </draw:rect>
          </draw:g>
          <draw:g>
            <draw:rect draw:style-name="gr785" draw:text-style-name="P2" draw:layer="layout" svg:width="0.454cm" svg:height="0.5cm" svg:x="7.639cm" svg:y="18.6cm">
              <text:p/>
            </draw:rect>
            <draw:rect draw:style-name="gr786" draw:text-style-name="P2" draw:layer="layout" svg:width="0.227cm" svg:height="0.25cm" svg:x="7.866cm" svg:y="18.6cm">
              <text:p/>
            </draw:rect>
            <draw:rect draw:style-name="gr787" draw:text-style-name="P2" draw:layer="layout" svg:width="0.227cm" svg:height="0.25cm" svg:x="7.639cm" svg:y="18.85cm">
              <text:p/>
            </draw:rect>
          </draw:g>
          <draw:g>
            <draw:rect draw:style-name="gr788" draw:text-style-name="P2" draw:layer="layout" svg:width="0.454cm" svg:height="0.5cm" svg:x="7.639cm" svg:y="19.29cm">
              <text:p/>
            </draw:rect>
            <draw:rect draw:style-name="gr789" draw:text-style-name="P2" draw:layer="layout" svg:width="0.227cm" svg:height="0.25cm" svg:x="7.866cm" svg:y="19.29cm">
              <text:p/>
            </draw:rect>
            <draw:rect draw:style-name="gr790" draw:text-style-name="P2" draw:layer="layout" svg:width="0.227cm" svg:height="0.25cm" svg:x="7.639cm" svg:y="19.54cm">
              <text:p/>
            </draw:rect>
          </draw:g>
          <draw:g>
            <draw:rect draw:style-name="gr791" draw:text-style-name="P2" draw:layer="layout" svg:width="0.454cm" svg:height="0.5cm" svg:x="7.639cm" svg:y="19.98cm">
              <text:p/>
            </draw:rect>
            <draw:rect draw:style-name="gr792" draw:text-style-name="P2" draw:layer="layout" svg:width="0.227cm" svg:height="0.25cm" svg:x="7.866cm" svg:y="19.98cm">
              <text:p/>
            </draw:rect>
            <draw:rect draw:style-name="gr793" draw:text-style-name="P2" draw:layer="layout" svg:width="0.227cm" svg:height="0.25cm" svg:x="7.639cm" svg:y="20.23cm">
              <text:p/>
            </draw:rect>
          </draw:g>
          <draw:g>
            <draw:rect draw:style-name="gr794" draw:text-style-name="P2" draw:layer="layout" svg:width="0.454cm" svg:height="0.5cm" svg:x="7.639cm" svg:y="20.67cm">
              <text:p/>
            </draw:rect>
            <draw:rect draw:style-name="gr795" draw:text-style-name="P2" draw:layer="layout" svg:width="0.227cm" svg:height="0.25cm" svg:x="7.866cm" svg:y="20.67cm">
              <text:p/>
            </draw:rect>
            <draw:rect draw:style-name="gr796" draw:text-style-name="P2" draw:layer="layout" svg:width="0.227cm" svg:height="0.25cm" svg:x="7.639cm" svg:y="20.92cm">
              <text:p/>
            </draw:rect>
          </draw:g>
          <draw:g>
            <draw:rect draw:style-name="gr797" draw:text-style-name="P2" draw:layer="layout" svg:width="0.454cm" svg:height="0.5cm" svg:x="7.639cm" svg:y="21.36cm">
              <text:p/>
            </draw:rect>
            <draw:rect draw:style-name="gr798" draw:text-style-name="P2" draw:layer="layout" svg:width="0.227cm" svg:height="0.25cm" svg:x="7.866cm" svg:y="21.36cm">
              <text:p/>
            </draw:rect>
            <draw:rect draw:style-name="gr799" draw:text-style-name="P2" draw:layer="layout" svg:width="0.227cm" svg:height="0.25cm" svg:x="7.639cm" svg:y="21.61cm">
              <text:p/>
            </draw:rect>
          </draw:g>
          <draw:g>
            <draw:rect draw:style-name="gr800" draw:text-style-name="P2" draw:layer="layout" svg:width="0.454cm" svg:height="0.5cm" svg:x="7.639cm" svg:y="22.05cm">
              <text:p/>
            </draw:rect>
            <draw:rect draw:style-name="gr801" draw:text-style-name="P2" draw:layer="layout" svg:width="0.227cm" svg:height="0.25cm" svg:x="7.866cm" svg:y="22.05cm">
              <text:p/>
            </draw:rect>
            <draw:rect draw:style-name="gr802" draw:text-style-name="P2" draw:layer="layout" svg:width="0.227cm" svg:height="0.25cm" svg:x="7.639cm" svg:y="22.3cm">
              <text:p/>
            </draw:rect>
          </draw:g>
          <draw:g>
            <draw:rect draw:style-name="gr803" draw:text-style-name="P2" draw:layer="layout" svg:width="0.454cm" svg:height="0.5cm" svg:x="7.639cm" svg:y="22.74cm">
              <text:p/>
            </draw:rect>
            <draw:rect draw:style-name="gr804" draw:text-style-name="P2" draw:layer="layout" svg:width="0.227cm" svg:height="0.25cm" svg:x="7.866cm" svg:y="22.74cm">
              <text:p/>
            </draw:rect>
            <draw:rect draw:style-name="gr805" draw:text-style-name="P2" draw:layer="layout" svg:width="0.227cm" svg:height="0.25cm" svg:x="7.639cm" svg:y="22.99cm">
              <text:p/>
            </draw:rect>
          </draw:g>
          <draw:g>
            <draw:rect draw:style-name="gr806" draw:text-style-name="P2" draw:layer="layout" svg:width="0.454cm" svg:height="0.5cm" svg:x="7.639cm" svg:y="23.43cm">
              <text:p/>
            </draw:rect>
            <draw:rect draw:style-name="gr807" draw:text-style-name="P2" draw:layer="layout" svg:width="0.227cm" svg:height="0.25cm" svg:x="7.866cm" svg:y="23.43cm">
              <text:p/>
            </draw:rect>
            <draw:rect draw:style-name="gr808" draw:text-style-name="P2" draw:layer="layout" svg:width="0.227cm" svg:height="0.25cm" svg:x="7.639cm" svg:y="23.68cm">
              <text:p/>
            </draw:rect>
          </draw:g>
          <draw:g>
            <draw:rect draw:style-name="gr809" draw:text-style-name="P2" draw:layer="layout" svg:width="0.454cm" svg:height="0.5cm" svg:x="7.639cm" svg:y="24.12cm">
              <text:p/>
            </draw:rect>
            <draw:rect draw:style-name="gr810" draw:text-style-name="P2" draw:layer="layout" svg:width="0.227cm" svg:height="0.25cm" svg:x="7.866cm" svg:y="24.12cm">
              <text:p/>
            </draw:rect>
            <draw:rect draw:style-name="gr811" draw:text-style-name="P2" draw:layer="layout" svg:width="0.227cm" svg:height="0.25cm" svg:x="7.639cm" svg:y="24.37cm">
              <text:p/>
            </draw:rect>
          </draw:g>
          <draw:g>
            <draw:rect draw:style-name="gr812" draw:text-style-name="P2" draw:layer="layout" svg:width="0.454cm" svg:height="0.5cm" svg:x="7.639cm" svg:y="24.81cm">
              <text:p/>
            </draw:rect>
            <draw:rect draw:style-name="gr813" draw:text-style-name="P2" draw:layer="layout" svg:width="0.227cm" svg:height="0.25cm" svg:x="7.866cm" svg:y="24.81cm">
              <text:p/>
            </draw:rect>
            <draw:rect draw:style-name="gr814" draw:text-style-name="P2" draw:layer="layout" svg:width="0.227cm" svg:height="0.25cm" svg:x="7.639cm" svg:y="25.06cm">
              <text:p/>
            </draw:rect>
          </draw:g>
          <draw:g>
            <draw:rect draw:style-name="gr815" draw:text-style-name="P2" draw:layer="layout" svg:width="0.454cm" svg:height="0.5cm" svg:x="7.639cm" svg:y="25.5cm">
              <text:p/>
            </draw:rect>
            <draw:rect draw:style-name="gr816" draw:text-style-name="P2" draw:layer="layout" svg:width="0.227cm" svg:height="0.25cm" svg:x="7.866cm" svg:y="25.5cm">
              <text:p/>
            </draw:rect>
            <draw:rect draw:style-name="gr817" draw:text-style-name="P2" draw:layer="layout" svg:width="0.227cm" svg:height="0.25cm" svg:x="7.639cm" svg:y="25.75cm">
              <text:p/>
            </draw:rect>
          </draw:g>
          <draw:g>
            <draw:rect draw:style-name="gr818" draw:text-style-name="P2" draw:layer="layout" svg:width="0.454cm" svg:height="0.5cm" svg:x="7.639cm" svg:y="26.19cm">
              <text:p/>
            </draw:rect>
            <draw:rect draw:style-name="gr819" draw:text-style-name="P2" draw:layer="layout" svg:width="0.227cm" svg:height="0.25cm" svg:x="7.866cm" svg:y="26.19cm">
              <text:p/>
            </draw:rect>
            <draw:rect draw:style-name="gr820" draw:text-style-name="P2" draw:layer="layout" svg:width="0.227cm" svg:height="0.25cm" svg:x="7.639cm" svg:y="26.44cm">
              <text:p/>
            </draw:rect>
          </draw:g>
          <draw:g>
            <draw:rect draw:style-name="gr821" draw:text-style-name="P2" draw:layer="layout" svg:width="0.454cm" svg:height="0.5cm" svg:x="7.639cm" svg:y="26.88cm">
              <text:p/>
            </draw:rect>
            <draw:rect draw:style-name="gr822" draw:text-style-name="P2" draw:layer="layout" svg:width="0.227cm" svg:height="0.25cm" svg:x="7.866cm" svg:y="26.88cm">
              <text:p/>
            </draw:rect>
            <draw:rect draw:style-name="gr823" draw:text-style-name="P2" draw:layer="layout" svg:width="0.227cm" svg:height="0.25cm" svg:x="7.639cm" svg:y="27.13cm">
              <text:p/>
            </draw:rect>
          </draw:g>
          <draw:g>
            <draw:rect draw:style-name="gr824" draw:text-style-name="P2" draw:layer="layout" svg:width="0.454cm" svg:height="0.5cm" svg:x="7.639cm" svg:y="27.57cm">
              <text:p/>
            </draw:rect>
            <draw:rect draw:style-name="gr825" draw:text-style-name="P2" draw:layer="layout" svg:width="0.227cm" svg:height="0.25cm" svg:x="7.866cm" svg:y="27.57cm">
              <text:p/>
            </draw:rect>
            <draw:rect draw:style-name="gr826" draw:text-style-name="P2" draw:layer="layout" svg:width="0.227cm" svg:height="0.25cm" svg:x="7.639cm" svg:y="27.82cm">
              <text:p/>
            </draw:rect>
          </draw:g>
        </draw:g>
        <draw:g>
          <draw:rect draw:style-name="gr827" draw:text-style-name="P1" draw:layer="layout" svg:width="27.15cm" svg:height="1cm" draw:transform="rotate (-1.5707963267949) translate (9.378cm 1.15cm)">
            <text:p/>
          </draw:rect>
          <draw:g>
            <draw:rect draw:style-name="gr828" draw:text-style-name="P2" draw:layer="layout" svg:width="0.454cm" svg:height="0.5cm" svg:x="8.651cm" svg:y="1.35cm">
              <text:p/>
            </draw:rect>
            <draw:rect draw:style-name="gr829" draw:text-style-name="P2" draw:layer="layout" svg:width="0.227cm" svg:height="0.25cm" svg:x="8.878cm" svg:y="1.35cm">
              <text:p/>
            </draw:rect>
            <draw:rect draw:style-name="gr830" draw:text-style-name="P2" draw:layer="layout" svg:width="0.227cm" svg:height="0.25cm" svg:x="8.651cm" svg:y="1.6cm">
              <text:p/>
            </draw:rect>
          </draw:g>
          <draw:g>
            <draw:rect draw:style-name="gr831" draw:text-style-name="P2" draw:layer="layout" svg:width="0.454cm" svg:height="0.5cm" svg:x="8.651cm" svg:y="2.04cm">
              <text:p/>
            </draw:rect>
            <draw:rect draw:style-name="gr832" draw:text-style-name="P2" draw:layer="layout" svg:width="0.227cm" svg:height="0.25cm" svg:x="8.878cm" svg:y="2.04cm">
              <text:p/>
            </draw:rect>
            <draw:rect draw:style-name="gr833" draw:text-style-name="P2" draw:layer="layout" svg:width="0.227cm" svg:height="0.25cm" svg:x="8.651cm" svg:y="2.29cm">
              <text:p/>
            </draw:rect>
          </draw:g>
          <draw:g>
            <draw:rect draw:style-name="gr834" draw:text-style-name="P2" draw:layer="layout" svg:width="0.454cm" svg:height="0.5cm" svg:x="8.651cm" svg:y="2.73cm">
              <text:p/>
            </draw:rect>
            <draw:rect draw:style-name="gr835" draw:text-style-name="P2" draw:layer="layout" svg:width="0.227cm" svg:height="0.25cm" svg:x="8.878cm" svg:y="2.73cm">
              <text:p/>
            </draw:rect>
            <draw:rect draw:style-name="gr836" draw:text-style-name="P2" draw:layer="layout" svg:width="0.227cm" svg:height="0.25cm" svg:x="8.651cm" svg:y="2.98cm">
              <text:p/>
            </draw:rect>
          </draw:g>
          <draw:g>
            <draw:rect draw:style-name="gr837" draw:text-style-name="P2" draw:layer="layout" svg:width="0.454cm" svg:height="0.5cm" svg:x="8.651cm" svg:y="3.42cm">
              <text:p/>
            </draw:rect>
            <draw:rect draw:style-name="gr838" draw:text-style-name="P2" draw:layer="layout" svg:width="0.227cm" svg:height="0.25cm" svg:x="8.878cm" svg:y="3.42cm">
              <text:p/>
            </draw:rect>
            <draw:rect draw:style-name="gr839" draw:text-style-name="P2" draw:layer="layout" svg:width="0.227cm" svg:height="0.25cm" svg:x="8.651cm" svg:y="3.67cm">
              <text:p/>
            </draw:rect>
          </draw:g>
          <draw:g>
            <draw:rect draw:style-name="gr840" draw:text-style-name="P2" draw:layer="layout" svg:width="0.454cm" svg:height="0.5cm" svg:x="8.651cm" svg:y="4.11cm">
              <text:p/>
            </draw:rect>
            <draw:rect draw:style-name="gr841" draw:text-style-name="P2" draw:layer="layout" svg:width="0.227cm" svg:height="0.25cm" svg:x="8.878cm" svg:y="4.11cm">
              <text:p/>
            </draw:rect>
            <draw:rect draw:style-name="gr842" draw:text-style-name="P2" draw:layer="layout" svg:width="0.227cm" svg:height="0.25cm" svg:x="8.651cm" svg:y="4.36cm">
              <text:p/>
            </draw:rect>
          </draw:g>
          <draw:g>
            <draw:rect draw:style-name="gr843" draw:text-style-name="P2" draw:layer="layout" svg:width="0.454cm" svg:height="0.5cm" svg:x="8.651cm" svg:y="4.8cm">
              <text:p/>
            </draw:rect>
            <draw:rect draw:style-name="gr844" draw:text-style-name="P2" draw:layer="layout" svg:width="0.227cm" svg:height="0.25cm" svg:x="8.878cm" svg:y="4.8cm">
              <text:p/>
            </draw:rect>
            <draw:rect draw:style-name="gr845" draw:text-style-name="P2" draw:layer="layout" svg:width="0.227cm" svg:height="0.25cm" svg:x="8.651cm" svg:y="5.05cm">
              <text:p/>
            </draw:rect>
          </draw:g>
          <draw:g>
            <draw:rect draw:style-name="gr846" draw:text-style-name="P2" draw:layer="layout" svg:width="0.454cm" svg:height="0.5cm" svg:x="8.651cm" svg:y="5.49cm">
              <text:p/>
            </draw:rect>
            <draw:rect draw:style-name="gr847" draw:text-style-name="P2" draw:layer="layout" svg:width="0.227cm" svg:height="0.25cm" svg:x="8.878cm" svg:y="5.49cm">
              <text:p/>
            </draw:rect>
            <draw:rect draw:style-name="gr848" draw:text-style-name="P2" draw:layer="layout" svg:width="0.227cm" svg:height="0.25cm" svg:x="8.651cm" svg:y="5.74cm">
              <text:p/>
            </draw:rect>
          </draw:g>
          <draw:g>
            <draw:rect draw:style-name="gr849" draw:text-style-name="P2" draw:layer="layout" svg:width="0.454cm" svg:height="0.5cm" svg:x="8.651cm" svg:y="6.18cm">
              <text:p/>
            </draw:rect>
            <draw:rect draw:style-name="gr850" draw:text-style-name="P2" draw:layer="layout" svg:width="0.227cm" svg:height="0.25cm" svg:x="8.878cm" svg:y="6.18cm">
              <text:p/>
            </draw:rect>
            <draw:rect draw:style-name="gr851" draw:text-style-name="P2" draw:layer="layout" svg:width="0.227cm" svg:height="0.25cm" svg:x="8.651cm" svg:y="6.43cm">
              <text:p/>
            </draw:rect>
          </draw:g>
          <draw:g>
            <draw:rect draw:style-name="gr852" draw:text-style-name="P2" draw:layer="layout" svg:width="0.454cm" svg:height="0.5cm" svg:x="8.651cm" svg:y="6.87cm">
              <text:p/>
            </draw:rect>
            <draw:rect draw:style-name="gr853" draw:text-style-name="P2" draw:layer="layout" svg:width="0.227cm" svg:height="0.25cm" svg:x="8.878cm" svg:y="6.87cm">
              <text:p/>
            </draw:rect>
            <draw:rect draw:style-name="gr854" draw:text-style-name="P2" draw:layer="layout" svg:width="0.227cm" svg:height="0.25cm" svg:x="8.651cm" svg:y="7.12cm">
              <text:p/>
            </draw:rect>
          </draw:g>
          <draw:g>
            <draw:rect draw:style-name="gr855" draw:text-style-name="P2" draw:layer="layout" svg:width="0.454cm" svg:height="0.5cm" svg:x="8.651cm" svg:y="7.56cm">
              <text:p/>
            </draw:rect>
            <draw:rect draw:style-name="gr856" draw:text-style-name="P2" draw:layer="layout" svg:width="0.227cm" svg:height="0.25cm" svg:x="8.878cm" svg:y="7.56cm">
              <text:p/>
            </draw:rect>
            <draw:rect draw:style-name="gr857" draw:text-style-name="P2" draw:layer="layout" svg:width="0.227cm" svg:height="0.25cm" svg:x="8.651cm" svg:y="7.81cm">
              <text:p/>
            </draw:rect>
          </draw:g>
          <draw:g>
            <draw:rect draw:style-name="gr858" draw:text-style-name="P2" draw:layer="layout" svg:width="0.454cm" svg:height="0.5cm" svg:x="8.651cm" svg:y="8.25cm">
              <text:p/>
            </draw:rect>
            <draw:rect draw:style-name="gr859" draw:text-style-name="P2" draw:layer="layout" svg:width="0.227cm" svg:height="0.25cm" svg:x="8.878cm" svg:y="8.25cm">
              <text:p/>
            </draw:rect>
            <draw:rect draw:style-name="gr860" draw:text-style-name="P2" draw:layer="layout" svg:width="0.227cm" svg:height="0.25cm" svg:x="8.651cm" svg:y="8.5cm">
              <text:p/>
            </draw:rect>
          </draw:g>
          <draw:g>
            <draw:rect draw:style-name="gr861" draw:text-style-name="P2" draw:layer="layout" svg:width="0.454cm" svg:height="0.5cm" svg:x="8.651cm" svg:y="8.94cm">
              <text:p/>
            </draw:rect>
            <draw:rect draw:style-name="gr862" draw:text-style-name="P2" draw:layer="layout" svg:width="0.227cm" svg:height="0.25cm" svg:x="8.878cm" svg:y="8.94cm">
              <text:p/>
            </draw:rect>
            <draw:rect draw:style-name="gr863" draw:text-style-name="P2" draw:layer="layout" svg:width="0.227cm" svg:height="0.25cm" svg:x="8.651cm" svg:y="9.19cm">
              <text:p/>
            </draw:rect>
          </draw:g>
          <draw:g>
            <draw:rect draw:style-name="gr864" draw:text-style-name="P2" draw:layer="layout" svg:width="0.454cm" svg:height="0.5cm" svg:x="8.651cm" svg:y="9.63cm">
              <text:p/>
            </draw:rect>
            <draw:rect draw:style-name="gr865" draw:text-style-name="P2" draw:layer="layout" svg:width="0.227cm" svg:height="0.25cm" svg:x="8.878cm" svg:y="9.63cm">
              <text:p/>
            </draw:rect>
            <draw:rect draw:style-name="gr866" draw:text-style-name="P2" draw:layer="layout" svg:width="0.227cm" svg:height="0.25cm" svg:x="8.651cm" svg:y="9.88cm">
              <text:p/>
            </draw:rect>
          </draw:g>
          <draw:g>
            <draw:rect draw:style-name="gr867" draw:text-style-name="P2" draw:layer="layout" svg:width="0.454cm" svg:height="0.5cm" svg:x="8.651cm" svg:y="10.32cm">
              <text:p/>
            </draw:rect>
            <draw:rect draw:style-name="gr868" draw:text-style-name="P2" draw:layer="layout" svg:width="0.227cm" svg:height="0.25cm" svg:x="8.878cm" svg:y="10.32cm">
              <text:p/>
            </draw:rect>
            <draw:rect draw:style-name="gr869" draw:text-style-name="P2" draw:layer="layout" svg:width="0.227cm" svg:height="0.25cm" svg:x="8.651cm" svg:y="10.57cm">
              <text:p/>
            </draw:rect>
          </draw:g>
          <draw:g>
            <draw:rect draw:style-name="gr870" draw:text-style-name="P2" draw:layer="layout" svg:width="0.454cm" svg:height="0.5cm" svg:x="8.651cm" svg:y="11.01cm">
              <text:p/>
            </draw:rect>
            <draw:rect draw:style-name="gr871" draw:text-style-name="P2" draw:layer="layout" svg:width="0.227cm" svg:height="0.25cm" svg:x="8.878cm" svg:y="11.01cm">
              <text:p/>
            </draw:rect>
            <draw:rect draw:style-name="gr872" draw:text-style-name="P2" draw:layer="layout" svg:width="0.227cm" svg:height="0.25cm" svg:x="8.651cm" svg:y="11.26cm">
              <text:p/>
            </draw:rect>
          </draw:g>
          <draw:g>
            <draw:rect draw:style-name="gr873" draw:text-style-name="P2" draw:layer="layout" svg:width="0.454cm" svg:height="0.5cm" svg:x="8.651cm" svg:y="11.7cm">
              <text:p/>
            </draw:rect>
            <draw:rect draw:style-name="gr874" draw:text-style-name="P2" draw:layer="layout" svg:width="0.227cm" svg:height="0.25cm" svg:x="8.878cm" svg:y="11.7cm">
              <text:p/>
            </draw:rect>
            <draw:rect draw:style-name="gr875" draw:text-style-name="P2" draw:layer="layout" svg:width="0.227cm" svg:height="0.25cm" svg:x="8.651cm" svg:y="11.95cm">
              <text:p/>
            </draw:rect>
          </draw:g>
          <draw:g>
            <draw:rect draw:style-name="gr876" draw:text-style-name="P2" draw:layer="layout" svg:width="0.454cm" svg:height="0.5cm" svg:x="8.651cm" svg:y="12.39cm">
              <text:p/>
            </draw:rect>
            <draw:rect draw:style-name="gr877" draw:text-style-name="P2" draw:layer="layout" svg:width="0.227cm" svg:height="0.25cm" svg:x="8.878cm" svg:y="12.39cm">
              <text:p/>
            </draw:rect>
            <draw:rect draw:style-name="gr878" draw:text-style-name="P2" draw:layer="layout" svg:width="0.227cm" svg:height="0.25cm" svg:x="8.651cm" svg:y="12.64cm">
              <text:p/>
            </draw:rect>
          </draw:g>
          <draw:g>
            <draw:rect draw:style-name="gr879" draw:text-style-name="P2" draw:layer="layout" svg:width="0.454cm" svg:height="0.5cm" svg:x="8.651cm" svg:y="13.08cm">
              <text:p/>
            </draw:rect>
            <draw:rect draw:style-name="gr880" draw:text-style-name="P2" draw:layer="layout" svg:width="0.227cm" svg:height="0.25cm" svg:x="8.878cm" svg:y="13.08cm">
              <text:p/>
            </draw:rect>
            <draw:rect draw:style-name="gr881" draw:text-style-name="P2" draw:layer="layout" svg:width="0.227cm" svg:height="0.25cm" svg:x="8.651cm" svg:y="13.33cm">
              <text:p/>
            </draw:rect>
          </draw:g>
          <draw:g>
            <draw:rect draw:style-name="gr882" draw:text-style-name="P2" draw:layer="layout" svg:width="0.454cm" svg:height="0.5cm" svg:x="8.651cm" svg:y="13.77cm">
              <text:p/>
            </draw:rect>
            <draw:rect draw:style-name="gr883" draw:text-style-name="P2" draw:layer="layout" svg:width="0.227cm" svg:height="0.25cm" svg:x="8.878cm" svg:y="13.77cm">
              <text:p/>
            </draw:rect>
            <draw:rect draw:style-name="gr884" draw:text-style-name="P2" draw:layer="layout" svg:width="0.227cm" svg:height="0.25cm" svg:x="8.651cm" svg:y="14.02cm">
              <text:p/>
            </draw:rect>
          </draw:g>
          <draw:g>
            <draw:rect draw:style-name="gr885" draw:text-style-name="P2" draw:layer="layout" svg:width="0.454cm" svg:height="0.5cm" svg:x="8.651cm" svg:y="14.46cm">
              <text:p/>
            </draw:rect>
            <draw:rect draw:style-name="gr886" draw:text-style-name="P2" draw:layer="layout" svg:width="0.227cm" svg:height="0.25cm" svg:x="8.878cm" svg:y="14.46cm">
              <text:p/>
            </draw:rect>
            <draw:rect draw:style-name="gr887" draw:text-style-name="P2" draw:layer="layout" svg:width="0.227cm" svg:height="0.25cm" svg:x="8.651cm" svg:y="14.71cm">
              <text:p/>
            </draw:rect>
          </draw:g>
          <draw:g>
            <draw:rect draw:style-name="gr888" draw:text-style-name="P2" draw:layer="layout" svg:width="0.454cm" svg:height="0.5cm" svg:x="8.651cm" svg:y="15.15cm">
              <text:p/>
            </draw:rect>
            <draw:rect draw:style-name="gr889" draw:text-style-name="P2" draw:layer="layout" svg:width="0.227cm" svg:height="0.25cm" svg:x="8.878cm" svg:y="15.15cm">
              <text:p/>
            </draw:rect>
            <draw:rect draw:style-name="gr890" draw:text-style-name="P2" draw:layer="layout" svg:width="0.227cm" svg:height="0.25cm" svg:x="8.651cm" svg:y="15.4cm">
              <text:p/>
            </draw:rect>
          </draw:g>
          <draw:g>
            <draw:rect draw:style-name="gr891" draw:text-style-name="P2" draw:layer="layout" svg:width="0.454cm" svg:height="0.5cm" svg:x="8.651cm" svg:y="15.84cm">
              <text:p/>
            </draw:rect>
            <draw:rect draw:style-name="gr892" draw:text-style-name="P2" draw:layer="layout" svg:width="0.227cm" svg:height="0.25cm" svg:x="8.878cm" svg:y="15.84cm">
              <text:p/>
            </draw:rect>
            <draw:rect draw:style-name="gr893" draw:text-style-name="P2" draw:layer="layout" svg:width="0.227cm" svg:height="0.25cm" svg:x="8.651cm" svg:y="16.09cm">
              <text:p/>
            </draw:rect>
          </draw:g>
          <draw:g>
            <draw:rect draw:style-name="gr894" draw:text-style-name="P2" draw:layer="layout" svg:width="0.454cm" svg:height="0.5cm" svg:x="8.651cm" svg:y="16.53cm">
              <text:p/>
            </draw:rect>
            <draw:rect draw:style-name="gr895" draw:text-style-name="P2" draw:layer="layout" svg:width="0.227cm" svg:height="0.25cm" svg:x="8.878cm" svg:y="16.53cm">
              <text:p/>
            </draw:rect>
            <draw:rect draw:style-name="gr896" draw:text-style-name="P2" draw:layer="layout" svg:width="0.227cm" svg:height="0.25cm" svg:x="8.651cm" svg:y="16.78cm">
              <text:p/>
            </draw:rect>
          </draw:g>
          <draw:g>
            <draw:rect draw:style-name="gr897" draw:text-style-name="P2" draw:layer="layout" svg:width="0.454cm" svg:height="0.5cm" svg:x="8.651cm" svg:y="17.22cm">
              <text:p/>
            </draw:rect>
            <draw:rect draw:style-name="gr898" draw:text-style-name="P2" draw:layer="layout" svg:width="0.227cm" svg:height="0.25cm" svg:x="8.878cm" svg:y="17.22cm">
              <text:p/>
            </draw:rect>
            <draw:rect draw:style-name="gr899" draw:text-style-name="P2" draw:layer="layout" svg:width="0.227cm" svg:height="0.25cm" svg:x="8.651cm" svg:y="17.47cm">
              <text:p/>
            </draw:rect>
          </draw:g>
          <draw:g>
            <draw:rect draw:style-name="gr900" draw:text-style-name="P2" draw:layer="layout" svg:width="0.454cm" svg:height="0.5cm" svg:x="8.651cm" svg:y="17.91cm">
              <text:p/>
            </draw:rect>
            <draw:rect draw:style-name="gr901" draw:text-style-name="P2" draw:layer="layout" svg:width="0.227cm" svg:height="0.25cm" svg:x="8.878cm" svg:y="17.91cm">
              <text:p/>
            </draw:rect>
            <draw:rect draw:style-name="gr902" draw:text-style-name="P2" draw:layer="layout" svg:width="0.227cm" svg:height="0.25cm" svg:x="8.651cm" svg:y="18.16cm">
              <text:p/>
            </draw:rect>
          </draw:g>
          <draw:g>
            <draw:rect draw:style-name="gr903" draw:text-style-name="P2" draw:layer="layout" svg:width="0.454cm" svg:height="0.5cm" svg:x="8.651cm" svg:y="18.6cm">
              <text:p/>
            </draw:rect>
            <draw:rect draw:style-name="gr904" draw:text-style-name="P2" draw:layer="layout" svg:width="0.227cm" svg:height="0.25cm" svg:x="8.878cm" svg:y="18.6cm">
              <text:p/>
            </draw:rect>
            <draw:rect draw:style-name="gr905" draw:text-style-name="P2" draw:layer="layout" svg:width="0.227cm" svg:height="0.25cm" svg:x="8.651cm" svg:y="18.85cm">
              <text:p/>
            </draw:rect>
          </draw:g>
          <draw:g>
            <draw:rect draw:style-name="gr906" draw:text-style-name="P2" draw:layer="layout" svg:width="0.454cm" svg:height="0.5cm" svg:x="8.651cm" svg:y="19.29cm">
              <text:p/>
            </draw:rect>
            <draw:rect draw:style-name="gr907" draw:text-style-name="P2" draw:layer="layout" svg:width="0.227cm" svg:height="0.25cm" svg:x="8.878cm" svg:y="19.29cm">
              <text:p/>
            </draw:rect>
            <draw:rect draw:style-name="gr908" draw:text-style-name="P2" draw:layer="layout" svg:width="0.227cm" svg:height="0.25cm" svg:x="8.651cm" svg:y="19.54cm">
              <text:p/>
            </draw:rect>
          </draw:g>
          <draw:g>
            <draw:rect draw:style-name="gr909" draw:text-style-name="P2" draw:layer="layout" svg:width="0.454cm" svg:height="0.5cm" svg:x="8.651cm" svg:y="19.98cm">
              <text:p/>
            </draw:rect>
            <draw:rect draw:style-name="gr910" draw:text-style-name="P2" draw:layer="layout" svg:width="0.227cm" svg:height="0.25cm" svg:x="8.878cm" svg:y="19.98cm">
              <text:p/>
            </draw:rect>
            <draw:rect draw:style-name="gr911" draw:text-style-name="P2" draw:layer="layout" svg:width="0.227cm" svg:height="0.25cm" svg:x="8.651cm" svg:y="20.23cm">
              <text:p/>
            </draw:rect>
          </draw:g>
          <draw:g>
            <draw:rect draw:style-name="gr912" draw:text-style-name="P2" draw:layer="layout" svg:width="0.454cm" svg:height="0.5cm" svg:x="8.651cm" svg:y="20.67cm">
              <text:p/>
            </draw:rect>
            <draw:rect draw:style-name="gr913" draw:text-style-name="P2" draw:layer="layout" svg:width="0.227cm" svg:height="0.25cm" svg:x="8.878cm" svg:y="20.67cm">
              <text:p/>
            </draw:rect>
            <draw:rect draw:style-name="gr914" draw:text-style-name="P2" draw:layer="layout" svg:width="0.227cm" svg:height="0.25cm" svg:x="8.651cm" svg:y="20.92cm">
              <text:p/>
            </draw:rect>
          </draw:g>
          <draw:g>
            <draw:rect draw:style-name="gr915" draw:text-style-name="P2" draw:layer="layout" svg:width="0.454cm" svg:height="0.5cm" svg:x="8.651cm" svg:y="21.36cm">
              <text:p/>
            </draw:rect>
            <draw:rect draw:style-name="gr916" draw:text-style-name="P2" draw:layer="layout" svg:width="0.227cm" svg:height="0.25cm" svg:x="8.878cm" svg:y="21.36cm">
              <text:p/>
            </draw:rect>
            <draw:rect draw:style-name="gr917" draw:text-style-name="P2" draw:layer="layout" svg:width="0.227cm" svg:height="0.25cm" svg:x="8.651cm" svg:y="21.61cm">
              <text:p/>
            </draw:rect>
          </draw:g>
          <draw:g>
            <draw:rect draw:style-name="gr918" draw:text-style-name="P2" draw:layer="layout" svg:width="0.454cm" svg:height="0.5cm" svg:x="8.651cm" svg:y="22.05cm">
              <text:p/>
            </draw:rect>
            <draw:rect draw:style-name="gr919" draw:text-style-name="P2" draw:layer="layout" svg:width="0.227cm" svg:height="0.25cm" svg:x="8.878cm" svg:y="22.05cm">
              <text:p/>
            </draw:rect>
            <draw:rect draw:style-name="gr920" draw:text-style-name="P2" draw:layer="layout" svg:width="0.227cm" svg:height="0.25cm" svg:x="8.651cm" svg:y="22.3cm">
              <text:p/>
            </draw:rect>
          </draw:g>
          <draw:g>
            <draw:rect draw:style-name="gr921" draw:text-style-name="P2" draw:layer="layout" svg:width="0.454cm" svg:height="0.5cm" svg:x="8.651cm" svg:y="22.74cm">
              <text:p/>
            </draw:rect>
            <draw:rect draw:style-name="gr922" draw:text-style-name="P2" draw:layer="layout" svg:width="0.227cm" svg:height="0.25cm" svg:x="8.878cm" svg:y="22.74cm">
              <text:p/>
            </draw:rect>
            <draw:rect draw:style-name="gr923" draw:text-style-name="P2" draw:layer="layout" svg:width="0.227cm" svg:height="0.25cm" svg:x="8.651cm" svg:y="22.99cm">
              <text:p/>
            </draw:rect>
          </draw:g>
          <draw:g>
            <draw:rect draw:style-name="gr924" draw:text-style-name="P2" draw:layer="layout" svg:width="0.454cm" svg:height="0.5cm" svg:x="8.651cm" svg:y="23.43cm">
              <text:p/>
            </draw:rect>
            <draw:rect draw:style-name="gr925" draw:text-style-name="P2" draw:layer="layout" svg:width="0.227cm" svg:height="0.25cm" svg:x="8.878cm" svg:y="23.43cm">
              <text:p/>
            </draw:rect>
            <draw:rect draw:style-name="gr926" draw:text-style-name="P2" draw:layer="layout" svg:width="0.227cm" svg:height="0.25cm" svg:x="8.651cm" svg:y="23.68cm">
              <text:p/>
            </draw:rect>
          </draw:g>
          <draw:g>
            <draw:rect draw:style-name="gr927" draw:text-style-name="P2" draw:layer="layout" svg:width="0.454cm" svg:height="0.5cm" svg:x="8.651cm" svg:y="24.12cm">
              <text:p/>
            </draw:rect>
            <draw:rect draw:style-name="gr928" draw:text-style-name="P2" draw:layer="layout" svg:width="0.227cm" svg:height="0.25cm" svg:x="8.878cm" svg:y="24.12cm">
              <text:p/>
            </draw:rect>
            <draw:rect draw:style-name="gr929" draw:text-style-name="P2" draw:layer="layout" svg:width="0.227cm" svg:height="0.25cm" svg:x="8.651cm" svg:y="24.37cm">
              <text:p/>
            </draw:rect>
          </draw:g>
          <draw:g>
            <draw:rect draw:style-name="gr930" draw:text-style-name="P2" draw:layer="layout" svg:width="0.454cm" svg:height="0.5cm" svg:x="8.651cm" svg:y="24.81cm">
              <text:p/>
            </draw:rect>
            <draw:rect draw:style-name="gr931" draw:text-style-name="P2" draw:layer="layout" svg:width="0.227cm" svg:height="0.25cm" svg:x="8.878cm" svg:y="24.81cm">
              <text:p/>
            </draw:rect>
            <draw:rect draw:style-name="gr932" draw:text-style-name="P2" draw:layer="layout" svg:width="0.227cm" svg:height="0.25cm" svg:x="8.651cm" svg:y="25.06cm">
              <text:p/>
            </draw:rect>
          </draw:g>
          <draw:g>
            <draw:rect draw:style-name="gr933" draw:text-style-name="P2" draw:layer="layout" svg:width="0.454cm" svg:height="0.5cm" svg:x="8.651cm" svg:y="25.5cm">
              <text:p/>
            </draw:rect>
            <draw:rect draw:style-name="gr934" draw:text-style-name="P2" draw:layer="layout" svg:width="0.227cm" svg:height="0.25cm" svg:x="8.878cm" svg:y="25.5cm">
              <text:p/>
            </draw:rect>
            <draw:rect draw:style-name="gr935" draw:text-style-name="P2" draw:layer="layout" svg:width="0.227cm" svg:height="0.25cm" svg:x="8.651cm" svg:y="25.75cm">
              <text:p/>
            </draw:rect>
          </draw:g>
          <draw:g>
            <draw:rect draw:style-name="gr936" draw:text-style-name="P2" draw:layer="layout" svg:width="0.454cm" svg:height="0.5cm" svg:x="8.651cm" svg:y="26.19cm">
              <text:p/>
            </draw:rect>
            <draw:rect draw:style-name="gr937" draw:text-style-name="P2" draw:layer="layout" svg:width="0.227cm" svg:height="0.25cm" svg:x="8.878cm" svg:y="26.19cm">
              <text:p/>
            </draw:rect>
            <draw:rect draw:style-name="gr938" draw:text-style-name="P2" draw:layer="layout" svg:width="0.227cm" svg:height="0.25cm" svg:x="8.651cm" svg:y="26.44cm">
              <text:p/>
            </draw:rect>
          </draw:g>
          <draw:g>
            <draw:rect draw:style-name="gr939" draw:text-style-name="P2" draw:layer="layout" svg:width="0.454cm" svg:height="0.5cm" svg:x="8.651cm" svg:y="26.88cm">
              <text:p/>
            </draw:rect>
            <draw:rect draw:style-name="gr940" draw:text-style-name="P2" draw:layer="layout" svg:width="0.227cm" svg:height="0.25cm" svg:x="8.878cm" svg:y="26.88cm">
              <text:p/>
            </draw:rect>
            <draw:rect draw:style-name="gr941" draw:text-style-name="P2" draw:layer="layout" svg:width="0.227cm" svg:height="0.25cm" svg:x="8.651cm" svg:y="27.13cm">
              <text:p/>
            </draw:rect>
          </draw:g>
          <draw:g>
            <draw:rect draw:style-name="gr942" draw:text-style-name="P2" draw:layer="layout" svg:width="0.454cm" svg:height="0.5cm" svg:x="8.651cm" svg:y="27.57cm">
              <text:p/>
            </draw:rect>
            <draw:rect draw:style-name="gr943" draw:text-style-name="P2" draw:layer="layout" svg:width="0.227cm" svg:height="0.25cm" svg:x="8.878cm" svg:y="27.57cm">
              <text:p/>
            </draw:rect>
            <draw:rect draw:style-name="gr944" draw:text-style-name="P2" draw:layer="layout" svg:width="0.227cm" svg:height="0.25cm" svg:x="8.651cm" svg:y="27.82cm">
              <text:p/>
            </draw:rect>
          </draw:g>
        </draw:g>
        <draw:g>
          <draw:rect draw:style-name="gr945" draw:text-style-name="P1" draw:layer="layout" svg:width="27.15cm" svg:height="1cm" draw:transform="rotate (-1.5707963267949) translate (10.39cm 1.15cm)">
            <text:p/>
          </draw:rect>
          <draw:g>
            <draw:rect draw:style-name="gr946" draw:text-style-name="P2" draw:layer="layout" svg:width="0.454cm" svg:height="0.5cm" svg:x="9.663cm" svg:y="1.35cm">
              <text:p/>
            </draw:rect>
            <draw:rect draw:style-name="gr947" draw:text-style-name="P2" draw:layer="layout" svg:width="0.227cm" svg:height="0.25cm" svg:x="9.89cm" svg:y="1.35cm">
              <text:p/>
            </draw:rect>
            <draw:rect draw:style-name="gr948" draw:text-style-name="P2" draw:layer="layout" svg:width="0.227cm" svg:height="0.25cm" svg:x="9.663cm" svg:y="1.6cm">
              <text:p/>
            </draw:rect>
          </draw:g>
          <draw:g>
            <draw:rect draw:style-name="gr949" draw:text-style-name="P2" draw:layer="layout" svg:width="0.454cm" svg:height="0.5cm" svg:x="9.663cm" svg:y="2.04cm">
              <text:p/>
            </draw:rect>
            <draw:rect draw:style-name="gr950" draw:text-style-name="P2" draw:layer="layout" svg:width="0.227cm" svg:height="0.25cm" svg:x="9.89cm" svg:y="2.04cm">
              <text:p/>
            </draw:rect>
            <draw:rect draw:style-name="gr951" draw:text-style-name="P2" draw:layer="layout" svg:width="0.227cm" svg:height="0.25cm" svg:x="9.663cm" svg:y="2.29cm">
              <text:p/>
            </draw:rect>
          </draw:g>
          <draw:g>
            <draw:rect draw:style-name="gr952" draw:text-style-name="P2" draw:layer="layout" svg:width="0.454cm" svg:height="0.5cm" svg:x="9.663cm" svg:y="2.73cm">
              <text:p/>
            </draw:rect>
            <draw:rect draw:style-name="gr953" draw:text-style-name="P2" draw:layer="layout" svg:width="0.227cm" svg:height="0.25cm" svg:x="9.89cm" svg:y="2.73cm">
              <text:p/>
            </draw:rect>
            <draw:rect draw:style-name="gr954" draw:text-style-name="P2" draw:layer="layout" svg:width="0.227cm" svg:height="0.25cm" svg:x="9.663cm" svg:y="2.98cm">
              <text:p/>
            </draw:rect>
          </draw:g>
          <draw:g>
            <draw:rect draw:style-name="gr955" draw:text-style-name="P2" draw:layer="layout" svg:width="0.454cm" svg:height="0.5cm" svg:x="9.663cm" svg:y="3.42cm">
              <text:p/>
            </draw:rect>
            <draw:rect draw:style-name="gr956" draw:text-style-name="P2" draw:layer="layout" svg:width="0.227cm" svg:height="0.25cm" svg:x="9.89cm" svg:y="3.42cm">
              <text:p/>
            </draw:rect>
            <draw:rect draw:style-name="gr957" draw:text-style-name="P2" draw:layer="layout" svg:width="0.227cm" svg:height="0.25cm" svg:x="9.663cm" svg:y="3.67cm">
              <text:p/>
            </draw:rect>
          </draw:g>
          <draw:g>
            <draw:rect draw:style-name="gr958" draw:text-style-name="P2" draw:layer="layout" svg:width="0.454cm" svg:height="0.5cm" svg:x="9.663cm" svg:y="4.11cm">
              <text:p/>
            </draw:rect>
            <draw:rect draw:style-name="gr959" draw:text-style-name="P2" draw:layer="layout" svg:width="0.227cm" svg:height="0.25cm" svg:x="9.89cm" svg:y="4.11cm">
              <text:p/>
            </draw:rect>
            <draw:rect draw:style-name="gr960" draw:text-style-name="P2" draw:layer="layout" svg:width="0.227cm" svg:height="0.25cm" svg:x="9.663cm" svg:y="4.36cm">
              <text:p/>
            </draw:rect>
          </draw:g>
          <draw:g>
            <draw:rect draw:style-name="gr961" draw:text-style-name="P2" draw:layer="layout" svg:width="0.454cm" svg:height="0.5cm" svg:x="9.663cm" svg:y="4.8cm">
              <text:p/>
            </draw:rect>
            <draw:rect draw:style-name="gr962" draw:text-style-name="P2" draw:layer="layout" svg:width="0.227cm" svg:height="0.25cm" svg:x="9.89cm" svg:y="4.8cm">
              <text:p/>
            </draw:rect>
            <draw:rect draw:style-name="gr963" draw:text-style-name="P2" draw:layer="layout" svg:width="0.227cm" svg:height="0.25cm" svg:x="9.663cm" svg:y="5.05cm">
              <text:p/>
            </draw:rect>
          </draw:g>
          <draw:g>
            <draw:rect draw:style-name="gr964" draw:text-style-name="P2" draw:layer="layout" svg:width="0.454cm" svg:height="0.5cm" svg:x="9.663cm" svg:y="5.49cm">
              <text:p/>
            </draw:rect>
            <draw:rect draw:style-name="gr965" draw:text-style-name="P2" draw:layer="layout" svg:width="0.227cm" svg:height="0.25cm" svg:x="9.89cm" svg:y="5.49cm">
              <text:p/>
            </draw:rect>
            <draw:rect draw:style-name="gr966" draw:text-style-name="P2" draw:layer="layout" svg:width="0.227cm" svg:height="0.25cm" svg:x="9.663cm" svg:y="5.74cm">
              <text:p/>
            </draw:rect>
          </draw:g>
          <draw:g>
            <draw:rect draw:style-name="gr967" draw:text-style-name="P2" draw:layer="layout" svg:width="0.454cm" svg:height="0.5cm" svg:x="9.663cm" svg:y="6.18cm">
              <text:p/>
            </draw:rect>
            <draw:rect draw:style-name="gr968" draw:text-style-name="P2" draw:layer="layout" svg:width="0.227cm" svg:height="0.25cm" svg:x="9.89cm" svg:y="6.18cm">
              <text:p/>
            </draw:rect>
            <draw:rect draw:style-name="gr969" draw:text-style-name="P2" draw:layer="layout" svg:width="0.227cm" svg:height="0.25cm" svg:x="9.663cm" svg:y="6.43cm">
              <text:p/>
            </draw:rect>
          </draw:g>
          <draw:g>
            <draw:rect draw:style-name="gr970" draw:text-style-name="P2" draw:layer="layout" svg:width="0.454cm" svg:height="0.5cm" svg:x="9.663cm" svg:y="6.87cm">
              <text:p/>
            </draw:rect>
            <draw:rect draw:style-name="gr971" draw:text-style-name="P2" draw:layer="layout" svg:width="0.227cm" svg:height="0.25cm" svg:x="9.89cm" svg:y="6.87cm">
              <text:p/>
            </draw:rect>
            <draw:rect draw:style-name="gr972" draw:text-style-name="P2" draw:layer="layout" svg:width="0.227cm" svg:height="0.25cm" svg:x="9.663cm" svg:y="7.12cm">
              <text:p/>
            </draw:rect>
          </draw:g>
          <draw:g>
            <draw:rect draw:style-name="gr973" draw:text-style-name="P2" draw:layer="layout" svg:width="0.454cm" svg:height="0.5cm" svg:x="9.663cm" svg:y="7.56cm">
              <text:p/>
            </draw:rect>
            <draw:rect draw:style-name="gr974" draw:text-style-name="P2" draw:layer="layout" svg:width="0.227cm" svg:height="0.25cm" svg:x="9.89cm" svg:y="7.56cm">
              <text:p/>
            </draw:rect>
            <draw:rect draw:style-name="gr975" draw:text-style-name="P2" draw:layer="layout" svg:width="0.227cm" svg:height="0.25cm" svg:x="9.663cm" svg:y="7.81cm">
              <text:p/>
            </draw:rect>
          </draw:g>
          <draw:g>
            <draw:rect draw:style-name="gr976" draw:text-style-name="P2" draw:layer="layout" svg:width="0.454cm" svg:height="0.5cm" svg:x="9.663cm" svg:y="8.25cm">
              <text:p/>
            </draw:rect>
            <draw:rect draw:style-name="gr977" draw:text-style-name="P2" draw:layer="layout" svg:width="0.227cm" svg:height="0.25cm" svg:x="9.89cm" svg:y="8.25cm">
              <text:p/>
            </draw:rect>
            <draw:rect draw:style-name="gr978" draw:text-style-name="P2" draw:layer="layout" svg:width="0.227cm" svg:height="0.25cm" svg:x="9.663cm" svg:y="8.5cm">
              <text:p/>
            </draw:rect>
          </draw:g>
          <draw:g>
            <draw:rect draw:style-name="gr979" draw:text-style-name="P2" draw:layer="layout" svg:width="0.454cm" svg:height="0.5cm" svg:x="9.663cm" svg:y="8.94cm">
              <text:p/>
            </draw:rect>
            <draw:rect draw:style-name="gr980" draw:text-style-name="P2" draw:layer="layout" svg:width="0.227cm" svg:height="0.25cm" svg:x="9.89cm" svg:y="8.94cm">
              <text:p/>
            </draw:rect>
            <draw:rect draw:style-name="gr981" draw:text-style-name="P2" draw:layer="layout" svg:width="0.227cm" svg:height="0.25cm" svg:x="9.663cm" svg:y="9.19cm">
              <text:p/>
            </draw:rect>
          </draw:g>
          <draw:g>
            <draw:rect draw:style-name="gr982" draw:text-style-name="P2" draw:layer="layout" svg:width="0.454cm" svg:height="0.5cm" svg:x="9.663cm" svg:y="9.63cm">
              <text:p/>
            </draw:rect>
            <draw:rect draw:style-name="gr983" draw:text-style-name="P2" draw:layer="layout" svg:width="0.227cm" svg:height="0.25cm" svg:x="9.89cm" svg:y="9.63cm">
              <text:p/>
            </draw:rect>
            <draw:rect draw:style-name="gr984" draw:text-style-name="P2" draw:layer="layout" svg:width="0.227cm" svg:height="0.25cm" svg:x="9.663cm" svg:y="9.88cm">
              <text:p/>
            </draw:rect>
          </draw:g>
          <draw:g>
            <draw:rect draw:style-name="gr985" draw:text-style-name="P2" draw:layer="layout" svg:width="0.454cm" svg:height="0.5cm" svg:x="9.663cm" svg:y="10.32cm">
              <text:p/>
            </draw:rect>
            <draw:rect draw:style-name="gr986" draw:text-style-name="P2" draw:layer="layout" svg:width="0.227cm" svg:height="0.25cm" svg:x="9.89cm" svg:y="10.32cm">
              <text:p/>
            </draw:rect>
            <draw:rect draw:style-name="gr987" draw:text-style-name="P2" draw:layer="layout" svg:width="0.227cm" svg:height="0.25cm" svg:x="9.663cm" svg:y="10.57cm">
              <text:p/>
            </draw:rect>
          </draw:g>
          <draw:g>
            <draw:rect draw:style-name="gr988" draw:text-style-name="P2" draw:layer="layout" svg:width="0.454cm" svg:height="0.5cm" svg:x="9.663cm" svg:y="11.01cm">
              <text:p/>
            </draw:rect>
            <draw:rect draw:style-name="gr989" draw:text-style-name="P2" draw:layer="layout" svg:width="0.227cm" svg:height="0.25cm" svg:x="9.89cm" svg:y="11.01cm">
              <text:p/>
            </draw:rect>
            <draw:rect draw:style-name="gr990" draw:text-style-name="P2" draw:layer="layout" svg:width="0.227cm" svg:height="0.25cm" svg:x="9.663cm" svg:y="11.26cm">
              <text:p/>
            </draw:rect>
          </draw:g>
          <draw:g>
            <draw:rect draw:style-name="gr991" draw:text-style-name="P2" draw:layer="layout" svg:width="0.454cm" svg:height="0.5cm" svg:x="9.663cm" svg:y="11.7cm">
              <text:p/>
            </draw:rect>
            <draw:rect draw:style-name="gr992" draw:text-style-name="P2" draw:layer="layout" svg:width="0.227cm" svg:height="0.25cm" svg:x="9.89cm" svg:y="11.7cm">
              <text:p/>
            </draw:rect>
            <draw:rect draw:style-name="gr993" draw:text-style-name="P2" draw:layer="layout" svg:width="0.227cm" svg:height="0.25cm" svg:x="9.663cm" svg:y="11.95cm">
              <text:p/>
            </draw:rect>
          </draw:g>
          <draw:g>
            <draw:rect draw:style-name="gr994" draw:text-style-name="P2" draw:layer="layout" svg:width="0.454cm" svg:height="0.5cm" svg:x="9.663cm" svg:y="12.39cm">
              <text:p/>
            </draw:rect>
            <draw:rect draw:style-name="gr995" draw:text-style-name="P2" draw:layer="layout" svg:width="0.227cm" svg:height="0.25cm" svg:x="9.89cm" svg:y="12.39cm">
              <text:p/>
            </draw:rect>
            <draw:rect draw:style-name="gr996" draw:text-style-name="P2" draw:layer="layout" svg:width="0.227cm" svg:height="0.25cm" svg:x="9.663cm" svg:y="12.64cm">
              <text:p/>
            </draw:rect>
          </draw:g>
          <draw:g>
            <draw:rect draw:style-name="gr997" draw:text-style-name="P2" draw:layer="layout" svg:width="0.454cm" svg:height="0.5cm" svg:x="9.663cm" svg:y="13.08cm">
              <text:p/>
            </draw:rect>
            <draw:rect draw:style-name="gr998" draw:text-style-name="P2" draw:layer="layout" svg:width="0.227cm" svg:height="0.25cm" svg:x="9.89cm" svg:y="13.08cm">
              <text:p/>
            </draw:rect>
            <draw:rect draw:style-name="gr999" draw:text-style-name="P2" draw:layer="layout" svg:width="0.227cm" svg:height="0.25cm" svg:x="9.663cm" svg:y="13.33cm">
              <text:p/>
            </draw:rect>
          </draw:g>
          <draw:g>
            <draw:rect draw:style-name="gr1000" draw:text-style-name="P2" draw:layer="layout" svg:width="0.454cm" svg:height="0.5cm" svg:x="9.663cm" svg:y="13.77cm">
              <text:p/>
            </draw:rect>
            <draw:rect draw:style-name="gr1001" draw:text-style-name="P2" draw:layer="layout" svg:width="0.227cm" svg:height="0.25cm" svg:x="9.89cm" svg:y="13.77cm">
              <text:p/>
            </draw:rect>
            <draw:rect draw:style-name="gr1002" draw:text-style-name="P2" draw:layer="layout" svg:width="0.227cm" svg:height="0.25cm" svg:x="9.663cm" svg:y="14.02cm">
              <text:p/>
            </draw:rect>
          </draw:g>
          <draw:g>
            <draw:rect draw:style-name="gr1003" draw:text-style-name="P2" draw:layer="layout" svg:width="0.454cm" svg:height="0.5cm" svg:x="9.663cm" svg:y="14.46cm">
              <text:p/>
            </draw:rect>
            <draw:rect draw:style-name="gr1004" draw:text-style-name="P2" draw:layer="layout" svg:width="0.227cm" svg:height="0.25cm" svg:x="9.89cm" svg:y="14.46cm">
              <text:p/>
            </draw:rect>
            <draw:rect draw:style-name="gr1005" draw:text-style-name="P2" draw:layer="layout" svg:width="0.227cm" svg:height="0.25cm" svg:x="9.663cm" svg:y="14.71cm">
              <text:p/>
            </draw:rect>
          </draw:g>
          <draw:g>
            <draw:rect draw:style-name="gr1006" draw:text-style-name="P2" draw:layer="layout" svg:width="0.454cm" svg:height="0.5cm" svg:x="9.663cm" svg:y="15.15cm">
              <text:p/>
            </draw:rect>
            <draw:rect draw:style-name="gr1007" draw:text-style-name="P2" draw:layer="layout" svg:width="0.227cm" svg:height="0.25cm" svg:x="9.89cm" svg:y="15.15cm">
              <text:p/>
            </draw:rect>
            <draw:rect draw:style-name="gr1008" draw:text-style-name="P2" draw:layer="layout" svg:width="0.227cm" svg:height="0.25cm" svg:x="9.663cm" svg:y="15.4cm">
              <text:p/>
            </draw:rect>
          </draw:g>
          <draw:g>
            <draw:rect draw:style-name="gr1009" draw:text-style-name="P2" draw:layer="layout" svg:width="0.454cm" svg:height="0.5cm" svg:x="9.663cm" svg:y="15.84cm">
              <text:p/>
            </draw:rect>
            <draw:rect draw:style-name="gr1010" draw:text-style-name="P2" draw:layer="layout" svg:width="0.227cm" svg:height="0.25cm" svg:x="9.89cm" svg:y="15.84cm">
              <text:p/>
            </draw:rect>
            <draw:rect draw:style-name="gr1011" draw:text-style-name="P2" draw:layer="layout" svg:width="0.227cm" svg:height="0.25cm" svg:x="9.663cm" svg:y="16.09cm">
              <text:p/>
            </draw:rect>
          </draw:g>
          <draw:g>
            <draw:rect draw:style-name="gr1012" draw:text-style-name="P2" draw:layer="layout" svg:width="0.454cm" svg:height="0.5cm" svg:x="9.663cm" svg:y="16.53cm">
              <text:p/>
            </draw:rect>
            <draw:rect draw:style-name="gr1013" draw:text-style-name="P2" draw:layer="layout" svg:width="0.227cm" svg:height="0.25cm" svg:x="9.89cm" svg:y="16.53cm">
              <text:p/>
            </draw:rect>
            <draw:rect draw:style-name="gr1014" draw:text-style-name="P2" draw:layer="layout" svg:width="0.227cm" svg:height="0.25cm" svg:x="9.663cm" svg:y="16.78cm">
              <text:p/>
            </draw:rect>
          </draw:g>
          <draw:g>
            <draw:rect draw:style-name="gr1015" draw:text-style-name="P2" draw:layer="layout" svg:width="0.454cm" svg:height="0.5cm" svg:x="9.663cm" svg:y="17.22cm">
              <text:p/>
            </draw:rect>
            <draw:rect draw:style-name="gr1016" draw:text-style-name="P2" draw:layer="layout" svg:width="0.227cm" svg:height="0.25cm" svg:x="9.89cm" svg:y="17.22cm">
              <text:p/>
            </draw:rect>
            <draw:rect draw:style-name="gr1017" draw:text-style-name="P2" draw:layer="layout" svg:width="0.227cm" svg:height="0.25cm" svg:x="9.663cm" svg:y="17.47cm">
              <text:p/>
            </draw:rect>
          </draw:g>
          <draw:g>
            <draw:rect draw:style-name="gr1018" draw:text-style-name="P2" draw:layer="layout" svg:width="0.454cm" svg:height="0.5cm" svg:x="9.663cm" svg:y="17.91cm">
              <text:p/>
            </draw:rect>
            <draw:rect draw:style-name="gr1019" draw:text-style-name="P2" draw:layer="layout" svg:width="0.227cm" svg:height="0.25cm" svg:x="9.89cm" svg:y="17.91cm">
              <text:p/>
            </draw:rect>
            <draw:rect draw:style-name="gr1020" draw:text-style-name="P2" draw:layer="layout" svg:width="0.227cm" svg:height="0.25cm" svg:x="9.663cm" svg:y="18.16cm">
              <text:p/>
            </draw:rect>
          </draw:g>
          <draw:g>
            <draw:rect draw:style-name="gr1021" draw:text-style-name="P2" draw:layer="layout" svg:width="0.454cm" svg:height="0.5cm" svg:x="9.663cm" svg:y="18.6cm">
              <text:p/>
            </draw:rect>
            <draw:rect draw:style-name="gr1022" draw:text-style-name="P2" draw:layer="layout" svg:width="0.227cm" svg:height="0.25cm" svg:x="9.89cm" svg:y="18.6cm">
              <text:p/>
            </draw:rect>
            <draw:rect draw:style-name="gr1023" draw:text-style-name="P2" draw:layer="layout" svg:width="0.227cm" svg:height="0.25cm" svg:x="9.663cm" svg:y="18.85cm">
              <text:p/>
            </draw:rect>
          </draw:g>
          <draw:g>
            <draw:rect draw:style-name="gr1024" draw:text-style-name="P2" draw:layer="layout" svg:width="0.454cm" svg:height="0.5cm" svg:x="9.663cm" svg:y="19.29cm">
              <text:p/>
            </draw:rect>
            <draw:rect draw:style-name="gr1025" draw:text-style-name="P2" draw:layer="layout" svg:width="0.227cm" svg:height="0.25cm" svg:x="9.89cm" svg:y="19.29cm">
              <text:p/>
            </draw:rect>
            <draw:rect draw:style-name="gr1026" draw:text-style-name="P2" draw:layer="layout" svg:width="0.227cm" svg:height="0.25cm" svg:x="9.663cm" svg:y="19.54cm">
              <text:p/>
            </draw:rect>
          </draw:g>
          <draw:g>
            <draw:rect draw:style-name="gr1027" draw:text-style-name="P2" draw:layer="layout" svg:width="0.454cm" svg:height="0.5cm" svg:x="9.663cm" svg:y="19.98cm">
              <text:p/>
            </draw:rect>
            <draw:rect draw:style-name="gr1028" draw:text-style-name="P2" draw:layer="layout" svg:width="0.227cm" svg:height="0.25cm" svg:x="9.89cm" svg:y="19.98cm">
              <text:p/>
            </draw:rect>
            <draw:rect draw:style-name="gr1029" draw:text-style-name="P2" draw:layer="layout" svg:width="0.227cm" svg:height="0.25cm" svg:x="9.663cm" svg:y="20.23cm">
              <text:p/>
            </draw:rect>
          </draw:g>
          <draw:g>
            <draw:rect draw:style-name="gr1030" draw:text-style-name="P2" draw:layer="layout" svg:width="0.454cm" svg:height="0.5cm" svg:x="9.663cm" svg:y="20.67cm">
              <text:p/>
            </draw:rect>
            <draw:rect draw:style-name="gr1031" draw:text-style-name="P2" draw:layer="layout" svg:width="0.227cm" svg:height="0.25cm" svg:x="9.89cm" svg:y="20.67cm">
              <text:p/>
            </draw:rect>
            <draw:rect draw:style-name="gr1032" draw:text-style-name="P2" draw:layer="layout" svg:width="0.227cm" svg:height="0.25cm" svg:x="9.663cm" svg:y="20.92cm">
              <text:p/>
            </draw:rect>
          </draw:g>
          <draw:g>
            <draw:rect draw:style-name="gr1033" draw:text-style-name="P2" draw:layer="layout" svg:width="0.454cm" svg:height="0.5cm" svg:x="9.663cm" svg:y="21.36cm">
              <text:p/>
            </draw:rect>
            <draw:rect draw:style-name="gr1034" draw:text-style-name="P2" draw:layer="layout" svg:width="0.227cm" svg:height="0.25cm" svg:x="9.89cm" svg:y="21.36cm">
              <text:p/>
            </draw:rect>
            <draw:rect draw:style-name="gr1035" draw:text-style-name="P2" draw:layer="layout" svg:width="0.227cm" svg:height="0.25cm" svg:x="9.663cm" svg:y="21.61cm">
              <text:p/>
            </draw:rect>
          </draw:g>
          <draw:g>
            <draw:rect draw:style-name="gr1036" draw:text-style-name="P2" draw:layer="layout" svg:width="0.454cm" svg:height="0.5cm" svg:x="9.663cm" svg:y="22.05cm">
              <text:p/>
            </draw:rect>
            <draw:rect draw:style-name="gr1037" draw:text-style-name="P2" draw:layer="layout" svg:width="0.227cm" svg:height="0.25cm" svg:x="9.89cm" svg:y="22.05cm">
              <text:p/>
            </draw:rect>
            <draw:rect draw:style-name="gr1038" draw:text-style-name="P2" draw:layer="layout" svg:width="0.227cm" svg:height="0.25cm" svg:x="9.663cm" svg:y="22.3cm">
              <text:p/>
            </draw:rect>
          </draw:g>
          <draw:g>
            <draw:rect draw:style-name="gr1039" draw:text-style-name="P2" draw:layer="layout" svg:width="0.454cm" svg:height="0.5cm" svg:x="9.663cm" svg:y="22.74cm">
              <text:p/>
            </draw:rect>
            <draw:rect draw:style-name="gr1040" draw:text-style-name="P2" draw:layer="layout" svg:width="0.227cm" svg:height="0.25cm" svg:x="9.89cm" svg:y="22.74cm">
              <text:p/>
            </draw:rect>
            <draw:rect draw:style-name="gr1041" draw:text-style-name="P2" draw:layer="layout" svg:width="0.227cm" svg:height="0.25cm" svg:x="9.663cm" svg:y="22.99cm">
              <text:p/>
            </draw:rect>
          </draw:g>
          <draw:g>
            <draw:rect draw:style-name="gr1042" draw:text-style-name="P2" draw:layer="layout" svg:width="0.454cm" svg:height="0.5cm" svg:x="9.663cm" svg:y="23.43cm">
              <text:p/>
            </draw:rect>
            <draw:rect draw:style-name="gr1043" draw:text-style-name="P2" draw:layer="layout" svg:width="0.227cm" svg:height="0.25cm" svg:x="9.89cm" svg:y="23.43cm">
              <text:p/>
            </draw:rect>
            <draw:rect draw:style-name="gr1044" draw:text-style-name="P2" draw:layer="layout" svg:width="0.227cm" svg:height="0.25cm" svg:x="9.663cm" svg:y="23.68cm">
              <text:p/>
            </draw:rect>
          </draw:g>
          <draw:g>
            <draw:rect draw:style-name="gr1045" draw:text-style-name="P2" draw:layer="layout" svg:width="0.454cm" svg:height="0.5cm" svg:x="9.663cm" svg:y="24.12cm">
              <text:p/>
            </draw:rect>
            <draw:rect draw:style-name="gr1046" draw:text-style-name="P2" draw:layer="layout" svg:width="0.227cm" svg:height="0.25cm" svg:x="9.89cm" svg:y="24.12cm">
              <text:p/>
            </draw:rect>
            <draw:rect draw:style-name="gr1047" draw:text-style-name="P2" draw:layer="layout" svg:width="0.227cm" svg:height="0.25cm" svg:x="9.663cm" svg:y="24.37cm">
              <text:p/>
            </draw:rect>
          </draw:g>
          <draw:g>
            <draw:rect draw:style-name="gr1048" draw:text-style-name="P2" draw:layer="layout" svg:width="0.454cm" svg:height="0.5cm" svg:x="9.663cm" svg:y="24.81cm">
              <text:p/>
            </draw:rect>
            <draw:rect draw:style-name="gr1049" draw:text-style-name="P2" draw:layer="layout" svg:width="0.227cm" svg:height="0.25cm" svg:x="9.89cm" svg:y="24.81cm">
              <text:p/>
            </draw:rect>
            <draw:rect draw:style-name="gr1050" draw:text-style-name="P2" draw:layer="layout" svg:width="0.227cm" svg:height="0.25cm" svg:x="9.663cm" svg:y="25.06cm">
              <text:p/>
            </draw:rect>
          </draw:g>
          <draw:g>
            <draw:rect draw:style-name="gr1051" draw:text-style-name="P2" draw:layer="layout" svg:width="0.454cm" svg:height="0.5cm" svg:x="9.663cm" svg:y="25.5cm">
              <text:p/>
            </draw:rect>
            <draw:rect draw:style-name="gr1052" draw:text-style-name="P2" draw:layer="layout" svg:width="0.227cm" svg:height="0.25cm" svg:x="9.89cm" svg:y="25.5cm">
              <text:p/>
            </draw:rect>
            <draw:rect draw:style-name="gr1053" draw:text-style-name="P2" draw:layer="layout" svg:width="0.227cm" svg:height="0.25cm" svg:x="9.663cm" svg:y="25.75cm">
              <text:p/>
            </draw:rect>
          </draw:g>
          <draw:g>
            <draw:rect draw:style-name="gr1054" draw:text-style-name="P2" draw:layer="layout" svg:width="0.454cm" svg:height="0.5cm" svg:x="9.663cm" svg:y="26.19cm">
              <text:p/>
            </draw:rect>
            <draw:rect draw:style-name="gr1055" draw:text-style-name="P2" draw:layer="layout" svg:width="0.227cm" svg:height="0.25cm" svg:x="9.89cm" svg:y="26.19cm">
              <text:p/>
            </draw:rect>
            <draw:rect draw:style-name="gr1056" draw:text-style-name="P2" draw:layer="layout" svg:width="0.227cm" svg:height="0.25cm" svg:x="9.663cm" svg:y="26.44cm">
              <text:p/>
            </draw:rect>
          </draw:g>
          <draw:g>
            <draw:rect draw:style-name="gr1057" draw:text-style-name="P2" draw:layer="layout" svg:width="0.454cm" svg:height="0.5cm" svg:x="9.663cm" svg:y="26.88cm">
              <text:p/>
            </draw:rect>
            <draw:rect draw:style-name="gr1058" draw:text-style-name="P2" draw:layer="layout" svg:width="0.227cm" svg:height="0.25cm" svg:x="9.89cm" svg:y="26.88cm">
              <text:p/>
            </draw:rect>
            <draw:rect draw:style-name="gr1059" draw:text-style-name="P2" draw:layer="layout" svg:width="0.227cm" svg:height="0.25cm" svg:x="9.663cm" svg:y="27.13cm">
              <text:p/>
            </draw:rect>
          </draw:g>
          <draw:g>
            <draw:rect draw:style-name="gr1060" draw:text-style-name="P2" draw:layer="layout" svg:width="0.454cm" svg:height="0.5cm" svg:x="9.663cm" svg:y="27.57cm">
              <text:p/>
            </draw:rect>
            <draw:rect draw:style-name="gr1061" draw:text-style-name="P2" draw:layer="layout" svg:width="0.227cm" svg:height="0.25cm" svg:x="9.89cm" svg:y="27.57cm">
              <text:p/>
            </draw:rect>
            <draw:rect draw:style-name="gr1062" draw:text-style-name="P2" draw:layer="layout" svg:width="0.227cm" svg:height="0.25cm" svg:x="9.663cm" svg:y="27.82cm">
              <text:p/>
            </draw:rect>
          </draw:g>
        </draw:g>
        <draw:g>
          <draw:rect draw:style-name="gr1063" draw:text-style-name="P1" draw:layer="layout" svg:width="27.15cm" svg:height="1cm" draw:transform="rotate (-1.5707963267949) translate (11.402cm 1.15cm)">
            <text:p/>
          </draw:rect>
          <draw:g>
            <draw:rect draw:style-name="gr1064" draw:text-style-name="P2" draw:layer="layout" svg:width="0.454cm" svg:height="0.5cm" svg:x="10.675cm" svg:y="1.35cm">
              <text:p/>
            </draw:rect>
            <draw:rect draw:style-name="gr1065" draw:text-style-name="P2" draw:layer="layout" svg:width="0.227cm" svg:height="0.25cm" svg:x="10.902cm" svg:y="1.35cm">
              <text:p/>
            </draw:rect>
            <draw:rect draw:style-name="gr1066" draw:text-style-name="P2" draw:layer="layout" svg:width="0.227cm" svg:height="0.25cm" svg:x="10.675cm" svg:y="1.6cm">
              <text:p/>
            </draw:rect>
          </draw:g>
          <draw:g>
            <draw:rect draw:style-name="gr1067" draw:text-style-name="P2" draw:layer="layout" svg:width="0.454cm" svg:height="0.5cm" svg:x="10.675cm" svg:y="2.04cm">
              <text:p/>
            </draw:rect>
            <draw:rect draw:style-name="gr1068" draw:text-style-name="P2" draw:layer="layout" svg:width="0.227cm" svg:height="0.25cm" svg:x="10.902cm" svg:y="2.04cm">
              <text:p/>
            </draw:rect>
            <draw:rect draw:style-name="gr1069" draw:text-style-name="P2" draw:layer="layout" svg:width="0.227cm" svg:height="0.25cm" svg:x="10.675cm" svg:y="2.29cm">
              <text:p/>
            </draw:rect>
          </draw:g>
          <draw:g>
            <draw:rect draw:style-name="gr1070" draw:text-style-name="P2" draw:layer="layout" svg:width="0.454cm" svg:height="0.5cm" svg:x="10.675cm" svg:y="2.73cm">
              <text:p/>
            </draw:rect>
            <draw:rect draw:style-name="gr1071" draw:text-style-name="P2" draw:layer="layout" svg:width="0.227cm" svg:height="0.25cm" svg:x="10.902cm" svg:y="2.73cm">
              <text:p/>
            </draw:rect>
            <draw:rect draw:style-name="gr1072" draw:text-style-name="P2" draw:layer="layout" svg:width="0.227cm" svg:height="0.25cm" svg:x="10.675cm" svg:y="2.98cm">
              <text:p/>
            </draw:rect>
          </draw:g>
          <draw:g>
            <draw:rect draw:style-name="gr1073" draw:text-style-name="P2" draw:layer="layout" svg:width="0.454cm" svg:height="0.5cm" svg:x="10.675cm" svg:y="3.42cm">
              <text:p/>
            </draw:rect>
            <draw:rect draw:style-name="gr1074" draw:text-style-name="P2" draw:layer="layout" svg:width="0.227cm" svg:height="0.25cm" svg:x="10.902cm" svg:y="3.42cm">
              <text:p/>
            </draw:rect>
            <draw:rect draw:style-name="gr1075" draw:text-style-name="P2" draw:layer="layout" svg:width="0.227cm" svg:height="0.25cm" svg:x="10.675cm" svg:y="3.67cm">
              <text:p/>
            </draw:rect>
          </draw:g>
          <draw:g>
            <draw:rect draw:style-name="gr1076" draw:text-style-name="P2" draw:layer="layout" svg:width="0.454cm" svg:height="0.5cm" svg:x="10.675cm" svg:y="4.11cm">
              <text:p/>
            </draw:rect>
            <draw:rect draw:style-name="gr1077" draw:text-style-name="P2" draw:layer="layout" svg:width="0.227cm" svg:height="0.25cm" svg:x="10.902cm" svg:y="4.11cm">
              <text:p/>
            </draw:rect>
            <draw:rect draw:style-name="gr1078" draw:text-style-name="P2" draw:layer="layout" svg:width="0.227cm" svg:height="0.25cm" svg:x="10.675cm" svg:y="4.36cm">
              <text:p/>
            </draw:rect>
          </draw:g>
          <draw:g>
            <draw:rect draw:style-name="gr1079" draw:text-style-name="P2" draw:layer="layout" svg:width="0.454cm" svg:height="0.5cm" svg:x="10.675cm" svg:y="4.8cm">
              <text:p/>
            </draw:rect>
            <draw:rect draw:style-name="gr1080" draw:text-style-name="P2" draw:layer="layout" svg:width="0.227cm" svg:height="0.25cm" svg:x="10.902cm" svg:y="4.8cm">
              <text:p/>
            </draw:rect>
            <draw:rect draw:style-name="gr1081" draw:text-style-name="P2" draw:layer="layout" svg:width="0.227cm" svg:height="0.25cm" svg:x="10.675cm" svg:y="5.05cm">
              <text:p/>
            </draw:rect>
          </draw:g>
          <draw:g>
            <draw:rect draw:style-name="gr1082" draw:text-style-name="P2" draw:layer="layout" svg:width="0.454cm" svg:height="0.5cm" svg:x="10.675cm" svg:y="5.49cm">
              <text:p/>
            </draw:rect>
            <draw:rect draw:style-name="gr1083" draw:text-style-name="P2" draw:layer="layout" svg:width="0.227cm" svg:height="0.25cm" svg:x="10.902cm" svg:y="5.49cm">
              <text:p/>
            </draw:rect>
            <draw:rect draw:style-name="gr1084" draw:text-style-name="P2" draw:layer="layout" svg:width="0.227cm" svg:height="0.25cm" svg:x="10.675cm" svg:y="5.74cm">
              <text:p/>
            </draw:rect>
          </draw:g>
          <draw:g>
            <draw:rect draw:style-name="gr1085" draw:text-style-name="P2" draw:layer="layout" svg:width="0.454cm" svg:height="0.5cm" svg:x="10.675cm" svg:y="6.18cm">
              <text:p/>
            </draw:rect>
            <draw:rect draw:style-name="gr1086" draw:text-style-name="P2" draw:layer="layout" svg:width="0.227cm" svg:height="0.25cm" svg:x="10.902cm" svg:y="6.18cm">
              <text:p/>
            </draw:rect>
            <draw:rect draw:style-name="gr1087" draw:text-style-name="P2" draw:layer="layout" svg:width="0.227cm" svg:height="0.25cm" svg:x="10.675cm" svg:y="6.43cm">
              <text:p/>
            </draw:rect>
          </draw:g>
          <draw:g>
            <draw:rect draw:style-name="gr1088" draw:text-style-name="P2" draw:layer="layout" svg:width="0.454cm" svg:height="0.5cm" svg:x="10.675cm" svg:y="6.87cm">
              <text:p/>
            </draw:rect>
            <draw:rect draw:style-name="gr1089" draw:text-style-name="P2" draw:layer="layout" svg:width="0.227cm" svg:height="0.25cm" svg:x="10.902cm" svg:y="6.87cm">
              <text:p/>
            </draw:rect>
            <draw:rect draw:style-name="gr1090" draw:text-style-name="P2" draw:layer="layout" svg:width="0.227cm" svg:height="0.25cm" svg:x="10.675cm" svg:y="7.12cm">
              <text:p/>
            </draw:rect>
          </draw:g>
          <draw:g>
            <draw:rect draw:style-name="gr1091" draw:text-style-name="P2" draw:layer="layout" svg:width="0.454cm" svg:height="0.5cm" svg:x="10.675cm" svg:y="7.56cm">
              <text:p/>
            </draw:rect>
            <draw:rect draw:style-name="gr1092" draw:text-style-name="P2" draw:layer="layout" svg:width="0.227cm" svg:height="0.25cm" svg:x="10.902cm" svg:y="7.56cm">
              <text:p/>
            </draw:rect>
            <draw:rect draw:style-name="gr1093" draw:text-style-name="P2" draw:layer="layout" svg:width="0.227cm" svg:height="0.25cm" svg:x="10.675cm" svg:y="7.81cm">
              <text:p/>
            </draw:rect>
          </draw:g>
          <draw:g>
            <draw:rect draw:style-name="gr1094" draw:text-style-name="P2" draw:layer="layout" svg:width="0.454cm" svg:height="0.5cm" svg:x="10.675cm" svg:y="8.25cm">
              <text:p/>
            </draw:rect>
            <draw:rect draw:style-name="gr1095" draw:text-style-name="P2" draw:layer="layout" svg:width="0.227cm" svg:height="0.25cm" svg:x="10.902cm" svg:y="8.25cm">
              <text:p/>
            </draw:rect>
            <draw:rect draw:style-name="gr1096" draw:text-style-name="P2" draw:layer="layout" svg:width="0.227cm" svg:height="0.25cm" svg:x="10.675cm" svg:y="8.5cm">
              <text:p/>
            </draw:rect>
          </draw:g>
          <draw:g>
            <draw:rect draw:style-name="gr1097" draw:text-style-name="P2" draw:layer="layout" svg:width="0.454cm" svg:height="0.5cm" svg:x="10.675cm" svg:y="8.94cm">
              <text:p/>
            </draw:rect>
            <draw:rect draw:style-name="gr1098" draw:text-style-name="P2" draw:layer="layout" svg:width="0.227cm" svg:height="0.25cm" svg:x="10.902cm" svg:y="8.94cm">
              <text:p/>
            </draw:rect>
            <draw:rect draw:style-name="gr1099" draw:text-style-name="P2" draw:layer="layout" svg:width="0.227cm" svg:height="0.25cm" svg:x="10.675cm" svg:y="9.19cm">
              <text:p/>
            </draw:rect>
          </draw:g>
          <draw:g>
            <draw:rect draw:style-name="gr1100" draw:text-style-name="P2" draw:layer="layout" svg:width="0.454cm" svg:height="0.5cm" svg:x="10.675cm" svg:y="9.63cm">
              <text:p/>
            </draw:rect>
            <draw:rect draw:style-name="gr1101" draw:text-style-name="P2" draw:layer="layout" svg:width="0.227cm" svg:height="0.25cm" svg:x="10.902cm" svg:y="9.63cm">
              <text:p/>
            </draw:rect>
            <draw:rect draw:style-name="gr1102" draw:text-style-name="P2" draw:layer="layout" svg:width="0.227cm" svg:height="0.25cm" svg:x="10.675cm" svg:y="9.88cm">
              <text:p/>
            </draw:rect>
          </draw:g>
          <draw:g>
            <draw:rect draw:style-name="gr1103" draw:text-style-name="P2" draw:layer="layout" svg:width="0.454cm" svg:height="0.5cm" svg:x="10.675cm" svg:y="10.32cm">
              <text:p/>
            </draw:rect>
            <draw:rect draw:style-name="gr1104" draw:text-style-name="P2" draw:layer="layout" svg:width="0.227cm" svg:height="0.25cm" svg:x="10.902cm" svg:y="10.32cm">
              <text:p/>
            </draw:rect>
            <draw:rect draw:style-name="gr1105" draw:text-style-name="P2" draw:layer="layout" svg:width="0.227cm" svg:height="0.25cm" svg:x="10.675cm" svg:y="10.57cm">
              <text:p/>
            </draw:rect>
          </draw:g>
          <draw:g>
            <draw:rect draw:style-name="gr1106" draw:text-style-name="P2" draw:layer="layout" svg:width="0.454cm" svg:height="0.5cm" svg:x="10.675cm" svg:y="11.01cm">
              <text:p/>
            </draw:rect>
            <draw:rect draw:style-name="gr1107" draw:text-style-name="P2" draw:layer="layout" svg:width="0.227cm" svg:height="0.25cm" svg:x="10.902cm" svg:y="11.01cm">
              <text:p/>
            </draw:rect>
            <draw:rect draw:style-name="gr1108" draw:text-style-name="P2" draw:layer="layout" svg:width="0.227cm" svg:height="0.25cm" svg:x="10.675cm" svg:y="11.26cm">
              <text:p/>
            </draw:rect>
          </draw:g>
          <draw:g>
            <draw:rect draw:style-name="gr1109" draw:text-style-name="P2" draw:layer="layout" svg:width="0.454cm" svg:height="0.5cm" svg:x="10.675cm" svg:y="11.7cm">
              <text:p/>
            </draw:rect>
            <draw:rect draw:style-name="gr1110" draw:text-style-name="P2" draw:layer="layout" svg:width="0.227cm" svg:height="0.25cm" svg:x="10.902cm" svg:y="11.7cm">
              <text:p/>
            </draw:rect>
            <draw:rect draw:style-name="gr1111" draw:text-style-name="P2" draw:layer="layout" svg:width="0.227cm" svg:height="0.25cm" svg:x="10.675cm" svg:y="11.95cm">
              <text:p/>
            </draw:rect>
          </draw:g>
          <draw:g>
            <draw:rect draw:style-name="gr1112" draw:text-style-name="P2" draw:layer="layout" svg:width="0.454cm" svg:height="0.5cm" svg:x="10.675cm" svg:y="12.39cm">
              <text:p/>
            </draw:rect>
            <draw:rect draw:style-name="gr1113" draw:text-style-name="P2" draw:layer="layout" svg:width="0.227cm" svg:height="0.25cm" svg:x="10.902cm" svg:y="12.39cm">
              <text:p/>
            </draw:rect>
            <draw:rect draw:style-name="gr1114" draw:text-style-name="P2" draw:layer="layout" svg:width="0.227cm" svg:height="0.25cm" svg:x="10.675cm" svg:y="12.64cm">
              <text:p/>
            </draw:rect>
          </draw:g>
          <draw:g>
            <draw:rect draw:style-name="gr1115" draw:text-style-name="P2" draw:layer="layout" svg:width="0.454cm" svg:height="0.5cm" svg:x="10.675cm" svg:y="13.08cm">
              <text:p/>
            </draw:rect>
            <draw:rect draw:style-name="gr1116" draw:text-style-name="P2" draw:layer="layout" svg:width="0.227cm" svg:height="0.25cm" svg:x="10.902cm" svg:y="13.08cm">
              <text:p/>
            </draw:rect>
            <draw:rect draw:style-name="gr1117" draw:text-style-name="P2" draw:layer="layout" svg:width="0.227cm" svg:height="0.25cm" svg:x="10.675cm" svg:y="13.33cm">
              <text:p/>
            </draw:rect>
          </draw:g>
          <draw:g>
            <draw:rect draw:style-name="gr1118" draw:text-style-name="P2" draw:layer="layout" svg:width="0.454cm" svg:height="0.5cm" svg:x="10.675cm" svg:y="13.77cm">
              <text:p/>
            </draw:rect>
            <draw:rect draw:style-name="gr1119" draw:text-style-name="P2" draw:layer="layout" svg:width="0.227cm" svg:height="0.25cm" svg:x="10.902cm" svg:y="13.77cm">
              <text:p/>
            </draw:rect>
            <draw:rect draw:style-name="gr1120" draw:text-style-name="P2" draw:layer="layout" svg:width="0.227cm" svg:height="0.25cm" svg:x="10.675cm" svg:y="14.02cm">
              <text:p/>
            </draw:rect>
          </draw:g>
          <draw:g>
            <draw:rect draw:style-name="gr1121" draw:text-style-name="P2" draw:layer="layout" svg:width="0.454cm" svg:height="0.5cm" svg:x="10.675cm" svg:y="14.46cm">
              <text:p/>
            </draw:rect>
            <draw:rect draw:style-name="gr1122" draw:text-style-name="P2" draw:layer="layout" svg:width="0.227cm" svg:height="0.25cm" svg:x="10.902cm" svg:y="14.46cm">
              <text:p/>
            </draw:rect>
            <draw:rect draw:style-name="gr1123" draw:text-style-name="P2" draw:layer="layout" svg:width="0.227cm" svg:height="0.25cm" svg:x="10.675cm" svg:y="14.71cm">
              <text:p/>
            </draw:rect>
          </draw:g>
          <draw:g>
            <draw:rect draw:style-name="gr1124" draw:text-style-name="P2" draw:layer="layout" svg:width="0.454cm" svg:height="0.5cm" svg:x="10.675cm" svg:y="15.15cm">
              <text:p/>
            </draw:rect>
            <draw:rect draw:style-name="gr1125" draw:text-style-name="P2" draw:layer="layout" svg:width="0.227cm" svg:height="0.25cm" svg:x="10.902cm" svg:y="15.15cm">
              <text:p/>
            </draw:rect>
            <draw:rect draw:style-name="gr1126" draw:text-style-name="P2" draw:layer="layout" svg:width="0.227cm" svg:height="0.25cm" svg:x="10.675cm" svg:y="15.4cm">
              <text:p/>
            </draw:rect>
          </draw:g>
          <draw:g>
            <draw:rect draw:style-name="gr1127" draw:text-style-name="P2" draw:layer="layout" svg:width="0.454cm" svg:height="0.5cm" svg:x="10.675cm" svg:y="15.84cm">
              <text:p/>
            </draw:rect>
            <draw:rect draw:style-name="gr1128" draw:text-style-name="P2" draw:layer="layout" svg:width="0.227cm" svg:height="0.25cm" svg:x="10.902cm" svg:y="15.84cm">
              <text:p/>
            </draw:rect>
            <draw:rect draw:style-name="gr1129" draw:text-style-name="P2" draw:layer="layout" svg:width="0.227cm" svg:height="0.25cm" svg:x="10.675cm" svg:y="16.09cm">
              <text:p/>
            </draw:rect>
          </draw:g>
          <draw:g>
            <draw:rect draw:style-name="gr1130" draw:text-style-name="P2" draw:layer="layout" svg:width="0.454cm" svg:height="0.5cm" svg:x="10.675cm" svg:y="16.53cm">
              <text:p/>
            </draw:rect>
            <draw:rect draw:style-name="gr1131" draw:text-style-name="P2" draw:layer="layout" svg:width="0.227cm" svg:height="0.25cm" svg:x="10.902cm" svg:y="16.53cm">
              <text:p/>
            </draw:rect>
            <draw:rect draw:style-name="gr1132" draw:text-style-name="P2" draw:layer="layout" svg:width="0.227cm" svg:height="0.25cm" svg:x="10.675cm" svg:y="16.78cm">
              <text:p/>
            </draw:rect>
          </draw:g>
          <draw:g>
            <draw:rect draw:style-name="gr1133" draw:text-style-name="P2" draw:layer="layout" svg:width="0.454cm" svg:height="0.5cm" svg:x="10.675cm" svg:y="17.22cm">
              <text:p/>
            </draw:rect>
            <draw:rect draw:style-name="gr1134" draw:text-style-name="P2" draw:layer="layout" svg:width="0.227cm" svg:height="0.25cm" svg:x="10.902cm" svg:y="17.22cm">
              <text:p/>
            </draw:rect>
            <draw:rect draw:style-name="gr1135" draw:text-style-name="P2" draw:layer="layout" svg:width="0.227cm" svg:height="0.25cm" svg:x="10.675cm" svg:y="17.47cm">
              <text:p/>
            </draw:rect>
          </draw:g>
          <draw:g>
            <draw:rect draw:style-name="gr1136" draw:text-style-name="P2" draw:layer="layout" svg:width="0.454cm" svg:height="0.5cm" svg:x="10.675cm" svg:y="17.91cm">
              <text:p/>
            </draw:rect>
            <draw:rect draw:style-name="gr1137" draw:text-style-name="P2" draw:layer="layout" svg:width="0.227cm" svg:height="0.25cm" svg:x="10.902cm" svg:y="17.91cm">
              <text:p/>
            </draw:rect>
            <draw:rect draw:style-name="gr1138" draw:text-style-name="P2" draw:layer="layout" svg:width="0.227cm" svg:height="0.25cm" svg:x="10.675cm" svg:y="18.16cm">
              <text:p/>
            </draw:rect>
          </draw:g>
          <draw:g>
            <draw:rect draw:style-name="gr1139" draw:text-style-name="P2" draw:layer="layout" svg:width="0.454cm" svg:height="0.5cm" svg:x="10.675cm" svg:y="18.6cm">
              <text:p/>
            </draw:rect>
            <draw:rect draw:style-name="gr1140" draw:text-style-name="P2" draw:layer="layout" svg:width="0.227cm" svg:height="0.25cm" svg:x="10.902cm" svg:y="18.6cm">
              <text:p/>
            </draw:rect>
            <draw:rect draw:style-name="gr1141" draw:text-style-name="P2" draw:layer="layout" svg:width="0.227cm" svg:height="0.25cm" svg:x="10.675cm" svg:y="18.85cm">
              <text:p/>
            </draw:rect>
          </draw:g>
          <draw:g>
            <draw:rect draw:style-name="gr1142" draw:text-style-name="P2" draw:layer="layout" svg:width="0.454cm" svg:height="0.5cm" svg:x="10.675cm" svg:y="19.29cm">
              <text:p/>
            </draw:rect>
            <draw:rect draw:style-name="gr1143" draw:text-style-name="P2" draw:layer="layout" svg:width="0.227cm" svg:height="0.25cm" svg:x="10.902cm" svg:y="19.29cm">
              <text:p/>
            </draw:rect>
            <draw:rect draw:style-name="gr1144" draw:text-style-name="P2" draw:layer="layout" svg:width="0.227cm" svg:height="0.25cm" svg:x="10.675cm" svg:y="19.54cm">
              <text:p/>
            </draw:rect>
          </draw:g>
          <draw:g>
            <draw:rect draw:style-name="gr1145" draw:text-style-name="P2" draw:layer="layout" svg:width="0.454cm" svg:height="0.5cm" svg:x="10.675cm" svg:y="19.98cm">
              <text:p/>
            </draw:rect>
            <draw:rect draw:style-name="gr1146" draw:text-style-name="P2" draw:layer="layout" svg:width="0.227cm" svg:height="0.25cm" svg:x="10.902cm" svg:y="19.98cm">
              <text:p/>
            </draw:rect>
            <draw:rect draw:style-name="gr1147" draw:text-style-name="P2" draw:layer="layout" svg:width="0.227cm" svg:height="0.25cm" svg:x="10.675cm" svg:y="20.23cm">
              <text:p/>
            </draw:rect>
          </draw:g>
          <draw:g>
            <draw:rect draw:style-name="gr1148" draw:text-style-name="P2" draw:layer="layout" svg:width="0.454cm" svg:height="0.5cm" svg:x="10.675cm" svg:y="20.67cm">
              <text:p/>
            </draw:rect>
            <draw:rect draw:style-name="gr1149" draw:text-style-name="P2" draw:layer="layout" svg:width="0.227cm" svg:height="0.25cm" svg:x="10.902cm" svg:y="20.67cm">
              <text:p/>
            </draw:rect>
            <draw:rect draw:style-name="gr1150" draw:text-style-name="P2" draw:layer="layout" svg:width="0.227cm" svg:height="0.25cm" svg:x="10.675cm" svg:y="20.92cm">
              <text:p/>
            </draw:rect>
          </draw:g>
          <draw:g>
            <draw:rect draw:style-name="gr1151" draw:text-style-name="P2" draw:layer="layout" svg:width="0.454cm" svg:height="0.5cm" svg:x="10.675cm" svg:y="21.36cm">
              <text:p/>
            </draw:rect>
            <draw:rect draw:style-name="gr1152" draw:text-style-name="P2" draw:layer="layout" svg:width="0.227cm" svg:height="0.25cm" svg:x="10.902cm" svg:y="21.36cm">
              <text:p/>
            </draw:rect>
            <draw:rect draw:style-name="gr1153" draw:text-style-name="P2" draw:layer="layout" svg:width="0.227cm" svg:height="0.25cm" svg:x="10.675cm" svg:y="21.61cm">
              <text:p/>
            </draw:rect>
          </draw:g>
          <draw:g>
            <draw:rect draw:style-name="gr1154" draw:text-style-name="P2" draw:layer="layout" svg:width="0.454cm" svg:height="0.5cm" svg:x="10.675cm" svg:y="22.05cm">
              <text:p/>
            </draw:rect>
            <draw:rect draw:style-name="gr1155" draw:text-style-name="P2" draw:layer="layout" svg:width="0.227cm" svg:height="0.25cm" svg:x="10.902cm" svg:y="22.05cm">
              <text:p/>
            </draw:rect>
            <draw:rect draw:style-name="gr1156" draw:text-style-name="P2" draw:layer="layout" svg:width="0.227cm" svg:height="0.25cm" svg:x="10.675cm" svg:y="22.3cm">
              <text:p/>
            </draw:rect>
          </draw:g>
          <draw:g>
            <draw:rect draw:style-name="gr1157" draw:text-style-name="P2" draw:layer="layout" svg:width="0.454cm" svg:height="0.5cm" svg:x="10.675cm" svg:y="22.74cm">
              <text:p/>
            </draw:rect>
            <draw:rect draw:style-name="gr1158" draw:text-style-name="P2" draw:layer="layout" svg:width="0.227cm" svg:height="0.25cm" svg:x="10.902cm" svg:y="22.74cm">
              <text:p/>
            </draw:rect>
            <draw:rect draw:style-name="gr1159" draw:text-style-name="P2" draw:layer="layout" svg:width="0.227cm" svg:height="0.25cm" svg:x="10.675cm" svg:y="22.99cm">
              <text:p/>
            </draw:rect>
          </draw:g>
          <draw:g>
            <draw:rect draw:style-name="gr1160" draw:text-style-name="P2" draw:layer="layout" svg:width="0.454cm" svg:height="0.5cm" svg:x="10.675cm" svg:y="23.43cm">
              <text:p/>
            </draw:rect>
            <draw:rect draw:style-name="gr1161" draw:text-style-name="P2" draw:layer="layout" svg:width="0.227cm" svg:height="0.25cm" svg:x="10.902cm" svg:y="23.43cm">
              <text:p/>
            </draw:rect>
            <draw:rect draw:style-name="gr1162" draw:text-style-name="P2" draw:layer="layout" svg:width="0.227cm" svg:height="0.25cm" svg:x="10.675cm" svg:y="23.68cm">
              <text:p/>
            </draw:rect>
          </draw:g>
          <draw:g>
            <draw:rect draw:style-name="gr1163" draw:text-style-name="P2" draw:layer="layout" svg:width="0.454cm" svg:height="0.5cm" svg:x="10.675cm" svg:y="24.12cm">
              <text:p/>
            </draw:rect>
            <draw:rect draw:style-name="gr1164" draw:text-style-name="P2" draw:layer="layout" svg:width="0.227cm" svg:height="0.25cm" svg:x="10.902cm" svg:y="24.12cm">
              <text:p/>
            </draw:rect>
            <draw:rect draw:style-name="gr1165" draw:text-style-name="P2" draw:layer="layout" svg:width="0.227cm" svg:height="0.25cm" svg:x="10.675cm" svg:y="24.37cm">
              <text:p/>
            </draw:rect>
          </draw:g>
          <draw:g>
            <draw:rect draw:style-name="gr1166" draw:text-style-name="P2" draw:layer="layout" svg:width="0.454cm" svg:height="0.5cm" svg:x="10.675cm" svg:y="24.81cm">
              <text:p/>
            </draw:rect>
            <draw:rect draw:style-name="gr1167" draw:text-style-name="P2" draw:layer="layout" svg:width="0.227cm" svg:height="0.25cm" svg:x="10.902cm" svg:y="24.81cm">
              <text:p/>
            </draw:rect>
            <draw:rect draw:style-name="gr1168" draw:text-style-name="P2" draw:layer="layout" svg:width="0.227cm" svg:height="0.25cm" svg:x="10.675cm" svg:y="25.06cm">
              <text:p/>
            </draw:rect>
          </draw:g>
          <draw:g>
            <draw:rect draw:style-name="gr1169" draw:text-style-name="P2" draw:layer="layout" svg:width="0.454cm" svg:height="0.5cm" svg:x="10.675cm" svg:y="25.5cm">
              <text:p/>
            </draw:rect>
            <draw:rect draw:style-name="gr1170" draw:text-style-name="P2" draw:layer="layout" svg:width="0.227cm" svg:height="0.25cm" svg:x="10.902cm" svg:y="25.5cm">
              <text:p/>
            </draw:rect>
            <draw:rect draw:style-name="gr1171" draw:text-style-name="P2" draw:layer="layout" svg:width="0.227cm" svg:height="0.25cm" svg:x="10.675cm" svg:y="25.75cm">
              <text:p/>
            </draw:rect>
          </draw:g>
          <draw:g>
            <draw:rect draw:style-name="gr1172" draw:text-style-name="P2" draw:layer="layout" svg:width="0.454cm" svg:height="0.5cm" svg:x="10.675cm" svg:y="26.19cm">
              <text:p/>
            </draw:rect>
            <draw:rect draw:style-name="gr1173" draw:text-style-name="P2" draw:layer="layout" svg:width="0.227cm" svg:height="0.25cm" svg:x="10.902cm" svg:y="26.19cm">
              <text:p/>
            </draw:rect>
            <draw:rect draw:style-name="gr1174" draw:text-style-name="P2" draw:layer="layout" svg:width="0.227cm" svg:height="0.25cm" svg:x="10.675cm" svg:y="26.44cm">
              <text:p/>
            </draw:rect>
          </draw:g>
          <draw:g>
            <draw:rect draw:style-name="gr1175" draw:text-style-name="P2" draw:layer="layout" svg:width="0.454cm" svg:height="0.5cm" svg:x="10.675cm" svg:y="26.88cm">
              <text:p/>
            </draw:rect>
            <draw:rect draw:style-name="gr1176" draw:text-style-name="P2" draw:layer="layout" svg:width="0.227cm" svg:height="0.25cm" svg:x="10.902cm" svg:y="26.88cm">
              <text:p/>
            </draw:rect>
            <draw:rect draw:style-name="gr1177" draw:text-style-name="P2" draw:layer="layout" svg:width="0.227cm" svg:height="0.25cm" svg:x="10.675cm" svg:y="27.13cm">
              <text:p/>
            </draw:rect>
          </draw:g>
          <draw:g>
            <draw:rect draw:style-name="gr1178" draw:text-style-name="P2" draw:layer="layout" svg:width="0.454cm" svg:height="0.5cm" svg:x="10.675cm" svg:y="27.57cm">
              <text:p/>
            </draw:rect>
            <draw:rect draw:style-name="gr1179" draw:text-style-name="P2" draw:layer="layout" svg:width="0.227cm" svg:height="0.25cm" svg:x="10.902cm" svg:y="27.57cm">
              <text:p/>
            </draw:rect>
            <draw:rect draw:style-name="gr1180" draw:text-style-name="P2" draw:layer="layout" svg:width="0.227cm" svg:height="0.25cm" svg:x="10.675cm" svg:y="27.82cm">
              <text:p/>
            </draw:rect>
          </draw:g>
        </draw:g>
        <draw:g>
          <draw:rect draw:style-name="gr1181" draw:text-style-name="P1" draw:layer="layout" svg:width="27.15cm" svg:height="1cm" draw:transform="rotate (-1.5707963267949) translate (12.414cm 1.15cm)">
            <text:p/>
          </draw:rect>
          <draw:g>
            <draw:rect draw:style-name="gr1182" draw:text-style-name="P2" draw:layer="layout" svg:width="0.454cm" svg:height="0.5cm" svg:x="11.687cm" svg:y="1.35cm">
              <text:p/>
            </draw:rect>
            <draw:rect draw:style-name="gr1183" draw:text-style-name="P2" draw:layer="layout" svg:width="0.227cm" svg:height="0.25cm" svg:x="11.914cm" svg:y="1.35cm">
              <text:p/>
            </draw:rect>
            <draw:rect draw:style-name="gr1184" draw:text-style-name="P2" draw:layer="layout" svg:width="0.227cm" svg:height="0.25cm" svg:x="11.687cm" svg:y="1.6cm">
              <text:p/>
            </draw:rect>
          </draw:g>
          <draw:g>
            <draw:rect draw:style-name="gr1185" draw:text-style-name="P2" draw:layer="layout" svg:width="0.454cm" svg:height="0.5cm" svg:x="11.687cm" svg:y="2.04cm">
              <text:p/>
            </draw:rect>
            <draw:rect draw:style-name="gr1186" draw:text-style-name="P2" draw:layer="layout" svg:width="0.227cm" svg:height="0.25cm" svg:x="11.914cm" svg:y="2.04cm">
              <text:p/>
            </draw:rect>
            <draw:rect draw:style-name="gr1187" draw:text-style-name="P2" draw:layer="layout" svg:width="0.227cm" svg:height="0.25cm" svg:x="11.687cm" svg:y="2.29cm">
              <text:p/>
            </draw:rect>
          </draw:g>
          <draw:g>
            <draw:rect draw:style-name="gr1188" draw:text-style-name="P2" draw:layer="layout" svg:width="0.454cm" svg:height="0.5cm" svg:x="11.687cm" svg:y="2.73cm">
              <text:p/>
            </draw:rect>
            <draw:rect draw:style-name="gr1189" draw:text-style-name="P2" draw:layer="layout" svg:width="0.227cm" svg:height="0.25cm" svg:x="11.914cm" svg:y="2.73cm">
              <text:p/>
            </draw:rect>
            <draw:rect draw:style-name="gr1190" draw:text-style-name="P2" draw:layer="layout" svg:width="0.227cm" svg:height="0.25cm" svg:x="11.687cm" svg:y="2.98cm">
              <text:p/>
            </draw:rect>
          </draw:g>
          <draw:g>
            <draw:rect draw:style-name="gr1191" draw:text-style-name="P2" draw:layer="layout" svg:width="0.454cm" svg:height="0.5cm" svg:x="11.687cm" svg:y="3.42cm">
              <text:p/>
            </draw:rect>
            <draw:rect draw:style-name="gr1192" draw:text-style-name="P2" draw:layer="layout" svg:width="0.227cm" svg:height="0.25cm" svg:x="11.914cm" svg:y="3.42cm">
              <text:p/>
            </draw:rect>
            <draw:rect draw:style-name="gr1193" draw:text-style-name="P2" draw:layer="layout" svg:width="0.227cm" svg:height="0.25cm" svg:x="11.687cm" svg:y="3.67cm">
              <text:p/>
            </draw:rect>
          </draw:g>
          <draw:g>
            <draw:rect draw:style-name="gr1194" draw:text-style-name="P2" draw:layer="layout" svg:width="0.454cm" svg:height="0.5cm" svg:x="11.687cm" svg:y="4.11cm">
              <text:p/>
            </draw:rect>
            <draw:rect draw:style-name="gr1195" draw:text-style-name="P2" draw:layer="layout" svg:width="0.227cm" svg:height="0.25cm" svg:x="11.914cm" svg:y="4.11cm">
              <text:p/>
            </draw:rect>
            <draw:rect draw:style-name="gr1196" draw:text-style-name="P2" draw:layer="layout" svg:width="0.227cm" svg:height="0.25cm" svg:x="11.687cm" svg:y="4.36cm">
              <text:p/>
            </draw:rect>
          </draw:g>
          <draw:g>
            <draw:rect draw:style-name="gr1197" draw:text-style-name="P2" draw:layer="layout" svg:width="0.454cm" svg:height="0.5cm" svg:x="11.687cm" svg:y="4.8cm">
              <text:p/>
            </draw:rect>
            <draw:rect draw:style-name="gr1198" draw:text-style-name="P2" draw:layer="layout" svg:width="0.227cm" svg:height="0.25cm" svg:x="11.914cm" svg:y="4.8cm">
              <text:p/>
            </draw:rect>
            <draw:rect draw:style-name="gr1199" draw:text-style-name="P2" draw:layer="layout" svg:width="0.227cm" svg:height="0.25cm" svg:x="11.687cm" svg:y="5.05cm">
              <text:p/>
            </draw:rect>
          </draw:g>
          <draw:g>
            <draw:rect draw:style-name="gr1200" draw:text-style-name="P2" draw:layer="layout" svg:width="0.454cm" svg:height="0.5cm" svg:x="11.687cm" svg:y="5.49cm">
              <text:p/>
            </draw:rect>
            <draw:rect draw:style-name="gr1201" draw:text-style-name="P2" draw:layer="layout" svg:width="0.227cm" svg:height="0.25cm" svg:x="11.914cm" svg:y="5.49cm">
              <text:p/>
            </draw:rect>
            <draw:rect draw:style-name="gr1202" draw:text-style-name="P2" draw:layer="layout" svg:width="0.227cm" svg:height="0.25cm" svg:x="11.687cm" svg:y="5.74cm">
              <text:p/>
            </draw:rect>
          </draw:g>
          <draw:g>
            <draw:rect draw:style-name="gr1203" draw:text-style-name="P2" draw:layer="layout" svg:width="0.454cm" svg:height="0.5cm" svg:x="11.687cm" svg:y="6.18cm">
              <text:p/>
            </draw:rect>
            <draw:rect draw:style-name="gr1204" draw:text-style-name="P2" draw:layer="layout" svg:width="0.227cm" svg:height="0.25cm" svg:x="11.914cm" svg:y="6.18cm">
              <text:p/>
            </draw:rect>
            <draw:rect draw:style-name="gr1205" draw:text-style-name="P2" draw:layer="layout" svg:width="0.227cm" svg:height="0.25cm" svg:x="11.687cm" svg:y="6.43cm">
              <text:p/>
            </draw:rect>
          </draw:g>
          <draw:g>
            <draw:rect draw:style-name="gr1206" draw:text-style-name="P2" draw:layer="layout" svg:width="0.454cm" svg:height="0.5cm" svg:x="11.687cm" svg:y="6.87cm">
              <text:p/>
            </draw:rect>
            <draw:rect draw:style-name="gr1207" draw:text-style-name="P2" draw:layer="layout" svg:width="0.227cm" svg:height="0.25cm" svg:x="11.914cm" svg:y="6.87cm">
              <text:p/>
            </draw:rect>
            <draw:rect draw:style-name="gr1208" draw:text-style-name="P2" draw:layer="layout" svg:width="0.227cm" svg:height="0.25cm" svg:x="11.687cm" svg:y="7.12cm">
              <text:p/>
            </draw:rect>
          </draw:g>
          <draw:g>
            <draw:rect draw:style-name="gr1209" draw:text-style-name="P2" draw:layer="layout" svg:width="0.454cm" svg:height="0.5cm" svg:x="11.687cm" svg:y="7.56cm">
              <text:p/>
            </draw:rect>
            <draw:rect draw:style-name="gr1210" draw:text-style-name="P2" draw:layer="layout" svg:width="0.227cm" svg:height="0.25cm" svg:x="11.914cm" svg:y="7.56cm">
              <text:p/>
            </draw:rect>
            <draw:rect draw:style-name="gr1211" draw:text-style-name="P2" draw:layer="layout" svg:width="0.227cm" svg:height="0.25cm" svg:x="11.687cm" svg:y="7.81cm">
              <text:p/>
            </draw:rect>
          </draw:g>
          <draw:g>
            <draw:rect draw:style-name="gr1212" draw:text-style-name="P2" draw:layer="layout" svg:width="0.454cm" svg:height="0.5cm" svg:x="11.687cm" svg:y="8.25cm">
              <text:p/>
            </draw:rect>
            <draw:rect draw:style-name="gr1213" draw:text-style-name="P2" draw:layer="layout" svg:width="0.227cm" svg:height="0.25cm" svg:x="11.914cm" svg:y="8.25cm">
              <text:p/>
            </draw:rect>
            <draw:rect draw:style-name="gr1214" draw:text-style-name="P2" draw:layer="layout" svg:width="0.227cm" svg:height="0.25cm" svg:x="11.687cm" svg:y="8.5cm">
              <text:p/>
            </draw:rect>
          </draw:g>
          <draw:g>
            <draw:rect draw:style-name="gr1215" draw:text-style-name="P2" draw:layer="layout" svg:width="0.454cm" svg:height="0.5cm" svg:x="11.687cm" svg:y="8.94cm">
              <text:p/>
            </draw:rect>
            <draw:rect draw:style-name="gr1216" draw:text-style-name="P2" draw:layer="layout" svg:width="0.227cm" svg:height="0.25cm" svg:x="11.914cm" svg:y="8.94cm">
              <text:p/>
            </draw:rect>
            <draw:rect draw:style-name="gr1217" draw:text-style-name="P2" draw:layer="layout" svg:width="0.227cm" svg:height="0.25cm" svg:x="11.687cm" svg:y="9.19cm">
              <text:p/>
            </draw:rect>
          </draw:g>
          <draw:g>
            <draw:rect draw:style-name="gr1218" draw:text-style-name="P2" draw:layer="layout" svg:width="0.454cm" svg:height="0.5cm" svg:x="11.687cm" svg:y="9.63cm">
              <text:p/>
            </draw:rect>
            <draw:rect draw:style-name="gr1219" draw:text-style-name="P2" draw:layer="layout" svg:width="0.227cm" svg:height="0.25cm" svg:x="11.914cm" svg:y="9.63cm">
              <text:p/>
            </draw:rect>
            <draw:rect draw:style-name="gr1220" draw:text-style-name="P2" draw:layer="layout" svg:width="0.227cm" svg:height="0.25cm" svg:x="11.687cm" svg:y="9.88cm">
              <text:p/>
            </draw:rect>
          </draw:g>
          <draw:g>
            <draw:rect draw:style-name="gr1221" draw:text-style-name="P2" draw:layer="layout" svg:width="0.454cm" svg:height="0.5cm" svg:x="11.687cm" svg:y="10.32cm">
              <text:p/>
            </draw:rect>
            <draw:rect draw:style-name="gr1222" draw:text-style-name="P2" draw:layer="layout" svg:width="0.227cm" svg:height="0.25cm" svg:x="11.914cm" svg:y="10.32cm">
              <text:p/>
            </draw:rect>
            <draw:rect draw:style-name="gr1223" draw:text-style-name="P2" draw:layer="layout" svg:width="0.227cm" svg:height="0.25cm" svg:x="11.687cm" svg:y="10.57cm">
              <text:p/>
            </draw:rect>
          </draw:g>
          <draw:g>
            <draw:rect draw:style-name="gr1224" draw:text-style-name="P2" draw:layer="layout" svg:width="0.454cm" svg:height="0.5cm" svg:x="11.687cm" svg:y="11.01cm">
              <text:p/>
            </draw:rect>
            <draw:rect draw:style-name="gr1225" draw:text-style-name="P2" draw:layer="layout" svg:width="0.227cm" svg:height="0.25cm" svg:x="11.914cm" svg:y="11.01cm">
              <text:p/>
            </draw:rect>
            <draw:rect draw:style-name="gr1226" draw:text-style-name="P2" draw:layer="layout" svg:width="0.227cm" svg:height="0.25cm" svg:x="11.687cm" svg:y="11.26cm">
              <text:p/>
            </draw:rect>
          </draw:g>
          <draw:g>
            <draw:rect draw:style-name="gr1227" draw:text-style-name="P2" draw:layer="layout" svg:width="0.454cm" svg:height="0.5cm" svg:x="11.687cm" svg:y="11.7cm">
              <text:p/>
            </draw:rect>
            <draw:rect draw:style-name="gr1228" draw:text-style-name="P2" draw:layer="layout" svg:width="0.227cm" svg:height="0.25cm" svg:x="11.914cm" svg:y="11.7cm">
              <text:p/>
            </draw:rect>
            <draw:rect draw:style-name="gr1229" draw:text-style-name="P2" draw:layer="layout" svg:width="0.227cm" svg:height="0.25cm" svg:x="11.687cm" svg:y="11.95cm">
              <text:p/>
            </draw:rect>
          </draw:g>
          <draw:g>
            <draw:rect draw:style-name="gr1230" draw:text-style-name="P2" draw:layer="layout" svg:width="0.454cm" svg:height="0.5cm" svg:x="11.687cm" svg:y="12.39cm">
              <text:p/>
            </draw:rect>
            <draw:rect draw:style-name="gr1231" draw:text-style-name="P2" draw:layer="layout" svg:width="0.227cm" svg:height="0.25cm" svg:x="11.914cm" svg:y="12.39cm">
              <text:p/>
            </draw:rect>
            <draw:rect draw:style-name="gr1232" draw:text-style-name="P2" draw:layer="layout" svg:width="0.227cm" svg:height="0.25cm" svg:x="11.687cm" svg:y="12.64cm">
              <text:p/>
            </draw:rect>
          </draw:g>
          <draw:g>
            <draw:rect draw:style-name="gr1233" draw:text-style-name="P2" draw:layer="layout" svg:width="0.454cm" svg:height="0.5cm" svg:x="11.687cm" svg:y="13.08cm">
              <text:p/>
            </draw:rect>
            <draw:rect draw:style-name="gr1234" draw:text-style-name="P2" draw:layer="layout" svg:width="0.227cm" svg:height="0.25cm" svg:x="11.914cm" svg:y="13.08cm">
              <text:p/>
            </draw:rect>
            <draw:rect draw:style-name="gr1235" draw:text-style-name="P2" draw:layer="layout" svg:width="0.227cm" svg:height="0.25cm" svg:x="11.687cm" svg:y="13.33cm">
              <text:p/>
            </draw:rect>
          </draw:g>
          <draw:g>
            <draw:rect draw:style-name="gr1236" draw:text-style-name="P2" draw:layer="layout" svg:width="0.454cm" svg:height="0.5cm" svg:x="11.687cm" svg:y="13.77cm">
              <text:p/>
            </draw:rect>
            <draw:rect draw:style-name="gr1237" draw:text-style-name="P2" draw:layer="layout" svg:width="0.227cm" svg:height="0.25cm" svg:x="11.914cm" svg:y="13.77cm">
              <text:p/>
            </draw:rect>
            <draw:rect draw:style-name="gr1238" draw:text-style-name="P2" draw:layer="layout" svg:width="0.227cm" svg:height="0.25cm" svg:x="11.687cm" svg:y="14.02cm">
              <text:p/>
            </draw:rect>
          </draw:g>
          <draw:g>
            <draw:rect draw:style-name="gr1239" draw:text-style-name="P2" draw:layer="layout" svg:width="0.454cm" svg:height="0.5cm" svg:x="11.687cm" svg:y="14.46cm">
              <text:p/>
            </draw:rect>
            <draw:rect draw:style-name="gr1240" draw:text-style-name="P2" draw:layer="layout" svg:width="0.227cm" svg:height="0.25cm" svg:x="11.914cm" svg:y="14.46cm">
              <text:p/>
            </draw:rect>
            <draw:rect draw:style-name="gr1241" draw:text-style-name="P2" draw:layer="layout" svg:width="0.227cm" svg:height="0.25cm" svg:x="11.687cm" svg:y="14.71cm">
              <text:p/>
            </draw:rect>
          </draw:g>
          <draw:g>
            <draw:rect draw:style-name="gr1242" draw:text-style-name="P2" draw:layer="layout" svg:width="0.454cm" svg:height="0.5cm" svg:x="11.687cm" svg:y="15.15cm">
              <text:p/>
            </draw:rect>
            <draw:rect draw:style-name="gr1243" draw:text-style-name="P2" draw:layer="layout" svg:width="0.227cm" svg:height="0.25cm" svg:x="11.914cm" svg:y="15.15cm">
              <text:p/>
            </draw:rect>
            <draw:rect draw:style-name="gr1244" draw:text-style-name="P2" draw:layer="layout" svg:width="0.227cm" svg:height="0.25cm" svg:x="11.687cm" svg:y="15.4cm">
              <text:p/>
            </draw:rect>
          </draw:g>
          <draw:g>
            <draw:rect draw:style-name="gr1245" draw:text-style-name="P2" draw:layer="layout" svg:width="0.454cm" svg:height="0.5cm" svg:x="11.687cm" svg:y="15.84cm">
              <text:p/>
            </draw:rect>
            <draw:rect draw:style-name="gr1246" draw:text-style-name="P2" draw:layer="layout" svg:width="0.227cm" svg:height="0.25cm" svg:x="11.914cm" svg:y="15.84cm">
              <text:p/>
            </draw:rect>
            <draw:rect draw:style-name="gr1247" draw:text-style-name="P2" draw:layer="layout" svg:width="0.227cm" svg:height="0.25cm" svg:x="11.687cm" svg:y="16.09cm">
              <text:p/>
            </draw:rect>
          </draw:g>
          <draw:g>
            <draw:rect draw:style-name="gr1248" draw:text-style-name="P2" draw:layer="layout" svg:width="0.454cm" svg:height="0.5cm" svg:x="11.687cm" svg:y="16.53cm">
              <text:p/>
            </draw:rect>
            <draw:rect draw:style-name="gr1249" draw:text-style-name="P2" draw:layer="layout" svg:width="0.227cm" svg:height="0.25cm" svg:x="11.914cm" svg:y="16.53cm">
              <text:p/>
            </draw:rect>
            <draw:rect draw:style-name="gr1250" draw:text-style-name="P2" draw:layer="layout" svg:width="0.227cm" svg:height="0.25cm" svg:x="11.687cm" svg:y="16.78cm">
              <text:p/>
            </draw:rect>
          </draw:g>
          <draw:g>
            <draw:rect draw:style-name="gr1251" draw:text-style-name="P2" draw:layer="layout" svg:width="0.454cm" svg:height="0.5cm" svg:x="11.687cm" svg:y="17.22cm">
              <text:p/>
            </draw:rect>
            <draw:rect draw:style-name="gr1252" draw:text-style-name="P2" draw:layer="layout" svg:width="0.227cm" svg:height="0.25cm" svg:x="11.914cm" svg:y="17.22cm">
              <text:p/>
            </draw:rect>
            <draw:rect draw:style-name="gr1253" draw:text-style-name="P2" draw:layer="layout" svg:width="0.227cm" svg:height="0.25cm" svg:x="11.687cm" svg:y="17.47cm">
              <text:p/>
            </draw:rect>
          </draw:g>
          <draw:g>
            <draw:rect draw:style-name="gr1254" draw:text-style-name="P2" draw:layer="layout" svg:width="0.454cm" svg:height="0.5cm" svg:x="11.687cm" svg:y="17.91cm">
              <text:p/>
            </draw:rect>
            <draw:rect draw:style-name="gr1255" draw:text-style-name="P2" draw:layer="layout" svg:width="0.227cm" svg:height="0.25cm" svg:x="11.914cm" svg:y="17.91cm">
              <text:p/>
            </draw:rect>
            <draw:rect draw:style-name="gr1256" draw:text-style-name="P2" draw:layer="layout" svg:width="0.227cm" svg:height="0.25cm" svg:x="11.687cm" svg:y="18.16cm">
              <text:p/>
            </draw:rect>
          </draw:g>
          <draw:g>
            <draw:rect draw:style-name="gr1257" draw:text-style-name="P2" draw:layer="layout" svg:width="0.454cm" svg:height="0.5cm" svg:x="11.687cm" svg:y="18.6cm">
              <text:p/>
            </draw:rect>
            <draw:rect draw:style-name="gr1258" draw:text-style-name="P2" draw:layer="layout" svg:width="0.227cm" svg:height="0.25cm" svg:x="11.914cm" svg:y="18.6cm">
              <text:p/>
            </draw:rect>
            <draw:rect draw:style-name="gr1259" draw:text-style-name="P2" draw:layer="layout" svg:width="0.227cm" svg:height="0.25cm" svg:x="11.687cm" svg:y="18.85cm">
              <text:p/>
            </draw:rect>
          </draw:g>
          <draw:g>
            <draw:rect draw:style-name="gr1260" draw:text-style-name="P2" draw:layer="layout" svg:width="0.454cm" svg:height="0.5cm" svg:x="11.687cm" svg:y="19.29cm">
              <text:p/>
            </draw:rect>
            <draw:rect draw:style-name="gr1261" draw:text-style-name="P2" draw:layer="layout" svg:width="0.227cm" svg:height="0.25cm" svg:x="11.914cm" svg:y="19.29cm">
              <text:p/>
            </draw:rect>
            <draw:rect draw:style-name="gr1262" draw:text-style-name="P2" draw:layer="layout" svg:width="0.227cm" svg:height="0.25cm" svg:x="11.687cm" svg:y="19.54cm">
              <text:p/>
            </draw:rect>
          </draw:g>
          <draw:g>
            <draw:rect draw:style-name="gr1263" draw:text-style-name="P2" draw:layer="layout" svg:width="0.454cm" svg:height="0.5cm" svg:x="11.687cm" svg:y="19.98cm">
              <text:p/>
            </draw:rect>
            <draw:rect draw:style-name="gr1264" draw:text-style-name="P2" draw:layer="layout" svg:width="0.227cm" svg:height="0.25cm" svg:x="11.914cm" svg:y="19.98cm">
              <text:p/>
            </draw:rect>
            <draw:rect draw:style-name="gr1265" draw:text-style-name="P2" draw:layer="layout" svg:width="0.227cm" svg:height="0.25cm" svg:x="11.687cm" svg:y="20.23cm">
              <text:p/>
            </draw:rect>
          </draw:g>
          <draw:g>
            <draw:rect draw:style-name="gr1266" draw:text-style-name="P2" draw:layer="layout" svg:width="0.454cm" svg:height="0.5cm" svg:x="11.687cm" svg:y="20.67cm">
              <text:p/>
            </draw:rect>
            <draw:rect draw:style-name="gr1267" draw:text-style-name="P2" draw:layer="layout" svg:width="0.227cm" svg:height="0.25cm" svg:x="11.914cm" svg:y="20.67cm">
              <text:p/>
            </draw:rect>
            <draw:rect draw:style-name="gr1268" draw:text-style-name="P2" draw:layer="layout" svg:width="0.227cm" svg:height="0.25cm" svg:x="11.687cm" svg:y="20.92cm">
              <text:p/>
            </draw:rect>
          </draw:g>
          <draw:g>
            <draw:rect draw:style-name="gr1269" draw:text-style-name="P2" draw:layer="layout" svg:width="0.454cm" svg:height="0.5cm" svg:x="11.687cm" svg:y="21.36cm">
              <text:p/>
            </draw:rect>
            <draw:rect draw:style-name="gr1270" draw:text-style-name="P2" draw:layer="layout" svg:width="0.227cm" svg:height="0.25cm" svg:x="11.914cm" svg:y="21.36cm">
              <text:p/>
            </draw:rect>
            <draw:rect draw:style-name="gr1271" draw:text-style-name="P2" draw:layer="layout" svg:width="0.227cm" svg:height="0.25cm" svg:x="11.687cm" svg:y="21.61cm">
              <text:p/>
            </draw:rect>
          </draw:g>
          <draw:g>
            <draw:rect draw:style-name="gr1272" draw:text-style-name="P2" draw:layer="layout" svg:width="0.454cm" svg:height="0.5cm" svg:x="11.687cm" svg:y="22.05cm">
              <text:p/>
            </draw:rect>
            <draw:rect draw:style-name="gr1273" draw:text-style-name="P2" draw:layer="layout" svg:width="0.227cm" svg:height="0.25cm" svg:x="11.914cm" svg:y="22.05cm">
              <text:p/>
            </draw:rect>
            <draw:rect draw:style-name="gr1274" draw:text-style-name="P2" draw:layer="layout" svg:width="0.227cm" svg:height="0.25cm" svg:x="11.687cm" svg:y="22.3cm">
              <text:p/>
            </draw:rect>
          </draw:g>
          <draw:g>
            <draw:rect draw:style-name="gr1275" draw:text-style-name="P2" draw:layer="layout" svg:width="0.454cm" svg:height="0.5cm" svg:x="11.687cm" svg:y="22.74cm">
              <text:p/>
            </draw:rect>
            <draw:rect draw:style-name="gr1276" draw:text-style-name="P2" draw:layer="layout" svg:width="0.227cm" svg:height="0.25cm" svg:x="11.914cm" svg:y="22.74cm">
              <text:p/>
            </draw:rect>
            <draw:rect draw:style-name="gr1277" draw:text-style-name="P2" draw:layer="layout" svg:width="0.227cm" svg:height="0.25cm" svg:x="11.687cm" svg:y="22.99cm">
              <text:p/>
            </draw:rect>
          </draw:g>
          <draw:g>
            <draw:rect draw:style-name="gr1278" draw:text-style-name="P2" draw:layer="layout" svg:width="0.454cm" svg:height="0.5cm" svg:x="11.687cm" svg:y="23.43cm">
              <text:p/>
            </draw:rect>
            <draw:rect draw:style-name="gr1279" draw:text-style-name="P2" draw:layer="layout" svg:width="0.227cm" svg:height="0.25cm" svg:x="11.914cm" svg:y="23.43cm">
              <text:p/>
            </draw:rect>
            <draw:rect draw:style-name="gr1280" draw:text-style-name="P2" draw:layer="layout" svg:width="0.227cm" svg:height="0.25cm" svg:x="11.687cm" svg:y="23.68cm">
              <text:p/>
            </draw:rect>
          </draw:g>
          <draw:g>
            <draw:rect draw:style-name="gr1281" draw:text-style-name="P2" draw:layer="layout" svg:width="0.454cm" svg:height="0.5cm" svg:x="11.687cm" svg:y="24.12cm">
              <text:p/>
            </draw:rect>
            <draw:rect draw:style-name="gr1282" draw:text-style-name="P2" draw:layer="layout" svg:width="0.227cm" svg:height="0.25cm" svg:x="11.914cm" svg:y="24.12cm">
              <text:p/>
            </draw:rect>
            <draw:rect draw:style-name="gr1283" draw:text-style-name="P2" draw:layer="layout" svg:width="0.227cm" svg:height="0.25cm" svg:x="11.687cm" svg:y="24.37cm">
              <text:p/>
            </draw:rect>
          </draw:g>
          <draw:g>
            <draw:rect draw:style-name="gr1284" draw:text-style-name="P2" draw:layer="layout" svg:width="0.454cm" svg:height="0.5cm" svg:x="11.687cm" svg:y="24.81cm">
              <text:p/>
            </draw:rect>
            <draw:rect draw:style-name="gr1285" draw:text-style-name="P2" draw:layer="layout" svg:width="0.227cm" svg:height="0.25cm" svg:x="11.914cm" svg:y="24.81cm">
              <text:p/>
            </draw:rect>
            <draw:rect draw:style-name="gr1286" draw:text-style-name="P2" draw:layer="layout" svg:width="0.227cm" svg:height="0.25cm" svg:x="11.687cm" svg:y="25.06cm">
              <text:p/>
            </draw:rect>
          </draw:g>
          <draw:g>
            <draw:rect draw:style-name="gr1287" draw:text-style-name="P2" draw:layer="layout" svg:width="0.454cm" svg:height="0.5cm" svg:x="11.687cm" svg:y="25.5cm">
              <text:p/>
            </draw:rect>
            <draw:rect draw:style-name="gr1288" draw:text-style-name="P2" draw:layer="layout" svg:width="0.227cm" svg:height="0.25cm" svg:x="11.914cm" svg:y="25.5cm">
              <text:p/>
            </draw:rect>
            <draw:rect draw:style-name="gr1289" draw:text-style-name="P2" draw:layer="layout" svg:width="0.227cm" svg:height="0.25cm" svg:x="11.687cm" svg:y="25.75cm">
              <text:p/>
            </draw:rect>
          </draw:g>
          <draw:g>
            <draw:rect draw:style-name="gr1290" draw:text-style-name="P2" draw:layer="layout" svg:width="0.454cm" svg:height="0.5cm" svg:x="11.687cm" svg:y="26.19cm">
              <text:p/>
            </draw:rect>
            <draw:rect draw:style-name="gr1291" draw:text-style-name="P2" draw:layer="layout" svg:width="0.227cm" svg:height="0.25cm" svg:x="11.914cm" svg:y="26.19cm">
              <text:p/>
            </draw:rect>
            <draw:rect draw:style-name="gr1292" draw:text-style-name="P2" draw:layer="layout" svg:width="0.227cm" svg:height="0.25cm" svg:x="11.687cm" svg:y="26.44cm">
              <text:p/>
            </draw:rect>
          </draw:g>
          <draw:g>
            <draw:rect draw:style-name="gr1293" draw:text-style-name="P2" draw:layer="layout" svg:width="0.454cm" svg:height="0.5cm" svg:x="11.687cm" svg:y="26.88cm">
              <text:p/>
            </draw:rect>
            <draw:rect draw:style-name="gr1294" draw:text-style-name="P2" draw:layer="layout" svg:width="0.227cm" svg:height="0.25cm" svg:x="11.914cm" svg:y="26.88cm">
              <text:p/>
            </draw:rect>
            <draw:rect draw:style-name="gr1295" draw:text-style-name="P2" draw:layer="layout" svg:width="0.227cm" svg:height="0.25cm" svg:x="11.687cm" svg:y="27.13cm">
              <text:p/>
            </draw:rect>
          </draw:g>
          <draw:g>
            <draw:rect draw:style-name="gr1296" draw:text-style-name="P2" draw:layer="layout" svg:width="0.454cm" svg:height="0.5cm" svg:x="11.687cm" svg:y="27.57cm">
              <text:p/>
            </draw:rect>
            <draw:rect draw:style-name="gr1297" draw:text-style-name="P2" draw:layer="layout" svg:width="0.227cm" svg:height="0.25cm" svg:x="11.914cm" svg:y="27.57cm">
              <text:p/>
            </draw:rect>
            <draw:rect draw:style-name="gr1298" draw:text-style-name="P2" draw:layer="layout" svg:width="0.227cm" svg:height="0.25cm" svg:x="11.687cm" svg:y="27.82cm">
              <text:p/>
            </draw:rect>
          </draw:g>
        </draw:g>
        <draw:g>
          <draw:rect draw:style-name="gr1299" draw:text-style-name="P1" draw:layer="layout" svg:width="27.15cm" svg:height="1cm" draw:transform="rotate (-1.5707963267949) translate (13.426cm 1.15cm)">
            <text:p/>
          </draw:rect>
          <draw:g>
            <draw:rect draw:style-name="gr1300" draw:text-style-name="P2" draw:layer="layout" svg:width="0.454cm" svg:height="0.5cm" svg:x="12.699cm" svg:y="1.35cm">
              <text:p/>
            </draw:rect>
            <draw:rect draw:style-name="gr1301" draw:text-style-name="P2" draw:layer="layout" svg:width="0.227cm" svg:height="0.25cm" svg:x="12.926cm" svg:y="1.35cm">
              <text:p/>
            </draw:rect>
            <draw:rect draw:style-name="gr1302" draw:text-style-name="P2" draw:layer="layout" svg:width="0.227cm" svg:height="0.25cm" svg:x="12.699cm" svg:y="1.6cm">
              <text:p/>
            </draw:rect>
          </draw:g>
          <draw:g>
            <draw:rect draw:style-name="gr1303" draw:text-style-name="P2" draw:layer="layout" svg:width="0.454cm" svg:height="0.5cm" svg:x="12.699cm" svg:y="2.04cm">
              <text:p/>
            </draw:rect>
            <draw:rect draw:style-name="gr1304" draw:text-style-name="P2" draw:layer="layout" svg:width="0.227cm" svg:height="0.25cm" svg:x="12.926cm" svg:y="2.04cm">
              <text:p/>
            </draw:rect>
            <draw:rect draw:style-name="gr1305" draw:text-style-name="P2" draw:layer="layout" svg:width="0.227cm" svg:height="0.25cm" svg:x="12.699cm" svg:y="2.29cm">
              <text:p/>
            </draw:rect>
          </draw:g>
          <draw:g>
            <draw:rect draw:style-name="gr1306" draw:text-style-name="P2" draw:layer="layout" svg:width="0.454cm" svg:height="0.5cm" svg:x="12.699cm" svg:y="2.73cm">
              <text:p/>
            </draw:rect>
            <draw:rect draw:style-name="gr1307" draw:text-style-name="P2" draw:layer="layout" svg:width="0.227cm" svg:height="0.25cm" svg:x="12.926cm" svg:y="2.73cm">
              <text:p/>
            </draw:rect>
            <draw:rect draw:style-name="gr1308" draw:text-style-name="P2" draw:layer="layout" svg:width="0.227cm" svg:height="0.25cm" svg:x="12.699cm" svg:y="2.98cm">
              <text:p/>
            </draw:rect>
          </draw:g>
          <draw:g>
            <draw:rect draw:style-name="gr1309" draw:text-style-name="P2" draw:layer="layout" svg:width="0.454cm" svg:height="0.5cm" svg:x="12.699cm" svg:y="3.42cm">
              <text:p/>
            </draw:rect>
            <draw:rect draw:style-name="gr1310" draw:text-style-name="P2" draw:layer="layout" svg:width="0.227cm" svg:height="0.25cm" svg:x="12.926cm" svg:y="3.42cm">
              <text:p/>
            </draw:rect>
            <draw:rect draw:style-name="gr1311" draw:text-style-name="P2" draw:layer="layout" svg:width="0.227cm" svg:height="0.25cm" svg:x="12.699cm" svg:y="3.67cm">
              <text:p/>
            </draw:rect>
          </draw:g>
          <draw:g>
            <draw:rect draw:style-name="gr1312" draw:text-style-name="P2" draw:layer="layout" svg:width="0.454cm" svg:height="0.5cm" svg:x="12.699cm" svg:y="4.11cm">
              <text:p/>
            </draw:rect>
            <draw:rect draw:style-name="gr1313" draw:text-style-name="P2" draw:layer="layout" svg:width="0.227cm" svg:height="0.25cm" svg:x="12.926cm" svg:y="4.11cm">
              <text:p/>
            </draw:rect>
            <draw:rect draw:style-name="gr1314" draw:text-style-name="P2" draw:layer="layout" svg:width="0.227cm" svg:height="0.25cm" svg:x="12.699cm" svg:y="4.36cm">
              <text:p/>
            </draw:rect>
          </draw:g>
          <draw:g>
            <draw:rect draw:style-name="gr1315" draw:text-style-name="P2" draw:layer="layout" svg:width="0.454cm" svg:height="0.5cm" svg:x="12.699cm" svg:y="4.8cm">
              <text:p/>
            </draw:rect>
            <draw:rect draw:style-name="gr1316" draw:text-style-name="P2" draw:layer="layout" svg:width="0.227cm" svg:height="0.25cm" svg:x="12.926cm" svg:y="4.8cm">
              <text:p/>
            </draw:rect>
            <draw:rect draw:style-name="gr1317" draw:text-style-name="P2" draw:layer="layout" svg:width="0.227cm" svg:height="0.25cm" svg:x="12.699cm" svg:y="5.05cm">
              <text:p/>
            </draw:rect>
          </draw:g>
          <draw:g>
            <draw:rect draw:style-name="gr1318" draw:text-style-name="P2" draw:layer="layout" svg:width="0.454cm" svg:height="0.5cm" svg:x="12.699cm" svg:y="5.49cm">
              <text:p/>
            </draw:rect>
            <draw:rect draw:style-name="gr1319" draw:text-style-name="P2" draw:layer="layout" svg:width="0.227cm" svg:height="0.25cm" svg:x="12.926cm" svg:y="5.49cm">
              <text:p/>
            </draw:rect>
            <draw:rect draw:style-name="gr1320" draw:text-style-name="P2" draw:layer="layout" svg:width="0.227cm" svg:height="0.25cm" svg:x="12.699cm" svg:y="5.74cm">
              <text:p/>
            </draw:rect>
          </draw:g>
          <draw:g>
            <draw:rect draw:style-name="gr1321" draw:text-style-name="P2" draw:layer="layout" svg:width="0.454cm" svg:height="0.5cm" svg:x="12.699cm" svg:y="6.18cm">
              <text:p/>
            </draw:rect>
            <draw:rect draw:style-name="gr1322" draw:text-style-name="P2" draw:layer="layout" svg:width="0.227cm" svg:height="0.25cm" svg:x="12.926cm" svg:y="6.18cm">
              <text:p/>
            </draw:rect>
            <draw:rect draw:style-name="gr1323" draw:text-style-name="P2" draw:layer="layout" svg:width="0.227cm" svg:height="0.25cm" svg:x="12.699cm" svg:y="6.43cm">
              <text:p/>
            </draw:rect>
          </draw:g>
          <draw:g>
            <draw:rect draw:style-name="gr1324" draw:text-style-name="P2" draw:layer="layout" svg:width="0.454cm" svg:height="0.5cm" svg:x="12.699cm" svg:y="6.87cm">
              <text:p/>
            </draw:rect>
            <draw:rect draw:style-name="gr1325" draw:text-style-name="P2" draw:layer="layout" svg:width="0.227cm" svg:height="0.25cm" svg:x="12.926cm" svg:y="6.87cm">
              <text:p/>
            </draw:rect>
            <draw:rect draw:style-name="gr1326" draw:text-style-name="P2" draw:layer="layout" svg:width="0.227cm" svg:height="0.25cm" svg:x="12.699cm" svg:y="7.12cm">
              <text:p/>
            </draw:rect>
          </draw:g>
          <draw:g>
            <draw:rect draw:style-name="gr1327" draw:text-style-name="P2" draw:layer="layout" svg:width="0.454cm" svg:height="0.5cm" svg:x="12.699cm" svg:y="7.56cm">
              <text:p/>
            </draw:rect>
            <draw:rect draw:style-name="gr1328" draw:text-style-name="P2" draw:layer="layout" svg:width="0.227cm" svg:height="0.25cm" svg:x="12.926cm" svg:y="7.56cm">
              <text:p/>
            </draw:rect>
            <draw:rect draw:style-name="gr1329" draw:text-style-name="P2" draw:layer="layout" svg:width="0.227cm" svg:height="0.25cm" svg:x="12.699cm" svg:y="7.81cm">
              <text:p/>
            </draw:rect>
          </draw:g>
          <draw:g>
            <draw:rect draw:style-name="gr1330" draw:text-style-name="P2" draw:layer="layout" svg:width="0.454cm" svg:height="0.5cm" svg:x="12.699cm" svg:y="8.25cm">
              <text:p/>
            </draw:rect>
            <draw:rect draw:style-name="gr1331" draw:text-style-name="P2" draw:layer="layout" svg:width="0.227cm" svg:height="0.25cm" svg:x="12.926cm" svg:y="8.25cm">
              <text:p/>
            </draw:rect>
            <draw:rect draw:style-name="gr1332" draw:text-style-name="P2" draw:layer="layout" svg:width="0.227cm" svg:height="0.25cm" svg:x="12.699cm" svg:y="8.5cm">
              <text:p/>
            </draw:rect>
          </draw:g>
          <draw:g>
            <draw:rect draw:style-name="gr1333" draw:text-style-name="P2" draw:layer="layout" svg:width="0.454cm" svg:height="0.5cm" svg:x="12.699cm" svg:y="8.94cm">
              <text:p/>
            </draw:rect>
            <draw:rect draw:style-name="gr1334" draw:text-style-name="P2" draw:layer="layout" svg:width="0.227cm" svg:height="0.25cm" svg:x="12.926cm" svg:y="8.94cm">
              <text:p/>
            </draw:rect>
            <draw:rect draw:style-name="gr1335" draw:text-style-name="P2" draw:layer="layout" svg:width="0.227cm" svg:height="0.25cm" svg:x="12.699cm" svg:y="9.19cm">
              <text:p/>
            </draw:rect>
          </draw:g>
          <draw:g>
            <draw:rect draw:style-name="gr1336" draw:text-style-name="P2" draw:layer="layout" svg:width="0.454cm" svg:height="0.5cm" svg:x="12.699cm" svg:y="9.63cm">
              <text:p/>
            </draw:rect>
            <draw:rect draw:style-name="gr1337" draw:text-style-name="P2" draw:layer="layout" svg:width="0.227cm" svg:height="0.25cm" svg:x="12.926cm" svg:y="9.63cm">
              <text:p/>
            </draw:rect>
            <draw:rect draw:style-name="gr1338" draw:text-style-name="P2" draw:layer="layout" svg:width="0.227cm" svg:height="0.25cm" svg:x="12.699cm" svg:y="9.88cm">
              <text:p/>
            </draw:rect>
          </draw:g>
          <draw:g>
            <draw:rect draw:style-name="gr1339" draw:text-style-name="P2" draw:layer="layout" svg:width="0.454cm" svg:height="0.5cm" svg:x="12.699cm" svg:y="10.32cm">
              <text:p/>
            </draw:rect>
            <draw:rect draw:style-name="gr1340" draw:text-style-name="P2" draw:layer="layout" svg:width="0.227cm" svg:height="0.25cm" svg:x="12.926cm" svg:y="10.32cm">
              <text:p/>
            </draw:rect>
            <draw:rect draw:style-name="gr1341" draw:text-style-name="P2" draw:layer="layout" svg:width="0.227cm" svg:height="0.25cm" svg:x="12.699cm" svg:y="10.57cm">
              <text:p/>
            </draw:rect>
          </draw:g>
          <draw:g>
            <draw:rect draw:style-name="gr1342" draw:text-style-name="P2" draw:layer="layout" svg:width="0.454cm" svg:height="0.5cm" svg:x="12.699cm" svg:y="11.01cm">
              <text:p/>
            </draw:rect>
            <draw:rect draw:style-name="gr1343" draw:text-style-name="P2" draw:layer="layout" svg:width="0.227cm" svg:height="0.25cm" svg:x="12.926cm" svg:y="11.01cm">
              <text:p/>
            </draw:rect>
            <draw:rect draw:style-name="gr1344" draw:text-style-name="P2" draw:layer="layout" svg:width="0.227cm" svg:height="0.25cm" svg:x="12.699cm" svg:y="11.26cm">
              <text:p/>
            </draw:rect>
          </draw:g>
          <draw:g>
            <draw:rect draw:style-name="gr1345" draw:text-style-name="P2" draw:layer="layout" svg:width="0.454cm" svg:height="0.5cm" svg:x="12.699cm" svg:y="11.7cm">
              <text:p/>
            </draw:rect>
            <draw:rect draw:style-name="gr1346" draw:text-style-name="P2" draw:layer="layout" svg:width="0.227cm" svg:height="0.25cm" svg:x="12.926cm" svg:y="11.7cm">
              <text:p/>
            </draw:rect>
            <draw:rect draw:style-name="gr1347" draw:text-style-name="P2" draw:layer="layout" svg:width="0.227cm" svg:height="0.25cm" svg:x="12.699cm" svg:y="11.95cm">
              <text:p/>
            </draw:rect>
          </draw:g>
          <draw:g>
            <draw:rect draw:style-name="gr1348" draw:text-style-name="P2" draw:layer="layout" svg:width="0.454cm" svg:height="0.5cm" svg:x="12.699cm" svg:y="12.39cm">
              <text:p/>
            </draw:rect>
            <draw:rect draw:style-name="gr1349" draw:text-style-name="P2" draw:layer="layout" svg:width="0.227cm" svg:height="0.25cm" svg:x="12.926cm" svg:y="12.39cm">
              <text:p/>
            </draw:rect>
            <draw:rect draw:style-name="gr1350" draw:text-style-name="P2" draw:layer="layout" svg:width="0.227cm" svg:height="0.25cm" svg:x="12.699cm" svg:y="12.64cm">
              <text:p/>
            </draw:rect>
          </draw:g>
          <draw:g>
            <draw:rect draw:style-name="gr1351" draw:text-style-name="P2" draw:layer="layout" svg:width="0.454cm" svg:height="0.5cm" svg:x="12.699cm" svg:y="13.08cm">
              <text:p/>
            </draw:rect>
            <draw:rect draw:style-name="gr1352" draw:text-style-name="P2" draw:layer="layout" svg:width="0.227cm" svg:height="0.25cm" svg:x="12.926cm" svg:y="13.08cm">
              <text:p/>
            </draw:rect>
            <draw:rect draw:style-name="gr1353" draw:text-style-name="P2" draw:layer="layout" svg:width="0.227cm" svg:height="0.25cm" svg:x="12.699cm" svg:y="13.33cm">
              <text:p/>
            </draw:rect>
          </draw:g>
          <draw:g>
            <draw:rect draw:style-name="gr1354" draw:text-style-name="P2" draw:layer="layout" svg:width="0.454cm" svg:height="0.5cm" svg:x="12.699cm" svg:y="13.77cm">
              <text:p/>
            </draw:rect>
            <draw:rect draw:style-name="gr1355" draw:text-style-name="P2" draw:layer="layout" svg:width="0.227cm" svg:height="0.25cm" svg:x="12.926cm" svg:y="13.77cm">
              <text:p/>
            </draw:rect>
            <draw:rect draw:style-name="gr1356" draw:text-style-name="P2" draw:layer="layout" svg:width="0.227cm" svg:height="0.25cm" svg:x="12.699cm" svg:y="14.02cm">
              <text:p/>
            </draw:rect>
          </draw:g>
          <draw:g>
            <draw:rect draw:style-name="gr1357" draw:text-style-name="P2" draw:layer="layout" svg:width="0.454cm" svg:height="0.5cm" svg:x="12.699cm" svg:y="14.46cm">
              <text:p/>
            </draw:rect>
            <draw:rect draw:style-name="gr1358" draw:text-style-name="P2" draw:layer="layout" svg:width="0.227cm" svg:height="0.25cm" svg:x="12.926cm" svg:y="14.46cm">
              <text:p/>
            </draw:rect>
            <draw:rect draw:style-name="gr1359" draw:text-style-name="P2" draw:layer="layout" svg:width="0.227cm" svg:height="0.25cm" svg:x="12.699cm" svg:y="14.71cm">
              <text:p/>
            </draw:rect>
          </draw:g>
          <draw:g>
            <draw:rect draw:style-name="gr1360" draw:text-style-name="P2" draw:layer="layout" svg:width="0.454cm" svg:height="0.5cm" svg:x="12.699cm" svg:y="15.15cm">
              <text:p/>
            </draw:rect>
            <draw:rect draw:style-name="gr1361" draw:text-style-name="P2" draw:layer="layout" svg:width="0.227cm" svg:height="0.25cm" svg:x="12.926cm" svg:y="15.15cm">
              <text:p/>
            </draw:rect>
            <draw:rect draw:style-name="gr1362" draw:text-style-name="P2" draw:layer="layout" svg:width="0.227cm" svg:height="0.25cm" svg:x="12.699cm" svg:y="15.4cm">
              <text:p/>
            </draw:rect>
          </draw:g>
          <draw:g>
            <draw:rect draw:style-name="gr1363" draw:text-style-name="P2" draw:layer="layout" svg:width="0.454cm" svg:height="0.5cm" svg:x="12.699cm" svg:y="15.84cm">
              <text:p/>
            </draw:rect>
            <draw:rect draw:style-name="gr1364" draw:text-style-name="P2" draw:layer="layout" svg:width="0.227cm" svg:height="0.25cm" svg:x="12.926cm" svg:y="15.84cm">
              <text:p/>
            </draw:rect>
            <draw:rect draw:style-name="gr1365" draw:text-style-name="P2" draw:layer="layout" svg:width="0.227cm" svg:height="0.25cm" svg:x="12.699cm" svg:y="16.09cm">
              <text:p/>
            </draw:rect>
          </draw:g>
          <draw:g>
            <draw:rect draw:style-name="gr1366" draw:text-style-name="P2" draw:layer="layout" svg:width="0.454cm" svg:height="0.5cm" svg:x="12.699cm" svg:y="16.53cm">
              <text:p/>
            </draw:rect>
            <draw:rect draw:style-name="gr1367" draw:text-style-name="P2" draw:layer="layout" svg:width="0.227cm" svg:height="0.25cm" svg:x="12.926cm" svg:y="16.53cm">
              <text:p/>
            </draw:rect>
            <draw:rect draw:style-name="gr1368" draw:text-style-name="P2" draw:layer="layout" svg:width="0.227cm" svg:height="0.25cm" svg:x="12.699cm" svg:y="16.78cm">
              <text:p/>
            </draw:rect>
          </draw:g>
          <draw:g>
            <draw:rect draw:style-name="gr1369" draw:text-style-name="P2" draw:layer="layout" svg:width="0.454cm" svg:height="0.5cm" svg:x="12.699cm" svg:y="17.22cm">
              <text:p/>
            </draw:rect>
            <draw:rect draw:style-name="gr1370" draw:text-style-name="P2" draw:layer="layout" svg:width="0.227cm" svg:height="0.25cm" svg:x="12.926cm" svg:y="17.22cm">
              <text:p/>
            </draw:rect>
            <draw:rect draw:style-name="gr1371" draw:text-style-name="P2" draw:layer="layout" svg:width="0.227cm" svg:height="0.25cm" svg:x="12.699cm" svg:y="17.47cm">
              <text:p/>
            </draw:rect>
          </draw:g>
          <draw:g>
            <draw:rect draw:style-name="gr1372" draw:text-style-name="P2" draw:layer="layout" svg:width="0.454cm" svg:height="0.5cm" svg:x="12.699cm" svg:y="17.91cm">
              <text:p/>
            </draw:rect>
            <draw:rect draw:style-name="gr1373" draw:text-style-name="P2" draw:layer="layout" svg:width="0.227cm" svg:height="0.25cm" svg:x="12.926cm" svg:y="17.91cm">
              <text:p/>
            </draw:rect>
            <draw:rect draw:style-name="gr1374" draw:text-style-name="P2" draw:layer="layout" svg:width="0.227cm" svg:height="0.25cm" svg:x="12.699cm" svg:y="18.16cm">
              <text:p/>
            </draw:rect>
          </draw:g>
          <draw:g>
            <draw:rect draw:style-name="gr1375" draw:text-style-name="P2" draw:layer="layout" svg:width="0.454cm" svg:height="0.5cm" svg:x="12.699cm" svg:y="18.6cm">
              <text:p/>
            </draw:rect>
            <draw:rect draw:style-name="gr1376" draw:text-style-name="P2" draw:layer="layout" svg:width="0.227cm" svg:height="0.25cm" svg:x="12.926cm" svg:y="18.6cm">
              <text:p/>
            </draw:rect>
            <draw:rect draw:style-name="gr1377" draw:text-style-name="P2" draw:layer="layout" svg:width="0.227cm" svg:height="0.25cm" svg:x="12.699cm" svg:y="18.85cm">
              <text:p/>
            </draw:rect>
          </draw:g>
          <draw:g>
            <draw:rect draw:style-name="gr1378" draw:text-style-name="P2" draw:layer="layout" svg:width="0.454cm" svg:height="0.5cm" svg:x="12.699cm" svg:y="19.29cm">
              <text:p/>
            </draw:rect>
            <draw:rect draw:style-name="gr1379" draw:text-style-name="P2" draw:layer="layout" svg:width="0.227cm" svg:height="0.25cm" svg:x="12.926cm" svg:y="19.29cm">
              <text:p/>
            </draw:rect>
            <draw:rect draw:style-name="gr1380" draw:text-style-name="P2" draw:layer="layout" svg:width="0.227cm" svg:height="0.25cm" svg:x="12.699cm" svg:y="19.54cm">
              <text:p/>
            </draw:rect>
          </draw:g>
          <draw:g>
            <draw:rect draw:style-name="gr1381" draw:text-style-name="P2" draw:layer="layout" svg:width="0.454cm" svg:height="0.5cm" svg:x="12.699cm" svg:y="19.98cm">
              <text:p/>
            </draw:rect>
            <draw:rect draw:style-name="gr1382" draw:text-style-name="P2" draw:layer="layout" svg:width="0.227cm" svg:height="0.25cm" svg:x="12.926cm" svg:y="19.98cm">
              <text:p/>
            </draw:rect>
            <draw:rect draw:style-name="gr1383" draw:text-style-name="P2" draw:layer="layout" svg:width="0.227cm" svg:height="0.25cm" svg:x="12.699cm" svg:y="20.23cm">
              <text:p/>
            </draw:rect>
          </draw:g>
          <draw:g>
            <draw:rect draw:style-name="gr1384" draw:text-style-name="P2" draw:layer="layout" svg:width="0.454cm" svg:height="0.5cm" svg:x="12.699cm" svg:y="20.67cm">
              <text:p/>
            </draw:rect>
            <draw:rect draw:style-name="gr1385" draw:text-style-name="P2" draw:layer="layout" svg:width="0.227cm" svg:height="0.25cm" svg:x="12.926cm" svg:y="20.67cm">
              <text:p/>
            </draw:rect>
            <draw:rect draw:style-name="gr1386" draw:text-style-name="P2" draw:layer="layout" svg:width="0.227cm" svg:height="0.25cm" svg:x="12.699cm" svg:y="20.92cm">
              <text:p/>
            </draw:rect>
          </draw:g>
          <draw:g>
            <draw:rect draw:style-name="gr1387" draw:text-style-name="P2" draw:layer="layout" svg:width="0.454cm" svg:height="0.5cm" svg:x="12.699cm" svg:y="21.36cm">
              <text:p/>
            </draw:rect>
            <draw:rect draw:style-name="gr1388" draw:text-style-name="P2" draw:layer="layout" svg:width="0.227cm" svg:height="0.25cm" svg:x="12.926cm" svg:y="21.36cm">
              <text:p/>
            </draw:rect>
            <draw:rect draw:style-name="gr1389" draw:text-style-name="P2" draw:layer="layout" svg:width="0.227cm" svg:height="0.25cm" svg:x="12.699cm" svg:y="21.61cm">
              <text:p/>
            </draw:rect>
          </draw:g>
          <draw:g>
            <draw:rect draw:style-name="gr1390" draw:text-style-name="P2" draw:layer="layout" svg:width="0.454cm" svg:height="0.5cm" svg:x="12.699cm" svg:y="22.05cm">
              <text:p/>
            </draw:rect>
            <draw:rect draw:style-name="gr1391" draw:text-style-name="P2" draw:layer="layout" svg:width="0.227cm" svg:height="0.25cm" svg:x="12.926cm" svg:y="22.05cm">
              <text:p/>
            </draw:rect>
            <draw:rect draw:style-name="gr1392" draw:text-style-name="P2" draw:layer="layout" svg:width="0.227cm" svg:height="0.25cm" svg:x="12.699cm" svg:y="22.3cm">
              <text:p/>
            </draw:rect>
          </draw:g>
          <draw:g>
            <draw:rect draw:style-name="gr1393" draw:text-style-name="P2" draw:layer="layout" svg:width="0.454cm" svg:height="0.5cm" svg:x="12.699cm" svg:y="22.74cm">
              <text:p/>
            </draw:rect>
            <draw:rect draw:style-name="gr1394" draw:text-style-name="P2" draw:layer="layout" svg:width="0.227cm" svg:height="0.25cm" svg:x="12.926cm" svg:y="22.74cm">
              <text:p/>
            </draw:rect>
            <draw:rect draw:style-name="gr1395" draw:text-style-name="P2" draw:layer="layout" svg:width="0.227cm" svg:height="0.25cm" svg:x="12.699cm" svg:y="22.99cm">
              <text:p/>
            </draw:rect>
          </draw:g>
          <draw:g>
            <draw:rect draw:style-name="gr1396" draw:text-style-name="P2" draw:layer="layout" svg:width="0.454cm" svg:height="0.5cm" svg:x="12.699cm" svg:y="23.43cm">
              <text:p/>
            </draw:rect>
            <draw:rect draw:style-name="gr1397" draw:text-style-name="P2" draw:layer="layout" svg:width="0.227cm" svg:height="0.25cm" svg:x="12.926cm" svg:y="23.43cm">
              <text:p/>
            </draw:rect>
            <draw:rect draw:style-name="gr1398" draw:text-style-name="P2" draw:layer="layout" svg:width="0.227cm" svg:height="0.25cm" svg:x="12.699cm" svg:y="23.68cm">
              <text:p/>
            </draw:rect>
          </draw:g>
          <draw:g>
            <draw:rect draw:style-name="gr1399" draw:text-style-name="P2" draw:layer="layout" svg:width="0.454cm" svg:height="0.5cm" svg:x="12.699cm" svg:y="24.12cm">
              <text:p/>
            </draw:rect>
            <draw:rect draw:style-name="gr1400" draw:text-style-name="P2" draw:layer="layout" svg:width="0.227cm" svg:height="0.25cm" svg:x="12.926cm" svg:y="24.12cm">
              <text:p/>
            </draw:rect>
            <draw:rect draw:style-name="gr1401" draw:text-style-name="P2" draw:layer="layout" svg:width="0.227cm" svg:height="0.25cm" svg:x="12.699cm" svg:y="24.37cm">
              <text:p/>
            </draw:rect>
          </draw:g>
          <draw:g>
            <draw:rect draw:style-name="gr1402" draw:text-style-name="P2" draw:layer="layout" svg:width="0.454cm" svg:height="0.5cm" svg:x="12.699cm" svg:y="24.81cm">
              <text:p/>
            </draw:rect>
            <draw:rect draw:style-name="gr1403" draw:text-style-name="P2" draw:layer="layout" svg:width="0.227cm" svg:height="0.25cm" svg:x="12.926cm" svg:y="24.81cm">
              <text:p/>
            </draw:rect>
            <draw:rect draw:style-name="gr1404" draw:text-style-name="P2" draw:layer="layout" svg:width="0.227cm" svg:height="0.25cm" svg:x="12.699cm" svg:y="25.06cm">
              <text:p/>
            </draw:rect>
          </draw:g>
          <draw:g>
            <draw:rect draw:style-name="gr1405" draw:text-style-name="P2" draw:layer="layout" svg:width="0.454cm" svg:height="0.5cm" svg:x="12.699cm" svg:y="25.5cm">
              <text:p/>
            </draw:rect>
            <draw:rect draw:style-name="gr1406" draw:text-style-name="P2" draw:layer="layout" svg:width="0.227cm" svg:height="0.25cm" svg:x="12.926cm" svg:y="25.5cm">
              <text:p/>
            </draw:rect>
            <draw:rect draw:style-name="gr1407" draw:text-style-name="P2" draw:layer="layout" svg:width="0.227cm" svg:height="0.25cm" svg:x="12.699cm" svg:y="25.75cm">
              <text:p/>
            </draw:rect>
          </draw:g>
          <draw:g>
            <draw:rect draw:style-name="gr1408" draw:text-style-name="P2" draw:layer="layout" svg:width="0.454cm" svg:height="0.5cm" svg:x="12.699cm" svg:y="26.19cm">
              <text:p/>
            </draw:rect>
            <draw:rect draw:style-name="gr1409" draw:text-style-name="P2" draw:layer="layout" svg:width="0.227cm" svg:height="0.25cm" svg:x="12.926cm" svg:y="26.19cm">
              <text:p/>
            </draw:rect>
            <draw:rect draw:style-name="gr1410" draw:text-style-name="P2" draw:layer="layout" svg:width="0.227cm" svg:height="0.25cm" svg:x="12.699cm" svg:y="26.44cm">
              <text:p/>
            </draw:rect>
          </draw:g>
          <draw:g>
            <draw:rect draw:style-name="gr1411" draw:text-style-name="P2" draw:layer="layout" svg:width="0.454cm" svg:height="0.5cm" svg:x="12.699cm" svg:y="26.88cm">
              <text:p/>
            </draw:rect>
            <draw:rect draw:style-name="gr1412" draw:text-style-name="P2" draw:layer="layout" svg:width="0.227cm" svg:height="0.25cm" svg:x="12.926cm" svg:y="26.88cm">
              <text:p/>
            </draw:rect>
            <draw:rect draw:style-name="gr1413" draw:text-style-name="P2" draw:layer="layout" svg:width="0.227cm" svg:height="0.25cm" svg:x="12.699cm" svg:y="27.13cm">
              <text:p/>
            </draw:rect>
          </draw:g>
          <draw:g>
            <draw:rect draw:style-name="gr1414" draw:text-style-name="P2" draw:layer="layout" svg:width="0.454cm" svg:height="0.5cm" svg:x="12.699cm" svg:y="27.57cm">
              <text:p/>
            </draw:rect>
            <draw:rect draw:style-name="gr1415" draw:text-style-name="P2" draw:layer="layout" svg:width="0.227cm" svg:height="0.25cm" svg:x="12.926cm" svg:y="27.57cm">
              <text:p/>
            </draw:rect>
            <draw:rect draw:style-name="gr1416" draw:text-style-name="P2" draw:layer="layout" svg:width="0.227cm" svg:height="0.25cm" svg:x="12.699cm" svg:y="27.82cm">
              <text:p/>
            </draw:rect>
          </draw:g>
        </draw:g>
        <draw:g>
          <draw:rect draw:style-name="gr1417" draw:text-style-name="P1" draw:layer="layout" svg:width="27.15cm" svg:height="1cm" draw:transform="rotate (-1.5707963267949) translate (14.432cm 1.15cm)">
            <text:p/>
          </draw:rect>
          <draw:g>
            <draw:rect draw:style-name="gr1418" draw:text-style-name="P2" draw:layer="layout" svg:width="0.454cm" svg:height="0.5cm" svg:x="13.705cm" svg:y="1.35cm">
              <text:p/>
            </draw:rect>
            <draw:rect draw:style-name="gr1419" draw:text-style-name="P2" draw:layer="layout" svg:width="0.227cm" svg:height="0.25cm" svg:x="13.932cm" svg:y="1.35cm">
              <text:p/>
            </draw:rect>
            <draw:rect draw:style-name="gr1420" draw:text-style-name="P2" draw:layer="layout" svg:width="0.227cm" svg:height="0.25cm" svg:x="13.705cm" svg:y="1.6cm">
              <text:p/>
            </draw:rect>
          </draw:g>
          <draw:g>
            <draw:rect draw:style-name="gr1421" draw:text-style-name="P2" draw:layer="layout" svg:width="0.454cm" svg:height="0.5cm" svg:x="13.705cm" svg:y="2.04cm">
              <text:p/>
            </draw:rect>
            <draw:rect draw:style-name="gr1422" draw:text-style-name="P2" draw:layer="layout" svg:width="0.227cm" svg:height="0.25cm" svg:x="13.932cm" svg:y="2.04cm">
              <text:p/>
            </draw:rect>
            <draw:rect draw:style-name="gr1423" draw:text-style-name="P2" draw:layer="layout" svg:width="0.227cm" svg:height="0.25cm" svg:x="13.705cm" svg:y="2.29cm">
              <text:p/>
            </draw:rect>
          </draw:g>
          <draw:g>
            <draw:rect draw:style-name="gr1424" draw:text-style-name="P2" draw:layer="layout" svg:width="0.454cm" svg:height="0.5cm" svg:x="13.705cm" svg:y="2.73cm">
              <text:p/>
            </draw:rect>
            <draw:rect draw:style-name="gr1425" draw:text-style-name="P2" draw:layer="layout" svg:width="0.227cm" svg:height="0.25cm" svg:x="13.932cm" svg:y="2.73cm">
              <text:p/>
            </draw:rect>
            <draw:rect draw:style-name="gr1426" draw:text-style-name="P2" draw:layer="layout" svg:width="0.227cm" svg:height="0.25cm" svg:x="13.705cm" svg:y="2.98cm">
              <text:p/>
            </draw:rect>
          </draw:g>
          <draw:g>
            <draw:rect draw:style-name="gr1427" draw:text-style-name="P2" draw:layer="layout" svg:width="0.454cm" svg:height="0.5cm" svg:x="13.705cm" svg:y="3.42cm">
              <text:p/>
            </draw:rect>
            <draw:rect draw:style-name="gr1428" draw:text-style-name="P2" draw:layer="layout" svg:width="0.227cm" svg:height="0.25cm" svg:x="13.932cm" svg:y="3.42cm">
              <text:p/>
            </draw:rect>
            <draw:rect draw:style-name="gr1429" draw:text-style-name="P2" draw:layer="layout" svg:width="0.227cm" svg:height="0.25cm" svg:x="13.705cm" svg:y="3.67cm">
              <text:p/>
            </draw:rect>
          </draw:g>
          <draw:g>
            <draw:rect draw:style-name="gr1430" draw:text-style-name="P2" draw:layer="layout" svg:width="0.454cm" svg:height="0.5cm" svg:x="13.705cm" svg:y="4.11cm">
              <text:p/>
            </draw:rect>
            <draw:rect draw:style-name="gr1431" draw:text-style-name="P2" draw:layer="layout" svg:width="0.227cm" svg:height="0.25cm" svg:x="13.932cm" svg:y="4.11cm">
              <text:p/>
            </draw:rect>
            <draw:rect draw:style-name="gr1432" draw:text-style-name="P2" draw:layer="layout" svg:width="0.227cm" svg:height="0.25cm" svg:x="13.705cm" svg:y="4.36cm">
              <text:p/>
            </draw:rect>
          </draw:g>
          <draw:g>
            <draw:rect draw:style-name="gr1433" draw:text-style-name="P2" draw:layer="layout" svg:width="0.454cm" svg:height="0.5cm" svg:x="13.705cm" svg:y="4.8cm">
              <text:p/>
            </draw:rect>
            <draw:rect draw:style-name="gr1434" draw:text-style-name="P2" draw:layer="layout" svg:width="0.227cm" svg:height="0.25cm" svg:x="13.932cm" svg:y="4.8cm">
              <text:p/>
            </draw:rect>
            <draw:rect draw:style-name="gr1435" draw:text-style-name="P2" draw:layer="layout" svg:width="0.227cm" svg:height="0.25cm" svg:x="13.705cm" svg:y="5.05cm">
              <text:p/>
            </draw:rect>
          </draw:g>
          <draw:g>
            <draw:rect draw:style-name="gr1436" draw:text-style-name="P2" draw:layer="layout" svg:width="0.454cm" svg:height="0.5cm" svg:x="13.705cm" svg:y="5.49cm">
              <text:p/>
            </draw:rect>
            <draw:rect draw:style-name="gr1437" draw:text-style-name="P2" draw:layer="layout" svg:width="0.227cm" svg:height="0.25cm" svg:x="13.932cm" svg:y="5.49cm">
              <text:p/>
            </draw:rect>
            <draw:rect draw:style-name="gr1438" draw:text-style-name="P2" draw:layer="layout" svg:width="0.227cm" svg:height="0.25cm" svg:x="13.705cm" svg:y="5.74cm">
              <text:p/>
            </draw:rect>
          </draw:g>
          <draw:g>
            <draw:rect draw:style-name="gr1439" draw:text-style-name="P2" draw:layer="layout" svg:width="0.454cm" svg:height="0.5cm" svg:x="13.705cm" svg:y="6.18cm">
              <text:p/>
            </draw:rect>
            <draw:rect draw:style-name="gr1440" draw:text-style-name="P2" draw:layer="layout" svg:width="0.227cm" svg:height="0.25cm" svg:x="13.932cm" svg:y="6.18cm">
              <text:p/>
            </draw:rect>
            <draw:rect draw:style-name="gr1441" draw:text-style-name="P2" draw:layer="layout" svg:width="0.227cm" svg:height="0.25cm" svg:x="13.705cm" svg:y="6.43cm">
              <text:p/>
            </draw:rect>
          </draw:g>
          <draw:g>
            <draw:rect draw:style-name="gr1442" draw:text-style-name="P2" draw:layer="layout" svg:width="0.454cm" svg:height="0.5cm" svg:x="13.705cm" svg:y="6.87cm">
              <text:p/>
            </draw:rect>
            <draw:rect draw:style-name="gr1443" draw:text-style-name="P2" draw:layer="layout" svg:width="0.227cm" svg:height="0.25cm" svg:x="13.932cm" svg:y="6.87cm">
              <text:p/>
            </draw:rect>
            <draw:rect draw:style-name="gr1444" draw:text-style-name="P2" draw:layer="layout" svg:width="0.227cm" svg:height="0.25cm" svg:x="13.705cm" svg:y="7.12cm">
              <text:p/>
            </draw:rect>
          </draw:g>
          <draw:g>
            <draw:rect draw:style-name="gr1445" draw:text-style-name="P2" draw:layer="layout" svg:width="0.454cm" svg:height="0.5cm" svg:x="13.705cm" svg:y="7.56cm">
              <text:p/>
            </draw:rect>
            <draw:rect draw:style-name="gr1446" draw:text-style-name="P2" draw:layer="layout" svg:width="0.227cm" svg:height="0.25cm" svg:x="13.932cm" svg:y="7.56cm">
              <text:p/>
            </draw:rect>
            <draw:rect draw:style-name="gr1447" draw:text-style-name="P2" draw:layer="layout" svg:width="0.227cm" svg:height="0.25cm" svg:x="13.705cm" svg:y="7.81cm">
              <text:p/>
            </draw:rect>
          </draw:g>
          <draw:g>
            <draw:rect draw:style-name="gr1448" draw:text-style-name="P2" draw:layer="layout" svg:width="0.454cm" svg:height="0.5cm" svg:x="13.705cm" svg:y="8.25cm">
              <text:p/>
            </draw:rect>
            <draw:rect draw:style-name="gr1449" draw:text-style-name="P2" draw:layer="layout" svg:width="0.227cm" svg:height="0.25cm" svg:x="13.932cm" svg:y="8.25cm">
              <text:p/>
            </draw:rect>
            <draw:rect draw:style-name="gr1450" draw:text-style-name="P2" draw:layer="layout" svg:width="0.227cm" svg:height="0.25cm" svg:x="13.705cm" svg:y="8.5cm">
              <text:p/>
            </draw:rect>
          </draw:g>
          <draw:g>
            <draw:rect draw:style-name="gr1451" draw:text-style-name="P2" draw:layer="layout" svg:width="0.454cm" svg:height="0.5cm" svg:x="13.705cm" svg:y="8.94cm">
              <text:p/>
            </draw:rect>
            <draw:rect draw:style-name="gr1452" draw:text-style-name="P2" draw:layer="layout" svg:width="0.227cm" svg:height="0.25cm" svg:x="13.932cm" svg:y="8.94cm">
              <text:p/>
            </draw:rect>
            <draw:rect draw:style-name="gr1453" draw:text-style-name="P2" draw:layer="layout" svg:width="0.227cm" svg:height="0.25cm" svg:x="13.705cm" svg:y="9.19cm">
              <text:p/>
            </draw:rect>
          </draw:g>
          <draw:g>
            <draw:rect draw:style-name="gr1454" draw:text-style-name="P2" draw:layer="layout" svg:width="0.454cm" svg:height="0.5cm" svg:x="13.705cm" svg:y="9.63cm">
              <text:p/>
            </draw:rect>
            <draw:rect draw:style-name="gr1455" draw:text-style-name="P2" draw:layer="layout" svg:width="0.227cm" svg:height="0.25cm" svg:x="13.932cm" svg:y="9.63cm">
              <text:p/>
            </draw:rect>
            <draw:rect draw:style-name="gr1456" draw:text-style-name="P2" draw:layer="layout" svg:width="0.227cm" svg:height="0.25cm" svg:x="13.705cm" svg:y="9.88cm">
              <text:p/>
            </draw:rect>
          </draw:g>
          <draw:g>
            <draw:rect draw:style-name="gr1457" draw:text-style-name="P2" draw:layer="layout" svg:width="0.454cm" svg:height="0.5cm" svg:x="13.705cm" svg:y="10.32cm">
              <text:p/>
            </draw:rect>
            <draw:rect draw:style-name="gr1458" draw:text-style-name="P2" draw:layer="layout" svg:width="0.227cm" svg:height="0.25cm" svg:x="13.932cm" svg:y="10.32cm">
              <text:p/>
            </draw:rect>
            <draw:rect draw:style-name="gr1459" draw:text-style-name="P2" draw:layer="layout" svg:width="0.227cm" svg:height="0.25cm" svg:x="13.705cm" svg:y="10.57cm">
              <text:p/>
            </draw:rect>
          </draw:g>
          <draw:g>
            <draw:rect draw:style-name="gr1460" draw:text-style-name="P2" draw:layer="layout" svg:width="0.454cm" svg:height="0.5cm" svg:x="13.705cm" svg:y="11.01cm">
              <text:p/>
            </draw:rect>
            <draw:rect draw:style-name="gr1461" draw:text-style-name="P2" draw:layer="layout" svg:width="0.227cm" svg:height="0.25cm" svg:x="13.932cm" svg:y="11.01cm">
              <text:p/>
            </draw:rect>
            <draw:rect draw:style-name="gr1462" draw:text-style-name="P2" draw:layer="layout" svg:width="0.227cm" svg:height="0.25cm" svg:x="13.705cm" svg:y="11.26cm">
              <text:p/>
            </draw:rect>
          </draw:g>
          <draw:g>
            <draw:rect draw:style-name="gr1463" draw:text-style-name="P2" draw:layer="layout" svg:width="0.454cm" svg:height="0.5cm" svg:x="13.705cm" svg:y="11.7cm">
              <text:p/>
            </draw:rect>
            <draw:rect draw:style-name="gr1464" draw:text-style-name="P2" draw:layer="layout" svg:width="0.227cm" svg:height="0.25cm" svg:x="13.932cm" svg:y="11.7cm">
              <text:p/>
            </draw:rect>
            <draw:rect draw:style-name="gr1465" draw:text-style-name="P2" draw:layer="layout" svg:width="0.227cm" svg:height="0.25cm" svg:x="13.705cm" svg:y="11.95cm">
              <text:p/>
            </draw:rect>
          </draw:g>
          <draw:g>
            <draw:rect draw:style-name="gr1466" draw:text-style-name="P2" draw:layer="layout" svg:width="0.454cm" svg:height="0.5cm" svg:x="13.705cm" svg:y="12.39cm">
              <text:p/>
            </draw:rect>
            <draw:rect draw:style-name="gr1467" draw:text-style-name="P2" draw:layer="layout" svg:width="0.227cm" svg:height="0.25cm" svg:x="13.932cm" svg:y="12.39cm">
              <text:p/>
            </draw:rect>
            <draw:rect draw:style-name="gr1468" draw:text-style-name="P2" draw:layer="layout" svg:width="0.227cm" svg:height="0.25cm" svg:x="13.705cm" svg:y="12.64cm">
              <text:p/>
            </draw:rect>
          </draw:g>
          <draw:g>
            <draw:rect draw:style-name="gr1469" draw:text-style-name="P2" draw:layer="layout" svg:width="0.454cm" svg:height="0.5cm" svg:x="13.705cm" svg:y="13.08cm">
              <text:p/>
            </draw:rect>
            <draw:rect draw:style-name="gr1470" draw:text-style-name="P2" draw:layer="layout" svg:width="0.227cm" svg:height="0.25cm" svg:x="13.932cm" svg:y="13.08cm">
              <text:p/>
            </draw:rect>
            <draw:rect draw:style-name="gr1471" draw:text-style-name="P2" draw:layer="layout" svg:width="0.227cm" svg:height="0.25cm" svg:x="13.705cm" svg:y="13.33cm">
              <text:p/>
            </draw:rect>
          </draw:g>
          <draw:g>
            <draw:rect draw:style-name="gr1472" draw:text-style-name="P2" draw:layer="layout" svg:width="0.454cm" svg:height="0.5cm" svg:x="13.705cm" svg:y="13.77cm">
              <text:p/>
            </draw:rect>
            <draw:rect draw:style-name="gr1473" draw:text-style-name="P2" draw:layer="layout" svg:width="0.227cm" svg:height="0.25cm" svg:x="13.932cm" svg:y="13.77cm">
              <text:p/>
            </draw:rect>
            <draw:rect draw:style-name="gr1474" draw:text-style-name="P2" draw:layer="layout" svg:width="0.227cm" svg:height="0.25cm" svg:x="13.705cm" svg:y="14.02cm">
              <text:p/>
            </draw:rect>
          </draw:g>
          <draw:g>
            <draw:rect draw:style-name="gr1475" draw:text-style-name="P2" draw:layer="layout" svg:width="0.454cm" svg:height="0.5cm" svg:x="13.705cm" svg:y="14.46cm">
              <text:p/>
            </draw:rect>
            <draw:rect draw:style-name="gr1476" draw:text-style-name="P2" draw:layer="layout" svg:width="0.227cm" svg:height="0.25cm" svg:x="13.932cm" svg:y="14.46cm">
              <text:p/>
            </draw:rect>
            <draw:rect draw:style-name="gr1477" draw:text-style-name="P2" draw:layer="layout" svg:width="0.227cm" svg:height="0.25cm" svg:x="13.705cm" svg:y="14.71cm">
              <text:p/>
            </draw:rect>
          </draw:g>
          <draw:g>
            <draw:rect draw:style-name="gr1478" draw:text-style-name="P2" draw:layer="layout" svg:width="0.454cm" svg:height="0.5cm" svg:x="13.705cm" svg:y="15.15cm">
              <text:p/>
            </draw:rect>
            <draw:rect draw:style-name="gr1479" draw:text-style-name="P2" draw:layer="layout" svg:width="0.227cm" svg:height="0.25cm" svg:x="13.932cm" svg:y="15.15cm">
              <text:p/>
            </draw:rect>
            <draw:rect draw:style-name="gr1480" draw:text-style-name="P2" draw:layer="layout" svg:width="0.227cm" svg:height="0.25cm" svg:x="13.705cm" svg:y="15.4cm">
              <text:p/>
            </draw:rect>
          </draw:g>
          <draw:g>
            <draw:rect draw:style-name="gr1481" draw:text-style-name="P2" draw:layer="layout" svg:width="0.454cm" svg:height="0.5cm" svg:x="13.705cm" svg:y="15.84cm">
              <text:p/>
            </draw:rect>
            <draw:rect draw:style-name="gr1482" draw:text-style-name="P2" draw:layer="layout" svg:width="0.227cm" svg:height="0.25cm" svg:x="13.932cm" svg:y="15.84cm">
              <text:p/>
            </draw:rect>
            <draw:rect draw:style-name="gr1483" draw:text-style-name="P2" draw:layer="layout" svg:width="0.227cm" svg:height="0.25cm" svg:x="13.705cm" svg:y="16.09cm">
              <text:p/>
            </draw:rect>
          </draw:g>
          <draw:g>
            <draw:rect draw:style-name="gr1484" draw:text-style-name="P2" draw:layer="layout" svg:width="0.454cm" svg:height="0.5cm" svg:x="13.705cm" svg:y="16.53cm">
              <text:p/>
            </draw:rect>
            <draw:rect draw:style-name="gr1485" draw:text-style-name="P2" draw:layer="layout" svg:width="0.227cm" svg:height="0.25cm" svg:x="13.932cm" svg:y="16.53cm">
              <text:p/>
            </draw:rect>
            <draw:rect draw:style-name="gr1486" draw:text-style-name="P2" draw:layer="layout" svg:width="0.227cm" svg:height="0.25cm" svg:x="13.705cm" svg:y="16.78cm">
              <text:p/>
            </draw:rect>
          </draw:g>
          <draw:g>
            <draw:rect draw:style-name="gr1487" draw:text-style-name="P2" draw:layer="layout" svg:width="0.454cm" svg:height="0.5cm" svg:x="13.705cm" svg:y="17.22cm">
              <text:p/>
            </draw:rect>
            <draw:rect draw:style-name="gr1488" draw:text-style-name="P2" draw:layer="layout" svg:width="0.227cm" svg:height="0.25cm" svg:x="13.932cm" svg:y="17.22cm">
              <text:p/>
            </draw:rect>
            <draw:rect draw:style-name="gr1489" draw:text-style-name="P2" draw:layer="layout" svg:width="0.227cm" svg:height="0.25cm" svg:x="13.705cm" svg:y="17.47cm">
              <text:p/>
            </draw:rect>
          </draw:g>
          <draw:g>
            <draw:rect draw:style-name="gr1490" draw:text-style-name="P2" draw:layer="layout" svg:width="0.454cm" svg:height="0.5cm" svg:x="13.705cm" svg:y="17.91cm">
              <text:p/>
            </draw:rect>
            <draw:rect draw:style-name="gr1491" draw:text-style-name="P2" draw:layer="layout" svg:width="0.227cm" svg:height="0.25cm" svg:x="13.932cm" svg:y="17.91cm">
              <text:p/>
            </draw:rect>
            <draw:rect draw:style-name="gr1492" draw:text-style-name="P2" draw:layer="layout" svg:width="0.227cm" svg:height="0.25cm" svg:x="13.705cm" svg:y="18.16cm">
              <text:p/>
            </draw:rect>
          </draw:g>
          <draw:g>
            <draw:rect draw:style-name="gr1493" draw:text-style-name="P2" draw:layer="layout" svg:width="0.454cm" svg:height="0.5cm" svg:x="13.705cm" svg:y="18.6cm">
              <text:p/>
            </draw:rect>
            <draw:rect draw:style-name="gr1494" draw:text-style-name="P2" draw:layer="layout" svg:width="0.227cm" svg:height="0.25cm" svg:x="13.932cm" svg:y="18.6cm">
              <text:p/>
            </draw:rect>
            <draw:rect draw:style-name="gr1495" draw:text-style-name="P2" draw:layer="layout" svg:width="0.227cm" svg:height="0.25cm" svg:x="13.705cm" svg:y="18.85cm">
              <text:p/>
            </draw:rect>
          </draw:g>
          <draw:g>
            <draw:rect draw:style-name="gr1496" draw:text-style-name="P2" draw:layer="layout" svg:width="0.454cm" svg:height="0.5cm" svg:x="13.705cm" svg:y="19.29cm">
              <text:p/>
            </draw:rect>
            <draw:rect draw:style-name="gr1497" draw:text-style-name="P2" draw:layer="layout" svg:width="0.227cm" svg:height="0.25cm" svg:x="13.932cm" svg:y="19.29cm">
              <text:p/>
            </draw:rect>
            <draw:rect draw:style-name="gr1498" draw:text-style-name="P2" draw:layer="layout" svg:width="0.227cm" svg:height="0.25cm" svg:x="13.705cm" svg:y="19.54cm">
              <text:p/>
            </draw:rect>
          </draw:g>
          <draw:g>
            <draw:rect draw:style-name="gr1499" draw:text-style-name="P2" draw:layer="layout" svg:width="0.454cm" svg:height="0.5cm" svg:x="13.705cm" svg:y="19.98cm">
              <text:p/>
            </draw:rect>
            <draw:rect draw:style-name="gr1500" draw:text-style-name="P2" draw:layer="layout" svg:width="0.227cm" svg:height="0.25cm" svg:x="13.932cm" svg:y="19.98cm">
              <text:p/>
            </draw:rect>
            <draw:rect draw:style-name="gr1501" draw:text-style-name="P2" draw:layer="layout" svg:width="0.227cm" svg:height="0.25cm" svg:x="13.705cm" svg:y="20.23cm">
              <text:p/>
            </draw:rect>
          </draw:g>
          <draw:g>
            <draw:rect draw:style-name="gr1502" draw:text-style-name="P2" draw:layer="layout" svg:width="0.454cm" svg:height="0.5cm" svg:x="13.705cm" svg:y="20.67cm">
              <text:p/>
            </draw:rect>
            <draw:rect draw:style-name="gr1503" draw:text-style-name="P2" draw:layer="layout" svg:width="0.227cm" svg:height="0.25cm" svg:x="13.932cm" svg:y="20.67cm">
              <text:p/>
            </draw:rect>
            <draw:rect draw:style-name="gr1504" draw:text-style-name="P2" draw:layer="layout" svg:width="0.227cm" svg:height="0.25cm" svg:x="13.705cm" svg:y="20.92cm">
              <text:p/>
            </draw:rect>
          </draw:g>
          <draw:g>
            <draw:rect draw:style-name="gr1505" draw:text-style-name="P2" draw:layer="layout" svg:width="0.454cm" svg:height="0.5cm" svg:x="13.705cm" svg:y="21.36cm">
              <text:p/>
            </draw:rect>
            <draw:rect draw:style-name="gr1506" draw:text-style-name="P2" draw:layer="layout" svg:width="0.227cm" svg:height="0.25cm" svg:x="13.932cm" svg:y="21.36cm">
              <text:p/>
            </draw:rect>
            <draw:rect draw:style-name="gr1507" draw:text-style-name="P2" draw:layer="layout" svg:width="0.227cm" svg:height="0.25cm" svg:x="13.705cm" svg:y="21.61cm">
              <text:p/>
            </draw:rect>
          </draw:g>
          <draw:g>
            <draw:rect draw:style-name="gr1508" draw:text-style-name="P2" draw:layer="layout" svg:width="0.454cm" svg:height="0.5cm" svg:x="13.705cm" svg:y="22.05cm">
              <text:p/>
            </draw:rect>
            <draw:rect draw:style-name="gr1509" draw:text-style-name="P2" draw:layer="layout" svg:width="0.227cm" svg:height="0.25cm" svg:x="13.932cm" svg:y="22.05cm">
              <text:p/>
            </draw:rect>
            <draw:rect draw:style-name="gr1510" draw:text-style-name="P2" draw:layer="layout" svg:width="0.227cm" svg:height="0.25cm" svg:x="13.705cm" svg:y="22.3cm">
              <text:p/>
            </draw:rect>
          </draw:g>
          <draw:g>
            <draw:rect draw:style-name="gr1511" draw:text-style-name="P2" draw:layer="layout" svg:width="0.454cm" svg:height="0.5cm" svg:x="13.705cm" svg:y="22.74cm">
              <text:p/>
            </draw:rect>
            <draw:rect draw:style-name="gr1512" draw:text-style-name="P2" draw:layer="layout" svg:width="0.227cm" svg:height="0.25cm" svg:x="13.932cm" svg:y="22.74cm">
              <text:p/>
            </draw:rect>
            <draw:rect draw:style-name="gr1513" draw:text-style-name="P2" draw:layer="layout" svg:width="0.227cm" svg:height="0.25cm" svg:x="13.705cm" svg:y="22.99cm">
              <text:p/>
            </draw:rect>
          </draw:g>
          <draw:g>
            <draw:rect draw:style-name="gr1514" draw:text-style-name="P2" draw:layer="layout" svg:width="0.454cm" svg:height="0.5cm" svg:x="13.705cm" svg:y="23.43cm">
              <text:p/>
            </draw:rect>
            <draw:rect draw:style-name="gr1515" draw:text-style-name="P2" draw:layer="layout" svg:width="0.227cm" svg:height="0.25cm" svg:x="13.932cm" svg:y="23.43cm">
              <text:p/>
            </draw:rect>
            <draw:rect draw:style-name="gr1516" draw:text-style-name="P2" draw:layer="layout" svg:width="0.227cm" svg:height="0.25cm" svg:x="13.705cm" svg:y="23.68cm">
              <text:p/>
            </draw:rect>
          </draw:g>
          <draw:g>
            <draw:rect draw:style-name="gr1517" draw:text-style-name="P2" draw:layer="layout" svg:width="0.454cm" svg:height="0.5cm" svg:x="13.705cm" svg:y="24.12cm">
              <text:p/>
            </draw:rect>
            <draw:rect draw:style-name="gr1518" draw:text-style-name="P2" draw:layer="layout" svg:width="0.227cm" svg:height="0.25cm" svg:x="13.932cm" svg:y="24.12cm">
              <text:p/>
            </draw:rect>
            <draw:rect draw:style-name="gr1519" draw:text-style-name="P2" draw:layer="layout" svg:width="0.227cm" svg:height="0.25cm" svg:x="13.705cm" svg:y="24.37cm">
              <text:p/>
            </draw:rect>
          </draw:g>
          <draw:g>
            <draw:rect draw:style-name="gr1520" draw:text-style-name="P2" draw:layer="layout" svg:width="0.454cm" svg:height="0.5cm" svg:x="13.705cm" svg:y="24.81cm">
              <text:p/>
            </draw:rect>
            <draw:rect draw:style-name="gr1521" draw:text-style-name="P2" draw:layer="layout" svg:width="0.227cm" svg:height="0.25cm" svg:x="13.932cm" svg:y="24.81cm">
              <text:p/>
            </draw:rect>
            <draw:rect draw:style-name="gr1522" draw:text-style-name="P2" draw:layer="layout" svg:width="0.227cm" svg:height="0.25cm" svg:x="13.705cm" svg:y="25.06cm">
              <text:p/>
            </draw:rect>
          </draw:g>
          <draw:g>
            <draw:rect draw:style-name="gr1523" draw:text-style-name="P2" draw:layer="layout" svg:width="0.454cm" svg:height="0.5cm" svg:x="13.705cm" svg:y="25.5cm">
              <text:p/>
            </draw:rect>
            <draw:rect draw:style-name="gr1524" draw:text-style-name="P2" draw:layer="layout" svg:width="0.227cm" svg:height="0.25cm" svg:x="13.932cm" svg:y="25.5cm">
              <text:p/>
            </draw:rect>
            <draw:rect draw:style-name="gr1525" draw:text-style-name="P2" draw:layer="layout" svg:width="0.227cm" svg:height="0.25cm" svg:x="13.705cm" svg:y="25.75cm">
              <text:p/>
            </draw:rect>
          </draw:g>
          <draw:g>
            <draw:rect draw:style-name="gr1526" draw:text-style-name="P2" draw:layer="layout" svg:width="0.454cm" svg:height="0.5cm" svg:x="13.705cm" svg:y="26.19cm">
              <text:p/>
            </draw:rect>
            <draw:rect draw:style-name="gr1527" draw:text-style-name="P2" draw:layer="layout" svg:width="0.227cm" svg:height="0.25cm" svg:x="13.932cm" svg:y="26.19cm">
              <text:p/>
            </draw:rect>
            <draw:rect draw:style-name="gr1528" draw:text-style-name="P2" draw:layer="layout" svg:width="0.227cm" svg:height="0.25cm" svg:x="13.705cm" svg:y="26.44cm">
              <text:p/>
            </draw:rect>
          </draw:g>
          <draw:g>
            <draw:rect draw:style-name="gr1529" draw:text-style-name="P2" draw:layer="layout" svg:width="0.454cm" svg:height="0.5cm" svg:x="13.705cm" svg:y="26.88cm">
              <text:p/>
            </draw:rect>
            <draw:rect draw:style-name="gr1530" draw:text-style-name="P2" draw:layer="layout" svg:width="0.227cm" svg:height="0.25cm" svg:x="13.932cm" svg:y="26.88cm">
              <text:p/>
            </draw:rect>
            <draw:rect draw:style-name="gr1531" draw:text-style-name="P2" draw:layer="layout" svg:width="0.227cm" svg:height="0.25cm" svg:x="13.705cm" svg:y="27.13cm">
              <text:p/>
            </draw:rect>
          </draw:g>
          <draw:g>
            <draw:rect draw:style-name="gr1532" draw:text-style-name="P2" draw:layer="layout" svg:width="0.454cm" svg:height="0.5cm" svg:x="13.705cm" svg:y="27.57cm">
              <text:p/>
            </draw:rect>
            <draw:rect draw:style-name="gr1533" draw:text-style-name="P2" draw:layer="layout" svg:width="0.227cm" svg:height="0.25cm" svg:x="13.932cm" svg:y="27.57cm">
              <text:p/>
            </draw:rect>
            <draw:rect draw:style-name="gr1534" draw:text-style-name="P2" draw:layer="layout" svg:width="0.227cm" svg:height="0.25cm" svg:x="13.705cm" svg:y="27.82cm">
              <text:p/>
            </draw:rect>
          </draw:g>
        </draw:g>
        <draw:g>
          <draw:rect draw:style-name="gr1535" draw:text-style-name="P1" draw:layer="layout" svg:width="27.15cm" svg:height="1cm" draw:transform="rotate (-1.5707963267949) translate (15.438cm 1.15cm)">
            <text:p/>
          </draw:rect>
          <draw:g>
            <draw:rect draw:style-name="gr1536" draw:text-style-name="P2" draw:layer="layout" svg:width="0.454cm" svg:height="0.5cm" svg:x="14.711cm" svg:y="1.35cm">
              <text:p/>
            </draw:rect>
            <draw:rect draw:style-name="gr1537" draw:text-style-name="P2" draw:layer="layout" svg:width="0.227cm" svg:height="0.25cm" svg:x="14.938cm" svg:y="1.35cm">
              <text:p/>
            </draw:rect>
            <draw:rect draw:style-name="gr1538" draw:text-style-name="P2" draw:layer="layout" svg:width="0.227cm" svg:height="0.25cm" svg:x="14.711cm" svg:y="1.6cm">
              <text:p/>
            </draw:rect>
          </draw:g>
          <draw:g>
            <draw:rect draw:style-name="gr1539" draw:text-style-name="P2" draw:layer="layout" svg:width="0.454cm" svg:height="0.5cm" svg:x="14.711cm" svg:y="2.04cm">
              <text:p/>
            </draw:rect>
            <draw:rect draw:style-name="gr1540" draw:text-style-name="P2" draw:layer="layout" svg:width="0.227cm" svg:height="0.25cm" svg:x="14.938cm" svg:y="2.04cm">
              <text:p/>
            </draw:rect>
            <draw:rect draw:style-name="gr1541" draw:text-style-name="P2" draw:layer="layout" svg:width="0.227cm" svg:height="0.25cm" svg:x="14.711cm" svg:y="2.29cm">
              <text:p/>
            </draw:rect>
          </draw:g>
          <draw:g>
            <draw:rect draw:style-name="gr1542" draw:text-style-name="P2" draw:layer="layout" svg:width="0.454cm" svg:height="0.5cm" svg:x="14.711cm" svg:y="2.73cm">
              <text:p/>
            </draw:rect>
            <draw:rect draw:style-name="gr1543" draw:text-style-name="P2" draw:layer="layout" svg:width="0.227cm" svg:height="0.25cm" svg:x="14.938cm" svg:y="2.73cm">
              <text:p/>
            </draw:rect>
            <draw:rect draw:style-name="gr1544" draw:text-style-name="P2" draw:layer="layout" svg:width="0.227cm" svg:height="0.25cm" svg:x="14.711cm" svg:y="2.98cm">
              <text:p/>
            </draw:rect>
          </draw:g>
          <draw:g>
            <draw:rect draw:style-name="gr1545" draw:text-style-name="P2" draw:layer="layout" svg:width="0.454cm" svg:height="0.5cm" svg:x="14.711cm" svg:y="3.42cm">
              <text:p/>
            </draw:rect>
            <draw:rect draw:style-name="gr1546" draw:text-style-name="P2" draw:layer="layout" svg:width="0.227cm" svg:height="0.25cm" svg:x="14.938cm" svg:y="3.42cm">
              <text:p/>
            </draw:rect>
            <draw:rect draw:style-name="gr1547" draw:text-style-name="P2" draw:layer="layout" svg:width="0.227cm" svg:height="0.25cm" svg:x="14.711cm" svg:y="3.67cm">
              <text:p/>
            </draw:rect>
          </draw:g>
          <draw:g>
            <draw:rect draw:style-name="gr1548" draw:text-style-name="P2" draw:layer="layout" svg:width="0.454cm" svg:height="0.5cm" svg:x="14.711cm" svg:y="4.11cm">
              <text:p/>
            </draw:rect>
            <draw:rect draw:style-name="gr1549" draw:text-style-name="P2" draw:layer="layout" svg:width="0.227cm" svg:height="0.25cm" svg:x="14.938cm" svg:y="4.11cm">
              <text:p/>
            </draw:rect>
            <draw:rect draw:style-name="gr1550" draw:text-style-name="P2" draw:layer="layout" svg:width="0.227cm" svg:height="0.25cm" svg:x="14.711cm" svg:y="4.36cm">
              <text:p/>
            </draw:rect>
          </draw:g>
          <draw:g>
            <draw:rect draw:style-name="gr1551" draw:text-style-name="P2" draw:layer="layout" svg:width="0.454cm" svg:height="0.5cm" svg:x="14.711cm" svg:y="4.8cm">
              <text:p/>
            </draw:rect>
            <draw:rect draw:style-name="gr1552" draw:text-style-name="P2" draw:layer="layout" svg:width="0.227cm" svg:height="0.25cm" svg:x="14.938cm" svg:y="4.8cm">
              <text:p/>
            </draw:rect>
            <draw:rect draw:style-name="gr1553" draw:text-style-name="P2" draw:layer="layout" svg:width="0.227cm" svg:height="0.25cm" svg:x="14.711cm" svg:y="5.05cm">
              <text:p/>
            </draw:rect>
          </draw:g>
          <draw:g>
            <draw:rect draw:style-name="gr1554" draw:text-style-name="P2" draw:layer="layout" svg:width="0.454cm" svg:height="0.5cm" svg:x="14.711cm" svg:y="5.49cm">
              <text:p/>
            </draw:rect>
            <draw:rect draw:style-name="gr1555" draw:text-style-name="P2" draw:layer="layout" svg:width="0.227cm" svg:height="0.25cm" svg:x="14.938cm" svg:y="5.49cm">
              <text:p/>
            </draw:rect>
            <draw:rect draw:style-name="gr1556" draw:text-style-name="P2" draw:layer="layout" svg:width="0.227cm" svg:height="0.25cm" svg:x="14.711cm" svg:y="5.74cm">
              <text:p/>
            </draw:rect>
          </draw:g>
          <draw:g>
            <draw:rect draw:style-name="gr1557" draw:text-style-name="P2" draw:layer="layout" svg:width="0.454cm" svg:height="0.5cm" svg:x="14.711cm" svg:y="6.18cm">
              <text:p/>
            </draw:rect>
            <draw:rect draw:style-name="gr1558" draw:text-style-name="P2" draw:layer="layout" svg:width="0.227cm" svg:height="0.25cm" svg:x="14.938cm" svg:y="6.18cm">
              <text:p/>
            </draw:rect>
            <draw:rect draw:style-name="gr1559" draw:text-style-name="P2" draw:layer="layout" svg:width="0.227cm" svg:height="0.25cm" svg:x="14.711cm" svg:y="6.43cm">
              <text:p/>
            </draw:rect>
          </draw:g>
          <draw:g>
            <draw:rect draw:style-name="gr1560" draw:text-style-name="P2" draw:layer="layout" svg:width="0.454cm" svg:height="0.5cm" svg:x="14.711cm" svg:y="6.87cm">
              <text:p/>
            </draw:rect>
            <draw:rect draw:style-name="gr1561" draw:text-style-name="P2" draw:layer="layout" svg:width="0.227cm" svg:height="0.25cm" svg:x="14.938cm" svg:y="6.87cm">
              <text:p/>
            </draw:rect>
            <draw:rect draw:style-name="gr1562" draw:text-style-name="P2" draw:layer="layout" svg:width="0.227cm" svg:height="0.25cm" svg:x="14.711cm" svg:y="7.12cm">
              <text:p/>
            </draw:rect>
          </draw:g>
          <draw:g>
            <draw:rect draw:style-name="gr1563" draw:text-style-name="P2" draw:layer="layout" svg:width="0.454cm" svg:height="0.5cm" svg:x="14.711cm" svg:y="7.56cm">
              <text:p/>
            </draw:rect>
            <draw:rect draw:style-name="gr1564" draw:text-style-name="P2" draw:layer="layout" svg:width="0.227cm" svg:height="0.25cm" svg:x="14.938cm" svg:y="7.56cm">
              <text:p/>
            </draw:rect>
            <draw:rect draw:style-name="gr1565" draw:text-style-name="P2" draw:layer="layout" svg:width="0.227cm" svg:height="0.25cm" svg:x="14.711cm" svg:y="7.81cm">
              <text:p/>
            </draw:rect>
          </draw:g>
          <draw:g>
            <draw:rect draw:style-name="gr1566" draw:text-style-name="P2" draw:layer="layout" svg:width="0.454cm" svg:height="0.5cm" svg:x="14.711cm" svg:y="8.25cm">
              <text:p/>
            </draw:rect>
            <draw:rect draw:style-name="gr1567" draw:text-style-name="P2" draw:layer="layout" svg:width="0.227cm" svg:height="0.25cm" svg:x="14.938cm" svg:y="8.25cm">
              <text:p/>
            </draw:rect>
            <draw:rect draw:style-name="gr1568" draw:text-style-name="P2" draw:layer="layout" svg:width="0.227cm" svg:height="0.25cm" svg:x="14.711cm" svg:y="8.5cm">
              <text:p/>
            </draw:rect>
          </draw:g>
          <draw:g>
            <draw:rect draw:style-name="gr1569" draw:text-style-name="P2" draw:layer="layout" svg:width="0.454cm" svg:height="0.5cm" svg:x="14.711cm" svg:y="8.94cm">
              <text:p/>
            </draw:rect>
            <draw:rect draw:style-name="gr1570" draw:text-style-name="P2" draw:layer="layout" svg:width="0.227cm" svg:height="0.25cm" svg:x="14.938cm" svg:y="8.94cm">
              <text:p/>
            </draw:rect>
            <draw:rect draw:style-name="gr1571" draw:text-style-name="P2" draw:layer="layout" svg:width="0.227cm" svg:height="0.25cm" svg:x="14.711cm" svg:y="9.19cm">
              <text:p/>
            </draw:rect>
          </draw:g>
          <draw:g>
            <draw:rect draw:style-name="gr1572" draw:text-style-name="P2" draw:layer="layout" svg:width="0.454cm" svg:height="0.5cm" svg:x="14.711cm" svg:y="9.63cm">
              <text:p/>
            </draw:rect>
            <draw:rect draw:style-name="gr1573" draw:text-style-name="P2" draw:layer="layout" svg:width="0.227cm" svg:height="0.25cm" svg:x="14.938cm" svg:y="9.63cm">
              <text:p/>
            </draw:rect>
            <draw:rect draw:style-name="gr1574" draw:text-style-name="P2" draw:layer="layout" svg:width="0.227cm" svg:height="0.25cm" svg:x="14.711cm" svg:y="9.88cm">
              <text:p/>
            </draw:rect>
          </draw:g>
          <draw:g>
            <draw:rect draw:style-name="gr1575" draw:text-style-name="P2" draw:layer="layout" svg:width="0.454cm" svg:height="0.5cm" svg:x="14.711cm" svg:y="10.32cm">
              <text:p/>
            </draw:rect>
            <draw:rect draw:style-name="gr1576" draw:text-style-name="P2" draw:layer="layout" svg:width="0.227cm" svg:height="0.25cm" svg:x="14.938cm" svg:y="10.32cm">
              <text:p/>
            </draw:rect>
            <draw:rect draw:style-name="gr1577" draw:text-style-name="P2" draw:layer="layout" svg:width="0.227cm" svg:height="0.25cm" svg:x="14.711cm" svg:y="10.57cm">
              <text:p/>
            </draw:rect>
          </draw:g>
          <draw:g>
            <draw:rect draw:style-name="gr1578" draw:text-style-name="P2" draw:layer="layout" svg:width="0.454cm" svg:height="0.5cm" svg:x="14.711cm" svg:y="11.01cm">
              <text:p/>
            </draw:rect>
            <draw:rect draw:style-name="gr1579" draw:text-style-name="P2" draw:layer="layout" svg:width="0.227cm" svg:height="0.25cm" svg:x="14.938cm" svg:y="11.01cm">
              <text:p/>
            </draw:rect>
            <draw:rect draw:style-name="gr1580" draw:text-style-name="P2" draw:layer="layout" svg:width="0.227cm" svg:height="0.25cm" svg:x="14.711cm" svg:y="11.26cm">
              <text:p/>
            </draw:rect>
          </draw:g>
          <draw:g>
            <draw:rect draw:style-name="gr1581" draw:text-style-name="P2" draw:layer="layout" svg:width="0.454cm" svg:height="0.5cm" svg:x="14.711cm" svg:y="11.7cm">
              <text:p/>
            </draw:rect>
            <draw:rect draw:style-name="gr1582" draw:text-style-name="P2" draw:layer="layout" svg:width="0.227cm" svg:height="0.25cm" svg:x="14.938cm" svg:y="11.7cm">
              <text:p/>
            </draw:rect>
            <draw:rect draw:style-name="gr1583" draw:text-style-name="P2" draw:layer="layout" svg:width="0.227cm" svg:height="0.25cm" svg:x="14.711cm" svg:y="11.95cm">
              <text:p/>
            </draw:rect>
          </draw:g>
          <draw:g>
            <draw:rect draw:style-name="gr1584" draw:text-style-name="P2" draw:layer="layout" svg:width="0.454cm" svg:height="0.5cm" svg:x="14.711cm" svg:y="12.39cm">
              <text:p/>
            </draw:rect>
            <draw:rect draw:style-name="gr1585" draw:text-style-name="P2" draw:layer="layout" svg:width="0.227cm" svg:height="0.25cm" svg:x="14.938cm" svg:y="12.39cm">
              <text:p/>
            </draw:rect>
            <draw:rect draw:style-name="gr1586" draw:text-style-name="P2" draw:layer="layout" svg:width="0.227cm" svg:height="0.25cm" svg:x="14.711cm" svg:y="12.64cm">
              <text:p/>
            </draw:rect>
          </draw:g>
          <draw:g>
            <draw:rect draw:style-name="gr1587" draw:text-style-name="P2" draw:layer="layout" svg:width="0.454cm" svg:height="0.5cm" svg:x="14.711cm" svg:y="13.08cm">
              <text:p/>
            </draw:rect>
            <draw:rect draw:style-name="gr1588" draw:text-style-name="P2" draw:layer="layout" svg:width="0.227cm" svg:height="0.25cm" svg:x="14.938cm" svg:y="13.08cm">
              <text:p/>
            </draw:rect>
            <draw:rect draw:style-name="gr1589" draw:text-style-name="P2" draw:layer="layout" svg:width="0.227cm" svg:height="0.25cm" svg:x="14.711cm" svg:y="13.33cm">
              <text:p/>
            </draw:rect>
          </draw:g>
          <draw:g>
            <draw:rect draw:style-name="gr1590" draw:text-style-name="P2" draw:layer="layout" svg:width="0.454cm" svg:height="0.5cm" svg:x="14.711cm" svg:y="13.77cm">
              <text:p/>
            </draw:rect>
            <draw:rect draw:style-name="gr1591" draw:text-style-name="P2" draw:layer="layout" svg:width="0.227cm" svg:height="0.25cm" svg:x="14.938cm" svg:y="13.77cm">
              <text:p/>
            </draw:rect>
            <draw:rect draw:style-name="gr1592" draw:text-style-name="P2" draw:layer="layout" svg:width="0.227cm" svg:height="0.25cm" svg:x="14.711cm" svg:y="14.02cm">
              <text:p/>
            </draw:rect>
          </draw:g>
          <draw:g>
            <draw:rect draw:style-name="gr1593" draw:text-style-name="P2" draw:layer="layout" svg:width="0.454cm" svg:height="0.5cm" svg:x="14.711cm" svg:y="14.46cm">
              <text:p/>
            </draw:rect>
            <draw:rect draw:style-name="gr1594" draw:text-style-name="P2" draw:layer="layout" svg:width="0.227cm" svg:height="0.25cm" svg:x="14.938cm" svg:y="14.46cm">
              <text:p/>
            </draw:rect>
            <draw:rect draw:style-name="gr1595" draw:text-style-name="P2" draw:layer="layout" svg:width="0.227cm" svg:height="0.25cm" svg:x="14.711cm" svg:y="14.71cm">
              <text:p/>
            </draw:rect>
          </draw:g>
          <draw:g>
            <draw:rect draw:style-name="gr1596" draw:text-style-name="P2" draw:layer="layout" svg:width="0.454cm" svg:height="0.5cm" svg:x="14.711cm" svg:y="15.15cm">
              <text:p/>
            </draw:rect>
            <draw:rect draw:style-name="gr1597" draw:text-style-name="P2" draw:layer="layout" svg:width="0.227cm" svg:height="0.25cm" svg:x="14.938cm" svg:y="15.15cm">
              <text:p/>
            </draw:rect>
            <draw:rect draw:style-name="gr1598" draw:text-style-name="P2" draw:layer="layout" svg:width="0.227cm" svg:height="0.25cm" svg:x="14.711cm" svg:y="15.4cm">
              <text:p/>
            </draw:rect>
          </draw:g>
          <draw:g>
            <draw:rect draw:style-name="gr1599" draw:text-style-name="P2" draw:layer="layout" svg:width="0.454cm" svg:height="0.5cm" svg:x="14.711cm" svg:y="15.84cm">
              <text:p/>
            </draw:rect>
            <draw:rect draw:style-name="gr1600" draw:text-style-name="P2" draw:layer="layout" svg:width="0.227cm" svg:height="0.25cm" svg:x="14.938cm" svg:y="15.84cm">
              <text:p/>
            </draw:rect>
            <draw:rect draw:style-name="gr1601" draw:text-style-name="P2" draw:layer="layout" svg:width="0.227cm" svg:height="0.25cm" svg:x="14.711cm" svg:y="16.09cm">
              <text:p/>
            </draw:rect>
          </draw:g>
          <draw:g>
            <draw:rect draw:style-name="gr1602" draw:text-style-name="P2" draw:layer="layout" svg:width="0.454cm" svg:height="0.5cm" svg:x="14.711cm" svg:y="16.53cm">
              <text:p/>
            </draw:rect>
            <draw:rect draw:style-name="gr1603" draw:text-style-name="P2" draw:layer="layout" svg:width="0.227cm" svg:height="0.25cm" svg:x="14.938cm" svg:y="16.53cm">
              <text:p/>
            </draw:rect>
            <draw:rect draw:style-name="gr1604" draw:text-style-name="P2" draw:layer="layout" svg:width="0.227cm" svg:height="0.25cm" svg:x="14.711cm" svg:y="16.78cm">
              <text:p/>
            </draw:rect>
          </draw:g>
          <draw:g>
            <draw:rect draw:style-name="gr1605" draw:text-style-name="P2" draw:layer="layout" svg:width="0.454cm" svg:height="0.5cm" svg:x="14.711cm" svg:y="17.22cm">
              <text:p/>
            </draw:rect>
            <draw:rect draw:style-name="gr1606" draw:text-style-name="P2" draw:layer="layout" svg:width="0.227cm" svg:height="0.25cm" svg:x="14.938cm" svg:y="17.22cm">
              <text:p/>
            </draw:rect>
            <draw:rect draw:style-name="gr1607" draw:text-style-name="P2" draw:layer="layout" svg:width="0.227cm" svg:height="0.25cm" svg:x="14.711cm" svg:y="17.47cm">
              <text:p/>
            </draw:rect>
          </draw:g>
          <draw:g>
            <draw:rect draw:style-name="gr1608" draw:text-style-name="P2" draw:layer="layout" svg:width="0.454cm" svg:height="0.5cm" svg:x="14.711cm" svg:y="17.91cm">
              <text:p/>
            </draw:rect>
            <draw:rect draw:style-name="gr1609" draw:text-style-name="P2" draw:layer="layout" svg:width="0.227cm" svg:height="0.25cm" svg:x="14.938cm" svg:y="17.91cm">
              <text:p/>
            </draw:rect>
            <draw:rect draw:style-name="gr1610" draw:text-style-name="P2" draw:layer="layout" svg:width="0.227cm" svg:height="0.25cm" svg:x="14.711cm" svg:y="18.16cm">
              <text:p/>
            </draw:rect>
          </draw:g>
          <draw:g>
            <draw:rect draw:style-name="gr1611" draw:text-style-name="P2" draw:layer="layout" svg:width="0.454cm" svg:height="0.5cm" svg:x="14.711cm" svg:y="18.6cm">
              <text:p/>
            </draw:rect>
            <draw:rect draw:style-name="gr1612" draw:text-style-name="P2" draw:layer="layout" svg:width="0.227cm" svg:height="0.25cm" svg:x="14.938cm" svg:y="18.6cm">
              <text:p/>
            </draw:rect>
            <draw:rect draw:style-name="gr1613" draw:text-style-name="P2" draw:layer="layout" svg:width="0.227cm" svg:height="0.25cm" svg:x="14.711cm" svg:y="18.85cm">
              <text:p/>
            </draw:rect>
          </draw:g>
          <draw:g>
            <draw:rect draw:style-name="gr1614" draw:text-style-name="P2" draw:layer="layout" svg:width="0.454cm" svg:height="0.5cm" svg:x="14.711cm" svg:y="19.29cm">
              <text:p/>
            </draw:rect>
            <draw:rect draw:style-name="gr1615" draw:text-style-name="P2" draw:layer="layout" svg:width="0.227cm" svg:height="0.25cm" svg:x="14.938cm" svg:y="19.29cm">
              <text:p/>
            </draw:rect>
            <draw:rect draw:style-name="gr1616" draw:text-style-name="P2" draw:layer="layout" svg:width="0.227cm" svg:height="0.25cm" svg:x="14.711cm" svg:y="19.54cm">
              <text:p/>
            </draw:rect>
          </draw:g>
          <draw:g>
            <draw:rect draw:style-name="gr1617" draw:text-style-name="P2" draw:layer="layout" svg:width="0.454cm" svg:height="0.5cm" svg:x="14.711cm" svg:y="19.98cm">
              <text:p/>
            </draw:rect>
            <draw:rect draw:style-name="gr1618" draw:text-style-name="P2" draw:layer="layout" svg:width="0.227cm" svg:height="0.25cm" svg:x="14.938cm" svg:y="19.98cm">
              <text:p/>
            </draw:rect>
            <draw:rect draw:style-name="gr1619" draw:text-style-name="P2" draw:layer="layout" svg:width="0.227cm" svg:height="0.25cm" svg:x="14.711cm" svg:y="20.23cm">
              <text:p/>
            </draw:rect>
          </draw:g>
          <draw:g>
            <draw:rect draw:style-name="gr1620" draw:text-style-name="P2" draw:layer="layout" svg:width="0.454cm" svg:height="0.5cm" svg:x="14.711cm" svg:y="20.67cm">
              <text:p/>
            </draw:rect>
            <draw:rect draw:style-name="gr1621" draw:text-style-name="P2" draw:layer="layout" svg:width="0.227cm" svg:height="0.25cm" svg:x="14.938cm" svg:y="20.67cm">
              <text:p/>
            </draw:rect>
            <draw:rect draw:style-name="gr1622" draw:text-style-name="P2" draw:layer="layout" svg:width="0.227cm" svg:height="0.25cm" svg:x="14.711cm" svg:y="20.92cm">
              <text:p/>
            </draw:rect>
          </draw:g>
          <draw:g>
            <draw:rect draw:style-name="gr1623" draw:text-style-name="P2" draw:layer="layout" svg:width="0.454cm" svg:height="0.5cm" svg:x="14.711cm" svg:y="21.36cm">
              <text:p/>
            </draw:rect>
            <draw:rect draw:style-name="gr1624" draw:text-style-name="P2" draw:layer="layout" svg:width="0.227cm" svg:height="0.25cm" svg:x="14.938cm" svg:y="21.36cm">
              <text:p/>
            </draw:rect>
            <draw:rect draw:style-name="gr1625" draw:text-style-name="P2" draw:layer="layout" svg:width="0.227cm" svg:height="0.25cm" svg:x="14.711cm" svg:y="21.61cm">
              <text:p/>
            </draw:rect>
          </draw:g>
          <draw:g>
            <draw:rect draw:style-name="gr1626" draw:text-style-name="P2" draw:layer="layout" svg:width="0.454cm" svg:height="0.5cm" svg:x="14.711cm" svg:y="22.05cm">
              <text:p/>
            </draw:rect>
            <draw:rect draw:style-name="gr1627" draw:text-style-name="P2" draw:layer="layout" svg:width="0.227cm" svg:height="0.25cm" svg:x="14.938cm" svg:y="22.05cm">
              <text:p/>
            </draw:rect>
            <draw:rect draw:style-name="gr1628" draw:text-style-name="P2" draw:layer="layout" svg:width="0.227cm" svg:height="0.25cm" svg:x="14.711cm" svg:y="22.3cm">
              <text:p/>
            </draw:rect>
          </draw:g>
          <draw:g>
            <draw:rect draw:style-name="gr1629" draw:text-style-name="P2" draw:layer="layout" svg:width="0.454cm" svg:height="0.5cm" svg:x="14.711cm" svg:y="22.74cm">
              <text:p/>
            </draw:rect>
            <draw:rect draw:style-name="gr1630" draw:text-style-name="P2" draw:layer="layout" svg:width="0.227cm" svg:height="0.25cm" svg:x="14.938cm" svg:y="22.74cm">
              <text:p/>
            </draw:rect>
            <draw:rect draw:style-name="gr1631" draw:text-style-name="P2" draw:layer="layout" svg:width="0.227cm" svg:height="0.25cm" svg:x="14.711cm" svg:y="22.99cm">
              <text:p/>
            </draw:rect>
          </draw:g>
          <draw:g>
            <draw:rect draw:style-name="gr1632" draw:text-style-name="P2" draw:layer="layout" svg:width="0.454cm" svg:height="0.5cm" svg:x="14.711cm" svg:y="23.43cm">
              <text:p/>
            </draw:rect>
            <draw:rect draw:style-name="gr1633" draw:text-style-name="P2" draw:layer="layout" svg:width="0.227cm" svg:height="0.25cm" svg:x="14.938cm" svg:y="23.43cm">
              <text:p/>
            </draw:rect>
            <draw:rect draw:style-name="gr1634" draw:text-style-name="P2" draw:layer="layout" svg:width="0.227cm" svg:height="0.25cm" svg:x="14.711cm" svg:y="23.68cm">
              <text:p/>
            </draw:rect>
          </draw:g>
          <draw:g>
            <draw:rect draw:style-name="gr1635" draw:text-style-name="P2" draw:layer="layout" svg:width="0.454cm" svg:height="0.5cm" svg:x="14.711cm" svg:y="24.12cm">
              <text:p/>
            </draw:rect>
            <draw:rect draw:style-name="gr1636" draw:text-style-name="P2" draw:layer="layout" svg:width="0.227cm" svg:height="0.25cm" svg:x="14.938cm" svg:y="24.12cm">
              <text:p/>
            </draw:rect>
            <draw:rect draw:style-name="gr1637" draw:text-style-name="P2" draw:layer="layout" svg:width="0.227cm" svg:height="0.25cm" svg:x="14.711cm" svg:y="24.37cm">
              <text:p/>
            </draw:rect>
          </draw:g>
          <draw:g>
            <draw:rect draw:style-name="gr1638" draw:text-style-name="P2" draw:layer="layout" svg:width="0.454cm" svg:height="0.5cm" svg:x="14.711cm" svg:y="24.81cm">
              <text:p/>
            </draw:rect>
            <draw:rect draw:style-name="gr1639" draw:text-style-name="P2" draw:layer="layout" svg:width="0.227cm" svg:height="0.25cm" svg:x="14.938cm" svg:y="24.81cm">
              <text:p/>
            </draw:rect>
            <draw:rect draw:style-name="gr1640" draw:text-style-name="P2" draw:layer="layout" svg:width="0.227cm" svg:height="0.25cm" svg:x="14.711cm" svg:y="25.06cm">
              <text:p/>
            </draw:rect>
          </draw:g>
          <draw:g>
            <draw:rect draw:style-name="gr1641" draw:text-style-name="P2" draw:layer="layout" svg:width="0.454cm" svg:height="0.5cm" svg:x="14.711cm" svg:y="25.5cm">
              <text:p/>
            </draw:rect>
            <draw:rect draw:style-name="gr1642" draw:text-style-name="P2" draw:layer="layout" svg:width="0.227cm" svg:height="0.25cm" svg:x="14.938cm" svg:y="25.5cm">
              <text:p/>
            </draw:rect>
            <draw:rect draw:style-name="gr1643" draw:text-style-name="P2" draw:layer="layout" svg:width="0.227cm" svg:height="0.25cm" svg:x="14.711cm" svg:y="25.75cm">
              <text:p/>
            </draw:rect>
          </draw:g>
          <draw:g>
            <draw:rect draw:style-name="gr1644" draw:text-style-name="P2" draw:layer="layout" svg:width="0.454cm" svg:height="0.5cm" svg:x="14.711cm" svg:y="26.19cm">
              <text:p/>
            </draw:rect>
            <draw:rect draw:style-name="gr1645" draw:text-style-name="P2" draw:layer="layout" svg:width="0.227cm" svg:height="0.25cm" svg:x="14.938cm" svg:y="26.19cm">
              <text:p/>
            </draw:rect>
            <draw:rect draw:style-name="gr1646" draw:text-style-name="P2" draw:layer="layout" svg:width="0.227cm" svg:height="0.25cm" svg:x="14.711cm" svg:y="26.44cm">
              <text:p/>
            </draw:rect>
          </draw:g>
          <draw:g>
            <draw:rect draw:style-name="gr1647" draw:text-style-name="P2" draw:layer="layout" svg:width="0.454cm" svg:height="0.5cm" svg:x="14.711cm" svg:y="26.88cm">
              <text:p/>
            </draw:rect>
            <draw:rect draw:style-name="gr1648" draw:text-style-name="P2" draw:layer="layout" svg:width="0.227cm" svg:height="0.25cm" svg:x="14.938cm" svg:y="26.88cm">
              <text:p/>
            </draw:rect>
            <draw:rect draw:style-name="gr1649" draw:text-style-name="P2" draw:layer="layout" svg:width="0.227cm" svg:height="0.25cm" svg:x="14.711cm" svg:y="27.13cm">
              <text:p/>
            </draw:rect>
          </draw:g>
          <draw:g>
            <draw:rect draw:style-name="gr1650" draw:text-style-name="P2" draw:layer="layout" svg:width="0.454cm" svg:height="0.5cm" svg:x="14.711cm" svg:y="27.57cm">
              <text:p/>
            </draw:rect>
            <draw:rect draw:style-name="gr1651" draw:text-style-name="P2" draw:layer="layout" svg:width="0.227cm" svg:height="0.25cm" svg:x="14.938cm" svg:y="27.57cm">
              <text:p/>
            </draw:rect>
            <draw:rect draw:style-name="gr1652" draw:text-style-name="P2" draw:layer="layout" svg:width="0.227cm" svg:height="0.25cm" svg:x="14.711cm" svg:y="27.82cm">
              <text:p/>
            </draw:rect>
          </draw:g>
        </draw:g>
        <draw:g>
          <draw:rect draw:style-name="gr1653" draw:text-style-name="P1" draw:layer="layout" svg:width="27.15cm" svg:height="1cm" draw:transform="rotate (-1.5707963267949) translate (16.444cm 1.15cm)">
            <text:p/>
          </draw:rect>
          <draw:g>
            <draw:rect draw:style-name="gr1654" draw:text-style-name="P2" draw:layer="layout" svg:width="0.454cm" svg:height="0.5cm" svg:x="15.717cm" svg:y="1.35cm">
              <text:p/>
            </draw:rect>
            <draw:rect draw:style-name="gr1655" draw:text-style-name="P2" draw:layer="layout" svg:width="0.227cm" svg:height="0.25cm" svg:x="15.944cm" svg:y="1.35cm">
              <text:p/>
            </draw:rect>
            <draw:rect draw:style-name="gr1656" draw:text-style-name="P2" draw:layer="layout" svg:width="0.227cm" svg:height="0.25cm" svg:x="15.717cm" svg:y="1.6cm">
              <text:p/>
            </draw:rect>
          </draw:g>
          <draw:g>
            <draw:rect draw:style-name="gr1657" draw:text-style-name="P2" draw:layer="layout" svg:width="0.454cm" svg:height="0.5cm" svg:x="15.717cm" svg:y="2.04cm">
              <text:p/>
            </draw:rect>
            <draw:rect draw:style-name="gr1658" draw:text-style-name="P2" draw:layer="layout" svg:width="0.227cm" svg:height="0.25cm" svg:x="15.944cm" svg:y="2.04cm">
              <text:p/>
            </draw:rect>
            <draw:rect draw:style-name="gr1659" draw:text-style-name="P2" draw:layer="layout" svg:width="0.227cm" svg:height="0.25cm" svg:x="15.717cm" svg:y="2.29cm">
              <text:p/>
            </draw:rect>
          </draw:g>
          <draw:g>
            <draw:rect draw:style-name="gr1660" draw:text-style-name="P2" draw:layer="layout" svg:width="0.454cm" svg:height="0.5cm" svg:x="15.717cm" svg:y="2.73cm">
              <text:p/>
            </draw:rect>
            <draw:rect draw:style-name="gr1661" draw:text-style-name="P2" draw:layer="layout" svg:width="0.227cm" svg:height="0.25cm" svg:x="15.944cm" svg:y="2.73cm">
              <text:p/>
            </draw:rect>
            <draw:rect draw:style-name="gr1662" draw:text-style-name="P2" draw:layer="layout" svg:width="0.227cm" svg:height="0.25cm" svg:x="15.717cm" svg:y="2.98cm">
              <text:p/>
            </draw:rect>
          </draw:g>
          <draw:g>
            <draw:rect draw:style-name="gr1663" draw:text-style-name="P2" draw:layer="layout" svg:width="0.454cm" svg:height="0.5cm" svg:x="15.717cm" svg:y="3.42cm">
              <text:p/>
            </draw:rect>
            <draw:rect draw:style-name="gr1664" draw:text-style-name="P2" draw:layer="layout" svg:width="0.227cm" svg:height="0.25cm" svg:x="15.944cm" svg:y="3.42cm">
              <text:p/>
            </draw:rect>
            <draw:rect draw:style-name="gr1665" draw:text-style-name="P2" draw:layer="layout" svg:width="0.227cm" svg:height="0.25cm" svg:x="15.717cm" svg:y="3.67cm">
              <text:p/>
            </draw:rect>
          </draw:g>
          <draw:g>
            <draw:rect draw:style-name="gr1666" draw:text-style-name="P2" draw:layer="layout" svg:width="0.454cm" svg:height="0.5cm" svg:x="15.717cm" svg:y="4.11cm">
              <text:p/>
            </draw:rect>
            <draw:rect draw:style-name="gr1667" draw:text-style-name="P2" draw:layer="layout" svg:width="0.227cm" svg:height="0.25cm" svg:x="15.944cm" svg:y="4.11cm">
              <text:p/>
            </draw:rect>
            <draw:rect draw:style-name="gr1668" draw:text-style-name="P2" draw:layer="layout" svg:width="0.227cm" svg:height="0.25cm" svg:x="15.717cm" svg:y="4.36cm">
              <text:p/>
            </draw:rect>
          </draw:g>
          <draw:g>
            <draw:rect draw:style-name="gr1669" draw:text-style-name="P2" draw:layer="layout" svg:width="0.454cm" svg:height="0.5cm" svg:x="15.717cm" svg:y="4.8cm">
              <text:p/>
            </draw:rect>
            <draw:rect draw:style-name="gr1670" draw:text-style-name="P2" draw:layer="layout" svg:width="0.227cm" svg:height="0.25cm" svg:x="15.944cm" svg:y="4.8cm">
              <text:p/>
            </draw:rect>
            <draw:rect draw:style-name="gr1671" draw:text-style-name="P2" draw:layer="layout" svg:width="0.227cm" svg:height="0.25cm" svg:x="15.717cm" svg:y="5.05cm">
              <text:p/>
            </draw:rect>
          </draw:g>
          <draw:g>
            <draw:rect draw:style-name="gr1672" draw:text-style-name="P2" draw:layer="layout" svg:width="0.454cm" svg:height="0.5cm" svg:x="15.717cm" svg:y="5.49cm">
              <text:p/>
            </draw:rect>
            <draw:rect draw:style-name="gr1673" draw:text-style-name="P2" draw:layer="layout" svg:width="0.227cm" svg:height="0.25cm" svg:x="15.944cm" svg:y="5.49cm">
              <text:p/>
            </draw:rect>
            <draw:rect draw:style-name="gr1674" draw:text-style-name="P2" draw:layer="layout" svg:width="0.227cm" svg:height="0.25cm" svg:x="15.717cm" svg:y="5.74cm">
              <text:p/>
            </draw:rect>
          </draw:g>
          <draw:g>
            <draw:rect draw:style-name="gr1675" draw:text-style-name="P2" draw:layer="layout" svg:width="0.454cm" svg:height="0.5cm" svg:x="15.717cm" svg:y="6.18cm">
              <text:p/>
            </draw:rect>
            <draw:rect draw:style-name="gr1676" draw:text-style-name="P2" draw:layer="layout" svg:width="0.227cm" svg:height="0.25cm" svg:x="15.944cm" svg:y="6.18cm">
              <text:p/>
            </draw:rect>
            <draw:rect draw:style-name="gr1677" draw:text-style-name="P2" draw:layer="layout" svg:width="0.227cm" svg:height="0.25cm" svg:x="15.717cm" svg:y="6.43cm">
              <text:p/>
            </draw:rect>
          </draw:g>
          <draw:g>
            <draw:rect draw:style-name="gr1678" draw:text-style-name="P2" draw:layer="layout" svg:width="0.454cm" svg:height="0.5cm" svg:x="15.717cm" svg:y="6.87cm">
              <text:p/>
            </draw:rect>
            <draw:rect draw:style-name="gr1679" draw:text-style-name="P2" draw:layer="layout" svg:width="0.227cm" svg:height="0.25cm" svg:x="15.944cm" svg:y="6.87cm">
              <text:p/>
            </draw:rect>
            <draw:rect draw:style-name="gr1680" draw:text-style-name="P2" draw:layer="layout" svg:width="0.227cm" svg:height="0.25cm" svg:x="15.717cm" svg:y="7.12cm">
              <text:p/>
            </draw:rect>
          </draw:g>
          <draw:g>
            <draw:rect draw:style-name="gr1681" draw:text-style-name="P2" draw:layer="layout" svg:width="0.454cm" svg:height="0.5cm" svg:x="15.717cm" svg:y="7.56cm">
              <text:p/>
            </draw:rect>
            <draw:rect draw:style-name="gr1682" draw:text-style-name="P2" draw:layer="layout" svg:width="0.227cm" svg:height="0.25cm" svg:x="15.944cm" svg:y="7.56cm">
              <text:p/>
            </draw:rect>
            <draw:rect draw:style-name="gr1683" draw:text-style-name="P2" draw:layer="layout" svg:width="0.227cm" svg:height="0.25cm" svg:x="15.717cm" svg:y="7.81cm">
              <text:p/>
            </draw:rect>
          </draw:g>
          <draw:g>
            <draw:rect draw:style-name="gr1684" draw:text-style-name="P2" draw:layer="layout" svg:width="0.454cm" svg:height="0.5cm" svg:x="15.717cm" svg:y="8.25cm">
              <text:p/>
            </draw:rect>
            <draw:rect draw:style-name="gr1685" draw:text-style-name="P2" draw:layer="layout" svg:width="0.227cm" svg:height="0.25cm" svg:x="15.944cm" svg:y="8.25cm">
              <text:p/>
            </draw:rect>
            <draw:rect draw:style-name="gr1686" draw:text-style-name="P2" draw:layer="layout" svg:width="0.227cm" svg:height="0.25cm" svg:x="15.717cm" svg:y="8.5cm">
              <text:p/>
            </draw:rect>
          </draw:g>
          <draw:g>
            <draw:rect draw:style-name="gr1687" draw:text-style-name="P2" draw:layer="layout" svg:width="0.454cm" svg:height="0.5cm" svg:x="15.717cm" svg:y="8.94cm">
              <text:p/>
            </draw:rect>
            <draw:rect draw:style-name="gr1688" draw:text-style-name="P2" draw:layer="layout" svg:width="0.227cm" svg:height="0.25cm" svg:x="15.944cm" svg:y="8.94cm">
              <text:p/>
            </draw:rect>
            <draw:rect draw:style-name="gr1689" draw:text-style-name="P2" draw:layer="layout" svg:width="0.227cm" svg:height="0.25cm" svg:x="15.717cm" svg:y="9.19cm">
              <text:p/>
            </draw:rect>
          </draw:g>
          <draw:g>
            <draw:rect draw:style-name="gr1690" draw:text-style-name="P2" draw:layer="layout" svg:width="0.454cm" svg:height="0.5cm" svg:x="15.717cm" svg:y="9.63cm">
              <text:p/>
            </draw:rect>
            <draw:rect draw:style-name="gr1691" draw:text-style-name="P2" draw:layer="layout" svg:width="0.227cm" svg:height="0.25cm" svg:x="15.944cm" svg:y="9.63cm">
              <text:p/>
            </draw:rect>
            <draw:rect draw:style-name="gr1692" draw:text-style-name="P2" draw:layer="layout" svg:width="0.227cm" svg:height="0.25cm" svg:x="15.717cm" svg:y="9.88cm">
              <text:p/>
            </draw:rect>
          </draw:g>
          <draw:g>
            <draw:rect draw:style-name="gr1693" draw:text-style-name="P2" draw:layer="layout" svg:width="0.454cm" svg:height="0.5cm" svg:x="15.717cm" svg:y="10.32cm">
              <text:p/>
            </draw:rect>
            <draw:rect draw:style-name="gr1694" draw:text-style-name="P2" draw:layer="layout" svg:width="0.227cm" svg:height="0.25cm" svg:x="15.944cm" svg:y="10.32cm">
              <text:p/>
            </draw:rect>
            <draw:rect draw:style-name="gr1695" draw:text-style-name="P2" draw:layer="layout" svg:width="0.227cm" svg:height="0.25cm" svg:x="15.717cm" svg:y="10.57cm">
              <text:p/>
            </draw:rect>
          </draw:g>
          <draw:g>
            <draw:rect draw:style-name="gr1696" draw:text-style-name="P2" draw:layer="layout" svg:width="0.454cm" svg:height="0.5cm" svg:x="15.717cm" svg:y="11.01cm">
              <text:p/>
            </draw:rect>
            <draw:rect draw:style-name="gr1697" draw:text-style-name="P2" draw:layer="layout" svg:width="0.227cm" svg:height="0.25cm" svg:x="15.944cm" svg:y="11.01cm">
              <text:p/>
            </draw:rect>
            <draw:rect draw:style-name="gr1698" draw:text-style-name="P2" draw:layer="layout" svg:width="0.227cm" svg:height="0.25cm" svg:x="15.717cm" svg:y="11.26cm">
              <text:p/>
            </draw:rect>
          </draw:g>
          <draw:g>
            <draw:rect draw:style-name="gr1699" draw:text-style-name="P2" draw:layer="layout" svg:width="0.454cm" svg:height="0.5cm" svg:x="15.717cm" svg:y="11.7cm">
              <text:p/>
            </draw:rect>
            <draw:rect draw:style-name="gr1700" draw:text-style-name="P2" draw:layer="layout" svg:width="0.227cm" svg:height="0.25cm" svg:x="15.944cm" svg:y="11.7cm">
              <text:p/>
            </draw:rect>
            <draw:rect draw:style-name="gr1701" draw:text-style-name="P2" draw:layer="layout" svg:width="0.227cm" svg:height="0.25cm" svg:x="15.717cm" svg:y="11.95cm">
              <text:p/>
            </draw:rect>
          </draw:g>
          <draw:g>
            <draw:rect draw:style-name="gr1702" draw:text-style-name="P2" draw:layer="layout" svg:width="0.454cm" svg:height="0.5cm" svg:x="15.717cm" svg:y="12.39cm">
              <text:p/>
            </draw:rect>
            <draw:rect draw:style-name="gr1703" draw:text-style-name="P2" draw:layer="layout" svg:width="0.227cm" svg:height="0.25cm" svg:x="15.944cm" svg:y="12.39cm">
              <text:p/>
            </draw:rect>
            <draw:rect draw:style-name="gr1704" draw:text-style-name="P2" draw:layer="layout" svg:width="0.227cm" svg:height="0.25cm" svg:x="15.717cm" svg:y="12.64cm">
              <text:p/>
            </draw:rect>
          </draw:g>
          <draw:g>
            <draw:rect draw:style-name="gr1705" draw:text-style-name="P2" draw:layer="layout" svg:width="0.454cm" svg:height="0.5cm" svg:x="15.717cm" svg:y="13.08cm">
              <text:p/>
            </draw:rect>
            <draw:rect draw:style-name="gr1706" draw:text-style-name="P2" draw:layer="layout" svg:width="0.227cm" svg:height="0.25cm" svg:x="15.944cm" svg:y="13.08cm">
              <text:p/>
            </draw:rect>
            <draw:rect draw:style-name="gr1707" draw:text-style-name="P2" draw:layer="layout" svg:width="0.227cm" svg:height="0.25cm" svg:x="15.717cm" svg:y="13.33cm">
              <text:p/>
            </draw:rect>
          </draw:g>
          <draw:g>
            <draw:rect draw:style-name="gr1708" draw:text-style-name="P2" draw:layer="layout" svg:width="0.454cm" svg:height="0.5cm" svg:x="15.717cm" svg:y="13.77cm">
              <text:p/>
            </draw:rect>
            <draw:rect draw:style-name="gr1709" draw:text-style-name="P2" draw:layer="layout" svg:width="0.227cm" svg:height="0.25cm" svg:x="15.944cm" svg:y="13.77cm">
              <text:p/>
            </draw:rect>
            <draw:rect draw:style-name="gr1710" draw:text-style-name="P2" draw:layer="layout" svg:width="0.227cm" svg:height="0.25cm" svg:x="15.717cm" svg:y="14.02cm">
              <text:p/>
            </draw:rect>
          </draw:g>
          <draw:g>
            <draw:rect draw:style-name="gr1711" draw:text-style-name="P2" draw:layer="layout" svg:width="0.454cm" svg:height="0.5cm" svg:x="15.717cm" svg:y="14.46cm">
              <text:p/>
            </draw:rect>
            <draw:rect draw:style-name="gr1712" draw:text-style-name="P2" draw:layer="layout" svg:width="0.227cm" svg:height="0.25cm" svg:x="15.944cm" svg:y="14.46cm">
              <text:p/>
            </draw:rect>
            <draw:rect draw:style-name="gr1713" draw:text-style-name="P2" draw:layer="layout" svg:width="0.227cm" svg:height="0.25cm" svg:x="15.717cm" svg:y="14.71cm">
              <text:p/>
            </draw:rect>
          </draw:g>
          <draw:g>
            <draw:rect draw:style-name="gr1714" draw:text-style-name="P2" draw:layer="layout" svg:width="0.454cm" svg:height="0.5cm" svg:x="15.717cm" svg:y="15.15cm">
              <text:p/>
            </draw:rect>
            <draw:rect draw:style-name="gr1715" draw:text-style-name="P2" draw:layer="layout" svg:width="0.227cm" svg:height="0.25cm" svg:x="15.944cm" svg:y="15.15cm">
              <text:p/>
            </draw:rect>
            <draw:rect draw:style-name="gr1716" draw:text-style-name="P2" draw:layer="layout" svg:width="0.227cm" svg:height="0.25cm" svg:x="15.717cm" svg:y="15.4cm">
              <text:p/>
            </draw:rect>
          </draw:g>
          <draw:g>
            <draw:rect draw:style-name="gr1717" draw:text-style-name="P2" draw:layer="layout" svg:width="0.454cm" svg:height="0.5cm" svg:x="15.717cm" svg:y="15.84cm">
              <text:p/>
            </draw:rect>
            <draw:rect draw:style-name="gr1718" draw:text-style-name="P2" draw:layer="layout" svg:width="0.227cm" svg:height="0.25cm" svg:x="15.944cm" svg:y="15.84cm">
              <text:p/>
            </draw:rect>
            <draw:rect draw:style-name="gr1719" draw:text-style-name="P2" draw:layer="layout" svg:width="0.227cm" svg:height="0.25cm" svg:x="15.717cm" svg:y="16.09cm">
              <text:p/>
            </draw:rect>
          </draw:g>
          <draw:g>
            <draw:rect draw:style-name="gr1720" draw:text-style-name="P2" draw:layer="layout" svg:width="0.454cm" svg:height="0.5cm" svg:x="15.717cm" svg:y="16.53cm">
              <text:p/>
            </draw:rect>
            <draw:rect draw:style-name="gr1721" draw:text-style-name="P2" draw:layer="layout" svg:width="0.227cm" svg:height="0.25cm" svg:x="15.944cm" svg:y="16.53cm">
              <text:p/>
            </draw:rect>
            <draw:rect draw:style-name="gr1722" draw:text-style-name="P2" draw:layer="layout" svg:width="0.227cm" svg:height="0.25cm" svg:x="15.717cm" svg:y="16.78cm">
              <text:p/>
            </draw:rect>
          </draw:g>
          <draw:g>
            <draw:rect draw:style-name="gr1723" draw:text-style-name="P2" draw:layer="layout" svg:width="0.454cm" svg:height="0.5cm" svg:x="15.717cm" svg:y="17.22cm">
              <text:p/>
            </draw:rect>
            <draw:rect draw:style-name="gr1724" draw:text-style-name="P2" draw:layer="layout" svg:width="0.227cm" svg:height="0.25cm" svg:x="15.944cm" svg:y="17.22cm">
              <text:p/>
            </draw:rect>
            <draw:rect draw:style-name="gr1725" draw:text-style-name="P2" draw:layer="layout" svg:width="0.227cm" svg:height="0.25cm" svg:x="15.717cm" svg:y="17.47cm">
              <text:p/>
            </draw:rect>
          </draw:g>
          <draw:g>
            <draw:rect draw:style-name="gr1726" draw:text-style-name="P2" draw:layer="layout" svg:width="0.454cm" svg:height="0.5cm" svg:x="15.717cm" svg:y="17.91cm">
              <text:p/>
            </draw:rect>
            <draw:rect draw:style-name="gr1727" draw:text-style-name="P2" draw:layer="layout" svg:width="0.227cm" svg:height="0.25cm" svg:x="15.944cm" svg:y="17.91cm">
              <text:p/>
            </draw:rect>
            <draw:rect draw:style-name="gr1728" draw:text-style-name="P2" draw:layer="layout" svg:width="0.227cm" svg:height="0.25cm" svg:x="15.717cm" svg:y="18.16cm">
              <text:p/>
            </draw:rect>
          </draw:g>
          <draw:g>
            <draw:rect draw:style-name="gr1729" draw:text-style-name="P2" draw:layer="layout" svg:width="0.454cm" svg:height="0.5cm" svg:x="15.717cm" svg:y="18.6cm">
              <text:p/>
            </draw:rect>
            <draw:rect draw:style-name="gr1730" draw:text-style-name="P2" draw:layer="layout" svg:width="0.227cm" svg:height="0.25cm" svg:x="15.944cm" svg:y="18.6cm">
              <text:p/>
            </draw:rect>
            <draw:rect draw:style-name="gr1731" draw:text-style-name="P2" draw:layer="layout" svg:width="0.227cm" svg:height="0.25cm" svg:x="15.717cm" svg:y="18.85cm">
              <text:p/>
            </draw:rect>
          </draw:g>
          <draw:g>
            <draw:rect draw:style-name="gr1732" draw:text-style-name="P2" draw:layer="layout" svg:width="0.454cm" svg:height="0.5cm" svg:x="15.717cm" svg:y="19.29cm">
              <text:p/>
            </draw:rect>
            <draw:rect draw:style-name="gr1733" draw:text-style-name="P2" draw:layer="layout" svg:width="0.227cm" svg:height="0.25cm" svg:x="15.944cm" svg:y="19.29cm">
              <text:p/>
            </draw:rect>
            <draw:rect draw:style-name="gr1734" draw:text-style-name="P2" draw:layer="layout" svg:width="0.227cm" svg:height="0.25cm" svg:x="15.717cm" svg:y="19.54cm">
              <text:p/>
            </draw:rect>
          </draw:g>
          <draw:g>
            <draw:rect draw:style-name="gr1735" draw:text-style-name="P2" draw:layer="layout" svg:width="0.454cm" svg:height="0.5cm" svg:x="15.717cm" svg:y="19.98cm">
              <text:p/>
            </draw:rect>
            <draw:rect draw:style-name="gr1736" draw:text-style-name="P2" draw:layer="layout" svg:width="0.227cm" svg:height="0.25cm" svg:x="15.944cm" svg:y="19.98cm">
              <text:p/>
            </draw:rect>
            <draw:rect draw:style-name="gr1737" draw:text-style-name="P2" draw:layer="layout" svg:width="0.227cm" svg:height="0.25cm" svg:x="15.717cm" svg:y="20.23cm">
              <text:p/>
            </draw:rect>
          </draw:g>
          <draw:g>
            <draw:rect draw:style-name="gr1738" draw:text-style-name="P2" draw:layer="layout" svg:width="0.454cm" svg:height="0.5cm" svg:x="15.717cm" svg:y="20.67cm">
              <text:p/>
            </draw:rect>
            <draw:rect draw:style-name="gr1739" draw:text-style-name="P2" draw:layer="layout" svg:width="0.227cm" svg:height="0.25cm" svg:x="15.944cm" svg:y="20.67cm">
              <text:p/>
            </draw:rect>
            <draw:rect draw:style-name="gr1740" draw:text-style-name="P2" draw:layer="layout" svg:width="0.227cm" svg:height="0.25cm" svg:x="15.717cm" svg:y="20.92cm">
              <text:p/>
            </draw:rect>
          </draw:g>
          <draw:g>
            <draw:rect draw:style-name="gr1741" draw:text-style-name="P2" draw:layer="layout" svg:width="0.454cm" svg:height="0.5cm" svg:x="15.717cm" svg:y="21.36cm">
              <text:p/>
            </draw:rect>
            <draw:rect draw:style-name="gr1742" draw:text-style-name="P2" draw:layer="layout" svg:width="0.227cm" svg:height="0.25cm" svg:x="15.944cm" svg:y="21.36cm">
              <text:p/>
            </draw:rect>
            <draw:rect draw:style-name="gr1743" draw:text-style-name="P2" draw:layer="layout" svg:width="0.227cm" svg:height="0.25cm" svg:x="15.717cm" svg:y="21.61cm">
              <text:p/>
            </draw:rect>
          </draw:g>
          <draw:g>
            <draw:rect draw:style-name="gr1744" draw:text-style-name="P2" draw:layer="layout" svg:width="0.454cm" svg:height="0.5cm" svg:x="15.717cm" svg:y="22.05cm">
              <text:p/>
            </draw:rect>
            <draw:rect draw:style-name="gr1745" draw:text-style-name="P2" draw:layer="layout" svg:width="0.227cm" svg:height="0.25cm" svg:x="15.944cm" svg:y="22.05cm">
              <text:p/>
            </draw:rect>
            <draw:rect draw:style-name="gr1746" draw:text-style-name="P2" draw:layer="layout" svg:width="0.227cm" svg:height="0.25cm" svg:x="15.717cm" svg:y="22.3cm">
              <text:p/>
            </draw:rect>
          </draw:g>
          <draw:g>
            <draw:rect draw:style-name="gr1747" draw:text-style-name="P2" draw:layer="layout" svg:width="0.454cm" svg:height="0.5cm" svg:x="15.717cm" svg:y="22.74cm">
              <text:p/>
            </draw:rect>
            <draw:rect draw:style-name="gr1748" draw:text-style-name="P2" draw:layer="layout" svg:width="0.227cm" svg:height="0.25cm" svg:x="15.944cm" svg:y="22.74cm">
              <text:p/>
            </draw:rect>
            <draw:rect draw:style-name="gr1749" draw:text-style-name="P2" draw:layer="layout" svg:width="0.227cm" svg:height="0.25cm" svg:x="15.717cm" svg:y="22.99cm">
              <text:p/>
            </draw:rect>
          </draw:g>
          <draw:g>
            <draw:rect draw:style-name="gr1750" draw:text-style-name="P2" draw:layer="layout" svg:width="0.454cm" svg:height="0.5cm" svg:x="15.717cm" svg:y="23.43cm">
              <text:p/>
            </draw:rect>
            <draw:rect draw:style-name="gr1751" draw:text-style-name="P2" draw:layer="layout" svg:width="0.227cm" svg:height="0.25cm" svg:x="15.944cm" svg:y="23.43cm">
              <text:p/>
            </draw:rect>
            <draw:rect draw:style-name="gr1752" draw:text-style-name="P2" draw:layer="layout" svg:width="0.227cm" svg:height="0.25cm" svg:x="15.717cm" svg:y="23.68cm">
              <text:p/>
            </draw:rect>
          </draw:g>
          <draw:g>
            <draw:rect draw:style-name="gr1753" draw:text-style-name="P2" draw:layer="layout" svg:width="0.454cm" svg:height="0.5cm" svg:x="15.717cm" svg:y="24.12cm">
              <text:p/>
            </draw:rect>
            <draw:rect draw:style-name="gr1754" draw:text-style-name="P2" draw:layer="layout" svg:width="0.227cm" svg:height="0.25cm" svg:x="15.944cm" svg:y="24.12cm">
              <text:p/>
            </draw:rect>
            <draw:rect draw:style-name="gr1755" draw:text-style-name="P2" draw:layer="layout" svg:width="0.227cm" svg:height="0.25cm" svg:x="15.717cm" svg:y="24.37cm">
              <text:p/>
            </draw:rect>
          </draw:g>
          <draw:g>
            <draw:rect draw:style-name="gr1756" draw:text-style-name="P2" draw:layer="layout" svg:width="0.454cm" svg:height="0.5cm" svg:x="15.717cm" svg:y="24.81cm">
              <text:p/>
            </draw:rect>
            <draw:rect draw:style-name="gr1757" draw:text-style-name="P2" draw:layer="layout" svg:width="0.227cm" svg:height="0.25cm" svg:x="15.944cm" svg:y="24.81cm">
              <text:p/>
            </draw:rect>
            <draw:rect draw:style-name="gr1758" draw:text-style-name="P2" draw:layer="layout" svg:width="0.227cm" svg:height="0.25cm" svg:x="15.717cm" svg:y="25.06cm">
              <text:p/>
            </draw:rect>
          </draw:g>
          <draw:g>
            <draw:rect draw:style-name="gr1759" draw:text-style-name="P2" draw:layer="layout" svg:width="0.454cm" svg:height="0.5cm" svg:x="15.717cm" svg:y="25.5cm">
              <text:p/>
            </draw:rect>
            <draw:rect draw:style-name="gr1760" draw:text-style-name="P2" draw:layer="layout" svg:width="0.227cm" svg:height="0.25cm" svg:x="15.944cm" svg:y="25.5cm">
              <text:p/>
            </draw:rect>
            <draw:rect draw:style-name="gr1761" draw:text-style-name="P2" draw:layer="layout" svg:width="0.227cm" svg:height="0.25cm" svg:x="15.717cm" svg:y="25.75cm">
              <text:p/>
            </draw:rect>
          </draw:g>
          <draw:g>
            <draw:rect draw:style-name="gr1762" draw:text-style-name="P2" draw:layer="layout" svg:width="0.454cm" svg:height="0.5cm" svg:x="15.717cm" svg:y="26.19cm">
              <text:p/>
            </draw:rect>
            <draw:rect draw:style-name="gr1763" draw:text-style-name="P2" draw:layer="layout" svg:width="0.227cm" svg:height="0.25cm" svg:x="15.944cm" svg:y="26.19cm">
              <text:p/>
            </draw:rect>
            <draw:rect draw:style-name="gr1764" draw:text-style-name="P2" draw:layer="layout" svg:width="0.227cm" svg:height="0.25cm" svg:x="15.717cm" svg:y="26.44cm">
              <text:p/>
            </draw:rect>
          </draw:g>
          <draw:g>
            <draw:rect draw:style-name="gr1765" draw:text-style-name="P2" draw:layer="layout" svg:width="0.454cm" svg:height="0.5cm" svg:x="15.717cm" svg:y="26.88cm">
              <text:p/>
            </draw:rect>
            <draw:rect draw:style-name="gr1766" draw:text-style-name="P2" draw:layer="layout" svg:width="0.227cm" svg:height="0.25cm" svg:x="15.944cm" svg:y="26.88cm">
              <text:p/>
            </draw:rect>
            <draw:rect draw:style-name="gr1767" draw:text-style-name="P2" draw:layer="layout" svg:width="0.227cm" svg:height="0.25cm" svg:x="15.717cm" svg:y="27.13cm">
              <text:p/>
            </draw:rect>
          </draw:g>
          <draw:g>
            <draw:rect draw:style-name="gr1768" draw:text-style-name="P2" draw:layer="layout" svg:width="0.454cm" svg:height="0.5cm" svg:x="15.717cm" svg:y="27.57cm">
              <text:p/>
            </draw:rect>
            <draw:rect draw:style-name="gr1769" draw:text-style-name="P2" draw:layer="layout" svg:width="0.227cm" svg:height="0.25cm" svg:x="15.944cm" svg:y="27.57cm">
              <text:p/>
            </draw:rect>
            <draw:rect draw:style-name="gr1770" draw:text-style-name="P2" draw:layer="layout" svg:width="0.227cm" svg:height="0.25cm" svg:x="15.717cm" svg:y="27.82cm">
              <text:p/>
            </draw:rect>
          </draw:g>
        </draw:g>
        <draw:g>
          <draw:rect draw:style-name="gr1771" draw:text-style-name="P1" draw:layer="layout" svg:width="27.15cm" svg:height="1cm" draw:transform="rotate (-1.5707963267949) translate (17.45cm 1.15cm)">
            <text:p/>
          </draw:rect>
          <draw:g>
            <draw:rect draw:style-name="gr1772" draw:text-style-name="P2" draw:layer="layout" svg:width="0.454cm" svg:height="0.5cm" svg:x="16.723cm" svg:y="1.35cm">
              <text:p/>
            </draw:rect>
            <draw:rect draw:style-name="gr1773" draw:text-style-name="P2" draw:layer="layout" svg:width="0.227cm" svg:height="0.25cm" svg:x="16.95cm" svg:y="1.35cm">
              <text:p/>
            </draw:rect>
            <draw:rect draw:style-name="gr1774" draw:text-style-name="P2" draw:layer="layout" svg:width="0.227cm" svg:height="0.25cm" svg:x="16.723cm" svg:y="1.6cm">
              <text:p/>
            </draw:rect>
          </draw:g>
          <draw:g>
            <draw:rect draw:style-name="gr1775" draw:text-style-name="P2" draw:layer="layout" svg:width="0.454cm" svg:height="0.5cm" svg:x="16.723cm" svg:y="2.04cm">
              <text:p/>
            </draw:rect>
            <draw:rect draw:style-name="gr1776" draw:text-style-name="P2" draw:layer="layout" svg:width="0.227cm" svg:height="0.25cm" svg:x="16.95cm" svg:y="2.04cm">
              <text:p/>
            </draw:rect>
            <draw:rect draw:style-name="gr1777" draw:text-style-name="P2" draw:layer="layout" svg:width="0.227cm" svg:height="0.25cm" svg:x="16.723cm" svg:y="2.29cm">
              <text:p/>
            </draw:rect>
          </draw:g>
          <draw:g>
            <draw:rect draw:style-name="gr1778" draw:text-style-name="P2" draw:layer="layout" svg:width="0.454cm" svg:height="0.5cm" svg:x="16.723cm" svg:y="2.73cm">
              <text:p/>
            </draw:rect>
            <draw:rect draw:style-name="gr1779" draw:text-style-name="P2" draw:layer="layout" svg:width="0.227cm" svg:height="0.25cm" svg:x="16.95cm" svg:y="2.73cm">
              <text:p/>
            </draw:rect>
            <draw:rect draw:style-name="gr1780" draw:text-style-name="P2" draw:layer="layout" svg:width="0.227cm" svg:height="0.25cm" svg:x="16.723cm" svg:y="2.98cm">
              <text:p/>
            </draw:rect>
          </draw:g>
          <draw:g>
            <draw:rect draw:style-name="gr1781" draw:text-style-name="P2" draw:layer="layout" svg:width="0.454cm" svg:height="0.5cm" svg:x="16.723cm" svg:y="3.42cm">
              <text:p/>
            </draw:rect>
            <draw:rect draw:style-name="gr1782" draw:text-style-name="P2" draw:layer="layout" svg:width="0.227cm" svg:height="0.25cm" svg:x="16.95cm" svg:y="3.42cm">
              <text:p/>
            </draw:rect>
            <draw:rect draw:style-name="gr1783" draw:text-style-name="P2" draw:layer="layout" svg:width="0.227cm" svg:height="0.25cm" svg:x="16.723cm" svg:y="3.67cm">
              <text:p/>
            </draw:rect>
          </draw:g>
          <draw:g>
            <draw:rect draw:style-name="gr1784" draw:text-style-name="P2" draw:layer="layout" svg:width="0.454cm" svg:height="0.5cm" svg:x="16.723cm" svg:y="4.11cm">
              <text:p/>
            </draw:rect>
            <draw:rect draw:style-name="gr1785" draw:text-style-name="P2" draw:layer="layout" svg:width="0.227cm" svg:height="0.25cm" svg:x="16.95cm" svg:y="4.11cm">
              <text:p/>
            </draw:rect>
            <draw:rect draw:style-name="gr1786" draw:text-style-name="P2" draw:layer="layout" svg:width="0.227cm" svg:height="0.25cm" svg:x="16.723cm" svg:y="4.36cm">
              <text:p/>
            </draw:rect>
          </draw:g>
          <draw:g>
            <draw:rect draw:style-name="gr1787" draw:text-style-name="P2" draw:layer="layout" svg:width="0.454cm" svg:height="0.5cm" svg:x="16.723cm" svg:y="4.8cm">
              <text:p/>
            </draw:rect>
            <draw:rect draw:style-name="gr1788" draw:text-style-name="P2" draw:layer="layout" svg:width="0.227cm" svg:height="0.25cm" svg:x="16.95cm" svg:y="4.8cm">
              <text:p/>
            </draw:rect>
            <draw:rect draw:style-name="gr1789" draw:text-style-name="P2" draw:layer="layout" svg:width="0.227cm" svg:height="0.25cm" svg:x="16.723cm" svg:y="5.05cm">
              <text:p/>
            </draw:rect>
          </draw:g>
          <draw:g>
            <draw:rect draw:style-name="gr1790" draw:text-style-name="P2" draw:layer="layout" svg:width="0.454cm" svg:height="0.5cm" svg:x="16.723cm" svg:y="5.49cm">
              <text:p/>
            </draw:rect>
            <draw:rect draw:style-name="gr1791" draw:text-style-name="P2" draw:layer="layout" svg:width="0.227cm" svg:height="0.25cm" svg:x="16.95cm" svg:y="5.49cm">
              <text:p/>
            </draw:rect>
            <draw:rect draw:style-name="gr1792" draw:text-style-name="P2" draw:layer="layout" svg:width="0.227cm" svg:height="0.25cm" svg:x="16.723cm" svg:y="5.74cm">
              <text:p/>
            </draw:rect>
          </draw:g>
          <draw:g>
            <draw:rect draw:style-name="gr1793" draw:text-style-name="P2" draw:layer="layout" svg:width="0.454cm" svg:height="0.5cm" svg:x="16.723cm" svg:y="6.18cm">
              <text:p/>
            </draw:rect>
            <draw:rect draw:style-name="gr1794" draw:text-style-name="P2" draw:layer="layout" svg:width="0.227cm" svg:height="0.25cm" svg:x="16.95cm" svg:y="6.18cm">
              <text:p/>
            </draw:rect>
            <draw:rect draw:style-name="gr1795" draw:text-style-name="P2" draw:layer="layout" svg:width="0.227cm" svg:height="0.25cm" svg:x="16.723cm" svg:y="6.43cm">
              <text:p/>
            </draw:rect>
          </draw:g>
          <draw:g>
            <draw:rect draw:style-name="gr1796" draw:text-style-name="P2" draw:layer="layout" svg:width="0.454cm" svg:height="0.5cm" svg:x="16.723cm" svg:y="6.87cm">
              <text:p/>
            </draw:rect>
            <draw:rect draw:style-name="gr1797" draw:text-style-name="P2" draw:layer="layout" svg:width="0.227cm" svg:height="0.25cm" svg:x="16.95cm" svg:y="6.87cm">
              <text:p/>
            </draw:rect>
            <draw:rect draw:style-name="gr1798" draw:text-style-name="P2" draw:layer="layout" svg:width="0.227cm" svg:height="0.25cm" svg:x="16.723cm" svg:y="7.12cm">
              <text:p/>
            </draw:rect>
          </draw:g>
          <draw:g>
            <draw:rect draw:style-name="gr1799" draw:text-style-name="P2" draw:layer="layout" svg:width="0.454cm" svg:height="0.5cm" svg:x="16.723cm" svg:y="7.56cm">
              <text:p/>
            </draw:rect>
            <draw:rect draw:style-name="gr1800" draw:text-style-name="P2" draw:layer="layout" svg:width="0.227cm" svg:height="0.25cm" svg:x="16.95cm" svg:y="7.56cm">
              <text:p/>
            </draw:rect>
            <draw:rect draw:style-name="gr1801" draw:text-style-name="P2" draw:layer="layout" svg:width="0.227cm" svg:height="0.25cm" svg:x="16.723cm" svg:y="7.81cm">
              <text:p/>
            </draw:rect>
          </draw:g>
          <draw:g>
            <draw:rect draw:style-name="gr1802" draw:text-style-name="P2" draw:layer="layout" svg:width="0.454cm" svg:height="0.5cm" svg:x="16.723cm" svg:y="8.25cm">
              <text:p/>
            </draw:rect>
            <draw:rect draw:style-name="gr1803" draw:text-style-name="P2" draw:layer="layout" svg:width="0.227cm" svg:height="0.25cm" svg:x="16.95cm" svg:y="8.25cm">
              <text:p/>
            </draw:rect>
            <draw:rect draw:style-name="gr1804" draw:text-style-name="P2" draw:layer="layout" svg:width="0.227cm" svg:height="0.25cm" svg:x="16.723cm" svg:y="8.5cm">
              <text:p/>
            </draw:rect>
          </draw:g>
          <draw:g>
            <draw:rect draw:style-name="gr1805" draw:text-style-name="P2" draw:layer="layout" svg:width="0.454cm" svg:height="0.5cm" svg:x="16.723cm" svg:y="8.94cm">
              <text:p/>
            </draw:rect>
            <draw:rect draw:style-name="gr1806" draw:text-style-name="P2" draw:layer="layout" svg:width="0.227cm" svg:height="0.25cm" svg:x="16.95cm" svg:y="8.94cm">
              <text:p/>
            </draw:rect>
            <draw:rect draw:style-name="gr1807" draw:text-style-name="P2" draw:layer="layout" svg:width="0.227cm" svg:height="0.25cm" svg:x="16.723cm" svg:y="9.19cm">
              <text:p/>
            </draw:rect>
          </draw:g>
          <draw:g>
            <draw:rect draw:style-name="gr1808" draw:text-style-name="P2" draw:layer="layout" svg:width="0.454cm" svg:height="0.5cm" svg:x="16.723cm" svg:y="9.63cm">
              <text:p/>
            </draw:rect>
            <draw:rect draw:style-name="gr1809" draw:text-style-name="P2" draw:layer="layout" svg:width="0.227cm" svg:height="0.25cm" svg:x="16.95cm" svg:y="9.63cm">
              <text:p/>
            </draw:rect>
            <draw:rect draw:style-name="gr1810" draw:text-style-name="P2" draw:layer="layout" svg:width="0.227cm" svg:height="0.25cm" svg:x="16.723cm" svg:y="9.88cm">
              <text:p/>
            </draw:rect>
          </draw:g>
          <draw:g>
            <draw:rect draw:style-name="gr1811" draw:text-style-name="P2" draw:layer="layout" svg:width="0.454cm" svg:height="0.5cm" svg:x="16.723cm" svg:y="10.32cm">
              <text:p/>
            </draw:rect>
            <draw:rect draw:style-name="gr1812" draw:text-style-name="P2" draw:layer="layout" svg:width="0.227cm" svg:height="0.25cm" svg:x="16.95cm" svg:y="10.32cm">
              <text:p/>
            </draw:rect>
            <draw:rect draw:style-name="gr1813" draw:text-style-name="P2" draw:layer="layout" svg:width="0.227cm" svg:height="0.25cm" svg:x="16.723cm" svg:y="10.57cm">
              <text:p/>
            </draw:rect>
          </draw:g>
          <draw:g>
            <draw:rect draw:style-name="gr1814" draw:text-style-name="P2" draw:layer="layout" svg:width="0.454cm" svg:height="0.5cm" svg:x="16.723cm" svg:y="11.01cm">
              <text:p/>
            </draw:rect>
            <draw:rect draw:style-name="gr1815" draw:text-style-name="P2" draw:layer="layout" svg:width="0.227cm" svg:height="0.25cm" svg:x="16.95cm" svg:y="11.01cm">
              <text:p/>
            </draw:rect>
            <draw:rect draw:style-name="gr1816" draw:text-style-name="P2" draw:layer="layout" svg:width="0.227cm" svg:height="0.25cm" svg:x="16.723cm" svg:y="11.26cm">
              <text:p/>
            </draw:rect>
          </draw:g>
          <draw:g>
            <draw:rect draw:style-name="gr1817" draw:text-style-name="P2" draw:layer="layout" svg:width="0.454cm" svg:height="0.5cm" svg:x="16.723cm" svg:y="11.7cm">
              <text:p/>
            </draw:rect>
            <draw:rect draw:style-name="gr1818" draw:text-style-name="P2" draw:layer="layout" svg:width="0.227cm" svg:height="0.25cm" svg:x="16.95cm" svg:y="11.7cm">
              <text:p/>
            </draw:rect>
            <draw:rect draw:style-name="gr1819" draw:text-style-name="P2" draw:layer="layout" svg:width="0.227cm" svg:height="0.25cm" svg:x="16.723cm" svg:y="11.95cm">
              <text:p/>
            </draw:rect>
          </draw:g>
          <draw:g>
            <draw:rect draw:style-name="gr1820" draw:text-style-name="P2" draw:layer="layout" svg:width="0.454cm" svg:height="0.5cm" svg:x="16.723cm" svg:y="12.39cm">
              <text:p/>
            </draw:rect>
            <draw:rect draw:style-name="gr1821" draw:text-style-name="P2" draw:layer="layout" svg:width="0.227cm" svg:height="0.25cm" svg:x="16.95cm" svg:y="12.39cm">
              <text:p/>
            </draw:rect>
            <draw:rect draw:style-name="gr1822" draw:text-style-name="P2" draw:layer="layout" svg:width="0.227cm" svg:height="0.25cm" svg:x="16.723cm" svg:y="12.64cm">
              <text:p/>
            </draw:rect>
          </draw:g>
          <draw:g>
            <draw:rect draw:style-name="gr1823" draw:text-style-name="P2" draw:layer="layout" svg:width="0.454cm" svg:height="0.5cm" svg:x="16.723cm" svg:y="13.08cm">
              <text:p/>
            </draw:rect>
            <draw:rect draw:style-name="gr1824" draw:text-style-name="P2" draw:layer="layout" svg:width="0.227cm" svg:height="0.25cm" svg:x="16.95cm" svg:y="13.08cm">
              <text:p/>
            </draw:rect>
            <draw:rect draw:style-name="gr1825" draw:text-style-name="P2" draw:layer="layout" svg:width="0.227cm" svg:height="0.25cm" svg:x="16.723cm" svg:y="13.33cm">
              <text:p/>
            </draw:rect>
          </draw:g>
          <draw:g>
            <draw:rect draw:style-name="gr1826" draw:text-style-name="P2" draw:layer="layout" svg:width="0.454cm" svg:height="0.5cm" svg:x="16.723cm" svg:y="13.77cm">
              <text:p/>
            </draw:rect>
            <draw:rect draw:style-name="gr1827" draw:text-style-name="P2" draw:layer="layout" svg:width="0.227cm" svg:height="0.25cm" svg:x="16.95cm" svg:y="13.77cm">
              <text:p/>
            </draw:rect>
            <draw:rect draw:style-name="gr1828" draw:text-style-name="P2" draw:layer="layout" svg:width="0.227cm" svg:height="0.25cm" svg:x="16.723cm" svg:y="14.02cm">
              <text:p/>
            </draw:rect>
          </draw:g>
          <draw:g>
            <draw:rect draw:style-name="gr1829" draw:text-style-name="P2" draw:layer="layout" svg:width="0.454cm" svg:height="0.5cm" svg:x="16.723cm" svg:y="14.46cm">
              <text:p/>
            </draw:rect>
            <draw:rect draw:style-name="gr1830" draw:text-style-name="P2" draw:layer="layout" svg:width="0.227cm" svg:height="0.25cm" svg:x="16.95cm" svg:y="14.46cm">
              <text:p/>
            </draw:rect>
            <draw:rect draw:style-name="gr1831" draw:text-style-name="P2" draw:layer="layout" svg:width="0.227cm" svg:height="0.25cm" svg:x="16.723cm" svg:y="14.71cm">
              <text:p/>
            </draw:rect>
          </draw:g>
          <draw:g>
            <draw:rect draw:style-name="gr1832" draw:text-style-name="P2" draw:layer="layout" svg:width="0.454cm" svg:height="0.5cm" svg:x="16.723cm" svg:y="15.15cm">
              <text:p/>
            </draw:rect>
            <draw:rect draw:style-name="gr1833" draw:text-style-name="P2" draw:layer="layout" svg:width="0.227cm" svg:height="0.25cm" svg:x="16.95cm" svg:y="15.15cm">
              <text:p/>
            </draw:rect>
            <draw:rect draw:style-name="gr1834" draw:text-style-name="P2" draw:layer="layout" svg:width="0.227cm" svg:height="0.25cm" svg:x="16.723cm" svg:y="15.4cm">
              <text:p/>
            </draw:rect>
          </draw:g>
          <draw:g>
            <draw:rect draw:style-name="gr1835" draw:text-style-name="P2" draw:layer="layout" svg:width="0.454cm" svg:height="0.5cm" svg:x="16.723cm" svg:y="15.84cm">
              <text:p/>
            </draw:rect>
            <draw:rect draw:style-name="gr1836" draw:text-style-name="P2" draw:layer="layout" svg:width="0.227cm" svg:height="0.25cm" svg:x="16.95cm" svg:y="15.84cm">
              <text:p/>
            </draw:rect>
            <draw:rect draw:style-name="gr1837" draw:text-style-name="P2" draw:layer="layout" svg:width="0.227cm" svg:height="0.25cm" svg:x="16.723cm" svg:y="16.09cm">
              <text:p/>
            </draw:rect>
          </draw:g>
          <draw:g>
            <draw:rect draw:style-name="gr1838" draw:text-style-name="P2" draw:layer="layout" svg:width="0.454cm" svg:height="0.5cm" svg:x="16.723cm" svg:y="16.53cm">
              <text:p/>
            </draw:rect>
            <draw:rect draw:style-name="gr1839" draw:text-style-name="P2" draw:layer="layout" svg:width="0.227cm" svg:height="0.25cm" svg:x="16.95cm" svg:y="16.53cm">
              <text:p/>
            </draw:rect>
            <draw:rect draw:style-name="gr1840" draw:text-style-name="P2" draw:layer="layout" svg:width="0.227cm" svg:height="0.25cm" svg:x="16.723cm" svg:y="16.78cm">
              <text:p/>
            </draw:rect>
          </draw:g>
          <draw:g>
            <draw:rect draw:style-name="gr1841" draw:text-style-name="P2" draw:layer="layout" svg:width="0.454cm" svg:height="0.5cm" svg:x="16.723cm" svg:y="17.22cm">
              <text:p/>
            </draw:rect>
            <draw:rect draw:style-name="gr1842" draw:text-style-name="P2" draw:layer="layout" svg:width="0.227cm" svg:height="0.25cm" svg:x="16.95cm" svg:y="17.22cm">
              <text:p/>
            </draw:rect>
            <draw:rect draw:style-name="gr1843" draw:text-style-name="P2" draw:layer="layout" svg:width="0.227cm" svg:height="0.25cm" svg:x="16.723cm" svg:y="17.47cm">
              <text:p/>
            </draw:rect>
          </draw:g>
          <draw:g>
            <draw:rect draw:style-name="gr1844" draw:text-style-name="P2" draw:layer="layout" svg:width="0.454cm" svg:height="0.5cm" svg:x="16.723cm" svg:y="17.91cm">
              <text:p/>
            </draw:rect>
            <draw:rect draw:style-name="gr1845" draw:text-style-name="P2" draw:layer="layout" svg:width="0.227cm" svg:height="0.25cm" svg:x="16.95cm" svg:y="17.91cm">
              <text:p/>
            </draw:rect>
            <draw:rect draw:style-name="gr1846" draw:text-style-name="P2" draw:layer="layout" svg:width="0.227cm" svg:height="0.25cm" svg:x="16.723cm" svg:y="18.16cm">
              <text:p/>
            </draw:rect>
          </draw:g>
          <draw:g>
            <draw:rect draw:style-name="gr1847" draw:text-style-name="P2" draw:layer="layout" svg:width="0.454cm" svg:height="0.5cm" svg:x="16.723cm" svg:y="18.6cm">
              <text:p/>
            </draw:rect>
            <draw:rect draw:style-name="gr1848" draw:text-style-name="P2" draw:layer="layout" svg:width="0.227cm" svg:height="0.25cm" svg:x="16.95cm" svg:y="18.6cm">
              <text:p/>
            </draw:rect>
            <draw:rect draw:style-name="gr1849" draw:text-style-name="P2" draw:layer="layout" svg:width="0.227cm" svg:height="0.25cm" svg:x="16.723cm" svg:y="18.85cm">
              <text:p/>
            </draw:rect>
          </draw:g>
          <draw:g>
            <draw:rect draw:style-name="gr1850" draw:text-style-name="P2" draw:layer="layout" svg:width="0.454cm" svg:height="0.5cm" svg:x="16.723cm" svg:y="19.29cm">
              <text:p/>
            </draw:rect>
            <draw:rect draw:style-name="gr1851" draw:text-style-name="P2" draw:layer="layout" svg:width="0.227cm" svg:height="0.25cm" svg:x="16.95cm" svg:y="19.29cm">
              <text:p/>
            </draw:rect>
            <draw:rect draw:style-name="gr1852" draw:text-style-name="P2" draw:layer="layout" svg:width="0.227cm" svg:height="0.25cm" svg:x="16.723cm" svg:y="19.54cm">
              <text:p/>
            </draw:rect>
          </draw:g>
          <draw:g>
            <draw:rect draw:style-name="gr1853" draw:text-style-name="P2" draw:layer="layout" svg:width="0.454cm" svg:height="0.5cm" svg:x="16.723cm" svg:y="19.98cm">
              <text:p/>
            </draw:rect>
            <draw:rect draw:style-name="gr1854" draw:text-style-name="P2" draw:layer="layout" svg:width="0.227cm" svg:height="0.25cm" svg:x="16.95cm" svg:y="19.98cm">
              <text:p/>
            </draw:rect>
            <draw:rect draw:style-name="gr1855" draw:text-style-name="P2" draw:layer="layout" svg:width="0.227cm" svg:height="0.25cm" svg:x="16.723cm" svg:y="20.23cm">
              <text:p/>
            </draw:rect>
          </draw:g>
          <draw:g>
            <draw:rect draw:style-name="gr1856" draw:text-style-name="P2" draw:layer="layout" svg:width="0.454cm" svg:height="0.5cm" svg:x="16.723cm" svg:y="20.67cm">
              <text:p/>
            </draw:rect>
            <draw:rect draw:style-name="gr1857" draw:text-style-name="P2" draw:layer="layout" svg:width="0.227cm" svg:height="0.25cm" svg:x="16.95cm" svg:y="20.67cm">
              <text:p/>
            </draw:rect>
            <draw:rect draw:style-name="gr1858" draw:text-style-name="P2" draw:layer="layout" svg:width="0.227cm" svg:height="0.25cm" svg:x="16.723cm" svg:y="20.92cm">
              <text:p/>
            </draw:rect>
          </draw:g>
          <draw:g>
            <draw:rect draw:style-name="gr1859" draw:text-style-name="P2" draw:layer="layout" svg:width="0.454cm" svg:height="0.5cm" svg:x="16.723cm" svg:y="21.36cm">
              <text:p/>
            </draw:rect>
            <draw:rect draw:style-name="gr1860" draw:text-style-name="P2" draw:layer="layout" svg:width="0.227cm" svg:height="0.25cm" svg:x="16.95cm" svg:y="21.36cm">
              <text:p/>
            </draw:rect>
            <draw:rect draw:style-name="gr1861" draw:text-style-name="P2" draw:layer="layout" svg:width="0.227cm" svg:height="0.25cm" svg:x="16.723cm" svg:y="21.61cm">
              <text:p/>
            </draw:rect>
          </draw:g>
          <draw:g>
            <draw:rect draw:style-name="gr1862" draw:text-style-name="P2" draw:layer="layout" svg:width="0.454cm" svg:height="0.5cm" svg:x="16.723cm" svg:y="22.05cm">
              <text:p/>
            </draw:rect>
            <draw:rect draw:style-name="gr1863" draw:text-style-name="P2" draw:layer="layout" svg:width="0.227cm" svg:height="0.25cm" svg:x="16.95cm" svg:y="22.05cm">
              <text:p/>
            </draw:rect>
            <draw:rect draw:style-name="gr1864" draw:text-style-name="P2" draw:layer="layout" svg:width="0.227cm" svg:height="0.25cm" svg:x="16.723cm" svg:y="22.3cm">
              <text:p/>
            </draw:rect>
          </draw:g>
          <draw:g>
            <draw:rect draw:style-name="gr1865" draw:text-style-name="P2" draw:layer="layout" svg:width="0.454cm" svg:height="0.5cm" svg:x="16.723cm" svg:y="22.74cm">
              <text:p/>
            </draw:rect>
            <draw:rect draw:style-name="gr1866" draw:text-style-name="P2" draw:layer="layout" svg:width="0.227cm" svg:height="0.25cm" svg:x="16.95cm" svg:y="22.74cm">
              <text:p/>
            </draw:rect>
            <draw:rect draw:style-name="gr1867" draw:text-style-name="P2" draw:layer="layout" svg:width="0.227cm" svg:height="0.25cm" svg:x="16.723cm" svg:y="22.99cm">
              <text:p/>
            </draw:rect>
          </draw:g>
          <draw:g>
            <draw:rect draw:style-name="gr1868" draw:text-style-name="P2" draw:layer="layout" svg:width="0.454cm" svg:height="0.5cm" svg:x="16.723cm" svg:y="23.43cm">
              <text:p/>
            </draw:rect>
            <draw:rect draw:style-name="gr1869" draw:text-style-name="P2" draw:layer="layout" svg:width="0.227cm" svg:height="0.25cm" svg:x="16.95cm" svg:y="23.43cm">
              <text:p/>
            </draw:rect>
            <draw:rect draw:style-name="gr1870" draw:text-style-name="P2" draw:layer="layout" svg:width="0.227cm" svg:height="0.25cm" svg:x="16.723cm" svg:y="23.68cm">
              <text:p/>
            </draw:rect>
          </draw:g>
          <draw:g>
            <draw:rect draw:style-name="gr1871" draw:text-style-name="P2" draw:layer="layout" svg:width="0.454cm" svg:height="0.5cm" svg:x="16.723cm" svg:y="24.12cm">
              <text:p/>
            </draw:rect>
            <draw:rect draw:style-name="gr1872" draw:text-style-name="P2" draw:layer="layout" svg:width="0.227cm" svg:height="0.25cm" svg:x="16.95cm" svg:y="24.12cm">
              <text:p/>
            </draw:rect>
            <draw:rect draw:style-name="gr1873" draw:text-style-name="P2" draw:layer="layout" svg:width="0.227cm" svg:height="0.25cm" svg:x="16.723cm" svg:y="24.37cm">
              <text:p/>
            </draw:rect>
          </draw:g>
          <draw:g>
            <draw:rect draw:style-name="gr1874" draw:text-style-name="P2" draw:layer="layout" svg:width="0.454cm" svg:height="0.5cm" svg:x="16.723cm" svg:y="24.81cm">
              <text:p/>
            </draw:rect>
            <draw:rect draw:style-name="gr1875" draw:text-style-name="P2" draw:layer="layout" svg:width="0.227cm" svg:height="0.25cm" svg:x="16.95cm" svg:y="24.81cm">
              <text:p/>
            </draw:rect>
            <draw:rect draw:style-name="gr1876" draw:text-style-name="P2" draw:layer="layout" svg:width="0.227cm" svg:height="0.25cm" svg:x="16.723cm" svg:y="25.06cm">
              <text:p/>
            </draw:rect>
          </draw:g>
          <draw:g>
            <draw:rect draw:style-name="gr1877" draw:text-style-name="P2" draw:layer="layout" svg:width="0.454cm" svg:height="0.5cm" svg:x="16.723cm" svg:y="25.5cm">
              <text:p/>
            </draw:rect>
            <draw:rect draw:style-name="gr1878" draw:text-style-name="P2" draw:layer="layout" svg:width="0.227cm" svg:height="0.25cm" svg:x="16.95cm" svg:y="25.5cm">
              <text:p/>
            </draw:rect>
            <draw:rect draw:style-name="gr1879" draw:text-style-name="P2" draw:layer="layout" svg:width="0.227cm" svg:height="0.25cm" svg:x="16.723cm" svg:y="25.75cm">
              <text:p/>
            </draw:rect>
          </draw:g>
          <draw:g>
            <draw:rect draw:style-name="gr1880" draw:text-style-name="P2" draw:layer="layout" svg:width="0.454cm" svg:height="0.5cm" svg:x="16.723cm" svg:y="26.19cm">
              <text:p/>
            </draw:rect>
            <draw:rect draw:style-name="gr1881" draw:text-style-name="P2" draw:layer="layout" svg:width="0.227cm" svg:height="0.25cm" svg:x="16.95cm" svg:y="26.19cm">
              <text:p/>
            </draw:rect>
            <draw:rect draw:style-name="gr1882" draw:text-style-name="P2" draw:layer="layout" svg:width="0.227cm" svg:height="0.25cm" svg:x="16.723cm" svg:y="26.44cm">
              <text:p/>
            </draw:rect>
          </draw:g>
          <draw:g>
            <draw:rect draw:style-name="gr1883" draw:text-style-name="P2" draw:layer="layout" svg:width="0.454cm" svg:height="0.5cm" svg:x="16.723cm" svg:y="26.88cm">
              <text:p/>
            </draw:rect>
            <draw:rect draw:style-name="gr1884" draw:text-style-name="P2" draw:layer="layout" svg:width="0.227cm" svg:height="0.25cm" svg:x="16.95cm" svg:y="26.88cm">
              <text:p/>
            </draw:rect>
            <draw:rect draw:style-name="gr1885" draw:text-style-name="P2" draw:layer="layout" svg:width="0.227cm" svg:height="0.25cm" svg:x="16.723cm" svg:y="27.13cm">
              <text:p/>
            </draw:rect>
          </draw:g>
          <draw:g>
            <draw:rect draw:style-name="gr1886" draw:text-style-name="P2" draw:layer="layout" svg:width="0.454cm" svg:height="0.5cm" svg:x="16.723cm" svg:y="27.57cm">
              <text:p/>
            </draw:rect>
            <draw:rect draw:style-name="gr1887" draw:text-style-name="P2" draw:layer="layout" svg:width="0.227cm" svg:height="0.25cm" svg:x="16.95cm" svg:y="27.57cm">
              <text:p/>
            </draw:rect>
            <draw:rect draw:style-name="gr1888" draw:text-style-name="P2" draw:layer="layout" svg:width="0.227cm" svg:height="0.25cm" svg:x="16.723cm" svg:y="27.82cm">
              <text:p/>
            </draw:rect>
          </draw:g>
        </draw:g>
        <draw:g>
          <draw:rect draw:style-name="gr1889" draw:text-style-name="P1" draw:layer="layout" svg:width="27.15cm" svg:height="1cm" draw:transform="rotate (-1.5707963267949) translate (18.456cm 1.15cm)">
            <text:p/>
          </draw:rect>
          <draw:g>
            <draw:rect draw:style-name="gr1890" draw:text-style-name="P2" draw:layer="layout" svg:width="0.454cm" svg:height="0.5cm" svg:x="17.729cm" svg:y="1.35cm">
              <text:p/>
            </draw:rect>
            <draw:rect draw:style-name="gr1891" draw:text-style-name="P2" draw:layer="layout" svg:width="0.227cm" svg:height="0.25cm" svg:x="17.956cm" svg:y="1.35cm">
              <text:p/>
            </draw:rect>
            <draw:rect draw:style-name="gr1892" draw:text-style-name="P2" draw:layer="layout" svg:width="0.227cm" svg:height="0.25cm" svg:x="17.729cm" svg:y="1.6cm">
              <text:p/>
            </draw:rect>
          </draw:g>
          <draw:g>
            <draw:rect draw:style-name="gr1893" draw:text-style-name="P2" draw:layer="layout" svg:width="0.454cm" svg:height="0.5cm" svg:x="17.729cm" svg:y="2.04cm">
              <text:p/>
            </draw:rect>
            <draw:rect draw:style-name="gr1894" draw:text-style-name="P2" draw:layer="layout" svg:width="0.227cm" svg:height="0.25cm" svg:x="17.956cm" svg:y="2.04cm">
              <text:p/>
            </draw:rect>
            <draw:rect draw:style-name="gr1895" draw:text-style-name="P2" draw:layer="layout" svg:width="0.227cm" svg:height="0.25cm" svg:x="17.729cm" svg:y="2.29cm">
              <text:p/>
            </draw:rect>
          </draw:g>
          <draw:g>
            <draw:rect draw:style-name="gr1896" draw:text-style-name="P2" draw:layer="layout" svg:width="0.454cm" svg:height="0.5cm" svg:x="17.729cm" svg:y="2.73cm">
              <text:p/>
            </draw:rect>
            <draw:rect draw:style-name="gr1897" draw:text-style-name="P2" draw:layer="layout" svg:width="0.227cm" svg:height="0.25cm" svg:x="17.956cm" svg:y="2.73cm">
              <text:p/>
            </draw:rect>
            <draw:rect draw:style-name="gr1898" draw:text-style-name="P2" draw:layer="layout" svg:width="0.227cm" svg:height="0.25cm" svg:x="17.729cm" svg:y="2.98cm">
              <text:p/>
            </draw:rect>
          </draw:g>
          <draw:g>
            <draw:rect draw:style-name="gr1899" draw:text-style-name="P2" draw:layer="layout" svg:width="0.454cm" svg:height="0.5cm" svg:x="17.729cm" svg:y="3.42cm">
              <text:p/>
            </draw:rect>
            <draw:rect draw:style-name="gr1900" draw:text-style-name="P2" draw:layer="layout" svg:width="0.227cm" svg:height="0.25cm" svg:x="17.956cm" svg:y="3.42cm">
              <text:p/>
            </draw:rect>
            <draw:rect draw:style-name="gr1901" draw:text-style-name="P2" draw:layer="layout" svg:width="0.227cm" svg:height="0.25cm" svg:x="17.729cm" svg:y="3.67cm">
              <text:p/>
            </draw:rect>
          </draw:g>
          <draw:g>
            <draw:rect draw:style-name="gr1902" draw:text-style-name="P2" draw:layer="layout" svg:width="0.454cm" svg:height="0.5cm" svg:x="17.729cm" svg:y="4.11cm">
              <text:p/>
            </draw:rect>
            <draw:rect draw:style-name="gr1903" draw:text-style-name="P2" draw:layer="layout" svg:width="0.227cm" svg:height="0.25cm" svg:x="17.956cm" svg:y="4.11cm">
              <text:p/>
            </draw:rect>
            <draw:rect draw:style-name="gr1904" draw:text-style-name="P2" draw:layer="layout" svg:width="0.227cm" svg:height="0.25cm" svg:x="17.729cm" svg:y="4.36cm">
              <text:p/>
            </draw:rect>
          </draw:g>
          <draw:g>
            <draw:rect draw:style-name="gr1905" draw:text-style-name="P2" draw:layer="layout" svg:width="0.454cm" svg:height="0.5cm" svg:x="17.729cm" svg:y="4.8cm">
              <text:p/>
            </draw:rect>
            <draw:rect draw:style-name="gr1906" draw:text-style-name="P2" draw:layer="layout" svg:width="0.227cm" svg:height="0.25cm" svg:x="17.956cm" svg:y="4.8cm">
              <text:p/>
            </draw:rect>
            <draw:rect draw:style-name="gr1907" draw:text-style-name="P2" draw:layer="layout" svg:width="0.227cm" svg:height="0.25cm" svg:x="17.729cm" svg:y="5.05cm">
              <text:p/>
            </draw:rect>
          </draw:g>
          <draw:g>
            <draw:rect draw:style-name="gr1908" draw:text-style-name="P2" draw:layer="layout" svg:width="0.454cm" svg:height="0.5cm" svg:x="17.729cm" svg:y="5.49cm">
              <text:p/>
            </draw:rect>
            <draw:rect draw:style-name="gr1909" draw:text-style-name="P2" draw:layer="layout" svg:width="0.227cm" svg:height="0.25cm" svg:x="17.956cm" svg:y="5.49cm">
              <text:p/>
            </draw:rect>
            <draw:rect draw:style-name="gr1910" draw:text-style-name="P2" draw:layer="layout" svg:width="0.227cm" svg:height="0.25cm" svg:x="17.729cm" svg:y="5.74cm">
              <text:p/>
            </draw:rect>
          </draw:g>
          <draw:g>
            <draw:rect draw:style-name="gr1911" draw:text-style-name="P2" draw:layer="layout" svg:width="0.454cm" svg:height="0.5cm" svg:x="17.729cm" svg:y="6.18cm">
              <text:p/>
            </draw:rect>
            <draw:rect draw:style-name="gr1912" draw:text-style-name="P2" draw:layer="layout" svg:width="0.227cm" svg:height="0.25cm" svg:x="17.956cm" svg:y="6.18cm">
              <text:p/>
            </draw:rect>
            <draw:rect draw:style-name="gr1913" draw:text-style-name="P2" draw:layer="layout" svg:width="0.227cm" svg:height="0.25cm" svg:x="17.729cm" svg:y="6.43cm">
              <text:p/>
            </draw:rect>
          </draw:g>
          <draw:g>
            <draw:rect draw:style-name="gr1914" draw:text-style-name="P2" draw:layer="layout" svg:width="0.454cm" svg:height="0.5cm" svg:x="17.729cm" svg:y="6.87cm">
              <text:p/>
            </draw:rect>
            <draw:rect draw:style-name="gr1915" draw:text-style-name="P2" draw:layer="layout" svg:width="0.227cm" svg:height="0.25cm" svg:x="17.956cm" svg:y="6.87cm">
              <text:p/>
            </draw:rect>
            <draw:rect draw:style-name="gr1916" draw:text-style-name="P2" draw:layer="layout" svg:width="0.227cm" svg:height="0.25cm" svg:x="17.729cm" svg:y="7.12cm">
              <text:p/>
            </draw:rect>
          </draw:g>
          <draw:g>
            <draw:rect draw:style-name="gr1917" draw:text-style-name="P2" draw:layer="layout" svg:width="0.454cm" svg:height="0.5cm" svg:x="17.729cm" svg:y="7.56cm">
              <text:p/>
            </draw:rect>
            <draw:rect draw:style-name="gr1918" draw:text-style-name="P2" draw:layer="layout" svg:width="0.227cm" svg:height="0.25cm" svg:x="17.956cm" svg:y="7.56cm">
              <text:p/>
            </draw:rect>
            <draw:rect draw:style-name="gr1919" draw:text-style-name="P2" draw:layer="layout" svg:width="0.227cm" svg:height="0.25cm" svg:x="17.729cm" svg:y="7.81cm">
              <text:p/>
            </draw:rect>
          </draw:g>
          <draw:g>
            <draw:rect draw:style-name="gr1920" draw:text-style-name="P2" draw:layer="layout" svg:width="0.454cm" svg:height="0.5cm" svg:x="17.729cm" svg:y="8.25cm">
              <text:p/>
            </draw:rect>
            <draw:rect draw:style-name="gr1921" draw:text-style-name="P2" draw:layer="layout" svg:width="0.227cm" svg:height="0.25cm" svg:x="17.956cm" svg:y="8.25cm">
              <text:p/>
            </draw:rect>
            <draw:rect draw:style-name="gr1922" draw:text-style-name="P2" draw:layer="layout" svg:width="0.227cm" svg:height="0.25cm" svg:x="17.729cm" svg:y="8.5cm">
              <text:p/>
            </draw:rect>
          </draw:g>
          <draw:g>
            <draw:rect draw:style-name="gr1923" draw:text-style-name="P2" draw:layer="layout" svg:width="0.454cm" svg:height="0.5cm" svg:x="17.729cm" svg:y="8.94cm">
              <text:p/>
            </draw:rect>
            <draw:rect draw:style-name="gr1924" draw:text-style-name="P2" draw:layer="layout" svg:width="0.227cm" svg:height="0.25cm" svg:x="17.956cm" svg:y="8.94cm">
              <text:p/>
            </draw:rect>
            <draw:rect draw:style-name="gr1925" draw:text-style-name="P2" draw:layer="layout" svg:width="0.227cm" svg:height="0.25cm" svg:x="17.729cm" svg:y="9.19cm">
              <text:p/>
            </draw:rect>
          </draw:g>
          <draw:g>
            <draw:rect draw:style-name="gr1926" draw:text-style-name="P2" draw:layer="layout" svg:width="0.454cm" svg:height="0.5cm" svg:x="17.729cm" svg:y="9.63cm">
              <text:p/>
            </draw:rect>
            <draw:rect draw:style-name="gr1927" draw:text-style-name="P2" draw:layer="layout" svg:width="0.227cm" svg:height="0.25cm" svg:x="17.956cm" svg:y="9.63cm">
              <text:p/>
            </draw:rect>
            <draw:rect draw:style-name="gr1928" draw:text-style-name="P2" draw:layer="layout" svg:width="0.227cm" svg:height="0.25cm" svg:x="17.729cm" svg:y="9.88cm">
              <text:p/>
            </draw:rect>
          </draw:g>
          <draw:g>
            <draw:rect draw:style-name="gr1929" draw:text-style-name="P2" draw:layer="layout" svg:width="0.454cm" svg:height="0.5cm" svg:x="17.729cm" svg:y="10.32cm">
              <text:p/>
            </draw:rect>
            <draw:rect draw:style-name="gr1930" draw:text-style-name="P2" draw:layer="layout" svg:width="0.227cm" svg:height="0.25cm" svg:x="17.956cm" svg:y="10.32cm">
              <text:p/>
            </draw:rect>
            <draw:rect draw:style-name="gr1931" draw:text-style-name="P2" draw:layer="layout" svg:width="0.227cm" svg:height="0.25cm" svg:x="17.729cm" svg:y="10.57cm">
              <text:p/>
            </draw:rect>
          </draw:g>
          <draw:g>
            <draw:rect draw:style-name="gr1932" draw:text-style-name="P2" draw:layer="layout" svg:width="0.454cm" svg:height="0.5cm" svg:x="17.729cm" svg:y="11.01cm">
              <text:p/>
            </draw:rect>
            <draw:rect draw:style-name="gr1933" draw:text-style-name="P2" draw:layer="layout" svg:width="0.227cm" svg:height="0.25cm" svg:x="17.956cm" svg:y="11.01cm">
              <text:p/>
            </draw:rect>
            <draw:rect draw:style-name="gr1934" draw:text-style-name="P2" draw:layer="layout" svg:width="0.227cm" svg:height="0.25cm" svg:x="17.729cm" svg:y="11.26cm">
              <text:p/>
            </draw:rect>
          </draw:g>
          <draw:g>
            <draw:rect draw:style-name="gr1935" draw:text-style-name="P2" draw:layer="layout" svg:width="0.454cm" svg:height="0.5cm" svg:x="17.729cm" svg:y="11.7cm">
              <text:p/>
            </draw:rect>
            <draw:rect draw:style-name="gr1936" draw:text-style-name="P2" draw:layer="layout" svg:width="0.227cm" svg:height="0.25cm" svg:x="17.956cm" svg:y="11.7cm">
              <text:p/>
            </draw:rect>
            <draw:rect draw:style-name="gr1937" draw:text-style-name="P2" draw:layer="layout" svg:width="0.227cm" svg:height="0.25cm" svg:x="17.729cm" svg:y="11.95cm">
              <text:p/>
            </draw:rect>
          </draw:g>
          <draw:g>
            <draw:rect draw:style-name="gr1938" draw:text-style-name="P2" draw:layer="layout" svg:width="0.454cm" svg:height="0.5cm" svg:x="17.729cm" svg:y="12.39cm">
              <text:p/>
            </draw:rect>
            <draw:rect draw:style-name="gr1939" draw:text-style-name="P2" draw:layer="layout" svg:width="0.227cm" svg:height="0.25cm" svg:x="17.956cm" svg:y="12.39cm">
              <text:p/>
            </draw:rect>
            <draw:rect draw:style-name="gr1940" draw:text-style-name="P2" draw:layer="layout" svg:width="0.227cm" svg:height="0.25cm" svg:x="17.729cm" svg:y="12.64cm">
              <text:p/>
            </draw:rect>
          </draw:g>
          <draw:g>
            <draw:rect draw:style-name="gr1941" draw:text-style-name="P2" draw:layer="layout" svg:width="0.454cm" svg:height="0.5cm" svg:x="17.729cm" svg:y="13.08cm">
              <text:p/>
            </draw:rect>
            <draw:rect draw:style-name="gr1942" draw:text-style-name="P2" draw:layer="layout" svg:width="0.227cm" svg:height="0.25cm" svg:x="17.956cm" svg:y="13.08cm">
              <text:p/>
            </draw:rect>
            <draw:rect draw:style-name="gr1943" draw:text-style-name="P2" draw:layer="layout" svg:width="0.227cm" svg:height="0.25cm" svg:x="17.729cm" svg:y="13.33cm">
              <text:p/>
            </draw:rect>
          </draw:g>
          <draw:g>
            <draw:rect draw:style-name="gr1944" draw:text-style-name="P2" draw:layer="layout" svg:width="0.454cm" svg:height="0.5cm" svg:x="17.729cm" svg:y="13.77cm">
              <text:p/>
            </draw:rect>
            <draw:rect draw:style-name="gr1945" draw:text-style-name="P2" draw:layer="layout" svg:width="0.227cm" svg:height="0.25cm" svg:x="17.956cm" svg:y="13.77cm">
              <text:p/>
            </draw:rect>
            <draw:rect draw:style-name="gr1946" draw:text-style-name="P2" draw:layer="layout" svg:width="0.227cm" svg:height="0.25cm" svg:x="17.729cm" svg:y="14.02cm">
              <text:p/>
            </draw:rect>
          </draw:g>
          <draw:g>
            <draw:rect draw:style-name="gr1947" draw:text-style-name="P2" draw:layer="layout" svg:width="0.454cm" svg:height="0.5cm" svg:x="17.729cm" svg:y="14.46cm">
              <text:p/>
            </draw:rect>
            <draw:rect draw:style-name="gr1948" draw:text-style-name="P2" draw:layer="layout" svg:width="0.227cm" svg:height="0.25cm" svg:x="17.956cm" svg:y="14.46cm">
              <text:p/>
            </draw:rect>
            <draw:rect draw:style-name="gr1949" draw:text-style-name="P2" draw:layer="layout" svg:width="0.227cm" svg:height="0.25cm" svg:x="17.729cm" svg:y="14.71cm">
              <text:p/>
            </draw:rect>
          </draw:g>
          <draw:g>
            <draw:rect draw:style-name="gr1950" draw:text-style-name="P2" draw:layer="layout" svg:width="0.454cm" svg:height="0.5cm" svg:x="17.729cm" svg:y="15.15cm">
              <text:p/>
            </draw:rect>
            <draw:rect draw:style-name="gr1951" draw:text-style-name="P2" draw:layer="layout" svg:width="0.227cm" svg:height="0.25cm" svg:x="17.956cm" svg:y="15.15cm">
              <text:p/>
            </draw:rect>
            <draw:rect draw:style-name="gr1952" draw:text-style-name="P2" draw:layer="layout" svg:width="0.227cm" svg:height="0.25cm" svg:x="17.729cm" svg:y="15.4cm">
              <text:p/>
            </draw:rect>
          </draw:g>
          <draw:g>
            <draw:rect draw:style-name="gr1953" draw:text-style-name="P2" draw:layer="layout" svg:width="0.454cm" svg:height="0.5cm" svg:x="17.729cm" svg:y="15.84cm">
              <text:p/>
            </draw:rect>
            <draw:rect draw:style-name="gr1954" draw:text-style-name="P2" draw:layer="layout" svg:width="0.227cm" svg:height="0.25cm" svg:x="17.956cm" svg:y="15.84cm">
              <text:p/>
            </draw:rect>
            <draw:rect draw:style-name="gr1955" draw:text-style-name="P2" draw:layer="layout" svg:width="0.227cm" svg:height="0.25cm" svg:x="17.729cm" svg:y="16.09cm">
              <text:p/>
            </draw:rect>
          </draw:g>
          <draw:g>
            <draw:rect draw:style-name="gr1956" draw:text-style-name="P2" draw:layer="layout" svg:width="0.454cm" svg:height="0.5cm" svg:x="17.729cm" svg:y="16.53cm">
              <text:p/>
            </draw:rect>
            <draw:rect draw:style-name="gr1957" draw:text-style-name="P2" draw:layer="layout" svg:width="0.227cm" svg:height="0.25cm" svg:x="17.956cm" svg:y="16.53cm">
              <text:p/>
            </draw:rect>
            <draw:rect draw:style-name="gr1958" draw:text-style-name="P2" draw:layer="layout" svg:width="0.227cm" svg:height="0.25cm" svg:x="17.729cm" svg:y="16.78cm">
              <text:p/>
            </draw:rect>
          </draw:g>
          <draw:g>
            <draw:rect draw:style-name="gr1959" draw:text-style-name="P2" draw:layer="layout" svg:width="0.454cm" svg:height="0.5cm" svg:x="17.729cm" svg:y="17.22cm">
              <text:p/>
            </draw:rect>
            <draw:rect draw:style-name="gr1960" draw:text-style-name="P2" draw:layer="layout" svg:width="0.227cm" svg:height="0.25cm" svg:x="17.956cm" svg:y="17.22cm">
              <text:p/>
            </draw:rect>
            <draw:rect draw:style-name="gr1961" draw:text-style-name="P2" draw:layer="layout" svg:width="0.227cm" svg:height="0.25cm" svg:x="17.729cm" svg:y="17.47cm">
              <text:p/>
            </draw:rect>
          </draw:g>
          <draw:g>
            <draw:rect draw:style-name="gr1962" draw:text-style-name="P2" draw:layer="layout" svg:width="0.454cm" svg:height="0.5cm" svg:x="17.729cm" svg:y="17.91cm">
              <text:p/>
            </draw:rect>
            <draw:rect draw:style-name="gr1963" draw:text-style-name="P2" draw:layer="layout" svg:width="0.227cm" svg:height="0.25cm" svg:x="17.956cm" svg:y="17.91cm">
              <text:p/>
            </draw:rect>
            <draw:rect draw:style-name="gr1964" draw:text-style-name="P2" draw:layer="layout" svg:width="0.227cm" svg:height="0.25cm" svg:x="17.729cm" svg:y="18.16cm">
              <text:p/>
            </draw:rect>
          </draw:g>
          <draw:g>
            <draw:rect draw:style-name="gr1965" draw:text-style-name="P2" draw:layer="layout" svg:width="0.454cm" svg:height="0.5cm" svg:x="17.729cm" svg:y="18.6cm">
              <text:p/>
            </draw:rect>
            <draw:rect draw:style-name="gr1966" draw:text-style-name="P2" draw:layer="layout" svg:width="0.227cm" svg:height="0.25cm" svg:x="17.956cm" svg:y="18.6cm">
              <text:p/>
            </draw:rect>
            <draw:rect draw:style-name="gr1967" draw:text-style-name="P2" draw:layer="layout" svg:width="0.227cm" svg:height="0.25cm" svg:x="17.729cm" svg:y="18.85cm">
              <text:p/>
            </draw:rect>
          </draw:g>
          <draw:g>
            <draw:rect draw:style-name="gr1968" draw:text-style-name="P2" draw:layer="layout" svg:width="0.454cm" svg:height="0.5cm" svg:x="17.729cm" svg:y="19.29cm">
              <text:p/>
            </draw:rect>
            <draw:rect draw:style-name="gr1969" draw:text-style-name="P2" draw:layer="layout" svg:width="0.227cm" svg:height="0.25cm" svg:x="17.956cm" svg:y="19.29cm">
              <text:p/>
            </draw:rect>
            <draw:rect draw:style-name="gr1970" draw:text-style-name="P2" draw:layer="layout" svg:width="0.227cm" svg:height="0.25cm" svg:x="17.729cm" svg:y="19.54cm">
              <text:p/>
            </draw:rect>
          </draw:g>
          <draw:g>
            <draw:rect draw:style-name="gr1971" draw:text-style-name="P2" draw:layer="layout" svg:width="0.454cm" svg:height="0.5cm" svg:x="17.729cm" svg:y="19.98cm">
              <text:p/>
            </draw:rect>
            <draw:rect draw:style-name="gr1972" draw:text-style-name="P2" draw:layer="layout" svg:width="0.227cm" svg:height="0.25cm" svg:x="17.956cm" svg:y="19.98cm">
              <text:p/>
            </draw:rect>
            <draw:rect draw:style-name="gr1973" draw:text-style-name="P2" draw:layer="layout" svg:width="0.227cm" svg:height="0.25cm" svg:x="17.729cm" svg:y="20.23cm">
              <text:p/>
            </draw:rect>
          </draw:g>
          <draw:g>
            <draw:rect draw:style-name="gr1974" draw:text-style-name="P2" draw:layer="layout" svg:width="0.454cm" svg:height="0.5cm" svg:x="17.729cm" svg:y="20.67cm">
              <text:p/>
            </draw:rect>
            <draw:rect draw:style-name="gr1975" draw:text-style-name="P2" draw:layer="layout" svg:width="0.227cm" svg:height="0.25cm" svg:x="17.956cm" svg:y="20.67cm">
              <text:p/>
            </draw:rect>
            <draw:rect draw:style-name="gr1976" draw:text-style-name="P2" draw:layer="layout" svg:width="0.227cm" svg:height="0.25cm" svg:x="17.729cm" svg:y="20.92cm">
              <text:p/>
            </draw:rect>
          </draw:g>
          <draw:g>
            <draw:rect draw:style-name="gr1977" draw:text-style-name="P2" draw:layer="layout" svg:width="0.454cm" svg:height="0.5cm" svg:x="17.729cm" svg:y="21.36cm">
              <text:p/>
            </draw:rect>
            <draw:rect draw:style-name="gr1978" draw:text-style-name="P2" draw:layer="layout" svg:width="0.227cm" svg:height="0.25cm" svg:x="17.956cm" svg:y="21.36cm">
              <text:p/>
            </draw:rect>
            <draw:rect draw:style-name="gr1979" draw:text-style-name="P2" draw:layer="layout" svg:width="0.227cm" svg:height="0.25cm" svg:x="17.729cm" svg:y="21.61cm">
              <text:p/>
            </draw:rect>
          </draw:g>
          <draw:g>
            <draw:rect draw:style-name="gr1980" draw:text-style-name="P2" draw:layer="layout" svg:width="0.454cm" svg:height="0.5cm" svg:x="17.729cm" svg:y="22.05cm">
              <text:p/>
            </draw:rect>
            <draw:rect draw:style-name="gr1981" draw:text-style-name="P2" draw:layer="layout" svg:width="0.227cm" svg:height="0.25cm" svg:x="17.956cm" svg:y="22.05cm">
              <text:p/>
            </draw:rect>
            <draw:rect draw:style-name="gr1982" draw:text-style-name="P2" draw:layer="layout" svg:width="0.227cm" svg:height="0.25cm" svg:x="17.729cm" svg:y="22.3cm">
              <text:p/>
            </draw:rect>
          </draw:g>
          <draw:g>
            <draw:rect draw:style-name="gr1983" draw:text-style-name="P2" draw:layer="layout" svg:width="0.454cm" svg:height="0.5cm" svg:x="17.729cm" svg:y="22.74cm">
              <text:p/>
            </draw:rect>
            <draw:rect draw:style-name="gr1984" draw:text-style-name="P2" draw:layer="layout" svg:width="0.227cm" svg:height="0.25cm" svg:x="17.956cm" svg:y="22.74cm">
              <text:p/>
            </draw:rect>
            <draw:rect draw:style-name="gr1985" draw:text-style-name="P2" draw:layer="layout" svg:width="0.227cm" svg:height="0.25cm" svg:x="17.729cm" svg:y="22.99cm">
              <text:p/>
            </draw:rect>
          </draw:g>
          <draw:g>
            <draw:rect draw:style-name="gr1986" draw:text-style-name="P2" draw:layer="layout" svg:width="0.454cm" svg:height="0.5cm" svg:x="17.729cm" svg:y="23.43cm">
              <text:p/>
            </draw:rect>
            <draw:rect draw:style-name="gr1987" draw:text-style-name="P2" draw:layer="layout" svg:width="0.227cm" svg:height="0.25cm" svg:x="17.956cm" svg:y="23.43cm">
              <text:p/>
            </draw:rect>
            <draw:rect draw:style-name="gr1988" draw:text-style-name="P2" draw:layer="layout" svg:width="0.227cm" svg:height="0.25cm" svg:x="17.729cm" svg:y="23.68cm">
              <text:p/>
            </draw:rect>
          </draw:g>
          <draw:g>
            <draw:rect draw:style-name="gr1989" draw:text-style-name="P2" draw:layer="layout" svg:width="0.454cm" svg:height="0.5cm" svg:x="17.729cm" svg:y="24.12cm">
              <text:p/>
            </draw:rect>
            <draw:rect draw:style-name="gr1990" draw:text-style-name="P2" draw:layer="layout" svg:width="0.227cm" svg:height="0.25cm" svg:x="17.956cm" svg:y="24.12cm">
              <text:p/>
            </draw:rect>
            <draw:rect draw:style-name="gr1991" draw:text-style-name="P2" draw:layer="layout" svg:width="0.227cm" svg:height="0.25cm" svg:x="17.729cm" svg:y="24.37cm">
              <text:p/>
            </draw:rect>
          </draw:g>
          <draw:g>
            <draw:rect draw:style-name="gr1992" draw:text-style-name="P2" draw:layer="layout" svg:width="0.454cm" svg:height="0.5cm" svg:x="17.729cm" svg:y="24.81cm">
              <text:p/>
            </draw:rect>
            <draw:rect draw:style-name="gr1993" draw:text-style-name="P2" draw:layer="layout" svg:width="0.227cm" svg:height="0.25cm" svg:x="17.956cm" svg:y="24.81cm">
              <text:p/>
            </draw:rect>
            <draw:rect draw:style-name="gr1994" draw:text-style-name="P2" draw:layer="layout" svg:width="0.227cm" svg:height="0.25cm" svg:x="17.729cm" svg:y="25.06cm">
              <text:p/>
            </draw:rect>
          </draw:g>
          <draw:g>
            <draw:rect draw:style-name="gr1995" draw:text-style-name="P2" draw:layer="layout" svg:width="0.454cm" svg:height="0.5cm" svg:x="17.729cm" svg:y="25.5cm">
              <text:p/>
            </draw:rect>
            <draw:rect draw:style-name="gr1996" draw:text-style-name="P2" draw:layer="layout" svg:width="0.227cm" svg:height="0.25cm" svg:x="17.956cm" svg:y="25.5cm">
              <text:p/>
            </draw:rect>
            <draw:rect draw:style-name="gr1997" draw:text-style-name="P2" draw:layer="layout" svg:width="0.227cm" svg:height="0.25cm" svg:x="17.729cm" svg:y="25.75cm">
              <text:p/>
            </draw:rect>
          </draw:g>
          <draw:g>
            <draw:rect draw:style-name="gr1998" draw:text-style-name="P2" draw:layer="layout" svg:width="0.454cm" svg:height="0.5cm" svg:x="17.729cm" svg:y="26.19cm">
              <text:p/>
            </draw:rect>
            <draw:rect draw:style-name="gr1999" draw:text-style-name="P2" draw:layer="layout" svg:width="0.227cm" svg:height="0.25cm" svg:x="17.956cm" svg:y="26.19cm">
              <text:p/>
            </draw:rect>
            <draw:rect draw:style-name="gr2000" draw:text-style-name="P2" draw:layer="layout" svg:width="0.227cm" svg:height="0.25cm" svg:x="17.729cm" svg:y="26.44cm">
              <text:p/>
            </draw:rect>
          </draw:g>
          <draw:g>
            <draw:rect draw:style-name="gr2001" draw:text-style-name="P2" draw:layer="layout" svg:width="0.454cm" svg:height="0.5cm" svg:x="17.729cm" svg:y="26.88cm">
              <text:p/>
            </draw:rect>
            <draw:rect draw:style-name="gr2002" draw:text-style-name="P2" draw:layer="layout" svg:width="0.227cm" svg:height="0.25cm" svg:x="17.956cm" svg:y="26.88cm">
              <text:p/>
            </draw:rect>
            <draw:rect draw:style-name="gr2003" draw:text-style-name="P2" draw:layer="layout" svg:width="0.227cm" svg:height="0.25cm" svg:x="17.729cm" svg:y="27.13cm">
              <text:p/>
            </draw:rect>
          </draw:g>
          <draw:g>
            <draw:rect draw:style-name="gr2004" draw:text-style-name="P2" draw:layer="layout" svg:width="0.454cm" svg:height="0.5cm" svg:x="17.729cm" svg:y="27.57cm">
              <text:p/>
            </draw:rect>
            <draw:rect draw:style-name="gr2005" draw:text-style-name="P2" draw:layer="layout" svg:width="0.227cm" svg:height="0.25cm" svg:x="17.956cm" svg:y="27.57cm">
              <text:p/>
            </draw:rect>
            <draw:rect draw:style-name="gr2006" draw:text-style-name="P2" draw:layer="layout" svg:width="0.227cm" svg:height="0.25cm" svg:x="17.729cm" svg:y="27.82cm">
              <text:p/>
            </draw:rect>
          </draw:g>
        </draw:g>
        <draw:g>
          <draw:rect draw:style-name="gr2007" draw:text-style-name="P1" draw:layer="layout" svg:width="27.15cm" svg:height="1cm" draw:transform="rotate (-1.5707963267949) translate (19.462cm 1.15cm)">
            <text:p/>
          </draw:rect>
          <draw:g>
            <draw:rect draw:style-name="gr2008" draw:text-style-name="P2" draw:layer="layout" svg:width="0.454cm" svg:height="0.5cm" svg:x="18.735cm" svg:y="1.35cm">
              <text:p/>
            </draw:rect>
            <draw:rect draw:style-name="gr2009" draw:text-style-name="P2" draw:layer="layout" svg:width="0.227cm" svg:height="0.25cm" svg:x="18.962cm" svg:y="1.35cm">
              <text:p/>
            </draw:rect>
            <draw:rect draw:style-name="gr2010" draw:text-style-name="P2" draw:layer="layout" svg:width="0.227cm" svg:height="0.25cm" svg:x="18.735cm" svg:y="1.6cm">
              <text:p/>
            </draw:rect>
          </draw:g>
          <draw:g>
            <draw:rect draw:style-name="gr2011" draw:text-style-name="P2" draw:layer="layout" svg:width="0.454cm" svg:height="0.5cm" svg:x="18.735cm" svg:y="2.04cm">
              <text:p/>
            </draw:rect>
            <draw:rect draw:style-name="gr2012" draw:text-style-name="P2" draw:layer="layout" svg:width="0.227cm" svg:height="0.25cm" svg:x="18.962cm" svg:y="2.04cm">
              <text:p/>
            </draw:rect>
            <draw:rect draw:style-name="gr2013" draw:text-style-name="P2" draw:layer="layout" svg:width="0.227cm" svg:height="0.25cm" svg:x="18.735cm" svg:y="2.29cm">
              <text:p/>
            </draw:rect>
          </draw:g>
          <draw:g>
            <draw:rect draw:style-name="gr2014" draw:text-style-name="P2" draw:layer="layout" svg:width="0.454cm" svg:height="0.5cm" svg:x="18.735cm" svg:y="2.73cm">
              <text:p/>
            </draw:rect>
            <draw:rect draw:style-name="gr2015" draw:text-style-name="P2" draw:layer="layout" svg:width="0.227cm" svg:height="0.25cm" svg:x="18.962cm" svg:y="2.73cm">
              <text:p/>
            </draw:rect>
            <draw:rect draw:style-name="gr2016" draw:text-style-name="P2" draw:layer="layout" svg:width="0.227cm" svg:height="0.25cm" svg:x="18.735cm" svg:y="2.98cm">
              <text:p/>
            </draw:rect>
          </draw:g>
          <draw:g>
            <draw:rect draw:style-name="gr2017" draw:text-style-name="P2" draw:layer="layout" svg:width="0.454cm" svg:height="0.5cm" svg:x="18.735cm" svg:y="3.42cm">
              <text:p/>
            </draw:rect>
            <draw:rect draw:style-name="gr2018" draw:text-style-name="P2" draw:layer="layout" svg:width="0.227cm" svg:height="0.25cm" svg:x="18.962cm" svg:y="3.42cm">
              <text:p/>
            </draw:rect>
            <draw:rect draw:style-name="gr2019" draw:text-style-name="P2" draw:layer="layout" svg:width="0.227cm" svg:height="0.25cm" svg:x="18.735cm" svg:y="3.67cm">
              <text:p/>
            </draw:rect>
          </draw:g>
          <draw:g>
            <draw:rect draw:style-name="gr2020" draw:text-style-name="P2" draw:layer="layout" svg:width="0.454cm" svg:height="0.5cm" svg:x="18.735cm" svg:y="4.11cm">
              <text:p/>
            </draw:rect>
            <draw:rect draw:style-name="gr2021" draw:text-style-name="P2" draw:layer="layout" svg:width="0.227cm" svg:height="0.25cm" svg:x="18.962cm" svg:y="4.11cm">
              <text:p/>
            </draw:rect>
            <draw:rect draw:style-name="gr2022" draw:text-style-name="P2" draw:layer="layout" svg:width="0.227cm" svg:height="0.25cm" svg:x="18.735cm" svg:y="4.36cm">
              <text:p/>
            </draw:rect>
          </draw:g>
          <draw:g>
            <draw:rect draw:style-name="gr2023" draw:text-style-name="P2" draw:layer="layout" svg:width="0.454cm" svg:height="0.5cm" svg:x="18.735cm" svg:y="4.8cm">
              <text:p/>
            </draw:rect>
            <draw:rect draw:style-name="gr2024" draw:text-style-name="P2" draw:layer="layout" svg:width="0.227cm" svg:height="0.25cm" svg:x="18.962cm" svg:y="4.8cm">
              <text:p/>
            </draw:rect>
            <draw:rect draw:style-name="gr2025" draw:text-style-name="P2" draw:layer="layout" svg:width="0.227cm" svg:height="0.25cm" svg:x="18.735cm" svg:y="5.05cm">
              <text:p/>
            </draw:rect>
          </draw:g>
          <draw:g>
            <draw:rect draw:style-name="gr2026" draw:text-style-name="P2" draw:layer="layout" svg:width="0.454cm" svg:height="0.5cm" svg:x="18.735cm" svg:y="5.49cm">
              <text:p/>
            </draw:rect>
            <draw:rect draw:style-name="gr2027" draw:text-style-name="P2" draw:layer="layout" svg:width="0.227cm" svg:height="0.25cm" svg:x="18.962cm" svg:y="5.49cm">
              <text:p/>
            </draw:rect>
            <draw:rect draw:style-name="gr2028" draw:text-style-name="P2" draw:layer="layout" svg:width="0.227cm" svg:height="0.25cm" svg:x="18.735cm" svg:y="5.74cm">
              <text:p/>
            </draw:rect>
          </draw:g>
          <draw:g>
            <draw:rect draw:style-name="gr2029" draw:text-style-name="P2" draw:layer="layout" svg:width="0.454cm" svg:height="0.5cm" svg:x="18.735cm" svg:y="6.18cm">
              <text:p/>
            </draw:rect>
            <draw:rect draw:style-name="gr2030" draw:text-style-name="P2" draw:layer="layout" svg:width="0.227cm" svg:height="0.25cm" svg:x="18.962cm" svg:y="6.18cm">
              <text:p/>
            </draw:rect>
            <draw:rect draw:style-name="gr2031" draw:text-style-name="P2" draw:layer="layout" svg:width="0.227cm" svg:height="0.25cm" svg:x="18.735cm" svg:y="6.43cm">
              <text:p/>
            </draw:rect>
          </draw:g>
          <draw:g>
            <draw:rect draw:style-name="gr2032" draw:text-style-name="P2" draw:layer="layout" svg:width="0.454cm" svg:height="0.5cm" svg:x="18.735cm" svg:y="6.87cm">
              <text:p/>
            </draw:rect>
            <draw:rect draw:style-name="gr2033" draw:text-style-name="P2" draw:layer="layout" svg:width="0.227cm" svg:height="0.25cm" svg:x="18.962cm" svg:y="6.87cm">
              <text:p/>
            </draw:rect>
            <draw:rect draw:style-name="gr2034" draw:text-style-name="P2" draw:layer="layout" svg:width="0.227cm" svg:height="0.25cm" svg:x="18.735cm" svg:y="7.12cm">
              <text:p/>
            </draw:rect>
          </draw:g>
          <draw:g>
            <draw:rect draw:style-name="gr2035" draw:text-style-name="P2" draw:layer="layout" svg:width="0.454cm" svg:height="0.5cm" svg:x="18.735cm" svg:y="7.56cm">
              <text:p/>
            </draw:rect>
            <draw:rect draw:style-name="gr2036" draw:text-style-name="P2" draw:layer="layout" svg:width="0.227cm" svg:height="0.25cm" svg:x="18.962cm" svg:y="7.56cm">
              <text:p/>
            </draw:rect>
            <draw:rect draw:style-name="gr2037" draw:text-style-name="P2" draw:layer="layout" svg:width="0.227cm" svg:height="0.25cm" svg:x="18.735cm" svg:y="7.81cm">
              <text:p/>
            </draw:rect>
          </draw:g>
          <draw:g>
            <draw:rect draw:style-name="gr2038" draw:text-style-name="P2" draw:layer="layout" svg:width="0.454cm" svg:height="0.5cm" svg:x="18.735cm" svg:y="8.25cm">
              <text:p/>
            </draw:rect>
            <draw:rect draw:style-name="gr2039" draw:text-style-name="P2" draw:layer="layout" svg:width="0.227cm" svg:height="0.25cm" svg:x="18.962cm" svg:y="8.25cm">
              <text:p/>
            </draw:rect>
            <draw:rect draw:style-name="gr2040" draw:text-style-name="P2" draw:layer="layout" svg:width="0.227cm" svg:height="0.25cm" svg:x="18.735cm" svg:y="8.5cm">
              <text:p/>
            </draw:rect>
          </draw:g>
          <draw:g>
            <draw:rect draw:style-name="gr2041" draw:text-style-name="P2" draw:layer="layout" svg:width="0.454cm" svg:height="0.5cm" svg:x="18.735cm" svg:y="8.94cm">
              <text:p/>
            </draw:rect>
            <draw:rect draw:style-name="gr2042" draw:text-style-name="P2" draw:layer="layout" svg:width="0.227cm" svg:height="0.25cm" svg:x="18.962cm" svg:y="8.94cm">
              <text:p/>
            </draw:rect>
            <draw:rect draw:style-name="gr2043" draw:text-style-name="P2" draw:layer="layout" svg:width="0.227cm" svg:height="0.25cm" svg:x="18.735cm" svg:y="9.19cm">
              <text:p/>
            </draw:rect>
          </draw:g>
          <draw:g>
            <draw:rect draw:style-name="gr2044" draw:text-style-name="P2" draw:layer="layout" svg:width="0.454cm" svg:height="0.5cm" svg:x="18.735cm" svg:y="9.63cm">
              <text:p/>
            </draw:rect>
            <draw:rect draw:style-name="gr2045" draw:text-style-name="P2" draw:layer="layout" svg:width="0.227cm" svg:height="0.25cm" svg:x="18.962cm" svg:y="9.63cm">
              <text:p/>
            </draw:rect>
            <draw:rect draw:style-name="gr2046" draw:text-style-name="P2" draw:layer="layout" svg:width="0.227cm" svg:height="0.25cm" svg:x="18.735cm" svg:y="9.88cm">
              <text:p/>
            </draw:rect>
          </draw:g>
          <draw:g>
            <draw:rect draw:style-name="gr2047" draw:text-style-name="P2" draw:layer="layout" svg:width="0.454cm" svg:height="0.5cm" svg:x="18.735cm" svg:y="10.32cm">
              <text:p/>
            </draw:rect>
            <draw:rect draw:style-name="gr2048" draw:text-style-name="P2" draw:layer="layout" svg:width="0.227cm" svg:height="0.25cm" svg:x="18.962cm" svg:y="10.32cm">
              <text:p/>
            </draw:rect>
            <draw:rect draw:style-name="gr2049" draw:text-style-name="P2" draw:layer="layout" svg:width="0.227cm" svg:height="0.25cm" svg:x="18.735cm" svg:y="10.57cm">
              <text:p/>
            </draw:rect>
          </draw:g>
          <draw:g>
            <draw:rect draw:style-name="gr2050" draw:text-style-name="P2" draw:layer="layout" svg:width="0.454cm" svg:height="0.5cm" svg:x="18.735cm" svg:y="11.01cm">
              <text:p/>
            </draw:rect>
            <draw:rect draw:style-name="gr2051" draw:text-style-name="P2" draw:layer="layout" svg:width="0.227cm" svg:height="0.25cm" svg:x="18.962cm" svg:y="11.01cm">
              <text:p/>
            </draw:rect>
            <draw:rect draw:style-name="gr2052" draw:text-style-name="P2" draw:layer="layout" svg:width="0.227cm" svg:height="0.25cm" svg:x="18.735cm" svg:y="11.26cm">
              <text:p/>
            </draw:rect>
          </draw:g>
          <draw:g>
            <draw:rect draw:style-name="gr2053" draw:text-style-name="P2" draw:layer="layout" svg:width="0.454cm" svg:height="0.5cm" svg:x="18.735cm" svg:y="11.7cm">
              <text:p/>
            </draw:rect>
            <draw:rect draw:style-name="gr2054" draw:text-style-name="P2" draw:layer="layout" svg:width="0.227cm" svg:height="0.25cm" svg:x="18.962cm" svg:y="11.7cm">
              <text:p/>
            </draw:rect>
            <draw:rect draw:style-name="gr2055" draw:text-style-name="P2" draw:layer="layout" svg:width="0.227cm" svg:height="0.25cm" svg:x="18.735cm" svg:y="11.95cm">
              <text:p/>
            </draw:rect>
          </draw:g>
          <draw:g>
            <draw:rect draw:style-name="gr2056" draw:text-style-name="P2" draw:layer="layout" svg:width="0.454cm" svg:height="0.5cm" svg:x="18.735cm" svg:y="12.39cm">
              <text:p/>
            </draw:rect>
            <draw:rect draw:style-name="gr2057" draw:text-style-name="P2" draw:layer="layout" svg:width="0.227cm" svg:height="0.25cm" svg:x="18.962cm" svg:y="12.39cm">
              <text:p/>
            </draw:rect>
            <draw:rect draw:style-name="gr2058" draw:text-style-name="P2" draw:layer="layout" svg:width="0.227cm" svg:height="0.25cm" svg:x="18.735cm" svg:y="12.64cm">
              <text:p/>
            </draw:rect>
          </draw:g>
          <draw:g>
            <draw:rect draw:style-name="gr2059" draw:text-style-name="P2" draw:layer="layout" svg:width="0.454cm" svg:height="0.5cm" svg:x="18.735cm" svg:y="13.08cm">
              <text:p/>
            </draw:rect>
            <draw:rect draw:style-name="gr2060" draw:text-style-name="P2" draw:layer="layout" svg:width="0.227cm" svg:height="0.25cm" svg:x="18.962cm" svg:y="13.08cm">
              <text:p/>
            </draw:rect>
            <draw:rect draw:style-name="gr2061" draw:text-style-name="P2" draw:layer="layout" svg:width="0.227cm" svg:height="0.25cm" svg:x="18.735cm" svg:y="13.33cm">
              <text:p/>
            </draw:rect>
          </draw:g>
          <draw:g>
            <draw:rect draw:style-name="gr2062" draw:text-style-name="P2" draw:layer="layout" svg:width="0.454cm" svg:height="0.5cm" svg:x="18.735cm" svg:y="13.77cm">
              <text:p/>
            </draw:rect>
            <draw:rect draw:style-name="gr2063" draw:text-style-name="P2" draw:layer="layout" svg:width="0.227cm" svg:height="0.25cm" svg:x="18.962cm" svg:y="13.77cm">
              <text:p/>
            </draw:rect>
            <draw:rect draw:style-name="gr2064" draw:text-style-name="P2" draw:layer="layout" svg:width="0.227cm" svg:height="0.25cm" svg:x="18.735cm" svg:y="14.02cm">
              <text:p/>
            </draw:rect>
          </draw:g>
          <draw:g>
            <draw:rect draw:style-name="gr2065" draw:text-style-name="P2" draw:layer="layout" svg:width="0.454cm" svg:height="0.5cm" svg:x="18.735cm" svg:y="14.46cm">
              <text:p/>
            </draw:rect>
            <draw:rect draw:style-name="gr2066" draw:text-style-name="P2" draw:layer="layout" svg:width="0.227cm" svg:height="0.25cm" svg:x="18.962cm" svg:y="14.46cm">
              <text:p/>
            </draw:rect>
            <draw:rect draw:style-name="gr2067" draw:text-style-name="P2" draw:layer="layout" svg:width="0.227cm" svg:height="0.25cm" svg:x="18.735cm" svg:y="14.71cm">
              <text:p/>
            </draw:rect>
          </draw:g>
          <draw:g>
            <draw:rect draw:style-name="gr2068" draw:text-style-name="P2" draw:layer="layout" svg:width="0.454cm" svg:height="0.5cm" svg:x="18.735cm" svg:y="15.15cm">
              <text:p/>
            </draw:rect>
            <draw:rect draw:style-name="gr2069" draw:text-style-name="P2" draw:layer="layout" svg:width="0.227cm" svg:height="0.25cm" svg:x="18.962cm" svg:y="15.15cm">
              <text:p/>
            </draw:rect>
            <draw:rect draw:style-name="gr2070" draw:text-style-name="P2" draw:layer="layout" svg:width="0.227cm" svg:height="0.25cm" svg:x="18.735cm" svg:y="15.4cm">
              <text:p/>
            </draw:rect>
          </draw:g>
          <draw:g>
            <draw:rect draw:style-name="gr2071" draw:text-style-name="P2" draw:layer="layout" svg:width="0.454cm" svg:height="0.5cm" svg:x="18.735cm" svg:y="15.84cm">
              <text:p/>
            </draw:rect>
            <draw:rect draw:style-name="gr2072" draw:text-style-name="P2" draw:layer="layout" svg:width="0.227cm" svg:height="0.25cm" svg:x="18.962cm" svg:y="15.84cm">
              <text:p/>
            </draw:rect>
            <draw:rect draw:style-name="gr2073" draw:text-style-name="P2" draw:layer="layout" svg:width="0.227cm" svg:height="0.25cm" svg:x="18.735cm" svg:y="16.09cm">
              <text:p/>
            </draw:rect>
          </draw:g>
          <draw:g>
            <draw:rect draw:style-name="gr2074" draw:text-style-name="P2" draw:layer="layout" svg:width="0.454cm" svg:height="0.5cm" svg:x="18.735cm" svg:y="16.53cm">
              <text:p/>
            </draw:rect>
            <draw:rect draw:style-name="gr2075" draw:text-style-name="P2" draw:layer="layout" svg:width="0.227cm" svg:height="0.25cm" svg:x="18.962cm" svg:y="16.53cm">
              <text:p/>
            </draw:rect>
            <draw:rect draw:style-name="gr2076" draw:text-style-name="P2" draw:layer="layout" svg:width="0.227cm" svg:height="0.25cm" svg:x="18.735cm" svg:y="16.78cm">
              <text:p/>
            </draw:rect>
          </draw:g>
          <draw:g>
            <draw:rect draw:style-name="gr2077" draw:text-style-name="P2" draw:layer="layout" svg:width="0.454cm" svg:height="0.5cm" svg:x="18.735cm" svg:y="17.22cm">
              <text:p/>
            </draw:rect>
            <draw:rect draw:style-name="gr2078" draw:text-style-name="P2" draw:layer="layout" svg:width="0.227cm" svg:height="0.25cm" svg:x="18.962cm" svg:y="17.22cm">
              <text:p/>
            </draw:rect>
            <draw:rect draw:style-name="gr2079" draw:text-style-name="P2" draw:layer="layout" svg:width="0.227cm" svg:height="0.25cm" svg:x="18.735cm" svg:y="17.47cm">
              <text:p/>
            </draw:rect>
          </draw:g>
          <draw:g>
            <draw:rect draw:style-name="gr2080" draw:text-style-name="P2" draw:layer="layout" svg:width="0.454cm" svg:height="0.5cm" svg:x="18.735cm" svg:y="17.91cm">
              <text:p/>
            </draw:rect>
            <draw:rect draw:style-name="gr2081" draw:text-style-name="P2" draw:layer="layout" svg:width="0.227cm" svg:height="0.25cm" svg:x="18.962cm" svg:y="17.91cm">
              <text:p/>
            </draw:rect>
            <draw:rect draw:style-name="gr2082" draw:text-style-name="P2" draw:layer="layout" svg:width="0.227cm" svg:height="0.25cm" svg:x="18.735cm" svg:y="18.16cm">
              <text:p/>
            </draw:rect>
          </draw:g>
          <draw:g>
            <draw:rect draw:style-name="gr2083" draw:text-style-name="P2" draw:layer="layout" svg:width="0.454cm" svg:height="0.5cm" svg:x="18.735cm" svg:y="18.6cm">
              <text:p/>
            </draw:rect>
            <draw:rect draw:style-name="gr2084" draw:text-style-name="P2" draw:layer="layout" svg:width="0.227cm" svg:height="0.25cm" svg:x="18.962cm" svg:y="18.6cm">
              <text:p/>
            </draw:rect>
            <draw:rect draw:style-name="gr2085" draw:text-style-name="P2" draw:layer="layout" svg:width="0.227cm" svg:height="0.25cm" svg:x="18.735cm" svg:y="18.85cm">
              <text:p/>
            </draw:rect>
          </draw:g>
          <draw:g>
            <draw:rect draw:style-name="gr2086" draw:text-style-name="P2" draw:layer="layout" svg:width="0.454cm" svg:height="0.5cm" svg:x="18.735cm" svg:y="19.29cm">
              <text:p/>
            </draw:rect>
            <draw:rect draw:style-name="gr2087" draw:text-style-name="P2" draw:layer="layout" svg:width="0.227cm" svg:height="0.25cm" svg:x="18.962cm" svg:y="19.29cm">
              <text:p/>
            </draw:rect>
            <draw:rect draw:style-name="gr2088" draw:text-style-name="P2" draw:layer="layout" svg:width="0.227cm" svg:height="0.25cm" svg:x="18.735cm" svg:y="19.54cm">
              <text:p/>
            </draw:rect>
          </draw:g>
          <draw:g>
            <draw:rect draw:style-name="gr2089" draw:text-style-name="P2" draw:layer="layout" svg:width="0.454cm" svg:height="0.5cm" svg:x="18.735cm" svg:y="19.98cm">
              <text:p/>
            </draw:rect>
            <draw:rect draw:style-name="gr2090" draw:text-style-name="P2" draw:layer="layout" svg:width="0.227cm" svg:height="0.25cm" svg:x="18.962cm" svg:y="19.98cm">
              <text:p/>
            </draw:rect>
            <draw:rect draw:style-name="gr2091" draw:text-style-name="P2" draw:layer="layout" svg:width="0.227cm" svg:height="0.25cm" svg:x="18.735cm" svg:y="20.23cm">
              <text:p/>
            </draw:rect>
          </draw:g>
          <draw:g>
            <draw:rect draw:style-name="gr2092" draw:text-style-name="P2" draw:layer="layout" svg:width="0.454cm" svg:height="0.5cm" svg:x="18.735cm" svg:y="20.67cm">
              <text:p/>
            </draw:rect>
            <draw:rect draw:style-name="gr2093" draw:text-style-name="P2" draw:layer="layout" svg:width="0.227cm" svg:height="0.25cm" svg:x="18.962cm" svg:y="20.67cm">
              <text:p/>
            </draw:rect>
            <draw:rect draw:style-name="gr2094" draw:text-style-name="P2" draw:layer="layout" svg:width="0.227cm" svg:height="0.25cm" svg:x="18.735cm" svg:y="20.92cm">
              <text:p/>
            </draw:rect>
          </draw:g>
          <draw:g>
            <draw:rect draw:style-name="gr2095" draw:text-style-name="P2" draw:layer="layout" svg:width="0.454cm" svg:height="0.5cm" svg:x="18.735cm" svg:y="21.36cm">
              <text:p/>
            </draw:rect>
            <draw:rect draw:style-name="gr2096" draw:text-style-name="P2" draw:layer="layout" svg:width="0.227cm" svg:height="0.25cm" svg:x="18.962cm" svg:y="21.36cm">
              <text:p/>
            </draw:rect>
            <draw:rect draw:style-name="gr2097" draw:text-style-name="P2" draw:layer="layout" svg:width="0.227cm" svg:height="0.25cm" svg:x="18.735cm" svg:y="21.61cm">
              <text:p/>
            </draw:rect>
          </draw:g>
          <draw:g>
            <draw:rect draw:style-name="gr2098" draw:text-style-name="P2" draw:layer="layout" svg:width="0.454cm" svg:height="0.5cm" svg:x="18.735cm" svg:y="22.05cm">
              <text:p/>
            </draw:rect>
            <draw:rect draw:style-name="gr2099" draw:text-style-name="P2" draw:layer="layout" svg:width="0.227cm" svg:height="0.25cm" svg:x="18.962cm" svg:y="22.05cm">
              <text:p/>
            </draw:rect>
            <draw:rect draw:style-name="gr2100" draw:text-style-name="P2" draw:layer="layout" svg:width="0.227cm" svg:height="0.25cm" svg:x="18.735cm" svg:y="22.3cm">
              <text:p/>
            </draw:rect>
          </draw:g>
          <draw:g>
            <draw:rect draw:style-name="gr2101" draw:text-style-name="P2" draw:layer="layout" svg:width="0.454cm" svg:height="0.5cm" svg:x="18.735cm" svg:y="22.74cm">
              <text:p/>
            </draw:rect>
            <draw:rect draw:style-name="gr2102" draw:text-style-name="P2" draw:layer="layout" svg:width="0.227cm" svg:height="0.25cm" svg:x="18.962cm" svg:y="22.74cm">
              <text:p/>
            </draw:rect>
            <draw:rect draw:style-name="gr2103" draw:text-style-name="P2" draw:layer="layout" svg:width="0.227cm" svg:height="0.25cm" svg:x="18.735cm" svg:y="22.99cm">
              <text:p/>
            </draw:rect>
          </draw:g>
          <draw:g>
            <draw:rect draw:style-name="gr2104" draw:text-style-name="P2" draw:layer="layout" svg:width="0.454cm" svg:height="0.5cm" svg:x="18.735cm" svg:y="23.43cm">
              <text:p/>
            </draw:rect>
            <draw:rect draw:style-name="gr2105" draw:text-style-name="P2" draw:layer="layout" svg:width="0.227cm" svg:height="0.25cm" svg:x="18.962cm" svg:y="23.43cm">
              <text:p/>
            </draw:rect>
            <draw:rect draw:style-name="gr2106" draw:text-style-name="P2" draw:layer="layout" svg:width="0.227cm" svg:height="0.25cm" svg:x="18.735cm" svg:y="23.68cm">
              <text:p/>
            </draw:rect>
          </draw:g>
          <draw:g>
            <draw:rect draw:style-name="gr2107" draw:text-style-name="P2" draw:layer="layout" svg:width="0.454cm" svg:height="0.5cm" svg:x="18.735cm" svg:y="24.12cm">
              <text:p/>
            </draw:rect>
            <draw:rect draw:style-name="gr2108" draw:text-style-name="P2" draw:layer="layout" svg:width="0.227cm" svg:height="0.25cm" svg:x="18.962cm" svg:y="24.12cm">
              <text:p/>
            </draw:rect>
            <draw:rect draw:style-name="gr2109" draw:text-style-name="P2" draw:layer="layout" svg:width="0.227cm" svg:height="0.25cm" svg:x="18.735cm" svg:y="24.37cm">
              <text:p/>
            </draw:rect>
          </draw:g>
          <draw:g>
            <draw:rect draw:style-name="gr2110" draw:text-style-name="P2" draw:layer="layout" svg:width="0.454cm" svg:height="0.5cm" svg:x="18.735cm" svg:y="24.81cm">
              <text:p/>
            </draw:rect>
            <draw:rect draw:style-name="gr2111" draw:text-style-name="P2" draw:layer="layout" svg:width="0.227cm" svg:height="0.25cm" svg:x="18.962cm" svg:y="24.81cm">
              <text:p/>
            </draw:rect>
            <draw:rect draw:style-name="gr2112" draw:text-style-name="P2" draw:layer="layout" svg:width="0.227cm" svg:height="0.25cm" svg:x="18.735cm" svg:y="25.06cm">
              <text:p/>
            </draw:rect>
          </draw:g>
          <draw:g>
            <draw:rect draw:style-name="gr2113" draw:text-style-name="P2" draw:layer="layout" svg:width="0.454cm" svg:height="0.5cm" svg:x="18.735cm" svg:y="25.5cm">
              <text:p/>
            </draw:rect>
            <draw:rect draw:style-name="gr2114" draw:text-style-name="P2" draw:layer="layout" svg:width="0.227cm" svg:height="0.25cm" svg:x="18.962cm" svg:y="25.5cm">
              <text:p/>
            </draw:rect>
            <draw:rect draw:style-name="gr2115" draw:text-style-name="P2" draw:layer="layout" svg:width="0.227cm" svg:height="0.25cm" svg:x="18.735cm" svg:y="25.75cm">
              <text:p/>
            </draw:rect>
          </draw:g>
          <draw:g>
            <draw:rect draw:style-name="gr2116" draw:text-style-name="P2" draw:layer="layout" svg:width="0.454cm" svg:height="0.5cm" svg:x="18.735cm" svg:y="26.19cm">
              <text:p/>
            </draw:rect>
            <draw:rect draw:style-name="gr2117" draw:text-style-name="P2" draw:layer="layout" svg:width="0.227cm" svg:height="0.25cm" svg:x="18.962cm" svg:y="26.19cm">
              <text:p/>
            </draw:rect>
            <draw:rect draw:style-name="gr2118" draw:text-style-name="P2" draw:layer="layout" svg:width="0.227cm" svg:height="0.25cm" svg:x="18.735cm" svg:y="26.44cm">
              <text:p/>
            </draw:rect>
          </draw:g>
          <draw:g>
            <draw:rect draw:style-name="gr2119" draw:text-style-name="P2" draw:layer="layout" svg:width="0.454cm" svg:height="0.5cm" svg:x="18.735cm" svg:y="26.88cm">
              <text:p/>
            </draw:rect>
            <draw:rect draw:style-name="gr2120" draw:text-style-name="P2" draw:layer="layout" svg:width="0.227cm" svg:height="0.25cm" svg:x="18.962cm" svg:y="26.88cm">
              <text:p/>
            </draw:rect>
            <draw:rect draw:style-name="gr2121" draw:text-style-name="P2" draw:layer="layout" svg:width="0.227cm" svg:height="0.25cm" svg:x="18.735cm" svg:y="27.13cm">
              <text:p/>
            </draw:rect>
          </draw:g>
          <draw:g>
            <draw:rect draw:style-name="gr2122" draw:text-style-name="P2" draw:layer="layout" svg:width="0.454cm" svg:height="0.5cm" svg:x="18.735cm" svg:y="27.57cm">
              <text:p/>
            </draw:rect>
            <draw:rect draw:style-name="gr2123" draw:text-style-name="P2" draw:layer="layout" svg:width="0.227cm" svg:height="0.25cm" svg:x="18.962cm" svg:y="27.57cm">
              <text:p/>
            </draw:rect>
            <draw:rect draw:style-name="gr2124" draw:text-style-name="P2" draw:layer="layout" svg:width="0.227cm" svg:height="0.25cm" svg:x="18.735cm" svg:y="27.82cm">
              <text:p/>
            </draw:rect>
          </draw:g>
        </draw:g>
        <draw:frame draw:style-name="gr2125" draw:text-style-name="P3" draw:layer="layout" svg:width="4.12cm" svg:height="0.73cm" svg:x="0.93cm" svg:y="28.26cm">
          <draw:text-box>
            <text:p><text:span text:style-name="T1">144PPM 10MM</text:span></text:p>
          </draw:text-box>
        </draw:frame>
        <draw:frame draw:style-name="gr2125" draw:text-style-name="P3" draw:layer="layout" svg:width="4.12cm" svg:height="0.73cm" svg:x="6.93cm" svg:y="28.26cm">
          <draw:text-box>
            <text:p><text:span text:style-name="T1">144PPM 10MM</text:span></text:p>
          </draw:text-box>
        </draw:frame>
        <draw:frame draw:style-name="gr2125" draw:text-style-name="P3" draw:layer="layout" svg:width="4.12cm" svg:height="0.73cm" svg:x="12.93cm" svg:y="28.26cm">
          <draw:text-box>
            <text:p><text:span text:style-name="T1">144PPM 1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4:09:35.36</meta:creation-date>
    <dc:date>2019-01-22T13:35:10.534000000</dc:date>
    <meta:editing-duration>PT53M31S</meta:editing-duration>
    <meta:editing-cycles>17</meta:editing-cycles>
    <meta:generator>LibreOffice/6.1.3.2$Windows_X86_64 LibreOffice_project/86daf60bf00efa86ad547e59e09d6bb77c699acb</meta:generator>
    <meta:document-statistic meta:object-count="2847"/>
  </office:meta>
</office:document-meta>
</file>